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style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4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"/>
  <manifest:file-entry manifest:full-path="ObjectReplacements/Object 8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3" manifest:media-type="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" manifest:media-type=""/>
  <manifest:file-entry manifest:full-path="ObjectReplacements/Object 82" manifest:media-type="application/x-openoffice-gdimetafile;windows_formatname=&quot;GDIMetaFile&quot;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et" fo:country="EE"/>
    </style:style>
    <style:style style:name="P3" style:family="paragraph" style:parent-style-name="Text_20_body">
      <style:paragraph-properties fo:text-align="start" style:justify-single-word="false"/>
      <style:text-properties fo:language="et" fo:country="EE" fo:font-weight="bold" officeooo:rsid="001e91f5" officeooo:paragraph-rsid="01eae50a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language="et" fo:country="EE" fo:font-weight="bold" officeooo:rsid="001e91f5" officeooo:paragraph-rsid="01d48403" style:font-weight-asian="bold" style:font-weight-complex="bold"/>
    </style:style>
    <style:style style:name="P5" style:family="paragraph" style:parent-style-name="Text_20_body">
      <style:text-properties fo:language="et" fo:country="EE" fo:font-weight="bold" officeooo:rsid="001e91f5" officeooo:paragraph-rsid="01da9f41" style:font-weight-asian="bold" style:font-name-complex="Times New Roman4" style:font-weight-complex="bold"/>
    </style:style>
    <style:style style:name="P6" style:family="paragraph" style:parent-style-name="Text_20_body">
      <style:paragraph-properties fo:text-align="start" style:justify-single-word="false"/>
      <style:text-properties fo:language="et" fo:country="EE" officeooo:paragraph-rsid="01da9f41"/>
    </style:style>
    <style:style style:name="P7" style:family="paragraph" style:parent-style-name="Text_20_body">
      <style:paragraph-properties fo:text-align="start" style:justify-single-word="false"/>
      <style:text-properties fo:language="et" fo:country="EE" officeooo:paragraph-rsid="00ffc8ff"/>
    </style:style>
    <style:style style:name="P8" style:family="paragraph" style:parent-style-name="Text_20_body">
      <style:text-properties fo:language="et" fo:country="EE" officeooo:paragraph-rsid="01eae50a"/>
    </style:style>
    <style:style style:name="P9" style:family="paragraph" style:parent-style-name="Text_20_body">
      <style:text-properties fo:language="et" fo:country="EE" officeooo:rsid="01e0048b" officeooo:paragraph-rsid="01e0048b"/>
    </style:style>
    <style:style style:name="P10" style:family="paragraph" style:parent-style-name="Text_20_body">
      <style:paragraph-properties fo:line-height="100%"/>
      <style:text-properties fo:language="et" fo:country="EE" officeooo:paragraph-rsid="01db1546"/>
    </style:style>
    <style:style style:name="P11" style:family="paragraph" style:parent-style-name="Text_20_body">
      <style:paragraph-properties fo:line-height="100%"/>
      <style:text-properties fo:language="et" fo:country="EE" officeooo:paragraph-rsid="02048c42"/>
    </style:style>
    <style:style style:name="P12" style:family="paragraph" style:parent-style-name="Text_20_body">
      <style:text-properties fo:language="et" fo:country="EE" officeooo:paragraph-rsid="01db1546"/>
    </style:style>
    <style:style style:name="P13" style:family="paragraph" style:parent-style-name="Text_20_body">
      <style:text-properties fo:language="et" fo:country="EE" fo:background-color="#ffff00"/>
    </style:style>
    <style:style style:name="P14" style:family="paragraph" style:parent-style-name="Text_20_body">
      <style:text-properties fo:language="et" fo:country="EE" officeooo:rsid="01f105e8" officeooo:paragraph-rsid="01f105e8" fo:background-color="#ffff00"/>
    </style:style>
    <style:style style:name="P15" style:family="paragraph" style:parent-style-name="Text_20_body">
      <style:text-properties fo:language="et" fo:country="EE" officeooo:rsid="01f3d8d7" officeooo:paragraph-rsid="01f3d8d7" fo:background-color="#ffff00"/>
    </style:style>
    <style:style style:name="P16" style:family="paragraph" style:parent-style-name="Text_20_body">
      <style:text-properties fo:language="et" fo:country="EE" officeooo:rsid="01debe07" officeooo:paragraph-rsid="01df9297"/>
    </style:style>
    <style:style style:name="P17" style:family="paragraph" style:parent-style-name="Text_20_body">
      <style:text-properties fo:language="et" fo:country="EE" officeooo:paragraph-rsid="01d48403"/>
    </style:style>
    <style:style style:name="P18" style:family="paragraph" style:parent-style-name="Text_20_body">
      <style:text-properties fo:language="et" fo:country="EE" officeooo:paragraph-rsid="01da9f41"/>
    </style:style>
    <style:style style:name="P19" style:family="paragraph" style:parent-style-name="Text_20_body">
      <style:text-properties style:font-name="Times New Roman2" fo:language="et" fo:country="EE" style:font-name-complex="Times New Roman4"/>
    </style:style>
    <style:style style:name="P20" style:family="paragraph" style:parent-style-name="Text_20_body">
      <style:text-properties style:font-name="Times New Roman2" fo:language="et" fo:country="EE" officeooo:rsid="00330738" officeooo:paragraph-rsid="00330738" style:font-name-complex="Times New Roman4"/>
    </style:style>
    <style:style style:name="P21" style:family="paragraph" style:parent-style-name="Text_20_body">
      <style:text-properties style:font-name="Times New Roman2" fo:language="et" fo:country="EE" fo:font-weight="normal" officeooo:rsid="00389e78" officeooo:paragraph-rsid="01db1546" style:font-weight-asian="normal" style:font-weight-complex="normal"/>
    </style:style>
    <style:style style:name="P22" style:family="paragraph" style:parent-style-name="Text_20_body">
      <style:text-properties style:font-name="Times New Roman2" fo:language="et" fo:country="EE" fo:font-weight="normal" officeooo:rsid="0011943f" officeooo:paragraph-rsid="01db1546" style:font-weight-asian="normal" style:font-weight-complex="normal"/>
    </style:style>
    <style:style style:name="P23" style:family="paragraph" style:parent-style-name="Text_20_body">
      <style:paragraph-properties fo:line-height="100%"/>
      <style:text-properties style:font-name="Times New Roman2" fo:language="et" fo:country="EE" fo:font-weight="normal" officeooo:rsid="003fd8b1" officeooo:paragraph-rsid="01db1546" style:font-weight-asian="normal" style:font-weight-complex="normal"/>
    </style:style>
    <style:style style:name="P24" style:family="paragraph" style:parent-style-name="Text_20_body">
      <style:paragraph-properties fo:line-height="100%"/>
      <style:text-properties style:font-name="Times New Roman2" fo:language="et" fo:country="EE" fo:font-weight="normal" officeooo:rsid="003fd8b1" officeooo:paragraph-rsid="01db1546" style:font-name-asian="Times New Roman3" style:font-weight-asian="normal" style:font-name-complex="Times New Roman3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2" fo:font-size="11pt" fo:language="et" fo:country="EE" fo:font-style="normal" fo:font-weight="normal" officeooo:rsid="000decca" officeooo:paragraph-rsid="000e301f" style:font-size-asian="11pt" style:font-style-asian="normal" style:font-weight-asian="normal" style:font-name-complex="Times New Roman4"/>
    </style:style>
    <style:style style:name="P26" style:family="paragraph" style:parent-style-name="Text_20_body">
      <style:text-properties style:font-name="Times New Roman2" fo:font-size="12pt" fo:language="et" fo:country="EE" fo:font-style="italic" fo:font-weight="bold" officeooo:rsid="01da9f41" fo:background-color="#ffff00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P27" style:family="paragraph" style:parent-style-name="Text_20_body">
      <style:text-properties fo:color="#000000" style:font-name="Times New Roman2" fo:font-size="16pt" fo:language="et" fo:country="EE" fo:font-weight="bold" officeooo:rsid="01debe07" officeooo:paragraph-rsid="01f3d8d7" style:font-size-asian="16pt" style:font-weight-asian="bold" style:font-name-complex="Times New Roman4" style:font-size-complex="16pt" style:font-weight-complex="bold"/>
    </style:style>
    <style:style style:name="P28" style:family="paragraph" style:parent-style-name="Text_20_body">
      <style:text-properties fo:color="#000000" style:font-name="Times New Roman2" fo:font-size="12pt" fo:language="et" fo:country="EE" fo:font-weight="normal" officeooo:rsid="01cb6136" officeooo:paragraph-rsid="01cfd7a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fo:language="et" fo:country="EE" fo:font-weight="normal" officeooo:rsid="01cb6136" officeooo:paragraph-rsid="01ccd146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1pt" fo:language="et" fo:country="EE" fo:font-weight="bold" officeooo:rsid="001e91f5" officeooo:paragraph-rsid="01eae50a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language="et" fo:country="EE" fo:font-weight="bold" officeooo:rsid="001e91f5" officeooo:paragraph-rsid="01eae50a" style:font-size-asian="10.5pt" style:font-weight-asian="bold" style:font-size-complex="12pt" style:font-weight-complex="bold"/>
    </style:style>
    <style:style style:name="P32" style:family="paragraph" style:parent-style-name="Text_20_body">
      <style:paragraph-properties fo:line-height="100%"/>
      <style:text-properties style:font-name="Times New Roman3" fo:language="et" fo:country="EE" fo:font-weight="normal" officeooo:rsid="003fd8b1" officeooo:paragraph-rsid="01db1546" style:font-name-asian="Times New Roman3" style:font-weight-asian="normal" style:font-name-complex="Times New Roman3" style:font-weight-complex="normal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Times New Roman3" fo:language="et" fo:country="EE" fo:font-weight="normal" officeooo:rsid="003fd8b1" officeooo:paragraph-rsid="01db1546" style:font-weight-asian="normal" style:font-weight-complex="normal"/>
    </style:style>
    <style:style style:name="P34" style:family="paragraph" style:parent-style-name="Text_20_body">
      <style:paragraph-properties fo:line-height="100%"/>
      <style:text-properties style:text-position="0% 100%" style:font-name="Times New Roman2" fo:font-size="11pt" fo:language="et" fo:country="EE" fo:font-style="normal" fo:font-weight="normal" officeooo:rsid="000decca" officeooo:paragraph-rsid="01db1546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P35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paragraph-rsid="0000df5b" style:font-size-asian="14pt" style:font-name-complex="Times New Roman4" style:font-size-complex="14pt"/>
    </style:style>
    <style:style style:name="P36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paragraph-rsid="0000df5b" style:font-size-asian="14pt" style:font-name-complex="Times New Roman4" style:font-size-complex="14pt"/>
    </style:style>
    <style:style style:name="P37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000df5b" officeooo:paragraph-rsid="0000df5b" style:font-size-asian="14pt" style:font-name-complex="Times New Roman4" style:font-size-complex="14pt"/>
    </style:style>
    <style:style style:name="P38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9165be" officeooo:paragraph-rsid="0000df5b" style:font-size-asian="14pt" style:font-name-complex="Times New Roman4" style:font-size-complex="14pt"/>
    </style:style>
    <style:style style:name="P39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1ba8444" style:font-size-asian="14pt" style:font-name-complex="Times New Roman4" style:font-size-complex="14pt"/>
    </style:style>
    <style:style style:name="P40" style:family="paragraph" style:parent-style-name="No_20_Spacing">
      <style:paragraph-properties fo:line-height="150%" fo:text-align="center" style:justify-single-word="false"/>
      <style:text-properties style:font-name="Times New Roman2" fo:font-size="18pt" fo:language="et" fo:country="EE" officeooo:paragraph-rsid="0000df5b" style:font-size-asian="18pt" style:font-name-complex="Times New Roman4" style:font-size-complex="18pt"/>
    </style:style>
    <style:style style:name="P41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8a59c"/>
    </style:style>
    <style:style style:name="P42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b7159"/>
    </style:style>
    <style:style style:name="P43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c7b351"/>
    </style:style>
    <style:style style:name="P44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caf44b"/>
    </style:style>
    <style:style style:name="P45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1ca1cc0"/>
    </style:style>
    <style:style style:name="P46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1cb23fb"/>
    </style:style>
    <style:style style:name="P47" style:family="paragraph" style:parent-style-name="No_20_Spacing">
      <style:paragraph-properties fo:text-align="start" style:justify-single-word="false"/>
      <style:text-properties style:font-name="Times New Roman2" fo:language="et" fo:country="EE" officeooo:rsid="00b59f16" officeooo:paragraph-rsid="00bc98d0"/>
    </style:style>
    <style:style style:name="P48" style:family="paragraph" style:parent-style-name="No_20_Spacing">
      <style:paragraph-properties fo:text-align="justify" style:justify-single-word="false"/>
      <style:text-properties style:font-name="Times New Roman2" fo:language="et" fo:country="EE" officeooo:rsid="00c7b351" officeooo:paragraph-rsid="00cbe17b"/>
    </style:style>
    <style:style style:name="P49" style:family="paragraph" style:parent-style-name="No_20_Spacing">
      <style:paragraph-properties fo:text-align="justify" style:justify-single-word="false"/>
      <style:text-properties style:font-name="Times New Roman2" fo:language="et" fo:country="EE" officeooo:rsid="00b8a59c" officeooo:paragraph-rsid="00c7b351"/>
    </style:style>
    <style:style style:name="P50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1cdd1dc" officeooo:paragraph-rsid="01e0048b" style:font-size-asian="12pt" style:font-name-complex="Times New Roman4" style:font-size-complex="12pt"/>
    </style:style>
    <style:style style:name="P51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10eb6" officeooo:paragraph-rsid="00c10eb6" style:font-size-asian="12pt" style:font-size-complex="12pt"/>
    </style:style>
    <style:style style:name="P52" style:family="paragraph" style:parent-style-name="No_20_Spacing">
      <style:paragraph-properties fo:text-align="start" style:justify-single-word="false"/>
      <style:text-properties style:font-name="Times New Roman2" fo:font-size="12pt" fo:language="et" fo:country="EE" officeooo:rsid="00b59f16" officeooo:paragraph-rsid="00c6d9ba" style:font-size-asian="12pt" style:font-size-complex="12pt"/>
    </style:style>
    <style:style style:name="P53" style:family="paragraph" style:parent-style-name="No_20_Spacing">
      <style:paragraph-properties fo:text-align="start" style:justify-single-word="false"/>
      <style:text-properties style:font-name="Times New Roman2" fo:font-size="12pt" fo:language="et" fo:country="EE" officeooo:rsid="00b59f16" officeooo:paragraph-rsid="00c7b351" style:font-size-asian="12pt" style:font-size-complex="12pt"/>
    </style:style>
    <style:style style:name="P54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7b351" officeooo:paragraph-rsid="01c87e27" style:font-size-asian="12pt" style:font-size-complex="12pt"/>
    </style:style>
    <style:style style:name="P55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0b808a8" officeooo:paragraph-rsid="00c7b351" style:font-size-asian="12pt" style:font-style-asian="normal" style:font-weight-asian="normal" style:font-name-complex="Times New Roman4" style:font-size-complex="12pt"/>
    </style:style>
    <style:style style:name="P56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1d20f52" officeooo:paragraph-rsid="01d20f52" style:font-size-asian="12pt" style:font-style-asian="normal" style:font-weight-asian="normal" style:font-name-complex="Times New Roman4" style:font-size-complex="12pt"/>
    </style:style>
    <style:style style:name="P57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1d20f52" officeooo:paragraph-rsid="01d20f52" fo:background-color="#ffff00" style:font-size-asian="12pt" style:font-name-complex="Times New Roman4" style:font-size-complex="12pt"/>
    </style:style>
    <style:style style:name="P58" style:family="paragraph" style:parent-style-name="No_20_Spacing">
      <style:paragraph-properties fo:text-align="justify" style:justify-single-word="false"/>
      <style:text-properties style:font-name="Times New Roman2" fo:font-size="11pt" fo:language="et" fo:country="EE" fo:font-style="normal" fo:font-weight="normal" officeooo:rsid="00b808a8" officeooo:paragraph-rsid="00c7b351" style:font-size-asian="11pt" style:font-style-asian="normal" style:font-weight-asian="normal" style:font-name-complex="Times New Roman4"/>
    </style:style>
    <style:style style:name="P59" style:family="paragraph" style:parent-style-name="No_20_Spacing">
      <style:paragraph-properties fo:text-align="justify" style:justify-single-word="false"/>
      <style:text-properties style:font-name="Times New Roman2" fo:font-size="11pt" fo:language="et" fo:country="EE" fo:font-style="normal" fo:font-weight="normal" officeooo:rsid="01c8a7c0" officeooo:paragraph-rsid="01c8a7c0" style:font-size-asian="11pt" style:font-style-asian="normal" style:font-weight-asian="normal" style:font-name-complex="Times New Roman4"/>
    </style:style>
    <style:style style:name="P60" style:family="paragraph" style:parent-style-name="No_20_Spacing">
      <style:paragraph-properties fo:line-height="150%" fo:text-align="center" style:justify-single-word="false"/>
      <style:text-properties fo:language="et" fo:country="EE" officeooo:paragraph-rsid="0000df5b"/>
    </style:style>
    <style:style style:name="P61" style:family="paragraph" style:parent-style-name="No_20_Spacing">
      <style:paragraph-properties fo:line-height="150%" fo:text-align="center" style:justify-single-word="false"/>
      <style:text-properties fo:language="et" fo:country="EE" officeooo:paragraph-rsid="01ba8444"/>
    </style:style>
    <style:style style:name="P62" style:family="paragraph" style:parent-style-name="No_20_Spacing">
      <style:paragraph-properties fo:line-height="150%" fo:text-align="end" style:justify-single-word="false"/>
      <style:text-properties fo:language="et" fo:country="EE" officeooo:paragraph-rsid="0000df5b"/>
    </style:style>
    <style:style style:name="P63" style:family="paragraph" style:parent-style-name="No_20_Spacing">
      <style:paragraph-properties fo:line-height="150%" fo:text-align="center" style:justify-single-word="false"/>
      <style:text-properties fo:color="#000000" style:font-name="Times New Roman2" fo:font-size="16pt" fo:language="et" fo:country="EE" fo:font-weight="bold" officeooo:rsid="01bbbac9" officeooo:paragraph-rsid="01bbbac9" style:font-size-asian="16pt" style:font-weight-asian="bold" style:font-name-complex="Times New Roman4" style:font-size-complex="16pt" style:font-weight-complex="bold"/>
    </style:style>
    <style:style style:name="P64" style:family="paragraph" style:parent-style-name="No_20_Spacing">
      <style:paragraph-properties fo:line-height="150%" fo:text-align="center" style:justify-single-word="false"/>
      <style:text-properties officeooo:paragraph-rsid="01ba8444"/>
    </style:style>
    <style:style style:name="P65" style:family="paragraph" style:parent-style-name="No_20_Spacing">
      <style:paragraph-properties fo:line-height="150%" fo:text-align="justify" style:justify-single-word="false"/>
      <style:text-properties style:use-window-font-color="true" style:font-name="Times New Roman2" fo:font-size="12pt" fo:language="et" fo:country="EE" officeooo:paragraph-rsid="0000df5b" style:font-size-asian="12pt" style:font-name-complex="Times New Roman4" style:font-size-complex="12pt"/>
    </style:style>
    <style:style style:name="P66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/>
    </style:style>
    <style:style style:name="P67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1ca1cc0"/>
    </style:style>
    <style:style style:name="P68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0b64728"/>
    </style:style>
    <style:style style:name="P69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rsid="01c25b0c" officeooo:paragraph-rsid="01ca1cc0"/>
    </style:style>
    <style:style style:name="P70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rsid="00b49f8c" officeooo:paragraph-rsid="00b49f8c"/>
    </style:style>
    <style:style style:name="P71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rsid="00b59f16" officeooo:paragraph-rsid="00b59f16"/>
    </style:style>
    <style:style style:name="P72" style:family="paragraph" style:parent-style-name="No_20_Spacing">
      <style:paragraph-properties fo:text-align="start" style:justify-single-word="false"/>
      <style:text-properties style:use-window-font-color="true" style:font-name="Times New Roman2" fo:language="et" fo:country="EE" officeooo:rsid="00b59f16" officeooo:paragraph-rsid="00b808a8"/>
    </style:style>
    <style:style style:name="P73" style:family="paragraph" style:parent-style-name="No_20_Spacing">
      <style:paragraph-properties fo:text-align="start" style:justify-single-word="false"/>
      <style:text-properties style:use-window-font-color="true" style:font-name="Times New Roman2" fo:language="et" fo:country="EE" officeooo:paragraph-rsid="00b808a8"/>
    </style:style>
    <style:style style:name="P74" style:family="paragraph" style:parent-style-name="No_20_Spacing">
      <style:paragraph-properties fo:text-align="justify" style:justify-single-word="false"/>
      <style:text-properties style:use-window-font-color="true" style:font-name="Times New Roman2" fo:font-size="11pt" fo:language="et" fo:country="EE" fo:font-style="normal" fo:font-weight="normal" officeooo:rsid="000decca" officeooo:paragraph-rsid="00b64728" style:font-size-asian="11pt" style:font-style-asian="normal" style:font-weight-asian="normal" style:font-name-complex="Times New Roman4"/>
    </style:style>
    <style:style style:name="P75" style:family="paragraph" style:parent-style-name="No_20_Spacing">
      <style:text-properties style:font-name="Courier New" fo:font-size="8pt" style:font-size-asian="8pt" style:font-size-complex="8pt"/>
    </style:style>
    <style:style style:name="P76" style:family="paragraph" style:parent-style-name="Standard">
      <style:paragraph-properties fo:text-align="justify" style:justify-single-word="false"/>
      <style:text-properties style:font-name="Times New Roman2" fo:font-size="12pt" fo:language="et" fo:country="EE" fo:font-style="normal" fo:font-weight="normal" officeooo:rsid="00b59f16" officeooo:paragraph-rsid="00ccdf8b" style:font-size-asian="12pt" style:font-style-asian="normal" style:font-weight-asian="normal" style:font-name-complex="Times New Roman4" style:font-size-complex="12pt"/>
    </style:style>
    <style:style style:name="P77" style:family="paragraph" style:parent-style-name="Standard">
      <style:text-properties style:font-name="Times New Roman2" fo:language="et" fo:country="EE" fo:font-weight="normal" officeooo:rsid="0011943f" officeooo:paragraph-rsid="01db1546" style:font-name-asian="Times New Roman3" style:font-weight-asian="normal" style:font-name-complex="Times New Roman3" style:font-weight-complex="normal"/>
    </style:style>
    <style:style style:name="P78" style:family="paragraph" style:parent-style-name="Standard">
      <style:paragraph-properties fo:line-height="100%"/>
      <style:text-properties style:font-name="Times New Roman2" fo:language="et" fo:country="EE" fo:font-weight="normal" officeooo:rsid="0062367d" officeooo:paragraph-rsid="01db1546" style:font-name-asian="Times New Roman3" style:font-weight-asian="normal" style:font-name-complex="Times New Roman3" style:font-weight-complex="normal"/>
    </style:style>
    <style:style style:name="P79" style:family="paragraph" style:parent-style-name="Standard">
      <style:paragraph-properties fo:line-height="100%"/>
      <style:text-properties officeooo:paragraph-rsid="01db1546"/>
    </style:style>
    <style:style style:name="P80" style:family="paragraph" style:parent-style-name="Standard">
      <style:paragraph-properties fo:line-height="100%"/>
      <style:text-properties style:text-position="0% 100%" style:font-name="Times New Roman2" fo:font-size="11pt" fo:language="et" fo:country="EE" fo:font-style="normal" fo:font-weight="normal" officeooo:rsid="000decca" officeooo:paragraph-rsid="01db1546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P81" style:family="paragraph" style:parent-style-name="Standard">
      <style:text-properties fo:language="et" fo:country="EE" officeooo:paragraph-rsid="01db1546"/>
    </style:style>
    <style:style style:name="P82" style:family="paragraph" style:parent-style-name="Standard">
      <style:paragraph-properties fo:line-height="100%"/>
      <style:text-properties fo:language="et" fo:country="EE" officeooo:paragraph-rsid="01db1546"/>
    </style:style>
    <style:style style:name="P83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65e79" style:font-size-asian="11pt" style:font-size-complex="11pt"/>
    </style:style>
    <style:style style:name="P84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97eee" style:font-size-asian="11pt" style:font-size-complex="11pt"/>
    </style:style>
    <style:style style:name="P8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paragraph-rsid="00ffc8ff" style:font-size-asian="11pt" style:font-size-complex="11pt"/>
    </style:style>
    <style:style style:name="P86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paragraph-rsid="01da9f41" style:font-size-asian="11pt" style:font-size-complex="11pt"/>
    </style:style>
    <style:style style:name="P87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0ccdf8b" style:font-size-asian="11pt" style:font-style-asian="normal" style:font-weight-asian="normal" style:font-name-complex="Times New Roman4" style:font-size-complex="11pt" style:font-weight-complex="normal"/>
    </style:style>
    <style:style style:name="P88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f9c0d" officeooo:paragraph-rsid="01da9f41" style:font-size-asian="11pt" style:font-weight-asian="bold" style:font-size-complex="11pt" style:font-weight-complex="bold"/>
    </style:style>
    <style:style style:name="P89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1db1546" style:font-size-asian="11pt" style:font-weight-asian="bold" style:font-size-complex="11pt" style:font-weight-complex="bold"/>
    </style:style>
    <style:style style:name="P90" style:family="paragraph" style:parent-style-name="Text_20_body">
      <style:paragraph-properties fo:margin-left="0.635cm" fo:margin-right="0cm" fo:line-height="100%" fo:text-indent="0cm" style:auto-text-indent="false"/>
      <style:text-properties style:font-name="Times New Roman2" fo:font-size="11pt" fo:language="et" fo:country="EE" fo:font-weight="bold" officeooo:rsid="001e91f5" officeooo:paragraph-rsid="01db1546" style:font-size-asian="11pt" style:font-weight-asian="bold" style:font-size-complex="11pt" style:font-weight-complex="bold"/>
    </style:style>
    <style:style style:name="P91" style:family="paragraph" style:parent-style-name="Text_20_body">
      <style:paragraph-properties fo:margin-left="0.635cm" fo:margin-right="0cm" fo:text-indent="0cm" style:auto-text-indent="false"/>
      <style:text-properties style:font-name="Times New Roman2" fo:font-size="11pt" fo:language="et" fo:country="EE" fo:font-weight="bold" officeooo:rsid="001e91f5" officeooo:paragraph-rsid="01db1546" style:font-size-asian="11pt" style:font-weight-asian="bold" style:font-size-complex="11pt" style:font-weight-complex="bold"/>
    </style:style>
    <style:style style:name="P92" style:family="paragraph" style:parent-style-name="Text_20_body">
      <style:paragraph-properties fo:margin-left="0.635cm" fo:margin-right="0cm" fo:line-height="100%" fo:text-indent="0cm" style:auto-text-indent="false"/>
      <style:text-properties style:font-name="Times New Roman2" fo:font-size="11pt" fo:language="et" fo:country="EE" fo:font-weight="bold" officeooo:rsid="001e91f5" officeooo:paragraph-rsid="01db1546" style:font-name-asian="Times New Roman3" style:font-size-asian="11pt" style:font-weight-asian="bold" style:font-name-complex="Times New Roman3" style:font-size-complex="11pt" style:font-weight-complex="bold"/>
    </style:style>
    <style:style style:name="P93" style:family="paragraph" style:parent-style-name="Text_20_body">
      <style:paragraph-properties fo:margin-left="0.635cm" fo:margin-right="0cm" fo:line-height="100%" fo:text-indent="0cm" style:auto-text-indent="false"/>
      <style:text-properties style:font-name="Times New Roman2" fo:font-size="11pt" fo:language="et" fo:country="EE" fo:font-weight="normal" officeooo:rsid="003fd8b1" officeooo:paragraph-rsid="01db1546" style:font-size-asian="11pt" style:font-weight-asian="normal" style:font-size-complex="11pt" style:font-weight-complex="normal"/>
    </style:style>
    <style:style style:name="P94" style:family="paragraph" style:parent-style-name="Text_20_body">
      <style:paragraph-properties fo:margin-left="0.635cm" fo:margin-right="0cm" fo:text-indent="0cm" style:auto-text-indent="false"/>
      <style:text-properties style:font-name="Times New Roman2" fo:font-size="11pt" fo:language="et" fo:country="EE" fo:font-weight="normal" officeooo:rsid="011d7b72" officeooo:paragraph-rsid="01da9f41" style:font-size-asian="11pt" style:font-weight-asian="normal" style:font-size-complex="11pt" style:font-weight-complex="normal"/>
    </style:style>
    <style:style style:name="P9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italic" fo:font-weight="normal" officeooo:rsid="01da9f41" officeooo:paragraph-rsid="01eae50a" fo:background-color="#ffff00" style:font-name-asian="Microsoft YaHei" style:font-size-asian="12pt" style:font-style-asian="italic" style:font-weight-asian="normal" style:font-name-complex="Times New Roman4" style:font-size-complex="12pt" style:font-style-complex="italic" style:font-weight-complex="bold"/>
    </style:style>
    <style:style style:name="P96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fo:font-weight="bold" officeooo:rsid="001e91f5" officeooo:paragraph-rsid="01db1546" style:font-weight-asian="bold" style:font-weight-complex="bold"/>
    </style:style>
    <style:style style:name="P97" style:family="paragraph" style:parent-style-name="Text_20_body">
      <style:paragraph-properties fo:margin-left="0.635cm" fo:margin-right="0cm" fo:text-indent="0cm" style:auto-text-indent="false"/>
      <style:text-properties style:font-name="Times New Roman2" fo:language="et" fo:country="EE" fo:font-weight="bold" officeooo:rsid="001e91f5" officeooo:paragraph-rsid="01db1546" style:font-weight-asian="bold" style:font-weight-complex="bold"/>
    </style:style>
    <style:style style:name="P98" style:family="paragraph" style:parent-style-name="Text_20_body">
      <style:paragraph-properties fo:margin-left="0.635cm" fo:margin-right="0cm" fo:text-indent="0cm" style:auto-text-indent="false"/>
      <style:text-properties style:font-name="Times New Roman2" fo:language="et" fo:country="EE" fo:font-weight="normal" officeooo:rsid="0186c884" officeooo:paragraph-rsid="01db1546" style:font-weight-asian="normal" style:font-weight-complex="normal"/>
    </style:style>
    <style:style style:name="P99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2pt" fo:language="et" fo:country="EE" fo:font-weight="bold" officeooo:rsid="001e91f5" officeooo:paragraph-rsid="01eae50a" style:font-size-asian="10.5pt" style:font-weight-asian="bold" style:font-size-complex="12pt" style:font-weight-complex="bold"/>
    </style:style>
    <style:style style:name="P100" style:family="paragraph" style:parent-style-name="Text_20_body">
      <style:paragraph-properties fo:margin-left="0.635cm" fo:margin-right="0cm" fo:text-indent="0cm" style:auto-text-indent="false"/>
      <style:text-properties fo:language="et" fo:country="EE" officeooo:paragraph-rsid="000d058d"/>
    </style:style>
    <style:style style:name="P101" style:family="paragraph" style:parent-style-name="Text_20_body">
      <style:paragraph-properties fo:margin-left="0.635cm" fo:margin-right="0cm" fo:text-indent="0cm" style:auto-text-indent="false"/>
      <style:text-properties fo:language="et" fo:country="EE" officeooo:paragraph-rsid="01db1546"/>
    </style:style>
    <style:style style:name="P102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fo:language="et" fo:country="EE" officeooo:paragraph-rsid="00ffc8ff"/>
    </style:style>
    <style:style style:name="P103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fo:font-size="11pt" fo:language="et" fo:country="EE" fo:font-weight="bold" officeooo:rsid="001f9c0d" officeooo:paragraph-rsid="01d48403" style:font-size-asian="11pt" style:font-weight-asian="bold" style:font-size-complex="11pt" style:font-weight-complex="bold"/>
    </style:style>
    <style:style style:name="P104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fo:font-size="11pt" fo:language="et" fo:country="EE" fo:font-weight="bold" officeooo:rsid="001e91f5" officeooo:paragraph-rsid="01eae50a" style:font-size-asian="11pt" style:font-weight-asian="bold" style:font-size-complex="11pt" style:font-weight-complex="bold"/>
    </style:style>
    <style:style style:name="P10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fo:font-size="11pt" fo:language="et" fo:country="EE" fo:font-weight="normal" officeooo:rsid="001f9c0d" officeooo:paragraph-rsid="01eae50a" style:font-size-asian="11pt" style:font-weight-asian="normal" style:font-size-complex="11pt" style:font-weight-complex="normal"/>
    </style:style>
    <style:style style:name="P106" style:family="paragraph" style:parent-style-name="Text_20_body">
      <style:paragraph-properties fo:margin-left="0.635cm" fo:margin-right="0cm" fo:text-indent="0cm" style:auto-text-indent="false"/>
      <style:text-properties fo:font-size="11pt" fo:language="et" fo:country="EE" officeooo:rsid="0107e514" officeooo:paragraph-rsid="01eae50a" style:font-size-asian="11pt" style:font-size-complex="11pt"/>
    </style:style>
    <style:style style:name="P107" style:family="paragraph" style:parent-style-name="Text_20_body">
      <style:paragraph-properties fo:margin-left="0.635cm" fo:margin-right="0cm" fo:text-indent="0cm" style:auto-text-indent="false"/>
      <style:text-properties fo:font-size="11pt" fo:language="et" fo:country="EE" officeooo:paragraph-rsid="01eae50a" style:font-size-asian="11pt" style:font-size-complex="11pt"/>
    </style:style>
    <style:style style:name="P108" style:family="paragraph" style:parent-style-name="Text_20_body">
      <style:paragraph-properties fo:margin-left="0.635cm" fo:margin-right="0cm" fo:text-indent="0cm" style:auto-text-indent="false"/>
      <style:text-properties fo:font-size="11pt" fo:language="et" fo:country="EE" officeooo:rsid="001f9c0d" officeooo:paragraph-rsid="01d48403" style:font-size-asian="11pt" style:font-size-complex="11pt"/>
    </style:style>
    <style:style style:name="P109" style:family="paragraph" style:parent-style-name="Text_20_body">
      <style:paragraph-properties fo:margin-left="0.635cm" fo:margin-right="0cm" fo:text-indent="0cm" style:auto-text-indent="false"/>
      <style:text-properties style:text-position="0% 100%" style:font-name="Times New Roman2" fo:font-size="11pt" fo:language="et" fo:country="EE" fo:font-style="normal" fo:font-weight="normal" officeooo:rsid="01741de7" officeooo:paragraph-rsid="01db1546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P110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text-position="0% 100%" style:font-name="Times New Roman3" fo:font-size="11pt" fo:language="et" fo:country="EE" fo:font-style="normal" fo:font-weight="normal" officeooo:rsid="00d986ae" officeooo:paragraph-rsid="01d48403" style:font-size-asian="11pt" style:font-style-asian="normal" style:font-weight-asian="normal" style:font-name-complex="Times New Roman4" style:font-size-complex="11pt" style:font-weight-complex="normal"/>
    </style:style>
    <style:style style:name="P111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59f16" style:font-size-asian="11pt" style:font-size-complex="11pt"/>
    </style:style>
    <style:style style:name="P112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13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paragraph-rsid="00c6d9ba" style:font-size-asian="11pt" style:font-size-complex="11pt"/>
    </style:style>
    <style:style style:name="P114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paragraph-rsid="00c7b351" style:font-size-asian="11pt" style:font-size-complex="11pt"/>
    </style:style>
    <style:style style:name="P115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paragraph-rsid="00bc98d0" style:font-size-asian="11pt" style:font-size-complex="11pt"/>
    </style:style>
    <style:style style:name="P116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officeooo:paragraph-rsid="00cbe17b" style:font-size-asian="11pt" style:font-size-complex="11pt"/>
    </style:style>
    <style:style style:name="P117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18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font-name="Times New Roman2" fo:font-size="11pt" fo:language="et" fo:country="EE" officeooo:rsid="00c7b351" officeooo:paragraph-rsid="00ccdf8b" style:font-size-asian="11pt" style:font-size-complex="11pt"/>
    </style:style>
    <style:style style:name="P119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b808a8" officeooo:paragraph-rsid="00bc98d0" style:font-size-asian="11pt" style:font-style-asian="normal" style:font-weight-asian="normal" style:font-name-complex="Times New Roman4" style:font-size-complex="11pt"/>
    </style:style>
    <style:style style:name="P120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1e3cecb" style:font-name-asian="Microsoft YaHei" style:font-size-asian="11pt" style:font-style-asian="normal" style:font-weight-asian="normal" style:font-name-complex="Times New Roman4"/>
    </style:style>
    <style:style style:name="P121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1eae50a" style:font-name-asian="Microsoft YaHei" style:font-size-asian="11pt" style:font-style-asian="normal" style:font-weight-asian="normal" style:font-name-complex="Times New Roman4"/>
    </style:style>
    <style:style style:name="P122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language="et" fo:country="EE" officeooo:paragraph-rsid="01e3cecb"/>
    </style:style>
    <style:style style:name="P123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font-name="Times New Roman2" fo:language="et" fo:country="EE" officeooo:rsid="01e7a57a" officeooo:paragraph-rsid="01eae50a"/>
    </style:style>
    <style:style style:name="P124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64728" style:font-size-asian="11pt" style:font-size-complex="11pt"/>
    </style:style>
    <style:style style:name="P125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808a8" style:font-size-asian="11pt" style:font-size-complex="11pt"/>
    </style:style>
    <style:style style:name="P126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use-window-font-color="true" style:font-name="Times New Roman2" fo:language="et" fo:country="EE" officeooo:paragraph-rsid="00bc98d0"/>
    </style:style>
    <style:style style:name="P127" style:family="paragraph" style:parent-style-name="No_20_Spacing">
      <style:paragraph-properties fo:margin-left="0.635cm" fo:margin-right="0cm" fo:text-align="start" style:justify-single-word="false" fo:text-indent="0cm" style:auto-text-indent="false"/>
      <style:text-properties style:use-window-font-color="true" style:font-name="Times New Roman2" fo:language="et" fo:country="EE" officeooo:paragraph-rsid="00bc98d0"/>
    </style:style>
    <style:style style:name="P128" style:family="paragraph" style:parent-style-name="Standard">
      <style:paragraph-properties fo:margin-left="0.635cm" fo:margin-right="0cm" fo:line-height="100%" fo:text-indent="0cm" style:auto-text-indent="false"/>
      <style:text-properties style:font-name="Times New Roman2" fo:font-size="11pt" fo:language="et" fo:country="EE" fo:font-weight="bold" officeooo:rsid="001e91f5" officeooo:paragraph-rsid="01db1546" style:font-size-asian="11pt" style:font-weight-asian="bold" style:font-size-complex="11pt" style:font-weight-complex="bold"/>
    </style:style>
    <style:style style:name="P129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0bc98d0" style:font-size-asian="11pt" style:font-style-asian="normal" style:font-weight-asian="normal" style:font-name-complex="Times New Roman4"/>
    </style:style>
    <style:style style:name="P130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officeooo:rsid="01c65e79" officeooo:paragraph-rsid="01c65e79" style:font-size-asian="11pt" style:font-size-complex="11pt"/>
    </style:style>
    <style:style style:name="P13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1e7a57a" officeooo:paragraph-rsid="01eae50a"/>
    </style:style>
    <style:style style:name="P132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2" fo:font-size="12pt" fo:language="et" fo:country="EE" officeooo:rsid="00b49f8c" officeooo:paragraph-rsid="00b59f16" style:font-size-asian="12pt" style:font-size-complex="12pt"/>
    </style:style>
    <style:style style:name="P133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fo:font-style="normal" fo:font-weight="normal" officeooo:rsid="000decca" officeooo:paragraph-rsid="00bc98d0" style:font-size-asian="11pt" style:font-style-asian="normal" style:font-weight-asian="normal" style:font-name-complex="Times New Roman4"/>
    </style:style>
    <style:style style:name="P13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language="et" fo:country="EE" officeooo:paragraph-rsid="01c3553e"/>
    </style:style>
    <style:style style:name="P13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2" fo:language="et" fo:country="EE" fo:font-weight="bold" officeooo:rsid="001e91f5" officeooo:paragraph-rsid="01db1546" style:font-weight-asian="bold" style:font-weight-complex="bold"/>
    </style:style>
    <style:style style:name="P136" style:family="paragraph" style:parent-style-name="Text_20_body">
      <style:paragraph-properties fo:margin-left="0cm" fo:margin-right="0cm" fo:line-height="100%" fo:text-indent="0cm" style:auto-text-indent="false"/>
      <style:text-properties fo:language="et" fo:country="EE" officeooo:paragraph-rsid="01db1546"/>
    </style:style>
    <style:style style:name="P1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t" fo:country="EE" officeooo:paragraph-rsid="00ffc8ff"/>
    </style:style>
    <style:style style:name="P13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1" style:family="paragraph" style:parent-style-name="Contents_20_Heading">
      <style:paragraph-properties fo:break-before="page"/>
      <style:text-properties fo:language="et" fo:country="EE"/>
    </style:style>
    <style:style style:name="P142" style:family="paragraph" style:parent-style-name="Heading_20_3">
      <style:text-properties style:font-name="Times New Roman2" fo:language="et" fo:country="EE"/>
    </style:style>
    <style:style style:name="P143" style:family="paragraph" style:parent-style-name="Heading_20_3">
      <style:text-properties style:font-name="Times New Roman2" fo:language="et" fo:country="EE" officeooo:rsid="01ddb846" officeooo:paragraph-rsid="01ddb846"/>
    </style:style>
    <style:style style:name="P144" style:family="paragraph" style:parent-style-name="Heading_20_3">
      <style:text-properties style:font-name="Times New Roman2" fo:language="et" fo:country="EE" officeooo:paragraph-rsid="01f32125"/>
    </style:style>
    <style:style style:name="P145" style:family="paragraph" style:parent-style-name="Heading_20_3">
      <style:text-properties fo:language="et" fo:country="EE" officeooo:paragraph-rsid="01f32125"/>
    </style:style>
    <style:style style:name="P146" style:family="paragraph" style:parent-style-name="Heading_20_3">
      <style:text-properties fo:language="et" fo:country="EE" style:text-underline-style="solid" style:text-underline-width="auto" style:text-underline-color="font-color" officeooo:rsid="00d6f4d7" officeooo:paragraph-rsid="01d48403"/>
    </style:style>
    <style:style style:name="P147" style:family="paragraph" style:parent-style-name="Heading_20_3">
      <style:text-properties fo:language="et" fo:country="EE" officeooo:paragraph-rsid="01da9f41"/>
    </style:style>
    <style:style style:name="P148" style:family="paragraph" style:parent-style-name="Heading_20_2">
      <style:text-properties fo:font-size="14pt" fo:language="et" fo:country="EE" style:font-size-asian="14pt" style:font-size-complex="14pt"/>
    </style:style>
    <style:style style:name="P149" style:family="paragraph" style:parent-style-name="Heading_20_2">
      <style:text-properties fo:language="et" fo:country="EE"/>
    </style:style>
    <style:style style:name="P150" style:family="paragraph" style:parent-style-name="Heading_20_2">
      <style:paragraph-properties fo:margin-top="0.353cm" fo:margin-bottom="0.212cm" style:contextual-spacing="false" fo:keep-with-next="always"/>
      <style:text-properties fo:language="et" fo:country="EE" fo:font-weight="bold"/>
    </style:style>
    <style:style style:name="P151" style:family="paragraph" style:parent-style-name="Heading_20_1">
      <style:text-properties style:font-name="Times New Roman2" fo:language="et" fo:country="EE" officeooo:paragraph-rsid="01f5c1b8"/>
    </style:style>
    <style:style style:name="P152" style:family="paragraph" style:parent-style-name="Heading_20_1">
      <style:text-properties style:font-name="Times New Roman2" fo:language="et" fo:country="EE" officeooo:rsid="01ba8444" officeooo:paragraph-rsid="01ba8444"/>
    </style:style>
    <style:style style:name="P153" style:family="paragraph" style:parent-style-name="Heading_20_1">
      <style:text-properties fo:language="et" fo:country="EE"/>
    </style:style>
    <style:style style:name="P154" style:family="paragraph" style:parent-style-name="Heading_20_1">
      <style:paragraph-properties fo:margin-top="0cm" fo:margin-bottom="0.176cm" style:contextual-spacing="false" fo:line-height="150%" fo:break-before="page"/>
      <style:text-properties style:use-window-font-color="true" style:font-name="Times New Roman2" fo:font-size="14pt" fo:language="et" fo:country="EE" officeooo:paragraph-rsid="0000df5b" style:font-size-asian="14pt" style:font-name-complex="Times New Roman4" style:font-size-complex="14pt"/>
    </style:style>
    <style:style style:name="P155" style:family="paragraph" style:parent-style-name="Heading_20_1">
      <style:paragraph-properties fo:break-before="page"/>
      <style:text-properties style:font-name="Times New Roman2" fo:font-size="16pt" fo:language="et" fo:country="EE" officeooo:rsid="005328f5" officeooo:paragraph-rsid="005328f5" style:font-size-asian="16pt" style:font-name-complex="Times New Roman4" style:font-size-complex="16pt"/>
    </style:style>
    <style:style style:name="P156" style:family="paragraph" style:parent-style-name="No_20_Spacing" style:master-page-name="Standard">
      <style:paragraph-properties fo:line-height="150%" fo:text-align="center" style:justify-single-word="false" style:page-number="auto"/>
      <style:text-properties style:font-name="Times New Roman2" fo:font-size="14pt" fo:language="et" fo:country="EE" officeooo:paragraph-rsid="0000df5b" style:font-size-asian="14pt" style:font-name-complex="Times New Roman4" style:font-size-complex="14pt"/>
    </style:style>
    <style:style style:name="P157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rsid="01c0288d" officeooo:paragraph-rsid="01ca1cc0"/>
    </style:style>
    <style:style style:name="P158" style:family="paragraph" style:parent-style-name="Text_20_body" style:list-style-name="">
      <style:paragraph-properties fo:margin-top="0.353cm" fo:margin-bottom="0.212cm" style:contextual-spacing="false"/>
      <style:text-properties style:font-name="Times New Roman2" fo:language="et" fo:country="EE" fo:font-weight="normal" officeooo:rsid="01eae50a" officeooo:paragraph-rsid="01f5c1b8" style:font-name-asian="Microsoft YaHei" style:font-weight-asian="normal" style:font-name-complex="Times New Roman4" style:font-weight-complex="normal"/>
    </style:style>
    <style:style style:name="P159" style:family="paragraph" style:parent-style-name="Text_20_body" style:list-style-name="">
      <style:paragraph-properties fo:margin-top="0.353cm" fo:margin-bottom="0.212cm" style:contextual-spacing="false"/>
      <style:text-properties fo:language="et" fo:country="EE" officeooo:rsid="01e3cecb" officeooo:paragraph-rsid="01e3cecb"/>
    </style:style>
    <style:style style:name="P160" style:family="paragraph" style:parent-style-name="Text_20_body">
      <style:paragraph-properties fo:margin-left="0cm" fo:margin-right="0cm" fo:text-indent="0cm" style:auto-text-indent="false"/>
      <style:text-properties style:text-position="0% 100%" style:font-name="Times New Roman2" fo:font-size="11pt" fo:language="et" fo:country="EE" fo:font-style="normal" style:text-underline-style="none" fo:font-weight="normal" officeooo:rsid="000a514a" officeooo:paragraph-rsid="01db1546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P161" style:family="paragraph" style:parent-style-name="Text_20_body">
      <style:paragraph-properties fo:line-height="100%"/>
      <style:text-properties style:font-name="Times New Roman3" fo:language="et" fo:country="EE" fo:font-weight="normal" officeooo:rsid="003fd8b1" officeooo:paragraph-rsid="02048c42" style:font-name-asian="Times New Roman3" style:font-weight-asian="normal" style:font-name-complex="Times New Roman3" style:font-weight-complex="normal"/>
    </style:style>
    <style:style style:name="T1" style:family="text">
      <style:text-properties style:font-name="Times New Roman2"/>
    </style:style>
    <style:style style:name="T2" style:family="text">
      <style:text-properties style:font-name="Times New Roman2" fo:font-size="14pt" style:font-size-asian="14pt" style:font-name-complex="Times New Roman4" style:font-size-complex="14pt"/>
    </style:style>
    <style:style style:name="T3" style:family="text">
      <style:text-properties style:font-name="Times New Roman2" fo:font-size="14pt" officeooo:rsid="0008be9b" style:font-size-asian="14pt" style:font-name-complex="Times New Roman4" style:font-size-complex="14pt"/>
    </style:style>
    <style:style style:name="T4" style:family="text">
      <style:text-properties style:font-name="Times New Roman2" fo:font-size="14pt" officeooo:rsid="019165be" style:font-size-asian="14pt" style:font-name-complex="Times New Roman4" style:font-size-complex="14pt"/>
    </style:style>
    <style:style style:name="T5" style:family="text">
      <style:text-properties style:font-name="Times New Roman2" fo:font-size="14pt" officeooo:rsid="019c1afa" style:font-size-asian="14pt" style:font-name-complex="Times New Roman4" style:font-size-complex="14pt"/>
    </style:style>
    <style:style style:name="T6" style:family="text">
      <style:text-properties style:font-name="Times New Roman2" fo:font-size="14pt" fo:language="et" fo:country="EE" officeooo:rsid="01ba8444" style:font-size-asian="14pt" style:font-name-complex="Times New Roman4" style:font-size-complex="14pt"/>
    </style:style>
    <style:style style:name="T7" style:family="text">
      <style:text-properties style:font-name="Times New Roman2" fo:font-size="14pt" fo:language="et" fo:country="EE" officeooo:rsid="019165be" style:font-size-asian="14pt" style:font-name-complex="Times New Roman4" style:font-size-complex="14pt"/>
    </style:style>
    <style:style style:name="T8" style:family="text">
      <style:text-properties style:font-name="Times New Roman2" style:font-name-complex="Times New Roman4"/>
    </style:style>
    <style:style style:name="T9" style:family="text">
      <style:text-properties style:font-name="Times New Roman2" officeooo:rsid="0009a656" style:font-name-complex="Times New Roman4"/>
    </style:style>
    <style:style style:name="T10" style:family="text">
      <style:text-properties style:font-name="Times New Roman2" officeooo:rsid="000efe58" style:font-name-complex="Times New Roman4"/>
    </style:style>
    <style:style style:name="T11" style:family="text">
      <style:text-properties style:font-name="Times New Roman2" officeooo:rsid="000a514a" style:font-name-complex="Times New Roman4"/>
    </style:style>
    <style:style style:name="T12" style:family="text">
      <style:text-properties style:font-name="Times New Roman2" officeooo:rsid="01040430" style:font-name-complex="Times New Roman4"/>
    </style:style>
    <style:style style:name="T13" style:family="text">
      <style:text-properties style:font-name="Times New Roman2" officeooo:rsid="001381e3" style:font-name-complex="Times New Roman4"/>
    </style:style>
    <style:style style:name="T14" style:family="text">
      <style:text-properties style:font-name="Times New Roman2" officeooo:rsid="0021ac84" style:font-name-complex="Times New Roman4"/>
    </style:style>
    <style:style style:name="T15" style:family="text">
      <style:text-properties style:font-name="Times New Roman2" officeooo:rsid="00f6b090" style:font-name-complex="Times New Roman4"/>
    </style:style>
    <style:style style:name="T16" style:family="text">
      <style:text-properties style:font-name="Times New Roman2" officeooo:rsid="0022dbf0" style:font-name-complex="Times New Roman4"/>
    </style:style>
    <style:style style:name="T17" style:family="text">
      <style:text-properties style:font-name="Times New Roman2" officeooo:rsid="000e301f" style:font-name-complex="Times New Roman4"/>
    </style:style>
    <style:style style:name="T18" style:family="text">
      <style:text-properties style:font-name="Times New Roman2" officeooo:rsid="0188e11c" style:font-name-complex="Times New Roman4"/>
    </style:style>
    <style:style style:name="T19" style:family="text">
      <style:text-properties style:font-name="Times New Roman2" officeooo:rsid="01f21b0e" style:font-name-complex="Times New Roman4"/>
    </style:style>
    <style:style style:name="T20" style:family="text">
      <style:text-properties style:font-name="Times New Roman2" officeooo:rsid="000decca" style:font-name-complex="Times New Roman4"/>
    </style:style>
    <style:style style:name="T21" style:family="text">
      <style:text-properties style:font-name="Times New Roman2" fo:font-size="11pt" fo:language="et" fo:country="EE" fo:font-weight="normal" officeooo:rsid="0062367d" fo:background-color="#ffff00" loext:char-shading-value="0" style:font-name-asian="Times New Roman3" style:font-size-asian="11pt" style:font-weight-asian="normal" style:font-name-complex="Times New Roman3" style:font-size-complex="11pt" style:font-weight-complex="normal"/>
    </style:style>
    <style:style style:name="T22" style:family="text">
      <style:text-properties style:font-name="Times New Roman2" fo:font-size="11pt" fo:font-style="normal" fo:font-weight="normal" officeooo:rsid="001381e3" style:font-size-asian="11pt" style:font-style-asian="normal" style:font-weight-asian="normal" style:font-name-complex="Times New Roman4" style:font-weight-complex="normal"/>
    </style:style>
    <style:style style:name="T23" style:family="text">
      <style:text-properties style:font-name="Times New Roman2" fo:font-size="11pt" fo:font-style="normal" fo:font-weight="normal" officeooo:rsid="00b808a8" style:font-size-asian="11pt" style:font-style-asian="normal" style:font-weight-asian="normal" style:font-name-complex="Times New Roman4"/>
    </style:style>
    <style:style style:name="T24" style:family="text">
      <style:text-properties style:font-name="Times New Roman2" fo:font-size="11pt" fo:font-style="normal" fo:font-weight="normal" officeooo:rsid="00d8922f" style:font-size-asian="11pt" style:font-style-asian="normal" style:font-weight-asian="normal" style:font-name-complex="Times New Roman4" style:font-size-complex="11pt" style:font-weight-complex="normal"/>
    </style:style>
    <style:style style:name="T25" style:family="text">
      <style:text-properties style:font-name="Times New Roman2" fo:font-size="11pt" fo:font-style="normal" fo:font-weight="normal" officeooo:rsid="000decca" style:font-size-asian="11pt" style:font-style-asian="normal" style:font-weight-asian="normal" style:font-name-complex="Times New Roman4"/>
    </style:style>
    <style:style style:name="T26" style:family="text">
      <style:text-properties style:font-name="Times New Roman2" fo:font-size="11pt" fo:font-style="normal" fo:font-weight="normal" officeooo:rsid="000e301f" style:font-size-asian="11pt" style:font-style-asian="normal" style:font-weight-asian="normal" style:font-name-complex="Times New Roman4"/>
    </style:style>
    <style:style style:name="T27" style:family="text">
      <style:text-properties style:font-name="Times New Roman2" fo:font-size="11pt" style:font-size-asian="11pt" style:font-size-complex="11pt"/>
    </style:style>
    <style:style style:name="T28" style:family="text">
      <style:text-properties style:font-name="Times New Roman2" fo:font-size="11pt" officeooo:rsid="000a514a" style:font-size-asian="11pt" style:font-size-complex="11pt"/>
    </style:style>
    <style:style style:name="T29" style:family="text">
      <style:text-properties style:font-name="Times New Roman2" fo:font-weight="normal" officeooo:rsid="001381e3" style:font-weight-asian="normal" style:font-name-complex="Times New Roman4" style:font-weight-complex="normal"/>
    </style:style>
    <style:style style:name="T30" style:family="text">
      <style:text-properties style:font-name="Times New Roman2" fo:font-weight="normal" officeooo:rsid="0014d1c7" style:font-weight-asian="normal" style:font-name-complex="Times New Roman4" style:font-weight-complex="normal"/>
    </style:style>
    <style:style style:name="T31" style:family="text">
      <style:text-properties style:font-name="Times New Roman2" fo:font-weight="normal" officeooo:rsid="0022dbf0" style:font-weight-asian="normal" style:font-name-complex="Times New Roman4" style:font-weight-complex="normal"/>
    </style:style>
    <style:style style:name="T32" style:family="text">
      <style:text-properties style:font-name="Times New Roman2" fo:font-weight="normal" officeooo:rsid="000a514a" style:font-weight-asian="normal" style:font-name-complex="Times New Roman4" style:font-weight-complex="normal"/>
    </style:style>
    <style:style style:name="T33" style:family="text">
      <style:text-properties style:font-name="Times New Roman2" fo:font-weight="normal" officeooo:rsid="001711b2" style:font-weight-asian="normal" style:font-name-complex="Times New Roman4" style:font-weight-complex="normal"/>
    </style:style>
    <style:style style:name="T34" style:family="text">
      <style:text-properties style:font-name="Times New Roman2" fo:font-weight="normal" officeooo:rsid="01040430" style:font-weight-asian="normal" style:font-name-complex="Times New Roman4" style:font-weight-complex="normal"/>
    </style:style>
    <style:style style:name="T35" style:family="text">
      <style:text-properties style:font-name="Times New Roman2" fo:font-weight="normal" officeooo:rsid="00f2328d" style:font-weight-asian="normal" style:font-name-complex="Times New Roman4" style:font-weight-complex="normal"/>
    </style:style>
    <style:style style:name="T36" style:family="text">
      <style:text-properties style:font-name="Times New Roman2" fo:font-weight="normal" officeooo:rsid="00389e78" style:font-weight-asian="normal" style:font-name-complex="Times New Roman4" style:font-weight-complex="normal"/>
    </style:style>
    <style:style style:name="T37" style:family="text">
      <style:text-properties style:font-name="Times New Roman2" fo:font-weight="normal" officeooo:rsid="001e91f5" style:font-weight-asian="normal" style:font-name-complex="Times New Roman4" style:font-weight-complex="normal"/>
    </style:style>
    <style:style style:name="T38" style:family="text">
      <style:text-properties style:font-name="Times New Roman2" fo:font-weight="normal" officeooo:rsid="00389e78" style:font-weight-asian="normal" style:font-weight-complex="normal"/>
    </style:style>
    <style:style style:name="T39" style:family="text">
      <style:text-properties style:font-name="Times New Roman2" fo:font-weight="normal" officeooo:rsid="01224963" style:font-weight-asian="normal" style:font-weight-complex="normal"/>
    </style:style>
    <style:style style:name="T40" style:family="text">
      <style:text-properties style:font-name="Times New Roman2" fo:font-weight="normal" officeooo:rsid="0133781a" style:font-weight-asian="normal" style:font-weight-complex="normal"/>
    </style:style>
    <style:style style:name="T41" style:family="text">
      <style:text-properties style:font-name="Times New Roman2" fo:font-weight="normal" officeooo:rsid="0011943f" style:font-weight-asian="normal" style:font-weight-complex="normal"/>
    </style:style>
    <style:style style:name="T42" style:family="text">
      <style:text-properties style:font-name="Times New Roman2" fo:font-weight="normal" officeooo:rsid="0135871a" style:font-weight-asian="normal" style:font-weight-complex="normal"/>
    </style:style>
    <style:style style:name="T43" style:family="text">
      <style:text-properties style:font-name="Times New Roman2" fo:font-weight="normal" officeooo:rsid="0062367d" style:font-weight-asian="normal" style:font-weight-complex="normal"/>
    </style:style>
    <style:style style:name="T44" style:family="text">
      <style:text-properties style:font-name="Times New Roman2" fo:font-weight="normal" officeooo:rsid="000f9f8c" style:font-size-asian="12pt" style:font-weight-asian="normal" style:font-name-complex="Times New Roman4" style:font-weight-complex="normal"/>
    </style:style>
    <style:style style:name="T45" style:family="text">
      <style:text-properties style:font-name="Times New Roman2" fo:font-weight="normal" officeooo:rsid="001381e3" style:font-size-asian="12pt" style:font-weight-asian="normal" style:font-name-complex="Times New Roman4" style:font-weight-complex="normal"/>
    </style:style>
    <style:style style:name="T46" style:family="text">
      <style:text-properties style:font-name="Times New Roman2" fo:font-weight="normal" officeooo:rsid="01c1e922" style:font-name-asian="Microsoft YaHei" style:font-weight-asian="normal" style:font-name-complex="Times New Roman4" style:font-weight-complex="normal"/>
    </style:style>
    <style:style style:name="T47" style:family="text">
      <style:text-properties style:font-name="Times New Roman2" fo:font-weight="normal" officeooo:rsid="00b59f16" style:font-name-asian="Microsoft YaHei" style:font-weight-asian="normal" style:font-name-complex="Times New Roman4" style:font-weight-complex="normal"/>
    </style:style>
    <style:style style:name="T48" style:family="text">
      <style:text-properties style:font-name="Times New Roman2" fo:font-weight="normal" officeooo:rsid="006f5e26" style:font-name-asian="Times New Roman3" style:font-weight-asian="normal" style:font-name-complex="Times New Roman3" style:font-weight-complex="normal"/>
    </style:style>
    <style:style style:name="T49" style:family="text">
      <style:text-properties style:font-name="Times New Roman2" fo:font-weight="normal" officeooo:rsid="00389e78" style:font-name-asian="Times New Roman3" style:font-weight-asian="normal" style:font-name-complex="Times New Roman3" style:font-weight-complex="normal"/>
    </style:style>
    <style:style style:name="T50" style:family="text">
      <style:text-properties style:font-name="Times New Roman2" fo:font-weight="normal" officeooo:rsid="01eeb4e8" style:font-name-asian="Times New Roman3" style:font-weight-asian="normal" style:font-name-complex="Times New Roman3" style:font-weight-complex="normal"/>
    </style:style>
    <style:style style:name="T51" style:family="text">
      <style:text-properties style:font-name="Times New Roman2" fo:font-weight="normal" officeooo:rsid="0011943f" style:font-name-asian="Times New Roman3" style:font-weight-asian="normal" style:font-name-complex="Times New Roman3" style:font-weight-complex="normal"/>
    </style:style>
    <style:style style:name="T52" style:family="text">
      <style:text-properties style:font-name="Times New Roman2" fo:font-weight="normal" officeooo:rsid="003fd8b1" style:font-name-asian="Times New Roman3" style:font-weight-asian="normal" style:font-name-complex="Times New Roman3" style:font-weight-complex="normal"/>
    </style:style>
    <style:style style:name="T53" style:family="text">
      <style:text-properties style:font-name="Times New Roman2" fo:font-weight="normal" officeooo:rsid="014a3242" style:font-name-asian="Times New Roman3" style:font-weight-asian="normal" style:font-name-complex="Times New Roman3" style:font-weight-complex="normal"/>
    </style:style>
    <style:style style:name="T54" style:family="text">
      <style:text-properties style:font-name="Times New Roman2" fo:font-weight="normal" officeooo:rsid="0062367d" style:font-name-asian="Times New Roman3" style:font-weight-asian="normal" style:font-name-complex="Times New Roman3" style:font-weight-complex="normal"/>
    </style:style>
    <style:style style:name="T55" style:family="text">
      <style:text-properties style:font-name="Times New Roman2" fo:font-weight="normal" officeooo:rsid="01ef1683" style:font-name-asian="Times New Roman3" style:font-weight-asian="normal" style:font-name-complex="Times New Roman3" style:font-weight-complex="normal"/>
    </style:style>
    <style:style style:name="T56" style:family="text">
      <style:text-properties style:font-name="Times New Roman2" fo:font-weight="normal" officeooo:rsid="01f105e8" style:font-name-asian="Times New Roman3" style:font-weight-asian="normal" style:font-name-complex="Times New Roman3" style:font-weight-complex="normal"/>
    </style:style>
    <style:style style:name="T57" style:family="text">
      <style:text-properties style:font-name="Times New Roman2" fo:font-size="13pt" fo:font-weight="normal" officeooo:rsid="000f9f8c" style:font-size-asian="13pt" style:font-weight-asian="normal" style:font-name-complex="Times New Roman4" style:font-size-complex="13pt" style:font-weight-complex="normal"/>
    </style:style>
    <style:style style:name="T58" style:family="text">
      <style:text-properties style:font-name="Times New Roman2" fo:font-size="13pt" fo:font-weight="normal" officeooo:rsid="001381e3" style:font-size-asian="13pt" style:font-weight-asian="normal" style:font-name-complex="Times New Roman4" style:font-size-complex="13pt" style:font-weight-complex="normal"/>
    </style:style>
    <style:style style:name="T59" style:family="text">
      <style:text-properties style:font-name="Times New Roman2" fo:font-weight="bold" style:font-weight-asian="bold" style:font-name-complex="Times New Roman4" style:font-weight-complex="bold"/>
    </style:style>
    <style:style style:name="T60" style:family="text">
      <style:text-properties style:font-name="Times New Roman2" fo:font-weight="bold" officeooo:rsid="000a514a" style:font-weight-asian="bold" style:font-name-complex="Times New Roman4" style:font-weight-complex="bold"/>
    </style:style>
    <style:style style:name="T61" style:family="text">
      <style:text-properties style:font-name="Times New Roman2" fo:font-weight="bold" officeooo:rsid="00dab73d" style:font-weight-asian="bold" style:font-name-complex="Times New Roman4" style:font-weight-complex="bold"/>
    </style:style>
    <style:style style:name="T62" style:family="text">
      <style:text-properties style:font-name="Times New Roman2" fo:font-weight="bold" style:font-name-asian="Microsoft YaHei" style:font-name-complex="Times New Roman4"/>
    </style:style>
    <style:style style:name="T63" style:family="text">
      <style:text-properties style:font-name="Times New Roman2" fo:font-weight="bold" officeooo:rsid="006f5e26" style:font-name-asian="Times New Roman3" style:font-weight-asian="bold" style:font-name-complex="Times New Roman3" style:font-weight-complex="bold"/>
    </style:style>
    <style:style style:name="T64" style:family="text">
      <style:text-properties style:font-name="Times New Roman2" officeooo:rsid="00211b50" style:font-size-asian="12pt" style:font-name-complex="Times New Roman4"/>
    </style:style>
    <style:style style:name="T65" style:family="text">
      <style:text-properties style:font-name="Times New Roman2" officeooo:rsid="0011943f" style:font-size-asian="12pt" style:font-name-complex="Times New Roman4"/>
    </style:style>
    <style:style style:name="T66" style:family="text">
      <style:text-properties style:font-name="Times New Roman2" officeooo:rsid="0062367d" style:font-name-asian="Times New Roman3" style:font-name-complex="Times New Roman3"/>
    </style:style>
    <style:style style:name="T67" style:family="text">
      <style:text-properties style:font-name="Times New Roman2" officeooo:rsid="00389e78" style:font-name-asian="Times New Roman3" style:font-name-complex="Times New Roman3"/>
    </style:style>
    <style:style style:name="T68" style:family="text">
      <style:text-properties style:font-name="Times New Roman2" officeooo:rsid="0011943f" style:font-name-asian="Times New Roman3" style:font-name-complex="Times New Roman3"/>
    </style:style>
    <style:style style:name="T69" style:family="text">
      <style:text-properties style:font-name="Times New Roman2" officeooo:rsid="01ef1683" style:font-name-asian="Times New Roman3" style:font-name-complex="Times New Roman3"/>
    </style:style>
    <style:style style:name="T70" style:family="text">
      <style:text-properties style:font-name="Times New Roman2" fo:font-size="12pt" fo:font-style="normal" fo:font-weight="normal" officeooo:rsid="00b59f16" style:font-size-asian="12pt" style:font-style-asian="normal" style:font-weight-asian="normal" style:font-name-complex="Times New Roman4" style:font-size-complex="12pt"/>
    </style:style>
    <style:style style:name="T71" style:family="text">
      <style:text-properties style:font-name="Times New Roman2" fo:font-size="12pt" fo:font-style="normal" fo:font-weight="normal" officeooo:rsid="00d6f4d7" style:font-size-asian="12pt" style:font-style-asian="normal" style:font-weight-asian="normal" style:font-name-complex="Times New Roman4" style:font-size-complex="12pt" style:font-weight-complex="normal"/>
    </style:style>
    <style:style style:name="T72" style:family="text">
      <style:text-properties style:font-name="Times New Roman2" fo:font-size="12pt" fo:font-style="normal" fo:font-weight="normal" officeooo:rsid="00d8922f" style:font-size-asian="12pt" style:font-style-asian="normal" style:font-weight-asian="normal" style:font-name-complex="Times New Roman4" style:font-size-complex="12pt" style:font-weight-complex="normal"/>
    </style:style>
    <style:style style:name="T73" style:family="text">
      <style:text-properties style:font-name="Times New Roman2" fo:font-size="12pt" fo:font-style="normal" fo:font-weight="normal" officeooo:rsid="00b526ac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74" style:family="text">
      <style:text-properties style:font-name="Times New Roman2" fo:font-size="12pt" fo:font-style="normal" fo:font-weight="normal" officeooo:rsid="000decca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75" style:family="text">
      <style:text-properties style:font-name="Times New Roman2" fo:font-size="12pt" fo:font-style="normal" fo:font-weight="normal" officeooo:rsid="01c36c16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76" style:family="text">
      <style:text-properties style:font-name="Times New Roman2" fo:font-size="12pt" fo:font-style="normal" fo:font-weight="normal" officeooo:rsid="00b59f16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77" style:family="text">
      <style:text-properties style:font-name="Times New Roman2" fo:font-size="12pt" fo:font-style="normal" fo:font-weight="normal" officeooo:rsid="00b64728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78" style:family="text">
      <style:text-properties style:font-name="Times New Roman2" fo:font-size="12pt" fo:font-style="normal" fo:font-weight="normal" officeooo:rsid="00b72e44" style:font-size-asian="12pt" style:font-style-asian="normal" style:font-weight-asian="normal" style:font-name-complex="Times New Roman4" style:font-size-complex="12pt" style:font-style-complex="normal" style:font-weight-complex="normal"/>
    </style:style>
    <style:style style:name="T79" style:family="text">
      <style:text-properties style:font-name="Times New Roman2" fo:font-size="12pt" officeooo:rsid="00d6f4d7" style:font-size-asian="12pt" style:font-name-complex="Times New Roman4" style:font-size-complex="12pt"/>
    </style:style>
    <style:style style:name="T80" style:family="text">
      <style:text-properties style:font-name="Times New Roman2" fo:font-size="12pt" officeooo:rsid="01d29fc3" style:font-size-asian="12pt" style:font-name-complex="Times New Roman4" style:font-size-complex="12pt"/>
    </style:style>
    <style:style style:name="T81" style:family="text">
      <style:text-properties style:font-name="Times New Roman2" fo:font-size="12pt" officeooo:rsid="0011943f" style:font-size-asian="12pt" style:font-name-complex="Times New Roman4" style:font-size-complex="12pt"/>
    </style:style>
    <style:style style:name="T82" style:family="text">
      <style:text-properties style:font-name="Times New Roman2" fo:font-size="12pt" style:font-size-asian="12pt" style:font-size-complex="12pt"/>
    </style:style>
    <style:style style:name="T83" style:family="text">
      <style:text-properties style:font-name="Times New Roman2" fo:font-size="12pt" officeooo:rsid="01ccd146" style:font-size-asian="12pt" style:font-size-complex="12pt"/>
    </style:style>
    <style:style style:name="T84" style:family="text">
      <style:text-properties style:font-name="Times New Roman2" fo:font-size="12pt" officeooo:rsid="0201a183" style:font-size-asian="12pt" style:font-size-complex="12pt"/>
    </style:style>
    <style:style style:name="T85" style:family="text">
      <style:text-properties style:font-name="Times New Roman2" fo:font-size="12pt" fo:font-weight="normal" officeooo:rsid="00d6f4d7" style:font-size-asian="12pt" style:font-weight-asian="normal" style:font-name-complex="Times New Roman4" style:font-size-complex="12pt" style:font-weight-complex="normal"/>
    </style:style>
    <style:style style:name="T86" style:family="text">
      <style:text-properties style:font-name="Times New Roman2" fo:font-size="12pt" fo:font-weight="normal" officeooo:rsid="000f9f8c" style:font-size-asian="12pt" style:font-weight-asian="normal" style:font-name-complex="Times New Roman4" style:font-size-complex="12pt" style:font-weight-complex="normal"/>
    </style:style>
    <style:style style:name="T87" style:family="text">
      <style:text-properties style:font-name="Times New Roman2" fo:font-size="12pt" fo:font-weight="normal" officeooo:rsid="001381e3" style:font-size-asian="12pt" style:font-weight-asian="normal" style:font-name-complex="Times New Roman4" style:font-size-complex="12pt" style:font-weight-complex="normal"/>
    </style:style>
    <style:style style:name="T88" style:family="text">
      <style:text-properties style:font-name="Times New Roman2" fo:font-size="12pt" fo:font-style="italic" officeooo:rsid="001f9c0d" style:font-size-asian="12pt" style:font-style-asian="italic" style:font-name-complex="Times New Roman4" style:font-size-complex="12pt" style:font-style-complex="italic"/>
    </style:style>
    <style:style style:name="T89" style:family="text">
      <style:text-properties style:font-name="Times New Roman2" fo:font-size="12pt" fo:font-style="italic" fo:font-weight="bold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0" style:family="text">
      <style:text-properties style:font-name="Times New Roman2" fo:font-size="12pt" fo:font-style="italic" fo:font-weight="bold" officeooo:rsid="00d659ba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1" style:family="text">
      <style:text-properties style:font-name="Times New Roman2" fo:font-size="12pt" fo:font-style="italic" fo:font-weight="bold" officeooo:rsid="00f83e26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2" style:family="text">
      <style:text-properties style:font-name="Times New Roman2" fo:font-size="12pt" fo:font-style="italic" fo:font-weight="bold" officeooo:rsid="00d61c11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3" style:family="text">
      <style:text-properties style:font-name="Times New Roman2" fo:font-size="12pt" fo:font-style="italic" fo:font-weight="bold" officeooo:rsid="001f9c0d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4" style:family="text">
      <style:text-properties style:font-name="Times New Roman2" fo:font-size="12pt" fo:font-style="italic" fo:font-weight="bold" officeooo:rsid="00d6f4d7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5" style:family="text">
      <style:text-properties style:font-name="Times New Roman2" fo:font-size="12pt" fo:font-style="italic" fo:font-weight="bold" officeooo:rsid="0109b975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6" style:family="text">
      <style:text-properties style:font-name="Times New Roman2" fo:font-size="12pt" fo:font-style="italic" fo:font-weight="bold" officeooo:rsid="01da9f41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7" style:family="text">
      <style:text-properties style:font-name="Times New Roman2" fo:font-size="12pt" fo:font-style="italic" fo:font-weight="bold" officeooo:rsid="00211b50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98" style:family="text">
      <style:text-properties style:font-name="Times New Roman2" fo:font-size="12pt" fo:font-weight="bold" officeooo:rsid="0011943f" style:font-size-asian="12pt" style:font-weight-asian="bold" style:font-name-complex="Times New Roman4" style:font-size-complex="12pt" style:font-weight-complex="bold"/>
    </style:style>
    <style:style style:name="T99" style:family="text">
      <style:text-properties style:font-name="Times New Roman2" fo:font-size="12pt" fo:font-weight="bold" officeooo:rsid="01d29fc3" style:font-size-asian="12pt" style:font-weight-asian="bold" style:font-name-complex="Times New Roman4" style:font-size-complex="12pt" style:font-weight-complex="bold"/>
    </style:style>
    <style:style style:name="T100" style:family="text">
      <style:text-properties style:font-name="Times New Roman2" fo:font-size="12pt" fo:font-weight="bold" officeooo:rsid="00d6f4d7" style:font-size-asian="12pt" style:font-weight-asian="bold" style:font-name-complex="Times New Roman4" style:font-size-complex="12pt" style:font-weight-complex="bold"/>
    </style:style>
    <style:style style:name="T101" style:family="text">
      <style:text-properties style:font-name="Times New Roman2" officeooo:rsid="00389e78"/>
    </style:style>
    <style:style style:name="T102" style:family="text">
      <style:text-properties style:font-name="Times New Roman2" officeooo:rsid="0011943f"/>
    </style:style>
    <style:style style:name="T103" style:family="text">
      <style:text-properties style:font-name="Times New Roman2" fo:font-style="italic" style:font-size-asian="12pt" style:font-style-asian="italic" style:font-name-complex="Times New Roman4" style:font-style-complex="italic"/>
    </style:style>
    <style:style style:name="T104" style:family="text">
      <style:text-properties style:font-name="Times New Roman2" fo:font-style="italic" officeooo:rsid="01d9b43e" style:font-size-asian="12pt" style:font-style-asian="italic" style:font-name-complex="Times New Roman4" style:font-style-complex="italic"/>
    </style:style>
    <style:style style:name="T105" style:family="text">
      <style:text-properties style:font-name="Times New Roman2" officeooo:rsid="01e1f95f"/>
    </style:style>
    <style:style style:name="T106" style:family="text">
      <style:text-properties style:font-name="Times New Roman2" officeooo:rsid="01ef1683"/>
    </style:style>
    <style:style style:name="T107" style:family="text">
      <style:text-properties style:font-name="Times New Roman2" style:font-name-asian="Microsoft YaHei" style:font-name-complex="Times New Roman4"/>
    </style:style>
    <style:style style:name="T108" style:family="text">
      <style:text-properties style:font-name="Times New Roman2" officeooo:rsid="01eae50a" style:font-name-asian="Microsoft YaHei" style:font-name-complex="Times New Roman4"/>
    </style:style>
    <style:style style:name="T109" style:family="text">
      <style:text-properties style:font-name="Times New Roman2" officeooo:rsid="0123f5a2"/>
    </style:style>
    <style:style style:name="T110" style:family="text">
      <style:text-properties style:font-name="Times New Roman2" officeooo:rsid="01224963"/>
    </style:style>
    <style:style style:name="T111" style:family="text">
      <style:text-properties style:font-name="Times New Roman2" officeooo:rsid="01e33281"/>
    </style:style>
    <style:style style:name="T112" style:family="text">
      <style:text-properties style:font-name="Times New Roman2" style:text-underline-style="none" fo:font-weight="normal" officeooo:rsid="00389e78" style:font-name-asian="Times New Roman3" style:font-weight-asian="normal" style:font-name-complex="Times New Roman3" style:font-weight-complex="normal"/>
    </style:style>
    <style:style style:name="T113" style:family="text">
      <style:text-properties style:font-name="Times New Roman2" style:text-underline-style="none" fo:font-weight="normal" officeooo:rsid="01ef1683" style:font-name-asian="Times New Roman3" style:font-weight-asian="normal" style:font-name-complex="Times New Roman3" style:font-weight-complex="normal"/>
    </style:style>
    <style:style style:name="T114" style:family="text">
      <style:text-properties style:font-name="Times New Roman2" style:text-underline-style="none" fo:font-weight="normal" officeooo:rsid="0011943f" style:font-name-asian="Times New Roman3" style:font-weight-asian="normal" style:font-name-complex="Times New Roman3" style:font-weight-complex="normal"/>
    </style:style>
    <style:style style:name="T115" style:family="text">
      <style:text-properties style:font-name="Times New Roman2" officeooo:rsid="01f32125"/>
    </style:style>
    <style:style style:name="T116" style:family="text">
      <style:text-properties style:font-name="Times New Roman2" officeooo:rsid="0185e9e4"/>
    </style:style>
    <style:style style:name="T117" style:family="text">
      <style:text-properties style:font-name="Times New Roman2" officeooo:rsid="01ba8444"/>
    </style:style>
    <style:style style:name="T118" style:family="text">
      <style:text-properties style:font-name="Times New Roman2" officeooo:rsid="0003725b"/>
    </style:style>
    <style:style style:name="T119" style:family="text">
      <style:text-properties style:font-name="Times New Roman2" officeooo:rsid="01df9297"/>
    </style:style>
    <style:style style:name="T120" style:family="text">
      <style:text-properties style:font-name="Times New Roman2" officeooo:rsid="01f3d8d7"/>
    </style:style>
    <style:style style:name="T121" style:family="text">
      <style:text-properties style:font-name="Times New Roman2" officeooo:rsid="01f3d8d7" fo:background-color="#ffff00" loext:char-shading-value="0"/>
    </style:style>
    <style:style style:name="T122" style:family="text">
      <style:text-properties fo:language="et" fo:country="EE"/>
    </style:style>
    <style:style style:name="T123" style:family="text">
      <style:text-properties officeooo:rsid="0003725b"/>
    </style:style>
    <style:style style:name="T124" style:family="text">
      <style:text-properties style:font-name-complex="Times New Roman4"/>
    </style:style>
    <style:style style:name="T125" style:family="text">
      <style:text-properties officeooo:rsid="0000df5b" style:font-name-complex="Times New Roman4"/>
    </style:style>
    <style:style style:name="T126" style:family="text">
      <style:text-properties officeooo:rsid="0003725b" style:font-name-complex="Times New Roman4"/>
    </style:style>
    <style:style style:name="T127" style:family="text">
      <style:text-properties officeooo:rsid="0004ced9" style:font-name-complex="Times New Roman4"/>
    </style:style>
    <style:style style:name="T128" style:family="text">
      <style:text-properties officeooo:rsid="001ed330" style:font-name-complex="Times New Roman4"/>
    </style:style>
    <style:style style:name="T129" style:family="text">
      <style:text-properties officeooo:rsid="0021ac84" style:font-name-complex="Times New Roman4"/>
    </style:style>
    <style:style style:name="T130" style:family="text">
      <style:text-properties officeooo:rsid="01cb23fb" style:font-name-complex="Times New Roman4"/>
    </style:style>
    <style:style style:name="T131" style:family="text">
      <style:text-properties officeooo:rsid="01df9297" style:font-name-complex="Times New Roman4"/>
    </style:style>
    <style:style style:name="T132" style:family="text">
      <style:text-properties officeooo:rsid="01cdd1dc" style:font-name-complex="Times New Roman4"/>
    </style:style>
    <style:style style:name="T133" style:family="text">
      <style:text-properties officeooo:rsid="000e301f" style:font-name-complex="Times New Roman4"/>
    </style:style>
    <style:style style:name="T134" style:family="text">
      <style:text-properties officeooo:rsid="001e91f5" style:font-name-complex="Times New Roman4"/>
    </style:style>
    <style:style style:name="T135" style:family="text">
      <style:text-properties officeooo:rsid="000a514a" style:font-name-complex="Times New Roman4"/>
    </style:style>
    <style:style style:name="T136" style:family="text">
      <style:text-properties officeooo:rsid="0022dbf0" style:font-name-complex="Times New Roman4"/>
    </style:style>
    <style:style style:name="T137" style:family="text">
      <style:text-properties officeooo:rsid="000a514a"/>
    </style:style>
    <style:style style:name="T138" style:family="text">
      <style:text-properties style:font-name="Times New Roman3" fo:font-weight="normal" officeooo:rsid="003fd8b1" style:font-name-asian="Times New Roman3" style:font-weight-asian="normal" style:font-name-complex="Times New Roman3" style:font-weight-complex="normal"/>
    </style:style>
    <style:style style:name="T139" style:family="text">
      <style:text-properties style:font-name="Times New Roman3" fo:font-weight="normal" officeooo:rsid="001711b2" style:font-weight-asian="normal" style:font-name-complex="Times New Roman4" style:font-weight-complex="normal"/>
    </style:style>
    <style:style style:name="T140" style:family="text">
      <style:text-properties style:font-name="Times New Roman3" fo:font-weight="normal" officeooo:rsid="00e0355c" style:font-weight-asian="normal" style:font-name-complex="Times New Roman4" style:font-weight-complex="normal"/>
    </style:style>
    <style:style style:name="T141" style:family="text">
      <style:text-properties style:font-name="Times New Roman3" fo:font-weight="normal" officeooo:rsid="00de9d20" style:font-weight-asian="normal" style:font-name-complex="Times New Roman4" style:font-weight-complex="normal"/>
    </style:style>
    <style:style style:name="T142" style:family="text">
      <style:text-properties style:font-name="Times New Roman3" fo:font-weight="normal" officeooo:rsid="00dd7f18" style:font-weight-asian="normal" style:font-name-complex="Times New Roman4" style:font-weight-complex="normal"/>
    </style:style>
    <style:style style:name="T143" style:family="text">
      <style:text-properties style:font-name="Times New Roman3" fo:font-weight="normal" officeooo:rsid="00ac408c" style:font-weight-asian="normal" style:font-name-complex="Times New Roman4" style:font-weight-complex="normal"/>
    </style:style>
    <style:style style:name="T144" style:family="text">
      <style:text-properties style:font-name="Times New Roman3" fo:font-weight="normal" officeooo:rsid="00eac0c2" style:font-weight-asian="normal" style:font-name-complex="Times New Roman4" style:font-weight-complex="normal"/>
    </style:style>
    <style:style style:name="T145" style:family="text">
      <style:text-properties style:font-name="Times New Roman3" fo:font-weight="normal" officeooo:rsid="001774d3" style:font-weight-asian="normal" style:font-name-complex="Times New Roman4" style:font-weight-complex="normal"/>
    </style:style>
    <style:style style:name="T146" style:family="text">
      <style:text-properties style:font-name="Times New Roman3" fo:font-weight="normal" officeooo:rsid="0021ac84" style:font-weight-asian="normal" style:font-name-complex="Times New Roman4" style:font-weight-complex="normal"/>
    </style:style>
    <style:style style:name="T147" style:family="text">
      <style:text-properties style:font-name="Times New Roman3" fo:font-weight="normal" officeooo:rsid="00fa7b24" style:font-weight-asian="normal" style:font-name-complex="Times New Roman4" style:font-weight-complex="normal"/>
    </style:style>
    <style:style style:name="T148" style:family="text">
      <style:text-properties style:font-name="Times New Roman3" fo:font-weight="normal" officeooo:rsid="00f4165c" style:font-weight-asian="normal" style:font-name-complex="Times New Roman4" style:font-weight-complex="normal"/>
    </style:style>
    <style:style style:name="T149" style:family="text">
      <style:text-properties style:font-name="Times New Roman3" fo:font-weight="normal" officeooo:rsid="00f6b090" style:font-weight-asian="normal" style:font-name-complex="Times New Roman4" style:font-weight-complex="normal"/>
    </style:style>
    <style:style style:name="T150" style:family="text">
      <style:text-properties style:font-name="Times New Roman3" fo:font-weight="normal" officeooo:rsid="001c8df7" style:font-weight-asian="normal" style:font-name-complex="Times New Roman4" style:font-weight-complex="normal"/>
    </style:style>
    <style:style style:name="T151" style:family="text">
      <style:text-properties style:font-name="Times New Roman3" fo:font-weight="normal" officeooo:rsid="0123f5a2" style:font-weight-asian="normal" style:font-name-complex="Times New Roman4" style:font-weight-complex="normal"/>
    </style:style>
    <style:style style:name="T152" style:family="text">
      <style:text-properties style:font-name="Times New Roman3" fo:font-weight="normal" officeooo:rsid="0135871a" style:font-weight-asian="normal" style:font-name-complex="Times New Roman4" style:font-weight-complex="normal"/>
    </style:style>
    <style:style style:name="T153" style:family="text">
      <style:text-properties style:font-name="Times New Roman3" fo:font-style="normal" style:text-underline-style="none" fo:font-weight="normal" officeooo:rsid="003fd8b1" style:font-name-asian="Times New Roman3" style:font-style-asian="normal" style:font-weight-asian="normal" style:font-name-complex="Times New Roman3" style:font-style-complex="normal" style:font-weight-complex="normal"/>
    </style:style>
    <style:style style:name="T154" style:family="text">
      <style:text-properties style:font-name="Times New Roman3" fo:font-style="normal" fo:font-weight="normal" officeooo:rsid="00f75f3a" style:font-style-asian="normal" style:font-weight-asian="normal" style:font-name-complex="Times New Roman4" style:font-weight-complex="normal"/>
    </style:style>
    <style:style style:name="T155" style:family="text">
      <style:text-properties style:font-name="Times New Roman3" fo:font-style="normal" fo:font-weight="normal" officeooo:rsid="00fa7b24" style:font-style-asian="normal" style:font-weight-asian="normal" style:font-name-complex="Times New Roman4" style:font-weight-complex="normal"/>
    </style:style>
    <style:style style:name="T156" style:family="text">
      <style:text-properties style:font-name="Times New Roman3" fo:font-style="normal" fo:font-weight="normal" officeooo:rsid="001711b2" style:font-style-asian="normal" style:font-weight-asian="normal" style:font-name-complex="Times New Roman4" style:font-weight-complex="normal"/>
    </style:style>
    <style:style style:name="T157" style:family="text">
      <style:text-properties style:font-name="Times New Roman3" fo:font-style="normal" fo:font-weight="normal" officeooo:rsid="00d986ae" style:font-style-asian="normal" style:font-weight-asian="normal" style:font-name-complex="Times New Roman4" style:font-weight-complex="normal"/>
    </style:style>
    <style:style style:name="T158" style:family="text">
      <style:text-properties style:font-name="Times New Roman3" fo:font-size="12pt" fo:font-weight="normal" officeooo:rsid="00f4165c" style:font-size-asian="12pt" style:font-weight-asian="normal" style:font-name-complex="Times New Roman4" style:font-size-complex="12pt" style:font-weight-complex="normal"/>
    </style:style>
    <style:style style:name="T159" style:family="text">
      <style:text-properties style:font-name="Times New Roman3" fo:font-size="12pt" fo:font-weight="normal" officeooo:rsid="0124d906" style:font-size-asian="12pt" style:font-weight-asian="normal" style:font-name-complex="Times New Roman4" style:font-size-complex="12pt" style:font-weight-complex="normal"/>
    </style:style>
    <style:style style:name="T160" style:family="text">
      <style:text-properties style:font-name="Times New Roman3" fo:font-size="12pt" fo:font-weight="normal" officeooo:rsid="01254419" style:font-size-asian="12pt" style:font-weight-asian="normal" style:font-name-complex="Times New Roman4" style:font-size-complex="12pt" style:font-weight-complex="normal"/>
    </style:style>
    <style:style style:name="T161" style:family="text">
      <style:text-properties style:font-name="Times New Roman3" officeooo:rsid="003fd8b1" style:font-name-asian="Times New Roman3" style:font-name-complex="Times New Roman3"/>
    </style:style>
    <style:style style:name="T162" style:family="text">
      <style:text-properties style:font-name="Times New Roman3" officeooo:rsid="001711b2" style:font-name-complex="Times New Roman4"/>
    </style:style>
    <style:style style:name="T163" style:family="text">
      <style:text-properties style:font-name="Times New Roman3" officeooo:rsid="00ac408c" style:font-name-complex="Times New Roman4"/>
    </style:style>
    <style:style style:name="T164" style:family="text">
      <style:text-properties style:font-name="Times New Roman3" officeooo:rsid="001774d3" style:font-name-complex="Times New Roman4"/>
    </style:style>
    <style:style style:name="T165" style:family="text">
      <style:text-properties style:font-name="Times New Roman3" officeooo:rsid="0021ac84" style:font-name-complex="Times New Roman4"/>
    </style:style>
    <style:style style:name="T166" style:family="text">
      <style:text-properties style:font-name="Times New Roman3" officeooo:rsid="00f6b090" style:font-name-complex="Times New Roman4"/>
    </style:style>
    <style:style style:name="T167" style:family="text">
      <style:text-properties style:font-name="Times New Roman3" officeooo:rsid="001c8df7" style:font-name-complex="Times New Roman4"/>
    </style:style>
    <style:style style:name="T168" style:family="text">
      <style:text-properties fo:font-size="13pt" fo:font-weight="bold" style:font-size-asian="13pt" style:font-weight-asian="bold" style:font-name-complex="Times New Roman4" style:font-size-complex="13pt" style:font-weight-complex="bold"/>
    </style:style>
    <style:style style:name="T169" style:family="text">
      <style:text-properties fo:font-size="13pt" fo:font-weight="bold" officeooo:rsid="0022dbf0" style:font-size-asian="13pt" style:font-weight-asian="bold" style:font-name-complex="Times New Roman4" style:font-size-complex="13pt" style:font-weight-complex="bold"/>
    </style:style>
    <style:style style:name="T170" style:family="text">
      <style:text-properties fo:font-size="13pt" fo:font-weight="bold" officeooo:rsid="01da9f41" style:font-size-asian="13pt" style:font-weight-asian="bold" style:font-name-complex="Times New Roman4" style:font-size-complex="13pt" style:font-weight-complex="bold"/>
    </style:style>
    <style:style style:name="T171" style:family="text">
      <style:text-properties fo:font-weight="bold" style:font-weight-asian="bold" style:font-name-complex="Times New Roman4" style:font-weight-complex="bold"/>
    </style:style>
    <style:style style:name="T172" style:family="text">
      <style:text-properties fo:font-weight="bold" officeooo:rsid="000a514a" style:font-weight-asian="bold" style:font-name-complex="Times New Roman4" style:font-weight-complex="bold"/>
    </style:style>
    <style:style style:name="T173" style:family="text">
      <style:text-properties fo:font-weight="bold" officeooo:rsid="001e91f5" style:font-weight-asian="bold" style:font-name-complex="Times New Roman4" style:font-weight-complex="bold"/>
    </style:style>
    <style:style style:name="T174" style:family="text">
      <style:text-properties fo:font-weight="bold" officeooo:rsid="01da9f41" style:font-weight-asian="bold" style:font-name-complex="Times New Roman4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normal" officeooo:rsid="00389e78" style:font-weight-asian="normal" style:font-weight-complex="normal"/>
    </style:style>
    <style:style style:name="T177" style:family="text">
      <style:text-properties fo:font-weight="normal" officeooo:rsid="0011943f" style:font-weight-asian="normal" style:font-weight-complex="normal"/>
    </style:style>
    <style:style style:name="T178" style:family="text">
      <style:text-properties fo:font-weight="normal" officeooo:rsid="0186c884" style:font-weight-asian="normal" style:font-weight-complex="normal"/>
    </style:style>
    <style:style style:name="T179" style:family="text">
      <style:text-properties fo:font-weight="normal" officeooo:rsid="01b03a6e" style:font-weight-asian="normal" style:font-weight-complex="normal"/>
    </style:style>
    <style:style style:name="T180" style:family="text">
      <style:text-properties fo:font-weight="normal" officeooo:rsid="0123f5a2" style:font-weight-asian="normal" style:font-name-complex="Times New Roman4" style:font-weight-complex="normal"/>
    </style:style>
    <style:style style:name="T181" style:family="text">
      <style:text-properties fo:font-weight="normal" officeooo:rsid="0135871a" style:font-weight-asian="normal" style:font-name-complex="Times New Roman4" style:font-weight-complex="normal"/>
    </style:style>
    <style:style style:name="T182" style:family="text">
      <style:text-properties fo:font-weight="normal" officeooo:rsid="0022dbf0" style:font-weight-asian="normal" style:font-name-complex="Times New Roman4" style:font-weight-complex="normal"/>
    </style:style>
    <style:style style:name="T183" style:family="text">
      <style:text-properties fo:font-weight="normal" officeooo:rsid="01040430" style:font-weight-asian="normal" style:font-name-complex="Times New Roman4" style:font-weight-complex="normal"/>
    </style:style>
    <style:style style:name="T184" style:family="text">
      <style:text-properties fo:font-weight="normal" officeooo:rsid="001e91f5" style:font-weight-asian="normal" style:font-name-complex="Times New Roman4" style:font-weight-complex="normal"/>
    </style:style>
    <style:style style:name="T185" style:family="text">
      <style:text-properties fo:font-weight="normal" officeooo:rsid="011d7b72" style:font-weight-asian="normal" style:font-name-complex="Times New Roman4" style:font-weight-complex="normal"/>
    </style:style>
    <style:style style:name="T186" style:family="text">
      <style:text-properties fo:font-weight="normal" officeooo:rsid="001711b2" style:font-weight-asian="normal" style:font-name-complex="Times New Roman4" style:font-weight-complex="normal"/>
    </style:style>
    <style:style style:name="T187" style:family="text">
      <style:text-properties officeooo:rsid="001f97e6"/>
    </style:style>
    <style:style style:name="T188" style:family="text">
      <style:text-properties fo:font-size="12pt" fo:font-style="normal" fo:font-weight="normal" officeooo:rsid="00b526ac" style:font-size-asian="12pt" style:font-style-asian="normal" style:font-weight-asian="normal" style:font-name-complex="Times New Roman4" style:font-size-complex="12pt"/>
    </style:style>
    <style:style style:name="T189" style:family="text">
      <style:text-properties fo:font-size="12pt" fo:font-style="normal" fo:font-weight="normal" officeooo:rsid="000decca" style:font-size-asian="12pt" style:font-style-asian="normal" style:font-weight-asian="normal" style:font-name-complex="Times New Roman4" style:font-size-complex="12pt"/>
    </style:style>
    <style:style style:name="T190" style:family="text">
      <style:text-properties fo:font-size="12pt" fo:font-style="normal" fo:font-weight="normal" officeooo:rsid="00b59f16" style:font-size-asian="12pt" style:font-style-asian="normal" style:font-weight-asian="normal" style:font-name-complex="Times New Roman4" style:font-size-complex="12pt"/>
    </style:style>
    <style:style style:name="T191" style:family="text">
      <style:text-properties fo:font-size="12pt" fo:font-style="normal" fo:font-weight="normal" officeooo:rsid="00b64728" style:font-size-asian="12pt" style:font-style-asian="normal" style:font-weight-asian="normal" style:font-name-complex="Times New Roman4" style:font-size-complex="12pt"/>
    </style:style>
    <style:style style:name="T192" style:family="text">
      <style:text-properties fo:font-size="12pt" fo:font-style="normal" fo:font-weight="normal" officeooo:rsid="00b72e44" style:font-size-asian="12pt" style:font-style-asian="normal" style:font-weight-asian="normal" style:font-name-complex="Times New Roman4" style:font-size-complex="12pt"/>
    </style:style>
    <style:style style:name="T193" style:family="text">
      <style:text-properties fo:font-size="12pt" fo:font-style="normal" fo:font-weight="normal" officeooo:rsid="01c36c16" style:font-size-asian="12pt" style:font-style-asian="normal" style:font-weight-asian="normal" style:font-name-complex="Times New Roman4" style:font-size-complex="12pt"/>
    </style:style>
    <style:style style:name="T194" style:family="text">
      <style:text-properties fo:font-size="12pt" fo:font-weight="normal" officeooo:rsid="01224963" style:font-size-asian="12pt" style:font-weight-asian="normal" style:font-name-complex="Times New Roman4" style:font-size-complex="12pt" style:font-weight-complex="normal"/>
    </style:style>
    <style:style style:name="T195" style:family="text">
      <style:text-properties fo:font-size="12pt" fo:font-weight="normal" officeooo:rsid="0124d906" style:font-size-asian="12pt" style:font-weight-asian="normal" style:font-name-complex="Times New Roman4" style:font-size-complex="12pt" style:font-weight-complex="normal"/>
    </style:style>
    <style:style style:name="T196" style:family="text">
      <style:text-properties fo:font-size="12pt" fo:font-weight="normal" officeooo:rsid="01254419" style:font-size-asian="12pt" style:font-weight-asian="normal" style:font-name-complex="Times New Roman4" style:font-size-complex="12pt" style:font-weight-complex="normal"/>
    </style:style>
    <style:style style:name="T197" style:family="text">
      <style:text-properties fo:font-size="12pt" fo:font-weight="normal" officeooo:rsid="0128963e" style:font-size-asian="12pt" style:font-weight-asian="normal" style:font-name-complex="Times New Roman4" style:font-size-complex="12pt" style:font-weight-complex="normal"/>
    </style:style>
    <style:style style:name="T198" style:family="text">
      <style:text-properties fo:font-size="12pt" fo:font-weight="normal" officeooo:rsid="012950ec" style:font-size-asian="12pt" style:font-weight-asian="normal" style:font-name-complex="Times New Roman4" style:font-size-complex="12pt" style:font-weight-complex="normal"/>
    </style:style>
    <style:style style:name="T199" style:family="text">
      <style:text-properties fo:font-size="12pt" fo:font-weight="normal" officeooo:rsid="0133781a" style:font-size-asian="12pt" style:font-weight-asian="normal" style:font-name-complex="Times New Roman4" style:font-size-complex="12pt" style:font-weight-complex="normal"/>
    </style:style>
    <style:style style:name="T200" style:family="text">
      <style:text-properties fo:font-size="12pt" fo:font-weight="normal" officeooo:rsid="01cdd1dc" style:font-size-asian="12pt" style:font-weight-asian="normal" style:font-name-complex="Times New Roman4" style:font-size-complex="12pt" style:font-weight-complex="normal"/>
    </style:style>
    <style:style style:name="T201" style:family="text">
      <style:text-properties fo:font-size="12pt" fo:font-style="italic" fo:font-weight="bold" officeooo:rsid="0022dbf0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202" style:family="text">
      <style:text-properties fo:font-size="12pt" fo:font-style="italic" fo:font-weight="bold" officeooo:rsid="00fadea0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203" style:family="text">
      <style:text-properties fo:font-size="12pt" fo:font-style="italic" fo:font-weight="bold" officeooo:rsid="01060a98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204" style:family="text">
      <style:text-properties fo:font-size="12pt" fo:font-style="italic" fo:font-weight="bold" officeooo:rsid="01da9f41" style:font-size-asian="12pt" style:font-style-asian="italic" style:font-weight-asian="bold" style:font-name-complex="Times New Roman4" style:font-size-complex="12pt" style:font-style-complex="italic" style:font-weight-complex="bold"/>
    </style:style>
    <style:style style:name="T205" style:family="text">
      <style:text-properties style:font-name-asian="Times New Roman3" style:font-name-complex="Times New Roman3"/>
    </style:style>
    <style:style style:name="T206" style:family="text">
      <style:text-properties officeooo:rsid="00389e78" style:font-name-asian="Times New Roman3" style:font-name-complex="Times New Roman3"/>
    </style:style>
    <style:style style:name="T207" style:family="text">
      <style:text-properties officeooo:rsid="0062367d" style:font-name-asian="Times New Roman3" style:font-name-complex="Times New Roman3"/>
    </style:style>
    <style:style style:name="T208" style:family="text">
      <style:text-properties officeooo:rsid="0011943f" style:font-name-asian="Times New Roman3" style:font-name-complex="Times New Roman3"/>
    </style:style>
    <style:style style:name="T209" style:family="text">
      <style:text-properties officeooo:rsid="01ef1683" style:font-name-asian="Times New Roman3" style:font-name-complex="Times New Roman3"/>
    </style:style>
    <style:style style:name="T210" style:family="text">
      <style:text-properties officeooo:rsid="01f105e8" style:font-name-asian="Times New Roman3" style:font-name-complex="Times New Roman3"/>
    </style:style>
    <style:style style:name="T211" style:family="text">
      <style:text-properties officeooo:rsid="00b526ac"/>
    </style:style>
    <style:style style:name="T212" style:family="text">
      <style:text-properties fo:font-size="11pt" fo:font-style="normal" fo:font-weight="normal" officeooo:rsid="000e301f" style:font-size-asian="11pt" style:font-style-asian="normal" style:font-weight-asian="normal" style:font-name-complex="Times New Roman4"/>
    </style:style>
    <style:style style:name="T213" style:family="text">
      <style:text-properties fo:font-size="11pt" fo:font-style="normal" fo:font-weight="normal" officeooo:rsid="000decca" style:font-size-asian="11pt" style:font-style-asian="normal" style:font-weight-asian="normal" style:font-name-complex="Times New Roman4"/>
    </style:style>
    <style:style style:name="T214" style:family="text">
      <style:text-properties fo:font-size="11pt" fo:font-style="normal" fo:font-weight="normal" officeooo:rsid="00b808a8" style:font-size-asian="11pt" style:font-style-asian="normal" style:font-weight-asian="normal" style:font-name-complex="Times New Roman4"/>
    </style:style>
    <style:style style:name="T215" style:family="text">
      <style:text-properties fo:font-size="11pt" fo:font-style="normal" fo:font-weight="normal" officeooo:rsid="01c1e922" style:font-size-asian="11pt" style:font-style-asian="normal" style:font-weight-asian="normal" style:font-name-complex="Times New Roman4"/>
    </style:style>
    <style:style style:name="T216" style:family="text">
      <style:text-properties fo:font-size="11pt" fo:font-style="normal" fo:font-weight="normal" officeooo:rsid="01c87e27" style:font-size-asian="11pt" style:font-style-asian="normal" style:font-weight-asian="normal" style:font-name-complex="Times New Roman4"/>
    </style:style>
    <style:style style:name="T217" style:family="text">
      <style:text-properties fo:font-size="11pt" fo:font-style="normal" fo:font-weight="normal" officeooo:rsid="01c3553e" style:font-size-asian="11pt" style:font-style-asian="normal" style:font-weight-asian="normal" style:font-name-complex="Times New Roman4"/>
    </style:style>
    <style:style style:name="T218" style:family="text">
      <style:text-properties fo:font-size="11pt" fo:font-style="normal" fo:font-weight="normal" officeooo:rsid="01c36c16" style:font-size-asian="11pt" style:font-style-asian="normal" style:font-weight-asian="normal" style:font-name-complex="Times New Roman4"/>
    </style:style>
    <style:style style:name="T219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4"/>
    </style:style>
    <style:style style:name="T220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4"/>
    </style:style>
    <style:style style:name="T221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4"/>
    </style:style>
    <style:style style:name="T222" style:family="text">
      <style:text-properties fo:font-size="11pt" fo:font-style="normal" fo:font-weight="normal" officeooo:rsid="01c1e922" style:font-name-asian="Microsoft YaHei" style:font-size-asian="11pt" style:font-style-asian="normal" style:font-weight-asian="normal" style:font-name-complex="Times New Roman4"/>
    </style:style>
    <style:style style:name="T223" style:family="text">
      <style:text-properties fo:font-size="11pt" fo:font-style="normal" fo:font-weight="normal" officeooo:rsid="00b59f16" style:font-name-asian="Microsoft YaHei" style:font-size-asian="11pt" style:font-style-asian="normal" style:font-weight-asian="normal" style:font-name-complex="Times New Roman4" style:font-weight-complex="normal"/>
    </style:style>
    <style:style style:name="T224" style:family="text">
      <style:text-properties fo:font-size="11pt" fo:font-style="normal" fo:font-weight="normal" officeooo:rsid="01eae50a" style:font-name-asian="Microsoft YaHei" style:font-size-asian="11pt" style:font-style-asian="normal" style:font-weight-asian="normal" style:font-name-complex="Times New Roman4" style:font-weight-complex="normal"/>
    </style:style>
    <style:style style:name="T225" style:family="text">
      <style:text-properties fo:font-size="11pt" fo:font-style="normal" fo:font-weight="normal" officeooo:rsid="01e97d75" style:font-name-asian="Microsoft YaHei" style:font-size-asian="11pt" style:font-style-asian="normal" style:font-weight-asian="normal" style:font-name-complex="Times New Roman4"/>
    </style:style>
    <style:style style:name="T226" style:family="text">
      <style:text-properties fo:font-size="11pt" fo:font-style="normal" fo:font-weight="normal" officeooo:rsid="01eae50a" style:font-name-asian="Microsoft YaHei" style:font-size-asian="11pt" style:font-style-asian="normal" style:font-weight-asian="normal" style:font-name-complex="Times New Roman4"/>
    </style:style>
    <style:style style:name="T227" style:family="text">
      <style:text-properties fo:font-size="11pt" fo:font-style="italic" fo:font-weight="normal" officeooo:rsid="01d9b43e" fo:background-color="#ffff00" loext:char-shading-value="0" style:font-name-asian="Microsoft YaHei" style:font-size-asian="12pt" style:font-style-asian="italic" style:font-weight-asian="normal" style:font-name-complex="Times New Roman4" style:font-style-complex="italic"/>
    </style:style>
    <style:style style:name="T228" style:family="text">
      <style:text-properties fo:font-size="11pt" fo:font-style="italic" fo:font-weight="normal" officeooo:rsid="01da9f41" fo:background-color="#ffff00" loext:char-shading-value="0" style:font-name-asian="Microsoft YaHei" style:font-size-asian="12pt" style:font-style-asian="italic" style:font-weight-asian="normal" style:font-name-complex="Times New Roman4" style:font-style-complex="italic"/>
    </style:style>
    <style:style style:name="T229" style:family="text">
      <style:text-properties fo:font-style="normal" fo:font-weight="normal" style:font-style-asian="normal" style:font-weight-asian="normal"/>
    </style:style>
    <style:style style:name="T230" style:family="text">
      <style:text-properties fo:font-style="normal" fo:font-weight="normal" style:font-style-asian="normal" style:font-weight-asian="normal" style:font-name-complex="Times New Roman4"/>
    </style:style>
    <style:style style:name="T231" style:family="text">
      <style:text-properties fo:font-style="normal" fo:font-weight="normal" officeooo:rsid="00b526ac" style:font-style-asian="normal" style:font-weight-asian="normal" style:font-name-complex="Times New Roman4"/>
    </style:style>
    <style:style style:name="T232" style:family="text">
      <style:text-properties fo:font-style="normal" fo:font-weight="normal" officeooo:rsid="000decca" style:font-style-asian="normal" style:font-weight-asian="normal" style:font-name-complex="Times New Roman4"/>
    </style:style>
    <style:style style:name="T233" style:family="text">
      <style:text-properties fo:font-style="normal" fo:font-weight="normal" officeooo:rsid="00b59f16" style:font-style-asian="normal" style:font-weight-asian="normal" style:font-name-complex="Times New Roman4"/>
    </style:style>
    <style:style style:name="T234" style:family="text">
      <style:text-properties fo:font-style="normal" fo:font-weight="normal" officeooo:rsid="000e301f" style:font-style-asian="normal" style:font-weight-asian="normal" style:font-name-complex="Times New Roman4"/>
    </style:style>
    <style:style style:name="T235" style:family="text">
      <style:text-properties fo:font-style="normal" fo:font-weight="normal" officeooo:rsid="00bc98d0" style:font-style-asian="normal" style:font-weight-asian="normal" style:font-name-complex="Times New Roman4"/>
    </style:style>
    <style:style style:name="T236" style:family="text">
      <style:text-properties fo:font-style="normal" fo:font-weight="normal" officeooo:rsid="00b808a8" style:font-style-asian="normal" style:font-weight-asian="normal" style:font-name-complex="Times New Roman4"/>
    </style:style>
    <style:style style:name="T237" style:family="text">
      <style:text-properties fo:font-style="normal" fo:font-weight="normal" officeooo:rsid="00bb7159" style:font-style-asian="normal" style:font-weight-asian="normal" style:font-name-complex="Times New Roman4"/>
    </style:style>
    <style:style style:name="T238" style:family="text">
      <style:text-properties fo:font-style="normal" fo:font-weight="normal" officeooo:rsid="00c8427d" style:font-style-asian="normal" style:font-weight-asian="normal" style:font-name-complex="Times New Roman4"/>
    </style:style>
    <style:style style:name="T239" style:family="text">
      <style:text-properties fo:font-style="normal" fo:font-weight="normal" officeooo:rsid="00ca01c2" style:font-style-asian="normal" style:font-weight-asian="normal" style:font-name-complex="Times New Roman4"/>
    </style:style>
    <style:style style:name="T240" style:family="text">
      <style:text-properties fo:font-style="normal" fo:font-weight="normal" officeooo:rsid="00ccdf8b" style:font-style-asian="normal" style:font-weight-asian="normal" style:font-name-complex="Times New Roman4"/>
    </style:style>
    <style:style style:name="T241" style:family="text">
      <style:text-properties fo:font-style="normal" fo:font-weight="normal" officeooo:rsid="000a514a" style:font-style-asian="normal" style:font-weight-asian="normal" style:font-name-complex="Times New Roman4" style:font-weight-complex="normal"/>
    </style:style>
    <style:style style:name="T242" style:family="text">
      <style:text-properties fo:font-style="normal" fo:font-weight="normal" officeooo:rsid="000e301f" style:font-style-asian="normal" style:font-weight-asian="normal" style:font-name-complex="Times New Roman4" style:font-weight-complex="normal"/>
    </style:style>
    <style:style style:name="T243" style:family="text">
      <style:text-properties fo:font-style="normal" fo:font-weight="normal" officeooo:rsid="000decca" style:font-style-asian="normal" style:font-weight-asian="normal" style:font-name-complex="Times New Roman4" style:font-weight-complex="normal"/>
    </style:style>
    <style:style style:name="T244" style:family="text">
      <style:text-properties fo:font-style="normal" fo:font-weight="normal" officeooo:rsid="00b808a8" style:font-style-asian="normal" style:font-weight-asian="normal" style:font-name-complex="Times New Roman4" style:font-weight-complex="normal"/>
    </style:style>
    <style:style style:name="T245" style:family="text">
      <style:text-properties fo:font-style="normal" fo:font-weight="normal" officeooo:rsid="000a514a" style:font-style-asian="normal" style:font-weight-asian="normal" style:font-name-complex="Times New Roman4"/>
    </style:style>
    <style:style style:name="T246" style:family="text">
      <style:text-properties fo:font-style="normal" fo:font-weight="normal" officeooo:rsid="018872d5" style:font-style-asian="normal" style:font-weight-asian="normal" style:font-name-complex="Times New Roman4"/>
    </style:style>
    <style:style style:name="T247" style:family="text">
      <style:text-properties fo:font-style="normal" fo:font-weight="normal" officeooo:rsid="01bdf33e" style:font-style-asian="normal" style:font-weight-asian="normal" style:font-name-complex="Times New Roman4"/>
    </style:style>
    <style:style style:name="T248" style:family="text">
      <style:text-properties fo:font-style="normal" fo:font-weight="normal" officeooo:rsid="01beaf1a" style:font-style-asian="normal" style:font-weight-asian="normal" style:font-name-complex="Times New Roman4"/>
    </style:style>
    <style:style style:name="T249" style:family="text">
      <style:text-properties fo:font-style="normal" fo:font-weight="normal" officeooo:rsid="01c1e922" style:font-style-asian="normal" style:font-weight-asian="normal" style:font-name-complex="Times New Roman4"/>
    </style:style>
    <style:style style:name="T250" style:family="text">
      <style:text-properties fo:font-style="normal" fo:font-weight="normal" officeooo:rsid="01c3553e" style:font-style-asian="normal" style:font-weight-asian="normal" style:font-name-complex="Times New Roman4"/>
    </style:style>
    <style:style style:name="T251" style:family="text">
      <style:text-properties fo:font-style="normal" fo:font-weight="normal" officeooo:rsid="01c87e27" style:font-style-asian="normal" style:font-weight-asian="normal" style:font-name-complex="Times New Roman4"/>
    </style:style>
    <style:style style:name="T252" style:family="text">
      <style:text-properties fo:font-style="normal" fo:font-weight="normal" officeooo:rsid="01cdd1dc" style:font-style-asian="normal" style:font-weight-asian="normal" style:font-name-complex="Times New Roman4"/>
    </style:style>
    <style:style style:name="T253" style:family="text">
      <style:text-properties fo:font-style="normal" fo:font-weight="normal" officeooo:rsid="01ff25c7" style:font-style-asian="normal" style:font-weight-asian="normal" style:font-name-complex="Times New Roman4"/>
    </style:style>
    <style:style style:name="T254" style:family="text">
      <style:text-properties fo:font-style="normal" fo:font-weight="normal" officeooo:rsid="000e301f" style:font-style-asian="normal" style:font-weight-asian="normal"/>
    </style:style>
    <style:style style:name="T255" style:family="text">
      <style:text-properties fo:font-style="normal" fo:font-weight="normal" officeooo:rsid="00b808a8" style:font-style-asian="normal" style:font-weight-asian="normal"/>
    </style:style>
    <style:style style:name="T256" style:family="text">
      <style:text-properties fo:font-style="normal" fo:font-weight="normal" officeooo:rsid="00bb7159" style:font-style-asian="normal" style:font-weight-asian="normal"/>
    </style:style>
    <style:style style:name="T257" style:family="text">
      <style:text-properties fo:font-style="normal" fo:font-weight="normal" officeooo:rsid="01cde809" style:font-style-asian="normal" style:font-weight-asian="normal"/>
    </style:style>
    <style:style style:name="T258" style:family="text">
      <style:text-properties fo:font-style="normal" fo:font-weight="normal" officeooo:rsid="00bc98d0" style:font-style-asian="normal" style:font-weight-asian="normal"/>
    </style:style>
    <style:style style:name="T259" style:family="text">
      <style:text-properties fo:font-style="normal" fo:font-weight="normal" officeooo:rsid="000decca" style:font-style-asian="normal" style:font-weight-asian="normal"/>
    </style:style>
    <style:style style:name="T260" style:family="text">
      <style:text-properties fo:font-style="normal" fo:font-weight="normal" officeooo:rsid="01d20f52" style:font-style-asian="normal" style:font-weight-asian="normal"/>
    </style:style>
    <style:style style:name="T261" style:family="text">
      <style:text-properties fo:font-style="normal" fo:font-weight="normal" officeooo:rsid="01d7165a" style:font-style-asian="normal" style:font-weight-asian="normal"/>
    </style:style>
    <style:style style:name="T262" style:family="text">
      <style:text-properties fo:font-style="normal" fo:font-weight="normal" officeooo:rsid="01db1546" style:font-style-asian="normal" style:font-weight-asian="normal"/>
    </style:style>
    <style:style style:name="T263" style:family="text">
      <style:text-properties fo:font-style="normal" fo:font-weight="normal" officeooo:rsid="000e301f" style:font-name-asian="Times New Roman3" style:font-style-asian="normal" style:font-weight-asian="normal" style:font-name-complex="Times New Roman4" style:font-weight-complex="normal"/>
    </style:style>
    <style:style style:name="T264" style:family="text">
      <style:text-properties fo:font-style="normal" fo:font-weight="normal" officeooo:rsid="000decca" style:font-name-asian="Times New Roman3" style:font-style-asian="normal" style:font-weight-asian="normal" style:font-name-complex="Times New Roman4" style:font-weight-complex="normal"/>
    </style:style>
    <style:style style:name="T265" style:family="text">
      <style:text-properties fo:font-style="normal" fo:font-weight="normal" officeooo:rsid="00b808a8" style:font-name-asian="Times New Roman3" style:font-style-asian="normal" style:font-weight-asian="normal" style:font-name-complex="Times New Roman4" style:font-weight-complex="normal"/>
    </style:style>
    <style:style style:name="T266" style:family="text">
      <style:text-properties fo:font-style="normal" fo:font-weight="normal" officeooo:rsid="000a514a" style:font-name-asian="Times New Roman3" style:font-style-asian="normal" style:font-weight-asian="normal" style:font-name-complex="Times New Roman4" style:font-weight-complex="normal"/>
    </style:style>
    <style:style style:name="T267" style:family="text">
      <style:text-properties fo:font-style="normal" fo:font-weight="normal" officeooo:rsid="01d20f52" fo:background-color="transparent" loext:char-shading-value="0" style:font-style-asian="normal" style:font-weight-asian="normal"/>
    </style:style>
    <style:style style:name="T268" style:family="text">
      <style:text-properties fo:font-style="normal" fo:font-weight="normal" officeooo:rsid="01d7165a" fo:background-color="transparent" loext:char-shading-value="0" style:font-style-asian="normal" style:font-weight-asian="normal"/>
    </style:style>
    <style:style style:name="T269" style:family="text">
      <style:text-properties fo:font-style="normal" fo:font-weight="normal" officeooo:rsid="01e0048b" fo:background-color="transparent" loext:char-shading-value="0" style:font-style-asian="normal" style:font-weight-asian="normal"/>
    </style:style>
    <style:style style:name="T270" style:family="text">
      <style:text-properties fo:font-style="normal" officeooo:rsid="000e301f" style:font-style-asian="normal" style:font-name-complex="Times New Roman4"/>
    </style:style>
    <style:style style:name="T271" style:family="text">
      <style:text-properties fo:font-style="normal" officeooo:rsid="00b808a8" style:font-style-asian="normal" style:font-name-complex="Times New Roman4"/>
    </style:style>
    <style:style style:name="T272" style:family="text">
      <style:text-properties fo:font-style="normal" officeooo:rsid="00bb7159" style:font-style-asian="normal" style:font-name-complex="Times New Roman4"/>
    </style:style>
    <style:style style:name="T273" style:family="text">
      <style:text-properties fo:font-style="normal" officeooo:rsid="01cdd1dc" style:font-style-asian="normal" style:font-name-complex="Times New Roman4"/>
    </style:style>
    <style:style style:name="T274" style:family="text">
      <style:text-properties fo:font-style="normal" officeooo:rsid="01e14ff1" style:font-style-asian="normal" style:font-name-complex="Times New Roman4"/>
    </style:style>
    <style:style style:name="T275" style:family="text">
      <style:text-properties officeooo:rsid="00b8a59c"/>
    </style:style>
    <style:style style:name="T276" style:family="text">
      <style:text-properties style:text-position="sub 58%"/>
    </style:style>
    <style:style style:name="T277" style:family="text">
      <style:text-properties style:text-position="sub 58%" fo:font-style="normal" fo:font-weight="normal" officeooo:rsid="00bc98d0" style:font-style-asian="normal" style:font-weight-asian="normal" style:font-name-complex="Times New Roman4"/>
    </style:style>
    <style:style style:name="T278" style:family="text">
      <style:text-properties style:text-position="sub 58%" fo:font-style="normal" fo:font-weight="normal" officeooo:rsid="00ccdf8b" style:font-style-asian="normal" style:font-weight-asian="normal" style:font-name-complex="Times New Roman4"/>
    </style:style>
    <style:style style:name="T279" style:family="text">
      <style:text-properties style:text-position="sub 58%" fo:font-style="normal" fo:font-weight="normal" officeooo:rsid="00ccdf8b" style:font-style-asian="normal" style:font-weight-asian="normal" style:font-name-complex="Times New Roman4" style:font-weight-complex="normal"/>
    </style:style>
    <style:style style:name="T280" style:family="text">
      <style:text-properties style:text-position="sub 58%" fo:font-style="normal" fo:font-weight="normal" officeooo:rsid="0135871a" style:font-style-asian="normal" style:font-weight-asian="normal" style:font-name-complex="Times New Roman4" style:font-weight-complex="normal"/>
    </style:style>
    <style:style style:name="T281" style:family="text">
      <style:text-properties style:text-position="sub 58%" fo:font-style="normal" fo:font-weight="normal" officeooo:rsid="01373b5b" style:font-style-asian="normal" style:font-weight-asian="normal" style:font-name-complex="Times New Roman4" style:font-weight-complex="normal"/>
    </style:style>
    <style:style style:name="T282" style:family="text">
      <style:text-properties style:text-position="sub 58%" fo:font-style="normal" fo:font-weight="normal" officeooo:rsid="01741de7" style:font-style-asian="normal" style:font-weight-asian="normal" style:font-name-complex="Times New Roman4" style:font-weight-complex="normal"/>
    </style:style>
    <style:style style:name="T283" style:family="text">
      <style:text-properties style:text-position="sub 58%" fo:font-style="normal" fo:font-weight="normal" officeooo:rsid="00bc98d0" style:font-style-asian="normal" style:font-weight-asian="normal" style:font-name-complex="Times New Roman4" style:font-weight-complex="normal"/>
    </style:style>
    <style:style style:name="T284" style:family="text">
      <style:text-properties style:text-position="sub 58%" fo:font-style="normal" fo:font-weight="normal" officeooo:rsid="0201a183" style:font-style-asian="normal" style:font-weight-asian="normal" style:font-name-complex="Times New Roman4" style:font-weight-complex="normal"/>
    </style:style>
    <style:style style:name="T285" style:family="text">
      <style:text-properties style:text-position="sub 58%" fo:font-style="normal" fo:font-weight="normal" officeooo:rsid="00b526ac" style:font-style-asian="normal" style:font-weight-asian="normal" style:font-name-complex="Times New Roman4"/>
    </style:style>
    <style:style style:name="T286" style:family="text">
      <style:text-properties style:text-position="sub 58%" fo:font-style="normal" fo:font-weight="normal" officeooo:rsid="01fbc46b" style:font-style-asian="normal" style:font-weight-asian="normal" style:font-name-complex="Times New Roman4"/>
    </style:style>
    <style:style style:name="T287" style:family="text">
      <style:text-properties style:text-position="sub 58%" fo:font-style="normal" fo:font-weight="normal" officeooo:rsid="01ff25c7" style:font-style-asian="normal" style:font-weight-asian="normal" style:font-name-complex="Times New Roman4"/>
    </style:style>
    <style:style style:name="T288" style:family="text">
      <style:text-properties style:text-position="sub 58%" fo:font-style="normal" fo:font-weight="normal" officeooo:rsid="000decca" style:font-style-asian="normal" style:font-weight-asian="normal" style:font-name-complex="Times New Roman4"/>
    </style:style>
    <style:style style:name="T289" style:family="text">
      <style:text-properties style:text-position="sub 58%" fo:font-style="normal" fo:font-weight="normal" officeooo:rsid="00bc98d0" style:font-style-asian="normal" style:font-weight-asian="normal"/>
    </style:style>
    <style:style style:name="T290" style:family="text">
      <style:text-properties style:text-position="sub 58%" fo:font-style="normal" fo:font-weight="normal" officeooo:rsid="0135871a" style:font-name-asian="Times New Roman3" style:font-style-asian="normal" style:font-weight-asian="normal" style:font-name-complex="Times New Roman4" style:font-weight-complex="normal"/>
    </style:style>
    <style:style style:name="T291" style:family="text">
      <style:text-properties style:text-position="sub 58%" fo:font-style="normal" fo:font-weight="normal" officeooo:rsid="001711b2" style:font-name-asian="Times New Roman3" style:font-style-asian="normal" style:font-weight-asian="normal" style:font-name-complex="Times New Roman4" style:font-weight-complex="normal"/>
    </style:style>
    <style:style style:name="T292" style:family="text">
      <style:text-properties style:text-position="sub 58%" fo:font-style="normal" fo:font-weight="normal" officeooo:rsid="0123f5a2" style:font-name-asian="Times New Roman3" style:font-style-asian="normal" style:font-weight-asian="normal" style:font-name-complex="Times New Roman4" style:font-weight-complex="normal"/>
    </style:style>
    <style:style style:name="T293" style:family="text">
      <style:text-properties style:text-position="sub 58%" fo:font-style="normal" fo:font-weight="normal" officeooo:rsid="01373b5b" style:font-name-asian="Times New Roman3" style:font-style-asian="normal" style:font-weight-asian="normal" style:font-name-complex="Times New Roman4" style:font-weight-complex="normal"/>
    </style:style>
    <style:style style:name="T294" style:family="text">
      <style:text-properties style:text-position="sub 58%" fo:font-style="normal" fo:font-weight="normal" officeooo:rsid="01741de7" style:font-name-asian="Times New Roman3" style:font-style-asian="normal" style:font-weight-asian="normal" style:font-name-complex="Times New Roman4" style:font-weight-complex="normal"/>
    </style:style>
    <style:style style:name="T295" style:family="text">
      <style:text-properties style:text-position="sub 58%" fo:font-style="normal" fo:font-weight="normal" officeooo:rsid="018b974d" style:font-name-asian="Times New Roman3" style:font-style-asian="normal" style:font-weight-asian="normal" style:font-name-complex="Times New Roman4" style:font-weight-complex="normal"/>
    </style:style>
    <style:style style:name="T296" style:family="text">
      <style:text-properties style:text-position="sub 58%" fo:font-style="normal" fo:font-weight="normal" officeooo:rsid="00bc98d0" style:font-name-asian="Times New Roman3" style:font-style-asian="normal" style:font-weight-asian="normal" style:font-name-complex="Times New Roman4" style:font-weight-complex="normal"/>
    </style:style>
    <style:style style:name="T297" style:family="text">
      <style:text-properties style:text-position="sub 58%" fo:font-style="normal" officeooo:rsid="0135871a" style:font-name-asian="Times New Roman3" style:font-style-asian="normal" style:font-name-complex="Times New Roman4"/>
    </style:style>
    <style:style style:name="T298" style:family="text">
      <style:text-properties style:text-position="sub 58%" fo:font-style="normal" officeooo:rsid="001711b2" style:font-name-asian="Times New Roman3" style:font-style-asian="normal" style:font-name-complex="Times New Roman4"/>
    </style:style>
    <style:style style:name="T299" style:family="text">
      <style:text-properties style:text-position="sub 58%" fo:font-style="normal" officeooo:rsid="0123f5a2" style:font-name-asian="Times New Roman3" style:font-style-asian="normal" style:font-name-complex="Times New Roman4"/>
    </style:style>
    <style:style style:name="T300" style:family="text">
      <style:text-properties style:text-position="sub 58%" fo:font-style="normal" officeooo:rsid="018b974d" style:font-name-asian="Times New Roman3" style:font-style-asian="normal" style:font-name-complex="Times New Roman4"/>
    </style:style>
    <style:style style:name="T301" style:family="text">
      <style:text-properties style:text-position="sub 58%" fo:font-style="normal" officeooo:rsid="00bc98d0" style:font-style-asian="normal" style:font-name-complex="Times New Roman4"/>
    </style:style>
    <style:style style:name="T302" style:family="text">
      <style:text-properties style:text-position="sub 58%" style:font-name="Times New Roman3" fo:font-weight="normal" officeooo:rsid="00cd5a5d" style:font-weight-asian="normal" style:font-name-complex="Times New Roman4" style:font-weight-complex="normal"/>
    </style:style>
    <style:style style:name="T303" style:family="text">
      <style:text-properties style:text-position="sub 58%" style:font-name="Times New Roman3" fo:font-weight="normal" officeooo:rsid="00fa7b24" style:font-weight-asian="normal" style:font-name-complex="Times New Roman4" style:font-weight-complex="normal"/>
    </style:style>
    <style:style style:name="T304" style:family="text">
      <style:text-properties style:text-position="sub 58%" style:font-name="Times New Roman3" fo:font-weight="normal" officeooo:rsid="00e38a54" style:font-weight-asian="normal" style:font-name-complex="Times New Roman4" style:font-weight-complex="normal"/>
    </style:style>
    <style:style style:name="T305" style:family="text">
      <style:text-properties style:text-position="sub 58%" style:font-name="Times New Roman3" fo:font-weight="normal" officeooo:rsid="0123f5a2" style:font-weight-asian="normal" style:font-name-complex="Times New Roman4" style:font-weight-complex="normal"/>
    </style:style>
    <style:style style:name="T306" style:family="text">
      <style:text-properties style:text-position="sub 58%" style:font-name="Times New Roman3" fo:font-style="normal" fo:font-weight="normal" officeooo:rsid="00cd5a5d" style:font-style-asian="normal" style:font-weight-asian="normal" style:font-name-complex="Times New Roman4" style:font-weight-complex="normal"/>
    </style:style>
    <style:style style:name="T307" style:family="text">
      <style:text-properties style:text-position="sub 58%" style:font-name="Times New Roman3" fo:font-style="normal" fo:font-weight="normal" officeooo:rsid="00eddb6f" style:font-style-asian="normal" style:font-weight-asian="normal" style:font-name-complex="Times New Roman4" style:font-weight-complex="normal"/>
    </style:style>
    <style:style style:name="T308" style:family="text">
      <style:text-properties style:text-position="sub 58%" style:font-name="Times New Roman3" fo:font-style="normal" fo:font-weight="normal" officeooo:rsid="00d986ae" style:font-style-asian="normal" style:font-weight-asian="normal" style:font-name-complex="Times New Roman4" style:font-weight-complex="normal"/>
    </style:style>
    <style:style style:name="T309" style:family="text">
      <style:text-properties style:text-position="sub 58%" style:font-name="Times New Roman3" fo:font-style="normal" fo:font-weight="normal" officeooo:rsid="000a514a" style:font-style-asian="normal" style:font-weight-asian="normal" style:font-name-complex="Times New Roman4" style:font-weight-complex="normal"/>
    </style:style>
    <style:style style:name="T310" style:family="text">
      <style:text-properties style:text-position="sub 58%" style:font-name="Times New Roman3" fo:font-style="normal" fo:font-weight="normal" officeooo:rsid="018b974d" style:font-style-asian="normal" style:font-weight-asian="normal" style:font-name-complex="Times New Roman4" style:font-weight-complex="normal"/>
    </style:style>
    <style:style style:name="T311" style:family="text">
      <style:text-properties style:text-position="sub 58%" style:font-name="Times New Roman3" fo:font-style="normal" fo:font-weight="normal" officeooo:rsid="001711b2" style:font-style-asian="normal" style:font-weight-asian="normal" style:font-name-complex="Times New Roman4" style:font-weight-complex="normal"/>
    </style:style>
    <style:style style:name="T312" style:family="text">
      <style:text-properties style:text-position="sub 58%" style:font-name="Times New Roman3" fo:font-style="normal" fo:font-weight="normal" officeooo:rsid="0123f5a2" style:font-name-asian="Times New Roman3" style:font-style-asian="normal" style:font-weight-asian="normal" style:font-name-complex="Times New Roman4" style:font-weight-complex="normal"/>
    </style:style>
    <style:style style:name="T313" style:family="text">
      <style:text-properties style:text-position="sub 58%" style:font-name="Times New Roman3" fo:font-style="normal" fo:font-weight="normal" officeooo:rsid="01373b5b" style:font-name-asian="Times New Roman3" style:font-style-asian="normal" style:font-weight-asian="normal" style:font-name-complex="Times New Roman4" style:font-weight-complex="normal"/>
    </style:style>
    <style:style style:name="T314" style:family="text">
      <style:text-properties style:text-position="sub 58%" style:font-name="Times New Roman3" fo:font-style="normal" fo:font-weight="normal" officeooo:rsid="0135871a" style:font-name-asian="Times New Roman3" style:font-style-asian="normal" style:font-weight-asian="normal" style:font-name-complex="Times New Roman4" style:font-weight-complex="normal"/>
    </style:style>
    <style:style style:name="T315" style:family="text">
      <style:text-properties style:text-position="sub 58%" style:font-name="Times New Roman3" fo:font-style="normal" fo:font-weight="normal" officeooo:rsid="01741de7" style:font-name-asian="Times New Roman3" style:font-style-asian="normal" style:font-weight-asian="normal" style:font-name-complex="Times New Roman4" style:font-weight-complex="normal"/>
    </style:style>
    <style:style style:name="T316" style:family="text">
      <style:text-properties style:text-position="sub 58%" style:font-name="Times New Roman3" officeooo:rsid="00f6b090" style:font-name-complex="Times New Roman4"/>
    </style:style>
    <style:style style:name="T317" style:family="text">
      <style:text-properties style:text-position="sub 58%" style:font-name="Times New Roman3" officeooo:rsid="001711b2" style:font-name-complex="Times New Roman4"/>
    </style:style>
    <style:style style:name="T318" style:family="text">
      <style:text-properties style:text-position="sub 58%" style:font-name="Times New Roman2" fo:font-weight="normal" officeooo:rsid="0022dbf0" style:font-weight-asian="normal" style:font-name-complex="Times New Roman4" style:font-weight-complex="normal"/>
    </style:style>
    <style:style style:name="T319" style:family="text">
      <style:text-properties style:text-position="sub 58%" style:font-name="Times New Roman2" fo:font-weight="normal" officeooo:rsid="0201a183" style:font-weight-asian="normal" style:font-name-complex="Times New Roman4" style:font-weight-complex="normal"/>
    </style:style>
    <style:style style:name="T320" style:family="text">
      <style:text-properties style:text-position="sub 58%" style:font-name="Times New Roman2" fo:font-weight="normal" officeooo:rsid="02048c42" style:font-weight-asian="normal" style:font-name-complex="Times New Roman4" style:font-weight-complex="normal"/>
    </style:style>
    <style:style style:name="T321" style:family="text">
      <style:text-properties style:text-position="sub 58%" style:font-name="Times New Roman2" fo:font-size="11pt" officeooo:rsid="000a514a" style:font-size-asian="11pt" style:font-size-complex="11pt"/>
    </style:style>
    <style:style style:name="T322" style:family="text">
      <style:text-properties style:text-position="sub 58%" style:font-name="Times New Roman2" fo:font-size="11pt" fo:font-style="normal" style:text-underline-style="none" fo:font-weight="normal" officeooo:rsid="0123f5a2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23" style:family="text">
      <style:text-properties style:text-position="sub 58%" style:font-name="Times New Roman2" fo:font-size="11pt" fo:font-style="normal" style:text-underline-style="none" fo:font-weight="normal" officeooo:rsid="0139e92f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24" style:family="text">
      <style:text-properties style:text-position="sub 58%" style:font-name="Times New Roman2" fo:font-size="11pt" fo:font-style="normal" style:text-underline-style="none" fo:font-weight="normal" officeooo:rsid="0135871a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25" style:family="text">
      <style:text-properties style:text-position="sub 58%" style:font-name="Times New Roman2" fo:font-size="11pt" fo:font-style="normal" style:text-underline-style="none" fo:font-weight="normal" officeooo:rsid="01741de7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26" style:family="text">
      <style:text-properties style:text-position="sub 58%" style:font-name="Times New Roman2" fo:font-size="11pt" fo:font-style="normal" style:text-underline-style="none" fo:font-weight="normal" officeooo:rsid="018b974d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27" style:family="text">
      <style:text-properties style:text-position="sub 58%" style:font-name="Times New Roman2" officeooo:rsid="0022dbf0" style:font-name-complex="Times New Roman4"/>
    </style:style>
    <style:style style:name="T328" style:family="text">
      <style:text-properties style:text-position="sub 58%" style:font-name="Times New Roman2" officeooo:rsid="018b974d" style:font-name-complex="Times New Roman4"/>
    </style:style>
    <style:style style:name="T329" style:family="text">
      <style:text-properties style:text-position="sub 58%" style:font-name="Times New Roman2" officeooo:rsid="01224963"/>
    </style:style>
    <style:style style:name="T330" style:family="text">
      <style:text-properties style:text-position="sub 58%" officeooo:rsid="00b526ac"/>
    </style:style>
    <style:style style:name="T331" style:family="text">
      <style:text-properties style:text-position="sub 58%" fo:font-size="12pt" fo:font-weight="normal" officeooo:rsid="01224963" style:font-size-asian="12pt" style:font-weight-asian="normal" style:font-name-complex="Times New Roman4" style:font-size-complex="12pt" style:font-weight-complex="normal"/>
    </style:style>
    <style:style style:name="T332" style:family="text">
      <style:text-properties style:text-position="sub 58%" fo:font-size="12pt" fo:font-weight="normal" officeooo:rsid="01254419" style:font-size-asian="12pt" style:font-weight-asian="normal" style:font-name-complex="Times New Roman4" style:font-size-complex="12pt" style:font-weight-complex="normal"/>
    </style:style>
    <style:style style:name="T333" style:family="text">
      <style:text-properties style:text-position="sub 58%" fo:font-size="12pt" fo:font-weight="normal" officeooo:rsid="012950ec" style:font-size-asian="12pt" style:font-weight-asian="normal" style:font-name-complex="Times New Roman4" style:font-size-complex="12pt" style:font-weight-complex="normal"/>
    </style:style>
    <style:style style:name="T334" style:family="text">
      <style:text-properties style:text-position="sub 58%" fo:font-size="11pt" fo:font-style="normal" fo:font-weight="normal" officeooo:rsid="00bc98d0" style:font-size-asian="11pt" style:font-style-asian="normal" style:font-weight-asian="normal" style:font-name-complex="Times New Roman4"/>
    </style:style>
    <style:style style:name="T335" style:family="text">
      <style:text-properties style:text-position="sub 58%" fo:font-size="11pt" fo:font-style="normal" fo:font-weight="normal" officeooo:rsid="01c65e79" style:font-size-asian="11pt" style:font-style-asian="normal" style:font-weight-asian="normal" style:font-name-complex="Times New Roman4" style:font-weight-complex="normal"/>
    </style:style>
    <style:style style:name="T336" style:family="text">
      <style:text-properties style:text-position="sub 58%" fo:font-size="11pt" fo:font-style="normal" fo:font-weight="normal" officeooo:rsid="0135871a" style:font-size-asian="11pt" style:font-style-asian="normal" style:font-weight-asian="normal" style:font-name-complex="Times New Roman4" style:font-size-complex="11pt" style:font-weight-complex="normal"/>
    </style:style>
    <style:style style:name="T337" style:family="text">
      <style:text-properties style:text-position="sub 58%" fo:font-size="11pt" fo:font-style="normal" fo:font-weight="normal" officeooo:rsid="01373b5b" style:font-size-asian="11pt" style:font-style-asian="normal" style:font-weight-asian="normal" style:font-name-complex="Times New Roman4" style:font-size-complex="11pt" style:font-weight-complex="normal"/>
    </style:style>
    <style:style style:name="T338" style:family="text">
      <style:text-properties style:text-position="sub 58%" fo:font-size="11pt" fo:font-style="normal" fo:font-weight="normal" officeooo:rsid="01ff25c7" style:font-size-asian="11pt" style:font-style-asian="normal" style:font-weight-asian="normal" style:font-name-complex="Times New Roman4"/>
    </style:style>
    <style:style style:name="T339" style:family="text">
      <style:text-properties style:text-position="sub 58%" fo:font-size="11pt" fo:font-style="normal" fo:font-weight="normal" officeooo:rsid="0135871a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40" style:family="text">
      <style:text-properties style:text-position="sub 58%" fo:font-size="11pt" fo:font-style="normal" fo:font-weight="normal" officeooo:rsid="01390f62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41" style:family="text">
      <style:text-properties style:text-position="sub 58%" fo:font-size="11pt" fo:font-style="normal" fo:font-weight="normal" officeooo:rsid="0139e83a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42" style:family="text">
      <style:text-properties style:text-position="sub 58%" fo:font-size="11pt" fo:font-style="normal" fo:font-weight="normal" officeooo:rsid="00bc98d0" style:font-name-asian="Microsoft YaHei" style:font-size-asian="11pt" style:font-style-asian="normal" style:font-weight-asian="normal" style:font-name-complex="Times New Roman4"/>
    </style:style>
    <style:style style:name="T343" style:family="text">
      <style:text-properties style:text-position="sub 58%" fo:font-size="11pt" fo:font-style="normal" fo:font-weight="normal" officeooo:rsid="01c65e79" style:font-name-asian="Microsoft YaHei" style:font-size-asian="11pt" style:font-style-asian="normal" style:font-weight-asian="normal" style:font-name-complex="Times New Roman4" style:font-weight-complex="normal"/>
    </style:style>
    <style:style style:name="T344" style:family="text">
      <style:text-properties style:text-position="sub 58%" fo:font-size="11pt" fo:font-style="normal" fo:font-weight="normal" officeooo:rsid="0201a183" style:font-name-asian="Microsoft YaHei" style:font-size-asian="11pt" style:font-style-asian="normal" style:font-weight-asian="normal" style:font-name-complex="Times New Roman4"/>
    </style:style>
    <style:style style:name="T345" style:family="text">
      <style:text-properties style:text-position="sub 58%" fo:font-size="11pt" fo:font-weight="normal" officeooo:rsid="01741de7" style:font-size-asian="11pt" style:font-weight-asian="normal" style:font-name-complex="Times New Roman4" style:font-size-complex="11pt" style:font-weight-complex="normal"/>
    </style:style>
    <style:style style:name="T346" style:family="text">
      <style:text-properties style:text-position="sub 58%" fo:font-weight="normal" officeooo:rsid="0123f5a2" style:font-weight-asian="normal" style:font-name-complex="Times New Roman4" style:font-weight-complex="normal"/>
    </style:style>
    <style:style style:name="T347" style:family="text">
      <style:text-properties style:text-position="sub 58%" fo:font-weight="normal" officeooo:rsid="0022dbf0" style:font-weight-asian="normal" style:font-name-complex="Times New Roman4" style:font-weight-complex="normal"/>
    </style:style>
    <style:style style:name="T348" style:family="text">
      <style:text-properties style:text-position="sub 58%" fo:font-weight="normal" officeooo:rsid="001711b2" style:font-weight-asian="normal" style:font-name-complex="Times New Roman4" style:font-weight-complex="normal"/>
    </style:style>
    <style:style style:name="T349" style:family="text">
      <style:text-properties style:text-position="sub 58%" officeooo:rsid="0188e11c"/>
    </style:style>
    <style:style style:name="T350" style:family="text">
      <style:text-properties style:text-position="sub 58%" style:font-name-complex="Times New Roman4"/>
    </style:style>
    <style:style style:name="T351" style:family="text">
      <style:text-properties style:text-position="sub 58%" officeooo:rsid="000a514a" style:font-name-complex="Times New Roman4"/>
    </style:style>
    <style:style style:name="T352" style:family="text">
      <style:text-properties style:text-position="0% 100%" style:font-name="Times New Roman3" fo:font-size="12pt" fo:font-weight="normal" officeooo:rsid="0133781a" style:font-size-asian="12pt" style:font-weight-asian="normal" style:font-name-complex="Times New Roman4" style:font-size-complex="12pt" style:font-weight-complex="normal"/>
    </style:style>
    <style:style style:name="T353" style:family="text">
      <style:text-properties style:text-position="0% 100%" style:font-name="Times New Roman3" fo:font-style="normal" fo:font-weight="normal" officeooo:rsid="00d986ae" style:font-style-asian="normal" style:font-weight-asian="normal" style:font-name-complex="Times New Roman4" style:font-weight-complex="normal"/>
    </style:style>
    <style:style style:name="T354" style:family="text">
      <style:text-properties style:text-position="0% 100%" style:font-name="Times New Roman3" fo:font-style="normal" fo:font-weight="normal" officeooo:rsid="001e91f5" style:font-style-asian="normal" style:font-weight-asian="normal" style:font-name-complex="Times New Roman4" style:font-weight-complex="normal"/>
    </style:style>
    <style:style style:name="T355" style:family="text">
      <style:text-properties style:text-position="0% 100%" style:font-name="Times New Roman3" fo:font-style="normal" fo:font-weight="normal" officeooo:rsid="000a514a" style:font-style-asian="normal" style:font-weight-asian="normal" style:font-name-complex="Times New Roman4" style:font-weight-complex="normal"/>
    </style:style>
    <style:style style:name="T356" style:family="text">
      <style:text-properties style:text-position="0% 100%" style:font-name="Times New Roman3" fo:font-style="normal" fo:font-weight="normal" officeooo:rsid="0022dbf0" style:font-style-asian="normal" style:font-weight-asian="normal" style:font-name-complex="Times New Roman4" style:font-weight-complex="normal"/>
    </style:style>
    <style:style style:name="T357" style:family="text">
      <style:text-properties style:text-position="0% 100%" style:font-name="Times New Roman3" fo:font-style="normal" fo:font-weight="normal" officeooo:rsid="018b974d" style:font-style-asian="normal" style:font-weight-asian="normal" style:font-name-complex="Times New Roman4" style:font-weight-complex="normal"/>
    </style:style>
    <style:style style:name="T358" style:family="text">
      <style:text-properties style:text-position="0% 100%" style:font-name="Times New Roman3" fo:font-style="normal" fo:font-weight="normal" officeooo:rsid="001711b2" style:font-style-asian="normal" style:font-weight-asian="normal" style:font-name-complex="Times New Roman4" style:font-weight-complex="normal"/>
    </style:style>
    <style:style style:name="T359" style:family="text">
      <style:text-properties style:text-position="0% 100%" style:font-name="Times New Roman3" fo:font-style="normal" fo:font-weight="normal" officeooo:rsid="01197a2a" style:font-style-asian="normal" style:font-weight-asian="normal" style:font-name-complex="Times New Roman4" style:font-weight-complex="normal"/>
    </style:style>
    <style:style style:name="T360" style:family="text">
      <style:text-properties style:text-position="0% 100%" style:font-name="Times New Roman3" fo:font-style="normal" fo:font-weight="normal" officeooo:rsid="00eddb6f" style:font-style-asian="normal" style:font-weight-asian="normal" style:font-name-complex="Times New Roman4" style:font-weight-complex="normal"/>
    </style:style>
    <style:style style:name="T361" style:family="text">
      <style:text-properties style:text-position="0% 100%" style:font-name="Times New Roman3" fo:font-style="normal" fo:font-weight="normal" officeooo:rsid="00eef99b" style:font-style-asian="normal" style:font-weight-asian="normal" style:font-name-complex="Times New Roman4" style:font-weight-complex="normal"/>
    </style:style>
    <style:style style:name="T362" style:family="text">
      <style:text-properties style:text-position="0% 100%" style:font-name="Times New Roman3" fo:font-style="normal" fo:font-weight="normal" officeooo:rsid="0135871a" style:font-name-asian="Times New Roman3" style:font-style-asian="normal" style:font-weight-asian="normal" style:font-name-complex="Times New Roman4" style:font-weight-complex="normal"/>
    </style:style>
    <style:style style:name="T363" style:family="text">
      <style:text-properties style:text-position="0% 100%" style:font-name="Times New Roman3" fo:font-style="normal" fo:font-weight="normal" officeooo:rsid="0123f5a2" style:font-name-asian="Times New Roman3" style:font-style-asian="normal" style:font-weight-asian="normal" style:font-name-complex="Times New Roman4" style:font-weight-complex="normal"/>
    </style:style>
    <style:style style:name="T364" style:family="text">
      <style:text-properties style:text-position="0% 100%" style:font-name="Times New Roman3" fo:font-style="normal" fo:font-weight="normal" officeooo:rsid="012950ec" style:font-name-asian="Times New Roman3" style:font-style-asian="normal" style:font-weight-asian="normal" style:font-name-complex="Times New Roman4" style:font-weight-complex="normal"/>
    </style:style>
    <style:style style:name="T365" style:family="text">
      <style:text-properties style:text-position="0% 100%" style:font-name="Times New Roman3" fo:font-style="normal" fo:font-weight="normal" officeooo:rsid="0139e92f" style:font-name-asian="Times New Roman3" style:font-style-asian="normal" style:font-weight-asian="normal" style:font-name-complex="Times New Roman4" style:font-weight-complex="normal"/>
    </style:style>
    <style:style style:name="T366" style:family="text">
      <style:text-properties style:text-position="0% 100%" style:font-name="Times New Roman3" fo:font-style="normal" fo:font-weight="normal" officeooo:rsid="01373b5b" style:font-name-asian="Times New Roman3" style:font-style-asian="normal" style:font-weight-asian="normal" style:font-name-complex="Times New Roman4" style:font-weight-complex="normal"/>
    </style:style>
    <style:style style:name="T367" style:family="text">
      <style:text-properties style:text-position="0% 100%" style:font-name="Times New Roman3" fo:font-style="normal" fo:font-weight="normal" officeooo:rsid="000e301f" style:font-name-asian="Times New Roman3" style:font-style-asian="normal" style:font-weight-asian="normal" style:font-name-complex="Times New Roman4" style:font-weight-complex="normal"/>
    </style:style>
    <style:style style:name="T368" style:family="text">
      <style:text-properties style:text-position="0% 100%" style:font-name="Times New Roman3" fo:font-style="normal" fo:font-weight="normal" officeooo:rsid="000decca" style:font-name-asian="Times New Roman3" style:font-style-asian="normal" style:font-weight-asian="normal" style:font-name-complex="Times New Roman4" style:font-weight-complex="normal"/>
    </style:style>
    <style:style style:name="T369" style:family="text">
      <style:text-properties style:text-position="0% 100%" style:font-name="Times New Roman3" fo:font-style="normal" fo:font-weight="normal" officeooo:rsid="0133781a" style:font-name-asian="Times New Roman3" style:font-style-asian="normal" style:font-weight-asian="normal" style:font-name-complex="Times New Roman4" style:font-weight-complex="normal"/>
    </style:style>
    <style:style style:name="T370" style:family="text">
      <style:text-properties style:text-position="0% 100%" style:font-name="Times New Roman3" fo:font-style="normal" fo:font-weight="normal" officeooo:rsid="01741de7" style:font-name-asian="Times New Roman3" style:font-style-asian="normal" style:font-weight-asian="normal" style:font-name-complex="Times New Roman4" style:font-weight-complex="normal"/>
    </style:style>
    <style:style style:name="T371" style:family="text">
      <style:text-properties style:text-position="0% 100%" style:font-name="Times New Roman3" fo:font-style="normal" fo:font-weight="normal" officeooo:rsid="0179c95d" style:font-name-asian="Times New Roman3" style:font-style-asian="normal" style:font-weight-asian="normal" style:font-name-complex="Times New Roman4" style:font-weight-complex="normal"/>
    </style:style>
    <style:style style:name="T372" style:family="text">
      <style:text-properties style:text-position="0% 100%" style:font-name="Times New Roman3" fo:font-style="normal" fo:font-weight="normal" officeooo:rsid="01373b5b" fo:background-color="#ffff00" loext:char-shading-value="0" style:font-name-asian="Times New Roman3" style:font-style-asian="normal" style:font-weight-asian="normal" style:font-name-complex="Times New Roman4" style:font-weight-complex="normal"/>
    </style:style>
    <style:style style:name="T373" style:family="text">
      <style:text-properties style:text-position="0% 100%" style:font-name="Times New Roman3" fo:font-weight="normal" officeooo:rsid="0123f5a2" style:font-weight-asian="normal" style:font-name-complex="Times New Roman4" style:font-weight-complex="normal"/>
    </style:style>
    <style:style style:name="T374" style:family="text">
      <style:text-properties style:text-position="0% 100%" style:font-name="Times New Roman3" fo:font-weight="normal" officeooo:rsid="012950ec" style:font-weight-asian="normal" style:font-name-complex="Times New Roman4" style:font-weight-complex="normal"/>
    </style:style>
    <style:style style:name="T375" style:family="text">
      <style:text-properties style:text-position="0% 100%" style:font-name="Times New Roman3" fo:font-size="11pt" fo:font-style="normal" fo:font-weight="normal" officeooo:rsid="003fd8b1" style:font-name-asian="Times New Roman3" style:font-size-asian="11pt" style:font-style-asian="normal" style:font-weight-asian="normal" style:font-name-complex="Times New Roman3" style:font-size-complex="11pt" style:font-weight-complex="normal"/>
    </style:style>
    <style:style style:name="T376" style:family="text">
      <style:text-properties style:text-position="0% 100%" fo:font-size="12pt" fo:font-weight="normal" officeooo:rsid="012950ec" style:font-size-asian="12pt" style:font-weight-asian="normal" style:font-name-complex="Times New Roman4" style:font-size-complex="12pt" style:font-weight-complex="normal"/>
    </style:style>
    <style:style style:name="T377" style:family="text">
      <style:text-properties style:text-position="0% 100%" fo:font-size="11pt" fo:font-style="normal" fo:font-weight="normal" officeooo:rsid="000e301f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78" style:family="text">
      <style:text-properties style:text-position="0% 100%" fo:font-size="11pt" fo:font-style="normal" fo:font-weight="normal" officeooo:rsid="000decca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79" style:family="text">
      <style:text-properties style:text-position="0% 100%" fo:font-size="11pt" fo:font-style="normal" fo:font-weight="normal" officeooo:rsid="01373b5b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80" style:family="text">
      <style:text-properties style:text-position="0% 100%" fo:font-size="11pt" fo:font-style="normal" fo:font-weight="normal" officeooo:rsid="01390f62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81" style:family="text">
      <style:text-properties style:text-position="0% 100%" fo:font-size="11pt" fo:font-style="normal" fo:font-weight="normal" officeooo:rsid="0139e83a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82" style:family="text">
      <style:text-properties style:text-position="0% 100%" fo:font-size="11pt" fo:font-style="normal" fo:font-weight="normal" officeooo:rsid="0139e92f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83" style:family="text">
      <style:text-properties style:text-position="0% 100%" fo:font-size="11pt" fo:font-style="normal" fo:font-weight="normal" officeooo:rsid="015b80bf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84" style:family="text">
      <style:text-properties style:text-position="0% 100%" fo:font-size="11pt" fo:font-style="normal" fo:font-weight="normal" officeooo:rsid="01646d15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85" style:family="text">
      <style:text-properties style:text-position="0% 100%" fo:font-size="11pt" fo:font-style="normal" fo:font-weight="normal" officeooo:rsid="0165f8da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86" style:family="text">
      <style:text-properties style:text-position="0% 100%" fo:font-size="11pt" fo:font-style="normal" fo:font-weight="normal" officeooo:rsid="01ef1683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87" style:family="text">
      <style:text-properties style:text-position="0% 100%" fo:font-size="11pt" fo:font-style="normal" fo:font-weight="normal" officeooo:rsid="000e301f" style:font-size-asian="11pt" style:font-style-asian="normal" style:font-weight-asian="normal" style:font-name-complex="Times New Roman4" style:font-size-complex="11pt" style:font-weight-complex="normal"/>
    </style:style>
    <style:style style:name="T388" style:family="text">
      <style:text-properties style:text-position="0% 100%" fo:font-size="11pt" fo:font-style="normal" fo:font-weight="normal" officeooo:rsid="000decca" style:font-size-asian="11pt" style:font-style-asian="normal" style:font-weight-asian="normal" style:font-name-complex="Times New Roman4" style:font-size-complex="11pt" style:font-weight-complex="normal"/>
    </style:style>
    <style:style style:name="T389" style:family="text">
      <style:text-properties style:text-position="0% 100%" fo:font-size="11pt" fo:font-style="normal" fo:font-weight="normal" officeooo:rsid="01373b5b" style:font-size-asian="11pt" style:font-style-asian="normal" style:font-weight-asian="normal" style:font-name-complex="Times New Roman4" style:font-size-complex="11pt" style:font-weight-complex="normal"/>
    </style:style>
    <style:style style:name="T390" style:family="text">
      <style:text-properties style:text-position="0% 100%" fo:font-size="11pt" fo:font-style="normal" fo:font-weight="normal" officeooo:rsid="01373b5b" fo:background-color="#ffff00" loext:char-shading-value="0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91" style:family="text">
      <style:text-properties style:text-position="0% 100%" fo:font-size="11pt" fo:font-style="normal" fo:font-weight="normal" officeooo:rsid="01646d15" fo:background-color="#ffff00" loext:char-shading-value="0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392" style:family="text">
      <style:text-properties style:text-position="0% 100%" fo:font-size="11pt" fo:font-weight="normal" officeooo:rsid="01741de7" style:font-size-asian="11pt" style:font-weight-asian="normal" style:font-name-complex="Times New Roman4" style:font-size-complex="11pt" style:font-weight-complex="normal"/>
    </style:style>
    <style:style style:name="T393" style:family="text">
      <style:text-properties style:text-position="0% 100%" fo:font-size="11pt" fo:font-weight="normal" officeooo:rsid="0179c95d" style:font-size-asian="11pt" style:font-weight-asian="normal" style:font-name-complex="Times New Roman4" style:font-size-complex="11pt" style:font-weight-complex="normal"/>
    </style:style>
    <style:style style:name="T394" style:family="text">
      <style:text-properties style:text-position="0% 100%" fo:font-size="11pt" fo:font-weight="normal" officeooo:rsid="0133781a" style:font-size-asian="11pt" style:font-weight-asian="normal" style:font-name-complex="Times New Roman4" style:font-size-complex="11pt" style:font-weight-complex="normal"/>
    </style:style>
    <style:style style:name="T395" style:family="text">
      <style:text-properties style:text-position="0% 100%" style:font-name="Times New Roman2" fo:font-size="11pt" fo:font-style="normal" style:text-underline-style="none" fo:font-weight="normal" officeooo:rsid="0135871a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96" style:family="text">
      <style:text-properties style:text-position="0% 100%" style:font-name="Times New Roman2" fo:font-size="11pt" fo:font-style="normal" style:text-underline-style="none" fo:font-weight="normal" officeooo:rsid="0123f5a2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97" style:family="text">
      <style:text-properties style:text-position="0% 100%" style:font-name="Times New Roman2" fo:font-size="11pt" fo:font-style="normal" style:text-underline-style="none" fo:font-weight="normal" officeooo:rsid="012950ec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98" style:family="text">
      <style:text-properties style:text-position="0% 100%" style:font-name="Times New Roman2" fo:font-size="11pt" fo:font-style="normal" style:text-underline-style="none" fo:font-weight="normal" officeooo:rsid="0139e92f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399" style:family="text">
      <style:text-properties style:text-position="0% 100%" style:font-name="Times New Roman2" fo:font-size="11pt" fo:font-style="normal" style:text-underline-style="none" fo:font-weight="normal" officeooo:rsid="01373b5b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0" style:family="text">
      <style:text-properties style:text-position="0% 100%" style:font-name="Times New Roman2" fo:font-size="11pt" fo:font-style="normal" style:text-underline-style="none" fo:font-weight="normal" officeooo:rsid="0139e83a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1" style:family="text">
      <style:text-properties style:text-position="0% 100%" style:font-name="Times New Roman2" fo:font-size="11pt" fo:font-style="normal" style:text-underline-style="none" fo:font-weight="normal" officeooo:rsid="01cdd1dc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2" style:family="text">
      <style:text-properties style:text-position="0% 100%" style:font-name="Times New Roman2" fo:font-size="11pt" fo:font-style="normal" style:text-underline-style="none" fo:font-weight="normal" officeooo:rsid="013b655a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3" style:family="text">
      <style:text-properties style:text-position="0% 100%" style:font-name="Times New Roman2" fo:font-size="11pt" fo:font-style="normal" style:text-underline-style="none" fo:font-weight="normal" officeooo:rsid="000e301f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4" style:family="text">
      <style:text-properties style:text-position="0% 100%" style:font-name="Times New Roman2" fo:font-size="11pt" fo:font-style="normal" style:text-underline-style="none" fo:font-weight="normal" officeooo:rsid="000decca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5" style:family="text">
      <style:text-properties style:text-position="0% 100%" style:font-name="Times New Roman2" fo:font-size="11pt" fo:font-style="normal" style:text-underline-style="none" fo:font-weight="normal" officeooo:rsid="0133781a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6" style:family="text">
      <style:text-properties style:text-position="0% 100%" style:font-name="Times New Roman2" fo:font-size="11pt" fo:font-style="normal" style:text-underline-style="none" fo:font-weight="normal" officeooo:rsid="01741de7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7" style:family="text">
      <style:text-properties style:text-position="0% 100%" style:font-name="Times New Roman2" fo:font-size="11pt" fo:font-style="normal" style:text-underline-style="none" fo:font-weight="normal" officeooo:rsid="0179c95d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8" style:family="text">
      <style:text-properties style:text-position="0% 100%" style:font-name="Times New Roman2" fo:font-size="11pt" fo:font-style="normal" style:text-underline-style="none" fo:font-weight="normal" officeooo:rsid="0022dbf0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09" style:family="text">
      <style:text-properties style:text-position="0% 100%" style:font-name="Times New Roman2" fo:font-size="11pt" fo:font-style="normal" style:text-underline-style="none" fo:font-weight="normal" officeooo:rsid="000a514a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10" style:family="text">
      <style:text-properties style:text-position="0% 100%" style:font-name="Times New Roman2" fo:font-size="11pt" fo:font-style="normal" style:text-underline-style="none" fo:font-weight="normal" officeooo:rsid="018b974d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11" style:family="text">
      <style:text-properties style:text-position="0% 100%" style:font-name="Times New Roman2" fo:font-size="11pt" fo:font-style="normal" style:text-underline-style="none" fo:font-weight="normal" officeooo:rsid="01373b5b" fo:background-color="#ffff00" loext:char-shading-value="0" style:font-name-asian="Times New Roman3" style:font-size-asian="11pt" style:font-style-asian="normal" style:font-weight-asian="normal" style:font-name-complex="Times New Roman4" style:font-size-complex="11pt" style:font-weight-complex="normal"/>
    </style:style>
    <style:style style:name="T412" style:family="text">
      <style:text-properties style:text-position="0% 100%" style:font-name="Times New Roman2" officeooo:rsid="018b974d" style:font-name-complex="Times New Roman4"/>
    </style:style>
    <style:style style:name="T413" style:family="text">
      <style:text-properties style:text-position="0% 100%" style:font-name="Times New Roman2" officeooo:rsid="000a514a" style:font-name-complex="Times New Roman4"/>
    </style:style>
    <style:style style:name="T414" style:family="text">
      <style:text-properties style:text-position="0% 100%" style:font-name="Times New Roman2" officeooo:rsid="01224963"/>
    </style:style>
    <style:style style:name="T415" style:family="text">
      <style:text-properties style:text-position="0% 100%" fo:font-style="normal" fo:font-weight="normal" officeooo:rsid="000e301f" style:font-name-asian="Times New Roman3" style:font-style-asian="normal" style:font-weight-asian="normal" style:font-name-complex="Times New Roman4" style:font-weight-complex="normal"/>
    </style:style>
    <style:style style:name="T416" style:family="text">
      <style:text-properties style:text-position="0% 100%" fo:font-style="normal" fo:font-weight="normal" officeooo:rsid="000decca" style:font-name-asian="Times New Roman3" style:font-style-asian="normal" style:font-weight-asian="normal" style:font-name-complex="Times New Roman4" style:font-weight-complex="normal"/>
    </style:style>
    <style:style style:name="T417" style:family="text">
      <style:text-properties style:text-position="0% 100%" fo:font-style="normal" fo:font-weight="normal" officeooo:rsid="001711b2" style:font-name-asian="Times New Roman3" style:font-style-asian="normal" style:font-weight-asian="normal" style:font-name-complex="Times New Roman4" style:font-weight-complex="normal"/>
    </style:style>
    <style:style style:name="T418" style:family="text">
      <style:text-properties style:text-position="0% 100%" fo:font-style="normal" fo:font-weight="normal" officeooo:rsid="000a514a" style:font-name-asian="Times New Roman3" style:font-style-asian="normal" style:font-weight-asian="normal" style:font-name-complex="Times New Roman4" style:font-weight-complex="normal"/>
    </style:style>
    <style:style style:name="T419" style:family="text">
      <style:text-properties style:text-position="0% 100%" fo:font-style="normal" fo:font-weight="normal" officeooo:rsid="0022dbf0" style:font-name-asian="Times New Roman3" style:font-style-asian="normal" style:font-weight-asian="normal" style:font-name-complex="Times New Roman4" style:font-weight-complex="normal"/>
    </style:style>
    <style:style style:name="T420" style:family="text">
      <style:text-properties style:text-position="0% 100%" fo:font-style="normal" fo:font-weight="normal" officeooo:rsid="0123f5a2" style:font-name-asian="Times New Roman3" style:font-style-asian="normal" style:font-weight-asian="normal" style:font-name-complex="Times New Roman4" style:font-weight-complex="normal"/>
    </style:style>
    <style:style style:name="T421" style:family="text">
      <style:text-properties style:text-position="0% 100%" fo:font-style="normal" fo:font-weight="normal" officeooo:rsid="0135871a" style:font-name-asian="Times New Roman3" style:font-style-asian="normal" style:font-weight-asian="normal" style:font-name-complex="Times New Roman4" style:font-weight-complex="normal"/>
    </style:style>
    <style:style style:name="T422" style:family="text">
      <style:text-properties style:text-position="0% 100%" fo:font-style="normal" fo:font-weight="normal" officeooo:rsid="012950ec" style:font-name-asian="Times New Roman3" style:font-style-asian="normal" style:font-weight-asian="normal" style:font-name-complex="Times New Roman4" style:font-weight-complex="normal"/>
    </style:style>
    <style:style style:name="T423" style:family="text">
      <style:text-properties style:text-position="0% 100%" fo:font-style="normal" fo:font-weight="normal" officeooo:rsid="0139e92f" style:font-name-asian="Times New Roman3" style:font-style-asian="normal" style:font-weight-asian="normal" style:font-name-complex="Times New Roman4" style:font-weight-complex="normal"/>
    </style:style>
    <style:style style:name="T424" style:family="text">
      <style:text-properties style:text-position="0% 100%" fo:font-style="normal" fo:font-weight="normal" officeooo:rsid="01373b5b" style:font-name-asian="Times New Roman3" style:font-style-asian="normal" style:font-weight-asian="normal" style:font-name-complex="Times New Roman4" style:font-weight-complex="normal"/>
    </style:style>
    <style:style style:name="T425" style:family="text">
      <style:text-properties style:text-position="0% 100%" fo:font-style="normal" fo:font-weight="normal" officeooo:rsid="0133781a" style:font-name-asian="Times New Roman3" style:font-style-asian="normal" style:font-weight-asian="normal" style:font-name-complex="Times New Roman4" style:font-weight-complex="normal"/>
    </style:style>
    <style:style style:name="T426" style:family="text">
      <style:text-properties style:text-position="0% 100%" fo:font-style="normal" fo:font-weight="normal" officeooo:rsid="01741de7" style:font-name-asian="Times New Roman3" style:font-style-asian="normal" style:font-weight-asian="normal" style:font-name-complex="Times New Roman4" style:font-weight-complex="normal"/>
    </style:style>
    <style:style style:name="T427" style:family="text">
      <style:text-properties style:text-position="0% 100%" fo:font-style="normal" fo:font-weight="normal" officeooo:rsid="0179c95d" style:font-name-asian="Times New Roman3" style:font-style-asian="normal" style:font-weight-asian="normal" style:font-name-complex="Times New Roman4" style:font-weight-complex="normal"/>
    </style:style>
    <style:style style:name="T428" style:family="text">
      <style:text-properties style:text-position="0% 100%" fo:font-style="normal" fo:font-weight="normal" officeooo:rsid="01b55bb5" style:font-name-asian="Times New Roman3" style:font-style-asian="normal" style:font-weight-asian="normal" style:font-name-complex="Times New Roman4" style:font-weight-complex="normal"/>
    </style:style>
    <style:style style:name="T429" style:family="text">
      <style:text-properties style:text-position="0% 100%" fo:font-style="normal" fo:font-weight="normal" officeooo:rsid="018b974d" style:font-name-asian="Times New Roman3" style:font-style-asian="normal" style:font-weight-asian="normal" style:font-name-complex="Times New Roman4" style:font-weight-complex="normal"/>
    </style:style>
    <style:style style:name="T430" style:family="text">
      <style:text-properties style:text-position="0% 100%" fo:font-style="normal" fo:font-weight="normal" officeooo:rsid="000e301f" style:font-style-asian="normal" style:font-weight-asian="normal" style:font-name-complex="Times New Roman4" style:font-weight-complex="normal"/>
    </style:style>
    <style:style style:name="T431" style:family="text">
      <style:text-properties style:text-position="0% 100%" fo:font-style="normal" fo:font-weight="normal" officeooo:rsid="000decca" style:font-style-asian="normal" style:font-weight-asian="normal" style:font-name-complex="Times New Roman4" style:font-weight-complex="normal"/>
    </style:style>
    <style:style style:name="T432" style:family="text">
      <style:text-properties style:text-position="0% 100%" fo:font-style="normal" fo:font-weight="normal" officeooo:rsid="01373b5b" style:font-style-asian="normal" style:font-weight-asian="normal" style:font-name-complex="Times New Roman4" style:font-weight-complex="normal"/>
    </style:style>
    <style:style style:name="T433" style:family="text">
      <style:text-properties style:text-position="0% 100%" fo:font-style="normal" fo:font-weight="normal" officeooo:rsid="0133781a" style:font-style-asian="normal" style:font-weight-asian="normal" style:font-name-complex="Times New Roman4" style:font-weight-complex="normal"/>
    </style:style>
    <style:style style:name="T434" style:family="text">
      <style:text-properties style:text-position="0% 100%" fo:font-style="normal" fo:font-weight="normal" officeooo:rsid="0123f5a2" style:font-style-asian="normal" style:font-weight-asian="normal" style:font-name-complex="Times New Roman4" style:font-weight-complex="normal"/>
    </style:style>
    <style:style style:name="T435" style:family="text">
      <style:text-properties style:text-position="0% 100%" fo:font-style="normal" fo:font-weight="normal" officeooo:rsid="0177aacb" style:font-style-asian="normal" style:font-weight-asian="normal" style:font-name-complex="Times New Roman4" style:font-weight-complex="normal"/>
    </style:style>
    <style:style style:name="T436" style:family="text">
      <style:text-properties style:text-position="0% 100%" fo:font-style="normal" fo:font-weight="normal" officeooo:rsid="01741de7" style:font-style-asian="normal" style:font-weight-asian="normal" style:font-name-complex="Times New Roman4" style:font-weight-complex="normal"/>
    </style:style>
    <style:style style:name="T437" style:family="text">
      <style:text-properties style:text-position="0% 100%" fo:font-style="normal" fo:font-weight="normal" officeooo:rsid="0179c95d" style:font-style-asian="normal" style:font-weight-asian="normal" style:font-name-complex="Times New Roman4" style:font-weight-complex="normal"/>
    </style:style>
    <style:style style:name="T438" style:family="text">
      <style:text-properties style:text-position="0% 100%" fo:font-style="normal" fo:font-weight="normal" style:font-style-asian="normal" style:font-weight-asian="normal" style:font-weight-complex="normal"/>
    </style:style>
    <style:style style:name="T439" style:family="text">
      <style:text-properties style:text-position="0% 100%" fo:font-style="normal" fo:font-weight="normal" officeooo:rsid="00bc98d0" style:font-style-asian="normal" style:font-weight-asian="normal" style:font-weight-complex="normal"/>
    </style:style>
    <style:style style:name="T440" style:family="text">
      <style:text-properties style:text-position="0% 100%" fo:font-style="normal" fo:font-weight="normal" officeooo:rsid="0177aacb" fo:background-color="#ffff00" loext:char-shading-value="0" style:font-style-asian="normal" style:font-weight-asian="normal" style:font-name-complex="Times New Roman4" style:font-weight-complex="normal"/>
    </style:style>
    <style:style style:name="T441" style:family="text">
      <style:text-properties style:text-position="0% 100%" fo:font-style="normal" officeooo:rsid="000e301f" style:font-name-asian="Times New Roman3" style:font-style-asian="normal" style:font-name-complex="Times New Roman4"/>
    </style:style>
    <style:style style:name="T442" style:family="text">
      <style:text-properties style:text-position="0% 100%" fo:font-style="normal" officeooo:rsid="000decca" style:font-name-asian="Times New Roman3" style:font-style-asian="normal" style:font-name-complex="Times New Roman4"/>
    </style:style>
    <style:style style:name="T443" style:family="text">
      <style:text-properties style:text-position="0% 100%" fo:font-style="normal" officeooo:rsid="001711b2" style:font-name-asian="Times New Roman3" style:font-style-asian="normal" style:font-name-complex="Times New Roman4"/>
    </style:style>
    <style:style style:name="T444" style:family="text">
      <style:text-properties style:text-position="0% 100%" fo:font-style="normal" officeooo:rsid="000a514a" style:font-name-asian="Times New Roman3" style:font-style-asian="normal" style:font-name-complex="Times New Roman4"/>
    </style:style>
    <style:style style:name="T445" style:family="text">
      <style:text-properties style:text-position="0% 100%" fo:font-style="normal" officeooo:rsid="0022dbf0" style:font-name-asian="Times New Roman3" style:font-style-asian="normal" style:font-name-complex="Times New Roman4"/>
    </style:style>
    <style:style style:name="T446" style:family="text">
      <style:text-properties style:text-position="0% 100%" fo:font-style="normal" officeooo:rsid="0135871a" style:font-name-asian="Times New Roman3" style:font-style-asian="normal" style:font-name-complex="Times New Roman4"/>
    </style:style>
    <style:style style:name="T447" style:family="text">
      <style:text-properties style:text-position="0% 100%" fo:font-style="normal" officeooo:rsid="0123f5a2" style:font-name-asian="Times New Roman3" style:font-style-asian="normal" style:font-name-complex="Times New Roman4"/>
    </style:style>
    <style:style style:name="T448" style:family="text">
      <style:text-properties style:text-position="0% 100%" fo:font-style="normal" officeooo:rsid="012950ec" style:font-name-asian="Times New Roman3" style:font-style-asian="normal" style:font-name-complex="Times New Roman4"/>
    </style:style>
    <style:style style:name="T449" style:family="text">
      <style:text-properties style:text-position="0% 100%" fo:font-style="normal" officeooo:rsid="018b974d" style:font-name-asian="Times New Roman3" style:font-style-asian="normal" style:font-name-complex="Times New Roman4"/>
    </style:style>
    <style:style style:name="T450" style:family="text">
      <style:text-properties style:text-position="0% 100%" fo:font-weight="normal" officeooo:rsid="0123f5a2" style:font-weight-asian="normal" style:font-name-complex="Times New Roman4" style:font-weight-complex="normal"/>
    </style:style>
    <style:style style:name="T451" style:family="text">
      <style:text-properties style:text-position="0% 100%" fo:font-weight="normal" officeooo:rsid="012950ec" style:font-weight-asian="normal" style:font-name-complex="Times New Roman4" style:font-weight-complex="normal"/>
    </style:style>
    <style:style style:name="T452" style:family="text">
      <style:text-properties style:text-position="0% 100%" style:font-name-complex="Times New Roman4"/>
    </style:style>
    <style:style style:name="T453" style:family="text">
      <style:text-properties officeooo:rsid="00e79f43"/>
    </style:style>
    <style:style style:name="T454" style:family="text">
      <style:text-properties officeooo:rsid="00f9fc18"/>
    </style:style>
    <style:style style:name="T455" style:family="text">
      <style:text-properties style:font-name="Liberation Serif1"/>
    </style:style>
    <style:style style:name="T456" style:family="text">
      <style:text-properties style:font-name="Liberation Serif"/>
    </style:style>
    <style:style style:name="T457" style:family="text">
      <style:text-properties style:font-name="Liberation Serif" officeooo:rsid="0188e11c"/>
    </style:style>
    <style:style style:name="T458" style:family="text">
      <style:text-properties style:font-name="Liberation Serif" officeooo:rsid="01cdd1dc"/>
    </style:style>
    <style:style style:name="T459" style:family="text">
      <style:text-properties officeooo:rsid="010cfc18"/>
    </style:style>
    <style:style style:name="T460" style:family="text">
      <style:text-properties officeooo:rsid="010f9d04"/>
    </style:style>
    <style:style style:name="T461" style:family="text">
      <style:text-properties officeooo:rsid="0011943f"/>
    </style:style>
    <style:style style:name="T462" style:family="text">
      <style:text-properties officeooo:rsid="00389e78"/>
    </style:style>
    <style:style style:name="T463" style:family="text">
      <style:text-properties style:text-position="super 58%" fo:font-size="11pt" fo:font-style="normal" fo:font-weight="normal" officeooo:rsid="0139e83a" style:font-name-asian="Times New Roman3" style:font-size-asian="11pt" style:font-style-asian="normal" style:font-weight-asian="normal" style:font-name-complex="Times New Roman4" style:font-size-complex="12pt" style:font-weight-complex="normal"/>
    </style:style>
    <style:style style:name="T464" style:family="text">
      <style:text-properties officeooo:rsid="017478e1"/>
    </style:style>
    <style:style style:name="T465" style:family="text">
      <style:text-properties officeooo:rsid="0188e11c"/>
    </style:style>
    <style:style style:name="T466" style:family="text">
      <style:text-properties officeooo:rsid="019fc4ac"/>
    </style:style>
    <style:style style:name="T467" style:family="text">
      <style:text-properties officeooo:rsid="01a8dfea"/>
    </style:style>
    <style:style style:name="T468" style:family="text">
      <style:text-properties officeooo:rsid="01ba8444"/>
    </style:style>
    <style:style style:name="T469" style:family="text">
      <style:text-properties fo:color="#800000" fo:font-style="normal" fo:font-weight="normal" officeooo:rsid="01c87e27" style:font-style-asian="normal" style:font-weight-asian="normal" style:font-name-complex="Times New Roman4"/>
    </style:style>
    <style:style style:name="T470" style:family="text">
      <style:text-properties fo:color="#800000" officeooo:rsid="017478e1" fo:background-color="#ffff00" loext:char-shading-value="0"/>
    </style:style>
    <style:style style:name="T471" style:family="text">
      <style:text-properties officeooo:rsid="01bdf33e"/>
    </style:style>
    <style:style style:name="T472" style:family="text">
      <style:text-properties officeooo:rsid="01c0288d"/>
    </style:style>
    <style:style style:name="T473" style:family="text">
      <style:text-properties officeooo:rsid="01c1e922"/>
    </style:style>
    <style:style style:name="T474" style:family="text">
      <style:text-properties officeooo:rsid="01c3553e"/>
    </style:style>
    <style:style style:name="T475" style:family="text">
      <style:text-properties officeooo:rsid="01c65e79"/>
    </style:style>
    <style:style style:name="T476" style:family="text">
      <style:text-properties officeooo:rsid="01c746e8"/>
    </style:style>
    <style:style style:name="T477" style:family="text">
      <style:text-properties officeooo:rsid="01c97eee"/>
    </style:style>
    <style:style style:name="T478" style:family="text">
      <style:text-properties officeooo:rsid="01f32125" fo:background-color="#ffff00" loext:char-shading-value="0"/>
    </style:style>
    <style:style style:name="T479" style:family="text">
      <style:text-properties officeooo:rsid="00ba1de9"/>
    </style:style>
    <style:style style:name="T480" style:family="text">
      <style:text-properties officeooo:rsid="01cb23fb"/>
    </style:style>
    <style:style style:name="T481" style:family="text">
      <style:text-properties fo:color="#000000" fo:font-weight="normal" style:font-weight-asian="normal" style:font-weight-complex="normal"/>
    </style:style>
    <style:style style:name="T482" style:family="text">
      <style:text-properties fo:color="#000000" fo:font-weight="normal" officeooo:rsid="01cfd7a6" style:font-weight-asian="normal" style:font-weight-complex="normal"/>
    </style:style>
    <style:style style:name="T483" style:family="text">
      <style:text-properties fo:color="#000000" style:font-name="Times New Roman2" fo:font-size="16pt" fo:font-weight="bold" style:font-size-asian="16pt" style:font-weight-asian="bold" style:font-name-complex="Times New Roman4" style:font-size-complex="16pt" style:font-weight-complex="bold"/>
    </style:style>
    <style:style style:name="T484" style:family="text">
      <style:text-properties officeooo:rsid="01ccd146"/>
    </style:style>
    <style:style style:name="T485" style:family="text">
      <style:text-properties officeooo:rsid="01d48403"/>
    </style:style>
    <style:style style:name="T486" style:family="text">
      <style:text-properties officeooo:rsid="01da9f41"/>
    </style:style>
    <style:style style:name="T487" style:family="text">
      <style:text-properties fo:font-style="italic" style:font-style-asian="italic" style:font-name-complex="Times New Roman4" style:font-style-complex="italic"/>
    </style:style>
    <style:style style:name="T488" style:family="text">
      <style:text-properties fo:font-style="italic" officeooo:rsid="01d9b43e" style:font-style-asian="italic" style:font-name-complex="Times New Roman4" style:font-style-complex="italic"/>
    </style:style>
    <style:style style:name="T489" style:family="text">
      <style:text-properties fo:font-style="italic" style:text-underline-style="none" fo:font-weight="bold" style:font-style-asian="italic" style:font-weight-asian="bold" style:font-name-complex="Times New Roman4" style:font-style-complex="italic" style:font-weight-complex="bold"/>
    </style:style>
    <style:style style:name="T490" style:family="text">
      <style:text-properties fo:font-style="italic" style:text-underline-style="none" fo:font-weight="bold" officeooo:rsid="00d659ba" style:font-style-asian="italic" style:font-weight-asian="bold" style:font-name-complex="Times New Roman4" style:font-style-complex="italic" style:font-weight-complex="bold"/>
    </style:style>
    <style:style style:name="T491" style:family="text">
      <style:text-properties fo:font-style="italic" style:text-underline-style="none" fo:font-weight="bold" officeooo:rsid="00f83e26" style:font-style-asian="italic" style:font-weight-asian="bold" style:font-name-complex="Times New Roman4" style:font-style-complex="italic" style:font-weight-complex="bold"/>
    </style:style>
    <style:style style:name="T492" style:family="text">
      <style:text-properties fo:font-style="italic" style:text-underline-style="none" fo:font-weight="bold" officeooo:rsid="00d61c11" style:font-style-asian="italic" style:font-weight-asian="bold" style:font-name-complex="Times New Roman4" style:font-style-complex="italic" style:font-weight-complex="bold"/>
    </style:style>
    <style:style style:name="T493" style:family="text">
      <style:text-properties fo:font-style="italic" style:text-underline-style="none" fo:font-weight="bold" officeooo:rsid="001f9c0d" style:font-style-asian="italic" style:font-weight-asian="bold" style:font-name-complex="Times New Roman4" style:font-style-complex="italic" style:font-weight-complex="bold"/>
    </style:style>
    <style:style style:name="T494" style:family="text">
      <style:text-properties fo:font-style="italic" fo:font-weight="bold" officeooo:rsid="01d9b43e" style:font-style-asian="italic" style:font-weight-asian="bold" style:font-name-complex="Times New Roman4" style:font-style-complex="italic" style:font-weight-complex="bold"/>
    </style:style>
    <style:style style:name="T495" style:family="text">
      <style:text-properties fo:font-style="italic" fo:font-weight="bold" officeooo:rsid="01dcacd2" style:font-style-asian="italic" style:font-weight-asian="bold" style:font-name-complex="Times New Roman4" style:font-style-complex="italic" style:font-weight-complex="bold"/>
    </style:style>
    <style:style style:name="T496" style:family="text">
      <style:text-properties fo:font-style="italic" fo:font-weight="bold" officeooo:rsid="001f9c0d" style:font-style-asian="italic" style:font-weight-asian="bold" style:font-name-complex="Times New Roman4" style:font-style-complex="italic" style:font-weight-complex="bold"/>
    </style:style>
    <style:style style:name="T497" style:family="text">
      <style:text-properties officeooo:rsid="01e97d75"/>
    </style:style>
    <style:style style:name="T498" style:family="text">
      <style:text-properties officeooo:rsid="01eeb4e8"/>
    </style:style>
    <style:style style:name="T499" style:family="text">
      <style:text-properties officeooo:rsid="01f105e8"/>
    </style:style>
    <style:style style:name="T500" style:family="text">
      <style:text-properties officeooo:rsid="01f32125"/>
    </style:style>
    <style:style style:name="T501" style:family="text">
      <style:text-properties officeooo:rsid="0201a183"/>
    </style:style>
    <style:style style:name="fr1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from-top" style:horizontal-pos="from-left" style:horizontal-rel="paragraph-content" fo:padding="0cm" fo:border="none" style:shadow="none" draw:shadow-opacity="100%"/>
    </style:style>
    <style:style style:name="fr2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Frame">
      <style:graphic-properties fo:margin-top="0cm" fo:margin-bottom="0cm" style:vertical-pos="middle" style:vertical-rel="baseline" style:horizontal-pos="from-left" style:horizontal-rel="paragraph-content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bottom" style:vertical-rel="baseline" style:horizontal-pos="from-left" style:horizontal-rel="paragraph-content" fo:padding="0cm" fo:border="none" style:shadow="none" draw:shadow-opacity="100%"/>
    </style:style>
    <style:style style:name="fr6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7" style:family="graphic" style:parent-style-name="Frame">
      <style:graphic-properties fo:margin-left="0.201cm" fo:margin-right="0.201cm" fo:margin-top="0cm" fo:margin-bottom="0cm" style:vertical-pos="middle" style:vertical-rel="baseline" style:horizontal-pos="from-left" style:horizontal-rel="paragraph-content" fo:padding="0cm" fo:border="none"/>
    </style:style>
    <style:style style:name="fr8" style:family="graphic" style:parent-style-name="Frame">
      <style:graphic-properties fo:margin-left="0.201cm" fo:margin-right="0.201cm" fo:margin-top="0cm" fo:margin-bottom="0cm" style:vertical-pos="from-top" style:horizontal-pos="from-left" style:horizontal-rel="paragraph-content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fr10" style:family="graphic" style:parent-style-name="Frame">
      <style:graphic-properties fo:margin-top="0cm" fo:margin-bottom="0cm" style:vertical-pos="from-top" style:horizontal-pos="from-left" style:horizontal-rel="paragraph-content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shadow="none" draw:shadow-opacity="100%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fr13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style:style style:name="fr15" style:family="graphic" style:parent-style-name="Formula">
      <style:graphic-properties fo:margin-left="0cm" fo:margin-right="0cm" fo:margin-top="0cm" fo:margin-bottom="0cm" style:run-through="foreground" style:wrap="none" style:vertical-pos="from-top" style:vertical-rel="frame-content" style:horizontal-pos="center" style:horizontal-rel="frame-content" fo:padding="0cm" fo:border="none" style:shadow="none" draw:shadow-opacity="100%" draw:ole-draw-aspect="1"/>
    </style:style>
    <style:style style:name="fr16" style:family="graphic" style:parent-style-name="Formula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-content" fo:padding="0cm" fo:border="none" style:shadow="none" draw:shadow-opacity="100%" draw:ole-draw-aspect="1"/>
    </style:style>
    <style:style style:name="fr17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valem"/>
        <text:sequence-decl text:display-outline-level="0" text:name="magnetismi_valem"/>
        <text:sequence-decl text:display-outline-level="0" text:name="magnetismi_võrrand"/>
        <text:sequence-decl text:display-outline-level="0" text:name="N_keha_probleemi_võrrand"/>
        <text:sequence-decl text:display-outline-level="0" text:name="definitsioon"/>
        <text:sequence-decl text:display-outline-level="0" text:name="põhivalem"/>
      </text:sequence-decls>
      <text:p text:style-name="P156">Nõo Reaalgümnaasium</text:p>
      <text:p text:style-name="P36"/>
      <text:p text:style-name="P36"/>
      <text:p text:style-name="Text_20_body"/>
      <text:p text:style-name="P36"/>
      <text:p text:style-name="P36"/>
      <text:p text:style-name="P37">Olger <text:span text:style-name="T187">M</text:span>ännik</text:p>
      <text:p text:style-name="P60"><text:span text:style-name="T2">12.</text:span><text:span text:style-name="T3">B</text:span><text:span text:style-name="T2"> klass</text:span></text:p>
      <text:p text:style-name="P40"/>
      <text:p text:style-name="P40"/>
      <text:p text:style-name="P63">N-KEHA SIMULAATORI PROGRAMMEERIMINE</text:p>
      <text:p text:style-name="P36">Praktiline töö</text:p>
      <text:p text:style-name="P36"/>
      <text:p text:style-name="P36"/>
      <text:p text:style-name="P36"/>
      <text:p text:style-name="P36"/>
      <text:p text:style-name="P35"/>
      <text:p text:style-name="P62"><text:span text:style-name="T2">Juhendaja</text:span><text:span text:style-name="T5">d</text:span><text:span text:style-name="T2">: </text:span><text:span text:style-name="T4">Kaido Reivelt ja Mikk Põdra</text:span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4"><text:span text:style-name="T6">Tartu </text:span><text:span text:style-name="T7">2</text:span><text:span text:style-name="T6">016</text:span><text:toc-mark text:string-value="a" text:outline-level="1"/><text:toc-mark text:string-value="a" text:outline-level="1"/></text:p>
      <text:table-of-content text:style-name="Sect1" text:name="Table of Contents1">
        <text:table-of-content-source text:outline-level="3" text:use-index-marks="false">
          <text:index-title-template text:style-name="Contents_20_Heading">Sisukor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1">Sisukord</text:p>
          </text:index-title>
          <text:p text:style-name="P138"><text:a xlink:type="simple" xlink:href="#__RefHeading__1303_1610310015" text:style-name="Index_20_Link" text:visited-style-name="Index_20_Link"><text:span text:style-name="T122">Sissejuhatus<text:tab/>3</text:span></text:a></text:p>
          <text:p text:style-name="P138"><text:a xlink:type="simple" xlink:href="#__RefHeading__972_347485252" text:style-name="Index_20_Link" text:visited-style-name="Index_20_Link"><text:span text:style-name="T122">N-keha simulaatori tööpõhimõte<text:tab/>6</text:span></text:a></text:p>
          <text:p text:style-name="P139"><text:a xlink:type="simple" xlink:href="#__RefHeading___Toc7098_2084444628" text:style-name="Index_20_Link" text:visited-style-name="Index_20_Link"><text:span text:style-name="T122">Põhivalemid ja nende üldistused<text:tab/>6</text:span></text:a></text:p>
          <text:p text:style-name="P139"><text:a xlink:type="simple" xlink:href="#__RefHeading__1305_1610310015" text:style-name="Index_20_Link" text:visited-style-name="Index_20_Link"><text:span text:style-name="T122">Jõu arvutamine<text:tab/>9</text:span></text:a></text:p>
          <text:p text:style-name="P140"><text:a xlink:type="simple" xlink:href="#__RefHeading___Toc6394_2084444628" text:style-name="Index_20_Link" text:visited-style-name="Index_20_Link"><text:span text:style-name="T122">Jõu funktsiooni leidmine, kasutades eelnevaid üldistusi<text:tab/>9</text:span></text:a></text:p>
          <text:p text:style-name="P139"><text:a xlink:type="simple" xlink:href="#__RefHeading__1311_1610310015" text:style-name="Index_20_Link" text:visited-style-name="Index_20_Link"><text:span text:style-name="T122">Klassikaline füüsikamudel kui lähendus<text:tab/>15</text:span></text:a></text:p>
          <text:p text:style-name="P138"><text:a xlink:type="simple" xlink:href="#__RefHeading__1323_1610310015" text:style-name="Index_20_Link" text:visited-style-name="Index_20_Link"><text:span text:style-name="T122">Süsteemi resultantomaduste arvutamine<text:tab/>16</text:span></text:a></text:p>
          <text:p text:style-name="P140"><text:a xlink:type="simple" xlink:href="#__RefHeading__3662_1464131473" text:style-name="Index_20_Link" text:visited-style-name="Index_20_Link"><text:span text:style-name="T122">Resultantmass<text:tab/>16</text:span></text:a></text:p>
          <text:p text:style-name="P140"><text:a xlink:type="simple" xlink:href="#__RefHeading__3664_1464131473" text:style-name="Index_20_Link" text:visited-style-name="Index_20_Link"><text:span text:style-name="T122">Resultantlaeng<text:tab/>16</text:span></text:a></text:p>
          <text:p text:style-name="P140"><text:a xlink:type="simple" xlink:href="#__RefHeading__3666_1464131473" text:style-name="Index_20_Link" text:visited-style-name="Index_20_Link"><text:span text:style-name="T122">Resultantimpulsid<text:tab/>16</text:span></text:a></text:p>
          <text:p text:style-name="P140"><text:a xlink:type="simple" xlink:href="#__RefHeading__3668_1464131473" text:style-name="Index_20_Link" text:visited-style-name="Index_20_Link"><text:span text:style-name="T122">Resultant-impulssmomendid<text:tab/>16</text:span></text:a></text:p>
          <text:p text:style-name="P140"><text:a xlink:type="simple" xlink:href="#__RefHeading__3670_1464131473" text:style-name="Index_20_Link" text:visited-style-name="Index_20_Link"><text:span text:style-name="T122">Resultantenergia<text:tab/>16</text:span></text:a></text:p>
          <text:p text:style-name="P138"><text:a xlink:type="simple" xlink:href="#__RefHeading___Toc6398_2084444628" text:style-name="Index_20_Link" text:visited-style-name="Index_20_Link"><text:span text:style-name="T122">Kokkuvõte<text:tab/>16</text:span></text:a></text:p>
          <text:p text:style-name="P138"><text:a xlink:type="simple" xlink:href="#__RefHeading___Toc6400_2084444628" text:style-name="Index_20_Link" text:visited-style-name="Index_20_Link"><text:span text:style-name="T122">Summary<text:tab/>16</text:span></text:a></text:p>
          <text:p text:style-name="P138"><text:a xlink:type="simple" xlink:href="#__RefHeading___Toc6402_2084444628" text:style-name="Index_20_Link" text:visited-style-name="Index_20_Link"><text:span text:style-name="T122">Kasutatud kirjandus ja allikad<text:tab/>16</text:span></text:a></text:p>
          <text:p text:style-name="P138"><text:a xlink:type="simple" xlink:href="#__RefHeading___Toc6404_2084444628" text:style-name="Index_20_Link" text:visited-style-name="Index_20_Link"><text:span text:style-name="T122">Lisad<text:tab/>16</text:span></text:a></text:p>
          <text:p text:style-name="P139"><text:a xlink:type="simple" xlink:href="#__RefHeading___Toc6406_2084444628" text:style-name="Index_20_Link" text:visited-style-name="Index_20_Link"><text:span text:style-name="T122">Lisa 1: Funktsioonide dokmentatsioon<text:tab/>16</text:span></text:a></text:p>
          <text:p text:style-name="P139"><text:a xlink:type="simple" xlink:href="#__RefHeading___Toc6408_2084444628" text:style-name="Index_20_Link" text:visited-style-name="Index_20_Link"><text:span text:style-name="T122">Lisa 2: Füüsikaseaduste üldistused<text:tab/>16</text:span></text:a></text:p>
          <text:p text:style-name="P140"><text:a xlink:type="simple" xlink:href="#__RefHeading___Toc6410_2084444628" text:style-name="Index_20_Link" text:visited-style-name="Index_20_Link"><text:span text:style-name="T122">Elektrivoog:<text:tab/>16</text:span></text:a></text:p>
          <text:p text:style-name="P140"><text:a xlink:type="simple" xlink:href="#__RefHeading___Toc6412_2084444628" text:style-name="Index_20_Link" text:visited-style-name="Index_20_Link"><text:span text:style-name="T122">Coulumbi seadus 3-mõõtmelises ruumis:<text:tab/>17</text:span></text:a></text:p>
          <text:p text:style-name="P139"><text:a xlink:type="simple" xlink:href="#__RefHeading___Toc6414_2084444628" text:style-name="Index_20_Link" text:visited-style-name="Index_20_Link"><text:span text:style-name="T122">Lisa 3: Programmi lähtekood<text:tab/>18</text:span></text:a></text:p>
        </text:index-body>
      </text:table-of-content>
      <text:p text:style-name="P61"/>
      <text:h text:style-name="P154" text:outline-level="1"><text:bookmark-start text:name="_Toc386900695"/><text:bookmark-start text:name="_Toc386900580"/><text:bookmark-start text:name="__RefHeading__1303_1610310015"/><text:bookmark-start text:name="_Toc386893146"/>Sissejuhatus<text:bookmark-end text:name="_Toc386900695"/><text:bookmark-end text:name="_Toc386900580"/><text:bookmark-end text:name="__RefHeading__1303_1610310015"/><text:bookmark-end text:name="_Toc386893146"/></text:h>
      <text:p text:style-name="P65"/>
      <text:p text:style-name="P67">Juba alates <text:span text:style-name="T467">17. sajandist</text:span>, mil Is<text:span text:style-name="T480">a</text:span>ac Newton avaldas oma 3 seadust, on olemas teooria, kuidas lahendada punktmasside mehhaanika põhiprobleem – leida kõikide punktmasside asukohad mistahes ajahetkel, teades vaid punktmasside asukohti ja kiiruseid mingil kindlal ajahetkel, <text:span text:style-name="T123">lähtudes klassikalisest mehhaanikast</text:span>. <text:span text:style-name="T123">Selle probleemi nimeks on saanud klassikaline N-keha probleem</text:span>. Seda probleemi pole aga siiani suudetud lahendada. <text:span text:style-name="T472">Erandiks on mõned erijuhud, näiteks ainult kahest punktmassist koosneva punktmasside süsteem.</text:span></text:p>
      <text:p text:style-name="P157"><text:tab/>Vaatleme N punktmass-laengut sisaldavat, D-mõõtmelise ruumiga süsteemi. Kirjutan klassikalise N-keha probleemi selle süsteemi jaoks. Punktmass-laengute koordinaadid, kiirused, kiirendused ja neile mõjuvad jõud võib väljendada järgnevalt:</text:p>
      <text:p text:style-name="P69"/>
      <text:p text:style-name="P70"><text:span text:style-name="T211">P</text:span>unktmass-<text:span text:style-name="T474">laengu</text:span> koordinaat mingil ajahetkel <text:span text:style-name="T211">(T)</text:span> <text:span text:style-name="T211">on</text:span> <text:span text:style-name="T211">tema koordinaadi ajahetkel T</text:span><text:span text:style-name="T330">0</text:span><text:span text:style-name="T211"> ja integraali, mis võetakse selle koordinaadi suunalise kiiruse algsest ajahetkest (T</text:span><text:span text:style-name="T330">0</text:span><text:span text:style-name="T211">) kuni ajahetkeni, mil tema koordinaati teada tahame (T), summa:</text:span></text:p>
      <text:p text:style-name="P66"><draw:frame draw:style-name="fr1" draw:name="Paneel15" text:anchor-type="as-char" svg:y="-0.743cm" svg:width="12.243cm" draw:z-index="1"><draw:text-box fo:min-height="1.235cm"><text:p text:style-name="N_5f_keha_5f_probleemi_5f_võrrand"><draw:frame draw:style-name="fr13" draw:name="Objekt53" text:anchor-type="paragraph" svg:width="12.31cm" style:rel-width="100%" svg:height="1.182cm" style:rel-height="scale" draw:z-index="2"><draw:object xlink:href="./Object 53" xlink:type="simple" xlink:show="embed" xlink:actuate="onLoad"/><draw:image xlink:href="./ObjectReplacements/Object 53" xlink:type="simple" xlink:show="embed" xlink:actuate="onLoad"/></draw:frame>N_keha_probleemi_võrrand <text:sequence text:ref-name="refN_keha_probleemi_võrrand0" text:name="N_keha_probleemi_võrrand" text:formula="ooow:N_keha_probleemi_võrrand+1" style:num-format="1">1</text:sequence></text:p></draw:text-box></draw:frame></text:p>
      <text:p text:style-name="P71"><text:span text:style-name="T471">k</text:span>us:</text:p>
      <text:p text:style-name="P111"><text:span text:style-name="T234">X(N</text:span><text:span text:style-name="T286">0</text:span><text:span text:style-name="T234">;D</text:span><text:span text:style-name="T286">0</text:span><text:span text:style-name="T234">;T) on</text:span><text:span text:style-name="T232"> punktmassi </text:span><text:span text:style-name="T247">või punktmass-laengu</text:span><text:span text:style-name="T232"> N</text:span><text:span text:style-name="T286">0</text:span><text:span text:style-name="T232"> </text:span><text:span text:style-name="T234">k</text:span><text:span text:style-name="T247">o</text:span><text:span text:style-name="T234">ordinaat</text:span><text:span text:style-name="T232"> </text:span><text:span text:style-name="T248">dimensioonis D</text:span><text:span text:style-name="T286">0</text:span><text:span text:style-name="T248"> (D</text:span><text:span text:style-name="T286">0</text:span><text:span text:style-name="T248">-koordinaat) </text:span><text:span text:style-name="T234">ajahetkel T</text:span><text:span text:style-name="T232">.</text:span></text:p>
      <text:p text:style-name="P132"><text:span text:style-name="T231">P</text:span><text:span text:style-name="T232">unktmass-</text:span><text:span text:style-name="T250">laengu</text:span><text:span text:style-name="T232"> </text:span><text:span text:style-name="T233">mingi koordinaadi suunaline</text:span><text:span text:style-name="T232"> </text:span><text:span text:style-name="T233">kiirus</text:span><text:span text:style-name="T232"> mingil ajahetkel </text:span><text:span text:style-name="T231">(T)</text:span><text:span text:style-name="T232"> </text:span><text:span text:style-name="T231">on</text:span><text:span text:style-name="T232"> </text:span><text:span text:style-name="T231">tema algse </text:span><text:span text:style-name="T233">sellesuunalise kiiruse</text:span><text:span text:style-name="T231"> (ajahetkel T</text:span><text:span text:style-name="T285">0</text:span><text:span text:style-name="T231">) ja integraali, </text:span><text:span text:style-name="T249">mis võetakse </text:span><text:span text:style-name="T253">üle</text:span><text:span text:style-name="T231"> selle koordi</text:span><text:span text:style-name="T246">n</text:span><text:span text:style-name="T231">aadi suunalise kiir</text:span><text:span text:style-name="T233">enduse,</text:span><text:span text:style-name="T231"> algsest ajahetkest (T</text:span><text:span text:style-name="T285">0</text:span><text:span text:style-name="T231">) kuni ajahetkeni, mil tema asukohta teada tahame (T), summa.</text:span></text:p>
      <text:p text:style-name="P68"><draw:frame draw:style-name="fr2" draw:name="Paneel16" text:anchor-type="as-char" svg:y="-0.743cm" svg:width="20.436cm" draw:z-index="4"><draw:text-box fo:min-height="1.235cm"><text:p text:style-name="N_5f_keha_5f_probleemi_5f_võrrand"><draw:frame draw:style-name="fr13" draw:name="Objekt54" text:anchor-type="paragraph" svg:width="20.436cm" style:rel-width="100%" svg:height="1.235cm" style:rel-height="scale" draw:z-index="5"><draw:object xlink:href="./Object 54" xlink:type="simple" xlink:show="embed" xlink:actuate="onLoad"/><draw:image xlink:href="./ObjectReplacements/Object 54" xlink:type="simple" xlink:show="embed" xlink:actuate="onLoad"/></draw:frame>N_keha_probleemi_võrrand <text:sequence text:ref-name="refN_keha_probleemi_võrrand1" text:name="N_keha_probleemi_võrrand" text:formula="ooow:N_keha_probleemi_võrrand+1" style:num-format="1">2</text:sequence></text:p></draw:text-box></draw:frame><text:span text:style-name="T473">kus:</text:span></text:p>
      <text:p text:style-name="P124"><text:span text:style-name="T234">X(N</text:span><text:span text:style-name="T287">0</text:span><text:span text:style-name="T234">;D</text:span><text:span text:style-name="T287">0</text:span><text:span text:style-name="T234">;T) on</text:span><text:span text:style-name="T232"> punktmass-laeng N</text:span><text:span text:style-name="T287">0</text:span><text:span text:style-name="T232"> D</text:span><text:span text:style-name="T287">0</text:span><text:span text:style-name="T232">-</text:span><text:span text:style-name="T234">koordinaat</text:span><text:span text:style-name="T232"> </text:span><text:span text:style-name="T234">ajahetkel T;</text:span></text:p>
      <text:p text:style-name="P125"><text:span text:style-name="T236">V</text:span><text:span text:style-name="T234">(N</text:span><text:span text:style-name="T287">0</text:span><text:span text:style-name="T234">;D</text:span><text:span text:style-name="T287">0</text:span><text:span text:style-name="T234">;T) on</text:span><text:span text:style-name="T232"> punktmass-laeng N</text:span><text:span text:style-name="T287">0</text:span><text:span text:style-name="T232"> D</text:span><text:span text:style-name="T287">0</text:span><text:span text:style-name="T232">-</text:span><text:span text:style-name="T234">koordinaa</text:span><text:span text:style-name="T236">di suunaline kiirus</text:span><text:span text:style-name="T232"> </text:span><text:span text:style-name="T234">ajahetkel T.</text:span></text:p>
      <text:p text:style-name="P74"/>
      <text:p text:style-name="P73"><text:span text:style-name="T188">P</text:span><text:span text:style-name="T189">unktmass-</text:span><text:span text:style-name="T193">laengu</text:span><text:span text:style-name="T189"> </text:span><text:span text:style-name="T190">mingi koordinaadi suunaline</text:span><text:span text:style-name="T189"> </text:span><text:span text:style-name="T191">kiirendus</text:span><text:span text:style-name="T189"> mingil ajahetkel </text:span><text:span text:style-name="T188">(T)</text:span><text:span text:style-name="T189"> </text:span><text:span text:style-name="T188">on</text:span><text:span text:style-name="T189"> </text:span><text:span text:style-name="T188">t</text:span><text:span text:style-name="T191">alle </text:span><text:span text:style-name="T192">samal ajal</text:span><text:span text:style-name="T191"> mõjuva </text:span><text:span text:style-name="T192">selle</text:span><text:span text:style-name="T191"> </text:span><text:span text:style-name="T190">koordinaadi suunali</text:span><text:span text:style-name="T192">s</text:span><text:span text:style-name="T190">e </text:span><text:span text:style-name="T192">resultantjõu ja massi jagatis.</text:span><text:line-break/><draw:frame draw:style-name="fr2" draw:name="Paneel17" text:anchor-type="as-char" svg:y="-0.683cm" svg:width="12.681cm" draw:z-index="7"><draw:text-box fo:min-height="1.124cm"><text:p text:style-name="N_5f_keha_5f_probleemi_5f_võrrand"><draw:frame draw:style-name="fr13" draw:name="Objekt55" text:anchor-type="paragraph" svg:width="12.681cm" style:rel-width="100%" svg:height="1.125cm" style:rel-height="scale" draw:z-index="8"><draw:object xlink:href="./Object 55" xlink:type="simple" xlink:show="embed" xlink:actuate="onLoad"/><draw:image xlink:href="./ObjectReplacements/Object 55" xlink:type="simple" xlink:show="embed" xlink:actuate="onLoad"/></draw:frame>N_keha_probleemi_võrrand <text:sequence text:ref-name="refN_keha_probleemi_võrrand2" text:name="N_keha_probleemi_võrrand" text:formula="ooow:N_keha_probleemi_võrrand+1" style:num-format="1">3</text:sequence></text:p></draw:text-box></draw:frame></text:p>
      <text:p text:style-name="P72"><text:span text:style-name="T473">k</text:span>us:</text:p>
      <text:p text:style-name="P126"><text:span text:style-name="T212">X(N</text:span><text:span text:style-name="T334">0</text:span><text:span text:style-name="T212">;D</text:span><text:span text:style-name="T334">0</text:span><text:span text:style-name="T212">;T) on</text:span><text:span text:style-name="T213"> punktmass-laeng N</text:span><text:span text:style-name="T334">0</text:span><text:span text:style-name="T213"> D</text:span><text:span text:style-name="T334">0</text:span><text:span text:style-name="T213">-</text:span><text:span text:style-name="T212">koordinaat</text:span><text:span text:style-name="T213"> </text:span><text:span text:style-name="T212">ajahetkel T;</text:span></text:p>
      <text:p text:style-name="P127"><text:span text:style-name="T214">F</text:span><text:span text:style-name="T212">(N</text:span><text:span text:style-name="T334">0</text:span><text:span text:style-name="T212">;D</text:span><text:span text:style-name="T334">0</text:span><text:span text:style-name="T212">;T) on</text:span><text:span text:style-name="T213"> punktmass-laeng N</text:span><text:span text:style-name="T338">0</text:span><text:span text:style-name="T213"> </text:span><text:span text:style-name="T214">mõjuv</text:span><text:span text:style-name="T213"> D</text:span><text:span text:style-name="T335">0</text:span><text:span text:style-name="T213">-</text:span><text:span text:style-name="T212">koordinaa</text:span><text:span text:style-name="T214">di suunaline resu</text:span><text:span text:style-name="T215">lt</text:span><text:span text:style-name="T214">a</text:span><text:span text:style-name="T215">n</text:span><text:span text:style-name="T214">tjõud</text:span><text:span text:style-name="T213"> </text:span><text:span text:style-name="T212">ajahetkel T.</text:span></text:p>
      <text:p text:style-name="P133"/>
      <text:p text:style-name="P134"><text:span text:style-name="T217">Punktmass-l</text:span><text:span text:style-name="T218">aengule mõjuv </text:span><text:span text:style-name="T217"><text:s/></text:span><text:span text:style-name="T218">resultantjõud on kõigi sellele punktmasslaengule mõjuvate jõudude summa.<text:line-break/></text:span><draw:frame draw:style-name="fr2" draw:name="Paneel19" text:anchor-type="as-char" svg:y="-0.713cm" svg:width="5.978cm" draw:z-index="10"><draw:text-box fo:min-height="1.139cm"><text:p text:style-name="N_5f_keha_5f_probleemi_5f_võrrand"><draw:frame draw:style-name="fr13" draw:name="Objekt56" text:anchor-type="paragraph" svg:width="6.043cm" style:rel-width="100%" svg:height="1.097cm" style:rel-height="scale" draw:z-index="11"><draw:object xlink:href="./Object 56" xlink:type="simple" xlink:show="embed" xlink:actuate="onLoad"/><draw:image xlink:href="./ObjectReplacements/Object 56" xlink:type="simple" xlink:show="embed" xlink:actuate="onLoad"/></draw:frame>N_keha_probleemi_võrrand <text:sequence text:ref-name="refN_keha_probleemi_võrrand3" text:name="N_keha_probleemi_võrrand" text:formula="ooow:N_keha_probleemi_võrrand+1" style:num-format="1">4</text:sequence></text:p></draw:text-box></draw:frame></text:p>
      <text:p text:style-name="P47"><text:soft-page-break/><text:span text:style-name="T475">k</text:span>us:</text:p>
      <text:p text:style-name="P115"><text:span text:style-name="T236">F</text:span><text:span text:style-name="T234">(N</text:span><text:span text:style-name="T277">0</text:span><text:span text:style-name="T236">;</text:span><text:span text:style-name="T237">N</text:span><text:span text:style-name="T277">1</text:span><text:span text:style-name="T234">;D</text:span><text:span text:style-name="T277">0</text:span><text:span text:style-name="T234">;T) on </text:span><text:span text:style-name="T235">punktamassi N</text:span><text:span text:style-name="T277">1</text:span><text:span text:style-name="T235"> põhjustatud</text:span><text:span text:style-name="T232"> punktmass-laengu</text:span><text:span text:style-name="T236">le</text:span><text:span text:style-name="T232"> N</text:span><text:span text:style-name="T277">0</text:span><text:span text:style-name="T232"> </text:span><text:span text:style-name="T236">mõjuv </text:span><text:span text:style-name="T232">D</text:span><text:span text:style-name="T277">0</text:span><text:span text:style-name="T232">-</text:span><text:span text:style-name="T236">suunaline jõud;</text:span></text:p>
      <text:p text:style-name="P115"><text:span text:style-name="T236">F</text:span><text:span text:style-name="T234">(N</text:span><text:span text:style-name="T277">0</text:span><text:span text:style-name="T234">;D</text:span><text:span text:style-name="T277">0</text:span><text:span text:style-name="T234">;T) on</text:span><text:span text:style-name="T232"> punktmass-laengu</text:span><text:span text:style-name="T236">le</text:span><text:span text:style-name="T232"> N</text:span><text:span text:style-name="T277">0</text:span><text:span text:style-name="T232"> </text:span><text:span text:style-name="T236">mõjuv</text:span><text:span text:style-name="T232"> D</text:span><text:span text:style-name="T277">0</text:span><text:span text:style-name="T232">-</text:span><text:span text:style-name="T234">koordinaa</text:span><text:span text:style-name="T236">di suunaline resultantjõud.</text:span></text:p>
      <text:p text:style-name="P119"/>
      <text:p text:style-name="P130"><text:span text:style-name="T236">V</text:span><text:span text:style-name="T230">õrranditest 1-4 järeldub: </text:span></text:p>
      <text:p text:style-name="P129"/>
      <text:p text:style-name="P41"><text:span text:style-name="T176"><draw:frame draw:style-name="fr14" draw:name="Objekt58" text:anchor-type="as-char" svg:y="-1.164cm" svg:width="3.422cm" svg:height="1.909cm" draw:z-index="13"><draw:object xlink:href="./Object 58" xlink:type="simple" xlink:show="embed" xlink:actuate="onLoad"/><draw:image xlink:href="./ObjectReplacements/Object 58" xlink:type="simple" xlink:show="embed" xlink:actuate="onLoad"/><svg:desc>valem</svg:desc></draw:frame></text:span><text:span text:style-name="T138">→</text:span><draw:frame draw:style-name="fr3" draw:name="Paneel18" text:anchor-type="as-char" svg:width="11.215cm" draw:z-index="14"><draw:text-box fo:min-height="1.933cm"><text:p text:style-name="N_5f_keha_5f_probleemi_5f_võrrand"><draw:frame draw:style-name="fr13" draw:name="Objekt57" text:anchor-type="paragraph" svg:width="12.086cm" style:rel-width="100%" svg:height="1.365cm" style:rel-height="scale" draw:z-index="17"><draw:object xlink:href="./Object 57" xlink:type="simple" xlink:show="embed" xlink:actuate="onLoad"/><draw:image xlink:href="./ObjectReplacements/Object 57" xlink:type="simple" xlink:show="embed" xlink:actuate="onLoad"/></draw:frame>N_keha_probleemi_võrrand <text:sequence text:ref-name="refN_keha_probleemi_võrrand4" text:name="N_keha_probleemi_võrrand" text:formula="ooow:N_keha_probleemi_võrrand+1" style:num-format="1">5</text:sequence></text:p></draw:text-box></draw:frame></text:p>
      <text:p text:style-name="P52"><text:span text:style-name="T475">k</text:span>us:</text:p>
      <text:p text:style-name="P113"><text:span text:style-name="T236">F</text:span><text:span text:style-name="T234">(N</text:span><text:span text:style-name="T277">0</text:span><text:span text:style-name="T236">;</text:span><text:span text:style-name="T237">N</text:span><text:span text:style-name="T277">1</text:span><text:span text:style-name="T234">;D</text:span><text:span text:style-name="T277">0</text:span><text:span text:style-name="T234">;T) on </text:span><text:span text:style-name="T235">punktmassi N</text:span><text:span text:style-name="T277">1</text:span><text:span text:style-name="T235"> põhjustatud</text:span><text:span text:style-name="T232"> punktmass-laengu</text:span><text:span text:style-name="T236">le</text:span><text:span text:style-name="T232"> N</text:span><text:span text:style-name="T277">0</text:span><text:span text:style-name="T232"> </text:span><text:span text:style-name="T236">mõjuv </text:span><text:span text:style-name="T232">D</text:span><text:span text:style-name="T277">0</text:span><text:span text:style-name="T232">-</text:span><text:span text:style-name="T236">suunaline jõud </text:span><text:span text:style-name="T252">ajahetkel T</text:span><text:span text:style-name="T236">;</text:span></text:p>
      <text:p text:style-name="P113"><text:span text:style-name="T236">F</text:span><text:span text:style-name="T234">(N</text:span><text:span text:style-name="T277">0</text:span><text:span text:style-name="T234">;D</text:span><text:span text:style-name="T277">0</text:span><text:span text:style-name="T234">;T) on</text:span><text:span text:style-name="T232"> punktmass-laengu</text:span><text:span text:style-name="T236">le</text:span><text:span text:style-name="T232"> N</text:span><text:span text:style-name="T277">0</text:span><text:span text:style-name="T232"> </text:span><text:span text:style-name="T236">mõjuv</text:span><text:span text:style-name="T232"> D</text:span><text:span text:style-name="T277">0</text:span><text:span text:style-name="T232">-</text:span><text:span text:style-name="T234">koordinaa</text:span><text:span text:style-name="T236">di suunaline resultantjõud;</text:span></text:p>
      <text:p text:style-name="P117"><text:span text:style-name="T234">X(N</text:span><text:span text:style-name="T277">0</text:span><text:span text:style-name="T234">;D</text:span><text:span text:style-name="T277">0</text:span><text:span text:style-name="T234">;T) on</text:span><text:span text:style-name="T232"> punktmass-laengu N</text:span><text:span text:style-name="T277">0</text:span><text:span text:style-name="T232"> D</text:span><text:span text:style-name="T277">0</text:span><text:span text:style-name="T232">-</text:span><text:span text:style-name="T234">koordinaat</text:span><text:span text:style-name="T232"> </text:span><text:span text:style-name="T234">ajahetkel T</text:span><text:span text:style-name="T232">;</text:span></text:p>
      <text:p text:style-name="P83"><text:span text:style-name="T241">m(N</text:span><text:span text:style-name="T283">0</text:span><text:span text:style-name="T241">) on punktmass-laengu N</text:span><text:span text:style-name="T283">0</text:span><text:span text:style-name="T241"> mass;<text:line-break/></text:span><text:span text:style-name="T244">V</text:span><text:span text:style-name="T242">(N</text:span><text:span text:style-name="T283">0</text:span><text:span text:style-name="T242">;D</text:span><text:span text:style-name="T283">0</text:span><text:span text:style-name="T242">;T) on</text:span><text:span text:style-name="T243"> punktmass-laengu N</text:span><text:span text:style-name="T283">0</text:span><text:span text:style-name="T243"> D</text:span><text:span text:style-name="T283">0</text:span><text:span text:style-name="T243">-</text:span><text:span text:style-name="T242">koordinaa</text:span><text:span text:style-name="T244">di suunaline kiirus</text:span><text:span text:style-name="T243"> </text:span><text:span text:style-name="T242">ajahetkel T</text:span><text:span text:style-name="T243">.</text:span></text:p>
      <text:p text:style-name="P41"/>
      <text:p text:style-name="P49">Kõige klassikalisemas N-keha probleemi variandis arvestatakse ainult gravitatsioonilisi jõude ja neidki Newtoni mudeli järgi, <text:span text:style-name="T476">kus ei arvestata magnetismi ega jõuvälja levimiskiirust:</text:span></text:p>
      <text:p text:style-name="P42"><draw:frame draw:style-name="fr2" draw:name="Paneel20" text:anchor-type="as-char" svg:y="-0.377cm" svg:width="8.179cm" draw:z-index="18"><draw:text-box fo:min-height="0.531cm"><text:p text:style-name="N_5f_keha_5f_probleemi_5f_võrrand"><draw:frame draw:style-name="fr13" draw:name="Objekt59" text:anchor-type="paragraph" svg:width="8.179cm" style:rel-width="100%" svg:height="0.531cm" style:rel-height="scale" draw:z-index="19"><draw:object xlink:href="./Object 59" xlink:type="simple" xlink:show="embed" xlink:actuate="onLoad"/><draw:image xlink:href="./ObjectReplacements/Object 59" xlink:type="simple" xlink:show="embed" xlink:actuate="onLoad"/></draw:frame>N_keha_probleemi_võrrand <text:sequence text:ref-name="refN_keha_probleemi_võrrand5" text:name="N_keha_probleemi_võrrand" text:formula="ooow:N_keha_probleemi_võrrand+1" style:num-format="1">6</text:sequence></text:p></draw:text-box></draw:frame></text:p>
      <text:p text:style-name="P42"/>
      <text:p text:style-name="P51">Mingi keha poolt tekitatud gravitatsiooniline jõud (raskusjõud) on suunaga selle keha poole.</text:p>
      <text:p text:style-name="P55"><draw:frame draw:style-name="fr2" draw:name="Paneel21" text:anchor-type="as-char" svg:y="-0.683cm" svg:width="15.582cm" draw:z-index="21"><draw:text-box fo:min-height="1.732cm"><text:p text:style-name="N_5f_keha_5f_probleemi_5f_võrrand"><draw:frame draw:style-name="fr13" draw:name="Objekt60" text:anchor-type="paragraph" svg:width="15.582cm" style:rel-width="100%" svg:height="1.732cm" style:rel-height="scale" draw:z-index="23"><draw:object xlink:href="./Object 60" xlink:type="simple" xlink:show="embed" xlink:actuate="onLoad"/><draw:image xlink:href="./ObjectReplacements/Object 60" xlink:type="simple" xlink:show="embed" xlink:actuate="onLoad"/></draw:frame>N_keha_probleemi_võrrand <text:sequence text:ref-name="refN_keha_probleemi_võrrand6" text:name="N_keha_probleemi_võrrand" text:formula="ooow:N_keha_probleemi_võrrand+1" style:num-format="1">7</text:sequence></text:p></draw:text-box></draw:frame></text:p>
      <text:p text:style-name="P53">Kus:</text:p>
      <text:p text:style-name="P112"><text:span text:style-name="T236">F</text:span><text:span text:style-name="T278">gravitatsiooniline</text:span><text:span text:style-name="T234">(N</text:span><text:span text:style-name="T277">0</text:span><text:span text:style-name="T236">;</text:span><text:span text:style-name="T237">N</text:span><text:span text:style-name="T277">1</text:span><text:span text:style-name="T234">;D</text:span><text:span text:style-name="T277">0</text:span><text:span text:style-name="T234">;T) on </text:span><text:span text:style-name="T235">punktamassi N</text:span><text:span text:style-name="T277">1</text:span><text:span text:style-name="T235"> põhjustatud</text:span><text:span text:style-name="T232"> punktmass-laengu</text:span><text:span text:style-name="T236">le</text:span><text:span text:style-name="T232"> N</text:span><text:span text:style-name="T277">0</text:span><text:span text:style-name="T232"> </text:span><text:span text:style-name="T236">mõjuv;</text:span></text:p>
      <text:p text:style-name="P112"><text:span text:style-name="T232">D</text:span><text:span text:style-name="T277">0</text:span><text:span text:style-name="T232">-</text:span><text:span text:style-name="T236">suunaline </text:span><text:span text:style-name="T240">gravitatsiooniline</text:span><text:span text:style-name="T236"> jõud;</text:span></text:p>
      <text:p text:style-name="P114"><text:span text:style-name="T236">F</text:span><text:span text:style-name="T234">(N</text:span><text:span text:style-name="T277">0</text:span><text:span text:style-name="T234">;D</text:span><text:span text:style-name="T277">0</text:span><text:span text:style-name="T234">;T) on</text:span><text:span text:style-name="T232"> punktmass-laengu</text:span><text:span text:style-name="T236">le</text:span><text:span text:style-name="T232"> N</text:span><text:span text:style-name="T277">0</text:span><text:span text:style-name="T232"> </text:span><text:span text:style-name="T236">mõjuv</text:span><text:span text:style-name="T232"> D</text:span><text:span text:style-name="T277">0</text:span><text:span text:style-name="T232">-</text:span><text:span text:style-name="T234">koordinaa</text:span><text:span text:style-name="T236">di suunaline resultantjõud;</text:span></text:p>
      <text:p text:style-name="P117"><text:span text:style-name="T234">X(N</text:span><text:span text:style-name="T277">0</text:span><text:span text:style-name="T234">;D</text:span><text:span text:style-name="T277">0</text:span><text:span text:style-name="T234">;T) on</text:span><text:span text:style-name="T232"> punktmass-laengu N</text:span><text:span text:style-name="T277">0</text:span><text:span text:style-name="T232"> D</text:span><text:span text:style-name="T277">0</text:span><text:span text:style-name="T232">-</text:span><text:span text:style-name="T234">koordinaat</text:span><text:span text:style-name="T232"> </text:span><text:span text:style-name="T234">ajahetkel T</text:span><text:span text:style-name="T232">.</text:span></text:p>
      <text:p text:style-name="P55"/>
      <text:p text:style-name="P54"><text:span text:style-name="T251">Vastavalt gravitatasiooniseadusele: </text:span><text:span text:style-name="T236">„</text:span><text:span text:style-name="T238">Kaks masspunkti tõmbuvad üksteise poole jõuga, mis on võrdeline nende massidega ning pöördvõrdeline nendevahelise kauguse ruuduga</text:span><text:span text:style-name="T236">” </text:span><text:span text:style-name="T469">(viide).</text:span></text:p>
      <text:p text:style-name="P54"><text:span text:style-name="T469">Käesolevas töös loodud</text:span><text:span text:style-name="T239"> simulaatoris ma üldistan seda seadust, aga siin klassikalise N-keha probleemi näites jäägu see algsele kujule:</text:span></text:p>
      <text:p text:style-name="P48"><text:span text:style-name="T214"><draw:frame draw:style-name="fr2" draw:name="Paneel22" text:anchor-type="as-char" svg:y="-0.683cm" svg:width="9.021cm" draw:z-index="24"><draw:text-box fo:min-height="2.141cm"><text:p text:style-name="N_5f_keha_5f_probleemi_5f_võrrand"><draw:frame draw:style-name="fr13" draw:name="Objekt61" text:anchor-type="paragraph" svg:width="12.125cm" style:rel-width="100%" svg:height="1.942cm" style:rel-height="scale" draw:z-index="28"><draw:object xlink:href="./Object 61" xlink:type="simple" xlink:show="embed" xlink:actuate="onLoad"/><draw:image xlink:href="./ObjectReplacements/Object 61" xlink:type="simple" xlink:show="embed" xlink:actuate="onLoad"/></draw:frame>N_keha_probleemi_võrrand <text:sequence text:ref-name="refN_keha_probleemi_võrrand7" text:name="N_keha_probleemi_võrrand" text:formula="ooow:N_keha_probleemi_võrrand+1" style:num-format="1">8</text:sequence></text:p></draw:text-box></draw:frame></text:span><text:span text:style-name="T23"><text:line-break/></text:span><text:span text:style-name="T216">k</text:span><text:span text:style-name="T70">us:</text:span></text:p>
      <text:p text:style-name="P116"><text:span text:style-name="T236">F</text:span><text:span text:style-name="T278">gravitatsiooniline</text:span><text:span text:style-name="T234">(N</text:span><text:span text:style-name="T277">0</text:span><text:span text:style-name="T236">;</text:span><text:span text:style-name="T237">N</text:span><text:span text:style-name="T277">1</text:span><text:span text:style-name="T234">;D</text:span><text:span text:style-name="T277">0</text:span><text:span text:style-name="T234">;T) on </text:span><text:span text:style-name="T235">punktamassi N</text:span><text:span text:style-name="T277">1</text:span><text:span text:style-name="T235"> põhjustatud</text:span><text:span text:style-name="T232"> punktmass-laengu</text:span><text:span text:style-name="T236">le</text:span><text:span text:style-name="T232"> N</text:span><text:span text:style-name="T277">0</text:span><text:span text:style-name="T232"> </text:span><text:span text:style-name="T236">mõjuv </text:span><text:span text:style-name="T232">D</text:span><text:span text:style-name="T277">0</text:span><text:span text:style-name="T232">-</text:span><text:span text:style-name="T236">suunaline </text:span><text:span text:style-name="T240">gravitatsiooniline</text:span><text:span text:style-name="T236"> jõud;</text:span></text:p>
      <text:p text:style-name="P118"><text:span text:style-name="T241">m(N</text:span><text:span text:style-name="T279">0</text:span><text:span text:style-name="T241">) on punktmass-laengu N</text:span><text:span text:style-name="T284">0</text:span><text:span text:style-name="T241"> mass;</text:span></text:p>
      <text:p text:style-name="P118"><text:span text:style-name="T234">X(N</text:span><text:span text:style-name="T277">0</text:span><text:span text:style-name="T234">;D</text:span><text:span text:style-name="T277">0</text:span><text:span text:style-name="T234">;T) on</text:span><text:span text:style-name="T232"> punktmass-laengu N</text:span><text:span text:style-name="T277">0</text:span><text:span text:style-name="T232"> D</text:span><text:span text:style-name="T277">0</text:span><text:span text:style-name="T232">-</text:span><text:span text:style-name="T234">koordinaat</text:span><text:span text:style-name="T232"> </text:span><text:span text:style-name="T234">ajahetkel T</text:span><text:span text:style-name="T232">;</text:span></text:p>
      <text:p text:style-name="P87">G on gravitatsiooni konstant.</text:p>
      <text:p text:style-name="P59"><text:soft-page-break/>Võrranditest 5-8 järeldub:</text:p>
      <text:p text:style-name="P58"/>
      <text:p text:style-name="P44"><draw:frame draw:style-name="fr14" draw:name="Objekt62" text:anchor-type="as-char" svg:y="-1.164cm" svg:width="3.411cm" svg:height="1.909cm" draw:z-index="29"><draw:object xlink:href="./Object 62" xlink:type="simple" xlink:show="embed" xlink:actuate="onLoad"/><draw:image xlink:href="./ObjectReplacements/Object 62" xlink:type="simple" xlink:show="embed" xlink:actuate="onLoad"/><svg:desc>valem</svg:desc></draw:frame><text:span text:style-name="T153">→</text:span><text:span text:style-name="T138"><draw:frame draw:style-name="fr14" draw:name="Objekt63" text:anchor-type="as-char" svg:y="-1.291cm" svg:width="15.265cm" svg:height="1.901cm" draw:z-index="30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76"><text:span text:style-name="T477">k</text:span>us:</text:p>
      <text:p text:style-name="P112"><text:span text:style-name="T236">F</text:span><text:span text:style-name="T278">gravitatsiooniline</text:span><text:span text:style-name="T234">(N</text:span><text:span text:style-name="T277">0</text:span><text:span text:style-name="T236">;</text:span><text:span text:style-name="T237">N</text:span><text:span text:style-name="T277">1</text:span><text:span text:style-name="T234">;D</text:span><text:span text:style-name="T277">0</text:span><text:span text:style-name="T234">;T) on </text:span><text:span text:style-name="T235">punktamassi N</text:span><text:span text:style-name="T277">1</text:span><text:span text:style-name="T235"> põhjustatud</text:span><text:span text:style-name="T232"> punktmass-laengu</text:span><text:span text:style-name="T236">le</text:span><text:span text:style-name="T232"> N</text:span><text:span text:style-name="T277">0</text:span><text:span text:style-name="T232"> </text:span><text:span text:style-name="T236">mõjuv</text:span></text:p>
      <text:p text:style-name="P112"><text:span text:style-name="T232">D</text:span><text:span text:style-name="T277">0</text:span><text:span text:style-name="T232">-</text:span><text:span text:style-name="T236">suunaline </text:span><text:span text:style-name="T240">gravitatsiooniline</text:span><text:span text:style-name="T236"> jõud;</text:span></text:p>
      <text:p text:style-name="P118"><text:span text:style-name="T241">m(N</text:span><text:span text:style-name="T279">0</text:span><text:span text:style-name="T241">) on punktmass-laengu N</text:span><text:span text:style-name="T284">0</text:span><text:span text:style-name="T241"> mass;</text:span></text:p>
      <text:p text:style-name="P118"><text:span text:style-name="T234">X(N</text:span><text:span text:style-name="T277">0</text:span><text:span text:style-name="T234">;D</text:span><text:span text:style-name="T277">0</text:span><text:span text:style-name="T234">;T) on</text:span><text:span text:style-name="T232"> punktmass-laengu N</text:span><text:span text:style-name="T277">0</text:span><text:span text:style-name="T232"> D</text:span><text:span text:style-name="T277">0</text:span><text:span text:style-name="T232">-</text:span><text:span text:style-name="T234">koordinaat</text:span><text:span text:style-name="T232"> </text:span><text:span text:style-name="T234">ajahetkel T</text:span><text:span text:style-name="T232">;</text:span></text:p>
      <text:p text:style-name="P84"><text:span text:style-name="T266">G on gravitatsiooni konstant.<text:line-break/></text:span><text:span text:style-name="T265">V</text:span><text:span text:style-name="T263">(N</text:span><text:span text:style-name="T296">0</text:span><text:span text:style-name="T263">;D</text:span><text:span text:style-name="T296">0</text:span><text:span text:style-name="T263">;T) on</text:span><text:span text:style-name="T264"> punktmass-laengu N</text:span><text:span text:style-name="T296">0</text:span><text:span text:style-name="T264"> D</text:span><text:span text:style-name="T296">0</text:span><text:span text:style-name="T264">-</text:span><text:span text:style-name="T263">koordinaa</text:span><text:span text:style-name="T265">di suunaline kiirus</text:span><text:span text:style-name="T264"> </text:span><text:span text:style-name="T263">ajahetkel T</text:span><text:span text:style-name="T264">.</text:span></text:p>
      <text:p text:style-name="P43"/>
      <text:p text:style-name="P45"><text:span text:style-name="T479">N-keha probleem lahendamiseks tuleb arvestada, et see võrrand kehtib iga punktmass-laengu iga koordinaadi jaoks (seega kokku N korda D võrrandit) ning saadud võrrandisüsteem lahendada. Need võrrandid pandi esmakordselt kirja alles _.._ aastal </text:span><text:span text:style-name="T470">(kelle poolt, viide),</text:span><text:span text:style-name="T464"> kuid lahendada neid siiani ei osata. Küll aga saab leida ligilähedasi lahendeid, andes <text:s/>väärtusele dt väikseid väärtusi selle asemel et lähendada see nullile ning integreerides „käsitsi” aja kaudu. Esimene seda tegev arvutiprogramm kirjutati Sebastian Rudolf Karl von Hoerneri poolt (</text:span><text:span text:style-name="T470">millal, viide)</text:span><text:span text:style-name="T464">.</text:span></text:p>
      <text:p text:style-name="P46"><text:span text:style-name="T126"><text:tab/>Teaduse arenedes on </text:span><text:span text:style-name="T127">klassikalisest N-keha</text:span><text:span text:style-name="T126"> probleemist edasi arendatud </text:span><text:span text:style-name="T127">keerukamaid probleeme, milles arvestatakse ka peale Newtoni seaduste teisigi füüsikateooriaid, nagu näiteks Kolumbi seadus, relatiivsusteooria ja kvantmehhaanika, ning mis toimivad </text:span><text:span text:style-name="T128">ükskõik</text:span><text:span text:style-name="T127"> </text:span><text:span text:style-name="T128">mitme</text:span><text:span text:style-name="T127"> mõõtmelises ruumis </text:span><text:span text:style-name="T128">(ruum peab loomulikult olema naturaalarv-mõõtmeline)</text:span><text:span text:style-name="T127">.</text:span><text:span text:style-name="T126"><text:tab/></text:span><text:span text:style-name="T124">Antud töö eesmärgiks oli </text:span><text:span text:style-name="T125">luua </text:span><text:span text:style-name="T130">programm</text:span><text:span text:style-name="T125">, mis arvutab füüsikalise süsteemi ligikaudse oleku </text:span><text:span text:style-name="T131">(punktmasside asukohad ja kiirused)</text:span><text:span text:style-name="T125">, olles sisendiks saanud süsteemi oleku mingil etteantud ajahetkel</text:span><text:span text:style-name="T124">. </text:span><text:span text:style-name="T125">Otsustasin programmeerida selle Pythoni keeles. </text:span><text:span text:style-name="T129">Alustasin 2014. aastal. </text:span>Vahepeal tegin ma <text:s/>koostööd ka Joonatan Samueliga, kuid <text:s/>lõplik varian<text:span text:style-name="T480">t on täielikult minu tehtud.</text:span></text:p>
      <text:h text:style-name="P155" text:outline-level="1"><text:bookmark-start text:name="__RefHeading__972_347485252"/>N-keha simulaatori tööpõhimõte<text:bookmark-end text:name="__RefHeading__972_347485252"/></text:h>
      <text:p text:style-name="P29"><text:tab/><text:span text:style-name="T82">N-keha simulaator </text:span><text:span text:style-name="T84">on</text:span><text:span text:style-name="T82"> programm, millele antakse sisendina punktmass-laengute asukohad mingil </text:span><text:span text:style-name="T83">algsel </text:span><text:span text:style-name="T82">ajahetkel ning nende kiirused samal ajahetkel; ning nende punktmass-laengute massi ja laengu väärtused. </text:span><text:span text:style-name="T83">Osana sisendist saab valida saab erinevate füüsikaliste mudelite vahel. Kasutaja sisestab lõpp-ajahetke ning programm väljastab kasutajale punktmass-laengute asukohad ja kiirused sellel ajahetkel, eeldades et puktmassi laengud liiguvad vastavalt valitud füüsikalisele mudelile. </text:span><text:span text:style-name="T82">Sisestada võib ükskõik mitu punktmass-laengut ja ruum võib olla ükskõik mitme mõõtmega.</text:span></text:p>
      <text:p text:style-name="P28"><text:span text:style-name="T484"><text:tab/>Vastavalt N_keha_probleemi_võrrandile 5 leiab programm sisendite põhjal ligilähedased punktmass-laengute asukohad ja kiirused lõppajahetkel. Selleks on vaja määratleda selles võrrandis olev funktsioon F </text:span><text:span text:style-name="T132">(</text:span><text:span text:style-name="T270">N</text:span><text:span text:style-name="T301">0</text:span><text:span text:style-name="T271">;</text:span><text:span text:style-name="T272">N</text:span><text:span text:style-name="T301">1</text:span><text:span text:style-name="T270">;D</text:span><text:span text:style-name="T301">0</text:span><text:span text:style-name="T270">;T</text:span><text:span text:style-name="T273">), </text:span><text:span text:style-name="T274">millega summeeritakse jõud resultantjõu saamiseks</text:span><text:span text:style-name="T273">.</text:span></text:p>
      <text:h text:style-name="P150" text:outline-level="2"><text:bookmark-start text:name="__RefHeading___Toc7098_2084444628"/><text:span text:style-name="T107">Põhivalemid </text:span><text:span text:style-name="T108">ja nende üldistused</text:span><text:bookmark-end text:name="__RefHeading___Toc7098_2084444628"/></text:h>
      <text:h text:style-name="P158" text:outline-level="2"><text:bookmark-start text:name="__RefHeading___Toc7100_2084444628"/><text:tab/>Siin on toodud valemid, millest järelduvad kõik praktilises töös kasutatavad võrrandid ning mis üksteisest ei järeldu. <text:s/>Kuna päris maailm on 3-mõõtmeline kehtivad ka kõik füüsika seadused 3-mõõtmelises ruumis, aga antud N-keha simulaator simuleerib N-mõõtmelist ruumi (ruumi mõõtmete arvu saab kasutaja valida), siis üldistatakse simuleerimises arvesse võetavad põhivalemid meelevaldselt kasutamiseks N-mõõtmelises ruumis.<text:bookmark-end text:name="__RefHeading___Toc7100_2084444628"/></text:h>
      <text:p text:style-name="P2"><text:bookmark-start text:name="__RefHeading___Toc7102_2084444628"/><text:span text:style-name="T73">P</text:span><text:span text:style-name="T74">unktmass-</text:span><text:span text:style-name="T75">laengu</text:span><text:span text:style-name="T74"> </text:span><text:span text:style-name="T76">mingi koordinaadi suunaline</text:span><text:span text:style-name="T74"> </text:span><text:span text:style-name="T77">kiirendus</text:span><text:span text:style-name="T74"> mingil ajahetkel </text:span><text:span text:style-name="T73">(T)</text:span><text:span text:style-name="T74"> </text:span><text:span text:style-name="T73">on</text:span><text:span text:style-name="T74"> </text:span><text:span text:style-name="T73">t</text:span><text:span text:style-name="T77">alle </text:span><text:span text:style-name="T78">samal ajal</text:span><text:span text:style-name="T77"> mõjuva </text:span><text:span text:style-name="T78">selle</text:span><text:span text:style-name="T77"> </text:span><text:span text:style-name="T76">koordinaadi suunali</text:span><text:span text:style-name="T78">s</text:span><text:span text:style-name="T76">e </text:span><text:span text:style-name="T78">resultantjõu ja massi jagatis:</text:span><text:bookmark-end text:name="__RefHeading___Toc7102_2084444628"/></text:p>
      <text:h text:style-name="P159" text:outline-level="2"><text:bookmark-start text:name="__RefHeading___Toc7104_2084444628"/><text:span text:style-name="T62"><draw:frame draw:style-name="fr1" draw:name="Frame1" text:anchor-type="as-char" svg:y="-0.683cm" svg:width="12.922cm" draw:z-index="31"><draw:text-box fo:min-height="1.822cm"><text:p text:style-name="põhivalem"><draw:frame draw:style-name="fr13" draw:name="Object2" text:anchor-type="paragraph" svg:width="13.187cm" svg:height="1.124cm" style:rel-height="scale" draw:z-index="32"><draw:object xlink:href="./Object 90" xlink:type="simple" xlink:show="embed" xlink:actuate="onLoad"/><draw:image xlink:href="./ObjectReplacements/Object 90" xlink:type="simple" xlink:show="embed" xlink:actuate="onLoad"/><svg:title>põhivalem 1</svg:title></draw:frame>põhivalem <text:sequence text:ref-name="refpõhivalem0" text:name="põhivalem" text:formula="ooow:põhivalem+1" style:num-format="1">1</text:sequence></text:p></draw:text-box></draw:frame></text:span><text:span text:style-name="T62"><text:line-break/></text:span><text:span text:style-name="T46">k</text:span><text:span text:style-name="T47">us:</text:span><text:bookmark-end text:name="__RefHeading___Toc7104_2084444628"/></text:h>
      <text:p text:style-name="P122"><text:span text:style-name="T212">X(N</text:span><text:span text:style-name="T334">0</text:span><text:span text:style-name="T212">;D</text:span><text:span text:style-name="T334">0</text:span><text:span text:style-name="T212">;T) on</text:span><text:span text:style-name="T213"> punktmass-laeng N</text:span><text:span text:style-name="T334">0</text:span><text:span text:style-name="T213"> D</text:span><text:span text:style-name="T334">0</text:span><text:span text:style-name="T213">-</text:span><text:span text:style-name="T212">koordinaat</text:span><text:span text:style-name="T213"> </text:span><text:span text:style-name="T212">ajahetkel T;<text:line-break/></text:span><text:span text:style-name="T219">F</text:span><text:span text:style-name="T220">(N</text:span><text:span text:style-name="T342">0</text:span><text:span text:style-name="T220">;D</text:span><text:span text:style-name="T342">0</text:span><text:span text:style-name="T220">;T) on</text:span><text:span text:style-name="T221"> punktmass-laeng N </text:span><text:span text:style-name="T219">mõjuv</text:span><text:span text:style-name="T221"> D</text:span><text:span text:style-name="T343">0</text:span><text:span text:style-name="T221">-</text:span><text:span text:style-name="T220">koordinaa</text:span><text:span text:style-name="T219">di suunaline resu</text:span><text:span text:style-name="T222">lt</text:span><text:span text:style-name="T219">a</text:span><text:span text:style-name="T222">n</text:span><text:span text:style-name="T219">tjõud</text:span><text:span text:style-name="T221"> </text:span><text:span text:style-name="T220">ajahetkel T.</text:span></text:p>
      <text:p text:style-name="P120"/>
      <text:p text:style-name="P131"><text:span text:style-name="T225">Punktmass-laengu mingi koordinaadi suunaline elektrostaatiline jõud on võrdne selle punktmass-laengu elektrilaengu ja selle punktmass-laengu </text:span><text:span text:style-name="T226">asukohas oleva selle koordinaadi suunalise elektrivälja korrutisega:</text:span></text:p>
      <text:p text:style-name="P131"><text:span text:style-name="T225"><text:line-break/></text:span><text:span text:style-name="T220"><draw:frame draw:style-name="fr2" draw:name="Frame2" text:anchor-type="as-char" svg:y="-0.377cm" svg:width="10.091cm" draw:z-index="33"><draw:text-box fo:min-height="0.531cm"><text:p text:style-name="põhivalem"><draw:frame draw:style-name="fr13" draw:name="Object3" text:anchor-type="paragraph" svg:width="10.091cm" svg:height="0.531cm" style:rel-height="scale" draw:z-index="34"><draw:object xlink:href="./Object 91" xlink:type="simple" xlink:show="embed" xlink:actuate="onLoad"/><draw:image xlink:href="./ObjectReplacements/Object 91" xlink:type="simple" xlink:show="embed" xlink:actuate="onLoad"/></draw:frame>põhivalem <text:sequence text:ref-name="refpõhivalem1" text:name="põhivalem" text:formula="ooow:põhivalem+1" style:num-format="1">2</text:sequence></text:p></draw:text-box></draw:frame></text:span><text:span text:style-name="T220"><text:line-break/></text:span></text:p>
      <text:p text:style-name="P131"><text:span text:style-name="T224">k</text:span><text:span text:style-name="T223">us:<text:line-break/></text:span></text:p>
      <text:p text:style-name="P123"><text:span text:style-name="T225">E(</text:span><text:span text:style-name="T220">D</text:span><text:span text:style-name="T342">0</text:span><text:span text:style-name="T225">;X;T) </text:span><text:span text:style-name="T226">on D</text:span><text:span text:style-name="T344">0</text:span><text:span text:style-name="T226">-suunaline elektriväli asukohas X;</text:span><text:span text:style-name="T220"><text:line-break/>X(N</text:span><text:span text:style-name="T342">0</text:span><text:span text:style-name="T220">;D</text:span><text:span text:style-name="T342">0</text:span><text:span text:style-name="T220">;T) on</text:span><text:span text:style-name="T221"> punktmass-laeng N</text:span><text:span text:style-name="T342">0</text:span><text:span text:style-name="T221"> D</text:span><text:span text:style-name="T342">0</text:span><text:span text:style-name="T221">-</text:span><text:span text:style-name="T220">koordinaat</text:span><text:span text:style-name="T221"> </text:span><text:span text:style-name="T220">ajahetkel T;<text:line-break/></text:span><text:span text:style-name="T219">F</text:span><text:span text:style-name="T220">(N</text:span><text:span text:style-name="T342">0</text:span><text:span text:style-name="T220">;D</text:span><text:span text:style-name="T342">0</text:span><text:span text:style-name="T220">;T) on</text:span><text:span text:style-name="T221"> punktmass-laeng N</text:span><text:span text:style-name="T344">0</text:span><text:span text:style-name="T221"> </text:span><text:span text:style-name="T219">mõjuv</text:span><text:span text:style-name="T221"> D</text:span><text:span text:style-name="T343">0</text:span><text:span text:style-name="T221">-</text:span><text:span text:style-name="T220">koordinaa</text:span><text:span text:style-name="T219">di suunaline resu</text:span><text:span text:style-name="T222">lt</text:span><text:span text:style-name="T219">a</text:span><text:span text:style-name="T222">n</text:span><text:span text:style-name="T219">tjõud</text:span><text:span text:style-name="T221"> </text:span><text:span text:style-name="T220">ajahetkel T.</text:span></text:p>
      <text:p text:style-name="P121"/>
      <text:p text:style-name="P8"><text:span text:style-name="T490">Elektr</text:span><text:span text:style-name="T491">o</text:span><text:span text:style-name="T490">magntismi 1. võrrand </text:span><text:span text:style-name="T492">ehk</text:span><text:span text:style-name="T489"> Maxwelli 1.võrrand</text:span><text:span text:style-name="T493"> </text:span><text:span text:style-name="T492">ehk </text:span><text:span text:style-name="T493">Gaussi seadus </text:span><text:span text:style-name="T494">3-mõõtmelises ruumi</text:span><text:span text:style-name="T495">s </text:span><text:span text:style-name="T496"><text:bibliography-mark text:identifier="Maxwelli I võrrand" text:bibliography-type="book" text:author="I. Saveljev" text:publisher="Valgus" text:title="Füüsika Üldkursus" text:year="1978">[Maxwelli I võrrand]</text:bibliography-mark></text:span><text:span text:style-name="T494">:</text:span></text:p>
      <text:p text:style-name="P8"><text:soft-page-break/><text:span text:style-name="T57"><draw:frame draw:style-name="fr2" draw:name="Paneel25" text:anchor-type="as-char" svg:y="-0.009cm" svg:width="6.242cm" draw:z-index="35"><draw:text-box fo:min-height="1.251cm"><text:p text:style-name="definitsioon"><draw:frame draw:style-name="fr13" draw:name="Objekt14" text:anchor-type="paragraph" svg:width="6.117cm" style:rel-width="100%" svg:height="0.917cm" style:rel-height="scale" draw:z-index="36"><draw:object xlink:href="./Object 6" xlink:type="simple" xlink:show="embed" xlink:actuate="onLoad"/><draw:image xlink:href="./ObjectReplacements/Object 6" xlink:type="simple" xlink:show="embed" xlink:actuate="onLoad"/><svg:desc>formula</svg:desc></draw:frame>Maxwelli 1. algne</text:p></draw:text-box></draw:frame></text:span><text:span text:style-name="T57"><text:line-break/></text:span><text:span text:style-name="T58">kus:</text:span></text:p>
      <text:p text:style-name="P107"><text:span text:style-name="T157">E</text:span><text:span text:style-name="T308">pinnaga risti</text:span><text:span text:style-name="T353">(x) on </text:span><text:span text:style-name="T359">2-mõõtmelise alaga S risti olev</text:span><text:span text:style-name="T353"> </text:span><text:span text:style-name="T359">(</text:span><text:span text:style-name="T353">pin</text:span><text:span text:style-name="T360">d</text:span><text:span text:style-name="T353">a</text:span><text:span text:style-name="T360">l</text:span><text:span text:style-name="T353">a</text:span><text:span text:style-name="T361">ga</text:span><text:span text:style-name="T359">)</text:span><text:span text:style-name="T353"> S ristiolev elektrivälja komponent punktis x;</text:span><text:span text:style-name="T31"><text:line-break/>q</text:span><text:span text:style-name="T32">(N</text:span><text:span text:style-name="T319">0</text:span><text:span text:style-name="T32">) on punktmass-laengu N</text:span><text:span text:style-name="T319">0</text:span><text:span text:style-name="T32"> mass;</text:span><text:span text:style-name="T29"><text:line-break/></text:span><text:span text:style-name="T139">ε</text:span><text:span text:style-name="T302">0</text:span><text:span text:style-name="T33"> on elektriline konstant.</text:span></text:p>
      <text:p text:style-name="P3"><text:span text:style-name="T488">Meelevaldne ü</text:span><text:span text:style-name="T487">ldistus </text:span><text:span text:style-name="T488">N-mõõtmelise ruumi jaoks</text:span><text:span text:style-name="T487">:</text:span><text:span text:style-name="T29"><text:line-break/></text:span><text:span text:style-name="T29"><draw:frame draw:style-name="fr2" draw:name="Paneel26" text:anchor-type="as-char" svg:y="-0.75cm" svg:width="3.544cm" draw:z-index="37"><draw:text-box fo:min-height="2.849cm"><text:p text:style-name="definitsioon"><draw:frame draw:style-name="fr4" draw:name="Frame3" text:anchor-type="paragraph" svg:width="3.955cm" style:rel-width="100%" svg:height="1.304cm" style:rel-height="scale-min" draw:z-index="38"><draw:text-box><text:p text:style-name="põhivalem"><draw:frame draw:style-name="fr13" draw:name="Objekt6" text:anchor-type="paragraph" svg:width="3.955cm" svg:height="1.304cm" style:rel-height="scale" draw:z-index="39"><draw:object xlink:href="./Object 8" xlink:type="simple" xlink:show="embed" xlink:actuate="onLoad"/><draw:image xlink:href="./ObjectReplacements/Object 8" xlink:type="simple" xlink:show="embed" xlink:actuate="onLoad"/><svg:desc>formula</svg:desc></draw:frame>põhivalem <text:sequence text:ref-name="refpõhivalem2" text:name="põhivalem" text:formula="ooow:põhivalem+1" style:num-format="1">3</text:sequence></text:p></draw:text-box></draw:frame></text:p></draw:text-box></draw:frame></text:span><text:span text:style-name="T22"><text:line-break/></text:span><text:span text:style-name="T30">kus:</text:span></text:p>
      <text:p text:style-name="P30"><text:span text:style-name="T31">q</text:span><text:span text:style-name="T32">(N</text:span><text:span text:style-name="T320">0</text:span><text:span text:style-name="T32">) on punktmass-laengu N</text:span><text:span text:style-name="T320">0</text:span><text:span text:style-name="T32"> mass;</text:span><text:span text:style-name="T29"><text:line-break/></text:span><text:span text:style-name="T139">ε</text:span><text:span text:style-name="T302">0</text:span><text:span text:style-name="T33"> on elektriline konstant;<text:line-break/></text:span><text:span text:style-name="T139">Φ</text:span><text:span text:style-name="T302">E</text:span><text:span text:style-name="T139"> on </text:span><text:span text:style-name="T140">(D-1)</text:span><text:span text:style-name="T139">-mõõtmelis</text:span><text:span text:style-name="T141">t</text:span><text:span text:style-name="T139"> </text:span><text:span text:style-name="T141">ala V</text:span><text:span text:style-name="T139">, ümbritseva suletud ala läbiv, </text:span><text:span text:style-name="T142">alast välja suuna</text:span><text:span text:style-name="T140">line</text:span><text:span text:style-name="T142">, </text:span><text:span text:style-name="T139">elektrivoog.</text:span></text:p>
      <text:p text:style-name="P8"><text:bookmark-start text:name="__RefHeading___Toc6388_2084444628"/><text:span text:style-name="T90">Elektr</text:span><text:span text:style-name="T91">o</text:span><text:span text:style-name="T90">magntismi 3. võrrand</text:span><text:span text:style-name="T92"> ehk</text:span><text:span text:style-name="T89"> Maxwelli </text:span><text:span text:style-name="T90">3</text:span><text:span text:style-name="T89">.võrrandit</text:span><text:span text:style-name="T93"> </text:span><text:span text:style-name="T92">ehk </text:span><text:span text:style-name="T94">Maxwelli-Faraday võrrand </text:span><text:span text:style-name="T95"><text:s/></text:span><text:span text:style-name="T96">3-mõõtmelises ruumis</text:span><text:span text:style-name="T88"><text:bibliography-mark text:identifier="Maxwelli III võrrand" text:bibliography-type="book" text:author="I. Saveljev" text:publisher="Valgus" text:title="Füüsika Üldkursus" text:year="1978">[Maxwelli III võrrand]</text:bibliography-mark></text:span><text:span text:style-name="T88">:</text:span><text:span text:style-name="T81"><text:line-break/></text:span><text:span text:style-name="T81"><draw:frame draw:style-name="fr2" draw:name="Paneel27" text:anchor-type="as-char" svg:y="-0.684cm" svg:width="5.948cm" draw:z-index="40"><draw:text-box fo:min-height="1.064cm"><text:p text:style-name="definitsioon"><draw:frame draw:style-name="fr13" draw:name="Objekt24" text:anchor-type="paragraph" svg:width="5.948cm" style:rel-width="100%" svg:height="1.064cm" style:rel-height="scale" draw:z-index="41"><draw:object xlink:href="./Object 13" xlink:type="simple" xlink:show="embed" xlink:actuate="onLoad"/><draw:image xlink:href="./ObjectReplacements/Object 13" xlink:type="simple" xlink:show="embed" xlink:actuate="onLoad"/><svg:desc>formula</svg:desc></draw:frame>Maxwelli <text:span text:style-name="T454">3</text:span>. algne</text:p></draw:text-box></draw:frame></text:span><text:span text:style-name="T86"><text:line-break/></text:span><text:span text:style-name="T87">kus:</text:span><text:bookmark-end text:name="__RefHeading___Toc6388_2084444628"/></text:p>
      <text:p text:style-name="P105"><text:span text:style-name="T12">l on 1-mõõtmeline ala;</text:span><text:span text:style-name="T13"><text:line-break/></text:span><text:span text:style-name="T13"><draw:frame draw:style-name="fr14" draw:name="Objekt71" text:anchor-type="as-char" svg:y="-0.462cm" svg:width="0.975cm" svg:height="0.637cm" draw:z-index="4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4">on joon integraal üle ala l;<text:line-break/></text:span><text:span text:style-name="T15">E</text:span><text:span text:style-name="T327">l</text:span><text:span text:style-name="T16"> on </text:span><text:span text:style-name="T12">elektri</text:span><text:span text:style-name="T16">välja l-suunaline komponent;</text:span><text:span text:style-name="T13"><text:line-break/></text:span><text:span text:style-name="T162">Φ</text:span><text:span text:style-name="T316">B</text:span><text:span text:style-name="T163">(T)</text:span><text:span text:style-name="T162"> on </text:span><text:span text:style-name="T164">2</text:span><text:span text:style-name="T162">-mõõtmelis</text:span><text:span text:style-name="T164">t</text:span><text:span text:style-name="T162"> ala, </text:span><text:span text:style-name="T165">mis toetub alale l</text:span><text:span text:style-name="T162">, läbiv elektrivoog </text:span><text:span text:style-name="T163">ajahetkel T</text:span><text:span text:style-name="T162">.</text:span></text:p>
      <text:p text:style-name="P31"><text:span text:style-name="T104">Meelevaldne ü</text:span><text:span text:style-name="T103">ldistus </text:span><text:span text:style-name="T104">N-mõõtmelise ruumi jaoks</text:span><text:span text:style-name="T103">:</text:span><text:span text:style-name="T64"><text:line-break/></text:span><text:span text:style-name="T65"><draw:frame draw:style-name="fr2" draw:name="Paneel28" text:anchor-type="as-char" svg:y="-0.684cm" svg:width="5.948cm" draw:z-index="43"><draw:text-box fo:min-height="1.064cm"><text:p text:style-name="definitsioon"><draw:frame draw:style-name="fr4" draw:name="Frame4" text:anchor-type="paragraph" svg:width="5.955cm" style:rel-width="100%" svg:height="0.889cm" style:rel-height="scale-min" draw:z-index="44"><draw:text-box><text:p text:style-name="põhivalem"><draw:frame draw:style-name="fr13" draw:name="Objekt72" text:anchor-type="paragraph" svg:width="5.955cm" svg:height="0.889cm" style:rel-height="scale" draw:z-index="45"><draw:object xlink:href="./Object 23" xlink:type="simple" xlink:show="embed" xlink:actuate="onLoad"/><draw:image xlink:href="./ObjectReplacements/Object 23" xlink:type="simple" xlink:show="embed" xlink:actuate="onLoad"/><svg:desc>formula</svg:desc></draw:frame>põhivalem <text:sequence text:ref-name="refpõhivalem3" text:name="põhivalem" text:formula="ooow:põhivalem+1" style:num-format="1">4</text:sequence></text:p></draw:text-box></draw:frame></text:p></draw:text-box></draw:frame></text:span><text:span text:style-name="T44"><text:line-break/></text:span><text:span text:style-name="T45">kus:</text:span></text:p>
      <text:p text:style-name="P104"><text:span text:style-name="T34">l on (D-2)-mõõtmeline ala;</text:span><text:span text:style-name="T31"><text:line-break/>B</text:span><text:span text:style-name="T318">l</text:span><text:span text:style-name="T31"> on </text:span><text:span text:style-name="T34">elektrivälja l suunaline komponent</text:span><text:span text:style-name="T31"> </text:span><text:span text:style-name="T35">punktis x</text:span><text:span text:style-name="T31">;</text:span><text:span text:style-name="T29"><text:line-break/></text:span><text:span text:style-name="T139">Φ</text:span><text:span text:style-name="T303">B</text:span><text:span text:style-name="T143">(T)</text:span><text:span text:style-name="T139"> on </text:span><text:span text:style-name="T144">(D-1)</text:span><text:span text:style-name="T139">-mõõtmelis</text:span><text:span text:style-name="T145">t</text:span><text:span text:style-name="T139"> ala, </text:span><text:span text:style-name="T146">mis toetub alale l</text:span><text:span text:style-name="T139">, läbiv elektr</text:span><text:span text:style-name="T147">imagnet</text:span><text:span text:style-name="T139">voog </text:span><text:span text:style-name="T143">ajahetkel T</text:span><text:span text:style-name="T139">;</text:span><text:span text:style-name="T143"><text:line-break/></text:span><text:span text:style-name="T148">N(x) on hulga x suurus.</text:span></text:p>
      <text:p text:style-name="P8"><text:bookmark-start text:name="__RefHeading___Toc6390_2084444628"/><text:soft-page-break/><text:span text:style-name="T90">Elektr</text:span><text:span text:style-name="T91">o</text:span><text:span text:style-name="T90">magntismi 4. võrrand</text:span><text:span text:style-name="T92"> ehk</text:span><text:span text:style-name="T97"> Maxwelli </text:span><text:span text:style-name="T90">4</text:span><text:span text:style-name="T97">.võrrand</text:span><text:span text:style-name="T93"> </text:span><text:span text:style-name="T92">ehk </text:span><text:span text:style-name="T94">Ampaeri ringlusseadus </text:span><text:span text:style-name="T96">3-mõõtmelises ruumis </text:span><text:span text:style-name="T93"><text:bibliography-mark text:identifier="Maxwelli IV võrrand" text:bibliography-type="book" text:author="I. Saveljev" text:publisher="Valgus" text:title="Füüsika Üldkursus" text:year="1978">[Maxwelli IV võrrand]</text:bibliography-mark></text:span><text:span text:style-name="T93">:</text:span><text:span text:style-name="T98"><text:line-break/></text:span><text:span text:style-name="T98"><draw:frame draw:style-name="fr2" draw:name="Paneel29" text:anchor-type="as-char" svg:y="-0.684cm" svg:width="11.229cm" draw:z-index="46"><draw:text-box fo:min-height="1.185cm"><text:p text:style-name="definitsioon"><draw:frame draw:style-name="fr13" draw:name="Objekt26" text:anchor-type="paragraph" svg:width="11.229cm" style:rel-width="100%" svg:height="1.185cm" style:rel-height="scale" draw:z-index="47"><draw:object xlink:href="./Object 24" xlink:type="simple" xlink:show="embed" xlink:actuate="onLoad"/><draw:image xlink:href="./ObjectReplacements/Object 24" xlink:type="simple" xlink:show="embed" xlink:actuate="onLoad"/><svg:desc>formula</svg:desc></draw:frame>Maxwelli 4. algne</text:p></draw:text-box></draw:frame></text:span><text:span text:style-name="T86"><text:line-break/></text:span><text:span text:style-name="T87">kus:</text:span><text:bookmark-end text:name="__RefHeading___Toc6390_2084444628"/></text:p>
      <text:p text:style-name="P105"><text:span text:style-name="T13"><draw:frame draw:style-name="fr14" draw:name="Objekt7" text:anchor-type="as-char" svg:y="-0.462cm" svg:width="0.975cm" svg:height="0.637cm" draw:z-index="5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4">on joon integraal üle 1-mõõtmelise ala l;<text:line-break/></text:span><text:span text:style-name="T16">B</text:span><text:span text:style-name="T327">l</text:span><text:span text:style-name="T12">(x) </text:span><text:span text:style-name="T16">on magnetvälja l-suunaline komponent;</text:span><text:span text:style-name="T13"><text:line-break/></text:span><text:span text:style-name="T162">Φ</text:span><text:span text:style-name="T317">E</text:span><text:span text:style-name="T163">(T)</text:span><text:span text:style-name="T162"> on </text:span><text:span text:style-name="T164">2</text:span><text:span text:style-name="T162">-mõõtmelis</text:span><text:span text:style-name="T164">t</text:span><text:span text:style-name="T162"> ala, </text:span><text:span text:style-name="T165">mi</text:span><text:span text:style-name="T166">lle</text:span><text:span text:style-name="T165"> </text:span><text:span text:style-name="T166">peal</text:span><text:span text:style-name="T165"> </text:span><text:span text:style-name="T166">on </text:span><text:span text:style-name="T165">ala l</text:span><text:span text:style-name="T162">, läbiv elektrivoog </text:span><text:span text:style-name="T163">ajahetkel T;</text:span><text:span text:style-name="T162"><text:line-break/></text:span><text:span text:style-name="T167">c on valguse kiirus;<text:line-break/></text:span><text:span text:style-name="T163">q(T) on </text:span><text:span text:style-name="T162">on </text:span><text:span text:style-name="T164">2</text:span><text:span text:style-name="T162">-mõõtmelis</text:span><text:span text:style-name="T164">t</text:span><text:span text:style-name="T162"> ala, </text:span><text:span text:style-name="T165">mis toetub alale l</text:span><text:span text:style-name="T162"> </text:span><text:span text:style-name="T163">läbinud elektrilaeng ajahetkel T.</text:span></text:p>
      <text:p text:style-name="P31"><text:span text:style-name="T104">Meelevaldne ü</text:span><text:span text:style-name="T103">ldistus </text:span><text:span text:style-name="T104">N-mõõtmelise ruumi jaoks</text:span><text:span text:style-name="T103">:</text:span><text:span text:style-name="T64"><text:line-break/></text:span><text:span text:style-name="T64"><draw:frame draw:style-name="fr1" draw:name="Paneel30" text:anchor-type="as-char" svg:y="-0.684cm" svg:width="12.434cm" draw:z-index="51"><draw:text-box fo:min-height="1.185cm"><text:p text:style-name="definitsioon"><draw:frame draw:style-name="fr4" draw:name="Frame5" text:anchor-type="paragraph" svg:width="12.434cm" style:rel-width="100%" svg:height="1.185cm" style:rel-height="scale-min" draw:z-index="61"><draw:text-box><text:p text:style-name="põhivalem"><draw:frame draw:style-name="fr13" draw:name="Objekt23" text:anchor-type="paragraph" svg:width="12.434cm" svg:height="1.185cm" style:rel-height="scale" draw:z-index="62"><draw:object xlink:href="./Object 41" xlink:type="simple" xlink:show="embed" xlink:actuate="onLoad"/><draw:image xlink:href="./ObjectReplacements/Object 41" xlink:type="simple" xlink:show="embed" xlink:actuate="onLoad"/><svg:desc>formula</svg:desc></draw:frame>põhivalem <text:sequence text:ref-name="refpõhivalem4" text:name="põhivalem" text:formula="ooow:põhivalem+1" style:num-format="1">5</text:sequence></text:p></draw:text-box></draw:frame></text:p></draw:text-box></draw:frame></text:span><text:span text:style-name="T44"><text:line-break/></text:span><text:span text:style-name="T45">kus:</text:span></text:p>
      <text:p text:style-name="P104"><text:span text:style-name="T31">B</text:span><text:span text:style-name="T318">l</text:span><text:span text:style-name="T34">(x) </text:span><text:span text:style-name="T31">on magnetvälja </text:span><text:span text:style-name="T34">l-suunaline komponent punktis x;</text:span><text:span text:style-name="T29"><text:line-break/></text:span><text:span text:style-name="T139">Φ</text:span><text:span text:style-name="T304">E</text:span><text:span text:style-name="T143">(T)</text:span><text:span text:style-name="T139"> on </text:span><text:span text:style-name="T144">(D-1)</text:span><text:span text:style-name="T139">-mõõtmelis</text:span><text:span text:style-name="T145">t</text:span><text:span text:style-name="T139"> ala, </text:span><text:span text:style-name="T146">mi</text:span><text:span text:style-name="T149">llel</text:span><text:span text:style-name="T146"> </text:span><text:span text:style-name="T149">on</text:span><text:span text:style-name="T146"> ala l</text:span><text:span text:style-name="T139">, läbiv elektrivoog </text:span><text:span text:style-name="T143">ajahetkel T;</text:span><text:span text:style-name="T139"><text:line-break/></text:span><text:span text:style-name="T150">c on valguse kiirus;<text:line-break/></text:span><text:span text:style-name="T143">q(T) on </text:span><text:span text:style-name="T139">on </text:span><text:span text:style-name="T144">(D-1)</text:span><text:span text:style-name="T139">-mõõtmelis</text:span><text:span text:style-name="T145">t</text:span><text:span text:style-name="T139"> ala, </text:span><text:span text:style-name="T146">mis toetub alale l</text:span><text:span text:style-name="T139"> </text:span><text:span text:style-name="T143">läbinud elektrilaeng ajahetkel T;<text:line-break/></text:span><text:span text:style-name="T148">N(x) on hulga x suurus;</text:span></text:p>
      <text:p text:style-name="P8"><text:bookmark-start text:name="__RefHeading___Toc6392_2084444628"/><text:span text:style-name="T201">E</text:span><text:span text:style-name="T202">lektr</text:span><text:span text:style-name="T203">o-</text:span><text:span text:style-name="T202">Lorentzi jõud </text:span><text:span text:style-name="T204">3-mõõtmelises ruumis </text:span><text:span text:style-name="T204"><text:bibliography-mark text:identifier="Lorentzi jõud" text:bibliography-type="book" text:author="I. Saveljev" text:pages="114" text:publisher="Valgus" text:title="Füüsika Üldkursus" text:year="1978">[Lorentzi jõud]</text:bibliography-mark></text:span><text:span text:style-name="T204">:</text:span><text:line-break/><draw:frame draw:style-name="fr14" draw:name="Objekt15" text:anchor-type="as-char" svg:y="-0.429cm" svg:width="7.558cm" svg:height="0.584cm" draw:z-index="63"><draw:object xlink:href="./Object 72" xlink:type="simple" xlink:show="embed" xlink:actuate="onLoad"/><draw:image xlink:href="./ObjectReplacements/Object 72" xlink:type="simple" xlink:show="embed" xlink:actuate="onLoad"/><svg:desc>formula</svg:desc></draw:frame><text:line-break/><text:span text:style-name="T460">F on risti B(x) ja v(N</text:span><text:span text:style-name="T349">0</text:span><text:span text:style-name="T460">;T)´ga.</text:span><text:line-break/><text:span text:style-name="T486">kus:</text:span><text:bookmark-end text:name="__RefHeading___Toc6392_2084444628"/></text:p>
      <text:p text:style-name="P106"><text:span text:style-name="T17">|</text:span><text:span text:style-name="T459">F</text:span><text:span text:style-name="T17">|</text:span><text:span text:style-name="T459"> on Lorentzi jõu absoluutväärtus;</text:span><text:line-break/>B(x) on <text:span text:style-name="T465">elektrimagneetiline induktsioon punktis x;</text:span><text:line-break/>v(N<text:span text:style-name="T276">0</text:span>;T) on <text:span text:style-name="T465">punktmass-laengule, mis asub punktis x ja millele mõjub Lorentzi jõud </text:span><text:span text:style-name="T17">|</text:span><text:span text:style-name="T459">F</text:span><text:span text:style-name="T17">| </text:span><text:span text:style-name="T18">kiiruse absoluutväärtus;<text:line-break/></text:span><text:span text:style-name="T16">q</text:span><text:span text:style-name="T11">(N</text:span><text:span text:style-name="T328">0</text:span><text:span text:style-name="T11">) on punktmass-laengu N</text:span><text:span text:style-name="T328">0</text:span><text:span text:style-name="T412"> elektrilaeng</text:span><text:span text:style-name="T413">;</text:span><text:line-break/><text:span text:style-name="T455">α</text:span><text:span text:style-name="T456"> on </text:span><text:span text:style-name="T457">nurk magnetvälja ja punktmass-</text:span><text:span text:style-name="T458">laengu</text:span><text:span text:style-name="T457"> kiiruse vahel.</text:span></text:p>
      <text:p text:style-name="P99"><text:span text:style-name="T227">Meelevaldne ü</text:span><text:span text:style-name="T228">ldistus </text:span><text:span text:style-name="T227">N-mõõtmelise ruumi jaoks</text:span><text:span text:style-name="T228">:</text:span></text:p>
      <text:p text:style-name="P95"/>
      <text:h text:style-name="P148" text:outline-level="2"><text:bookmark-start text:name="__RefHeading__1305_1610310015"/><text:soft-page-break/>Jõu arvutami<text:span text:style-name="T497">ne</text:span><text:bookmark-end text:name="__RefHeading__1305_1610310015"/></text:h>
      <text:p text:style-name="P50"><text:span text:style-name="T482">Jõu f</text:span><text:span text:style-name="T481">unktsioon F </text:span>(<text:span text:style-name="T254">N</text:span><text:span text:style-name="T289">0</text:span><text:span text:style-name="T255">;</text:span><text:span text:style-name="T256">N</text:span><text:span text:style-name="T289">1</text:span><text:span text:style-name="T254">;D</text:span><text:span text:style-name="T289">0</text:span><text:span text:style-name="T254">;T</text:span><text:span text:style-name="T229">)</text:span><text:span text:style-name="T257"> </text:span><text:span text:style-name="T254">on </text:span><text:span text:style-name="T258">punktmass-</text:span><text:span text:style-name="T229">laengu</text:span><text:span text:style-name="T258"> N</text:span><text:span text:style-name="T289">1</text:span><text:span text:style-name="T258"> </text:span><text:span text:style-name="T229">poolt </text:span><text:span text:style-name="T258">põhjustatud</text:span><text:span text:style-name="T259"> </text:span><text:span text:style-name="T229">ja </text:span><text:span text:style-name="T259">punktmass-laengu</text:span><text:span text:style-name="T255">le</text:span><text:span text:style-name="T259"> N</text:span><text:span text:style-name="T289">0</text:span><text:span text:style-name="T439"> </text:span><text:span text:style-name="T438">mõjuva </text:span><text:span text:style-name="T229">jõu</text:span><text:span text:style-name="T255"> </text:span><text:span text:style-name="T259">D</text:span><text:span text:style-name="T289">0</text:span><text:span text:style-name="T259">-</text:span><text:span text:style-name="T255">suunaline </text:span><text:span text:style-name="T229">komponent ajahetkel. </text:span><text:span text:style-name="T260">Jõu funktsiooni leidmiseks võtsin eelduseks </text:span><text:span text:style-name="T267">gravitomagnetismi (GEM) </text:span><text:span text:style-name="T268">ja elektromagnetismi</text:span><text:span text:style-name="T267"> </text:span><text:span text:style-name="T268">põhi</text:span><text:span text:style-name="T267">valeme</text:span><text:span text:style-name="T269">i</text:span><text:span text:style-name="T267">d. </text:span></text:p>
      <text:p text:style-name="P56"/>
      <text:p text:style-name="P57"><text:span text:style-name="T260">S</text:span><text:span text:style-name="T229">iia lõik, </text:span><text:span text:style-name="T262">et</text:span><text:span text:style-name="T229"> relatiivsusteooria poolt väljendatavat saaks </text:span><text:span text:style-name="T261">sama hästi </text:span><text:span text:style-name="T229">kirjeldada, kasutades gravitomagnetismi (GEM) valemeid ja gravitolorenzi jõudu. </text:span><text:span text:style-name="T262">Sellisena saab lihtsamini kirjeldada ja programmeerida.</text:span></text:p>
      <text:p text:style-name="P56"/>
      <text:p text:style-name="P26"/>
      <text:h text:style-name="P143" text:outline-level="3"><text:bookmark-start text:name="__RefHeading___Toc6394_2084444628"/>Jõu funktsiooni leidmine, kasutades eelnevaid üldistusi<text:bookmark-end text:name="__RefHeading___Toc6394_2084444628"/></text:h>
      <text:p text:style-name="P9"><text:span text:style-name="T1">Järgnevalt kasutati eelnevaid üldistusi jõu funktsiooni tuletamiseks. <text:s/></text:span><text:span text:style-name="T105">Esmalt leitakse magnetjõud, mis mõjuvad mingi punktmass-laengu ja teiste punktmass-laengute vahel süsteemis. </text:span></text:p>
      <text:p text:style-name="P10"><text:span text:style-name="T109">Punktmass-laengu N</text:span><text:span text:style-name="T329">0</text:span><text:span text:style-name="T414"> põhjustatud</text:span><text:span text:style-name="T110"> magnetvälja absoluutväärtus mingis punktis X on seda punkti läbiva (D-2)-mõõtmelise sfääri, millel olev punktmass-laengu N</text:span><text:span text:style-name="T329">0</text:span><text:span text:style-name="T110"> põhjustatud sfääri suunaline magnetväli on homogeene, pealse tsirkulatsiooni ja sfääri suuruse jagatis:</text:span><text:span text:style-name="T1"><text:line-break/></text:span><text:span text:style-name="T1"><draw:frame draw:style-name="fr5" draw:name="Paneel5" text:anchor-type="as-char" svg:width="5.025cm" draw:z-index="64"><draw:text-box fo:min-height="1.66cm"><text:p text:style-name="magnetismi_5f_valem"><draw:frame draw:style-name="fr4" draw:name="Frame6" text:anchor-type="paragraph" svg:width="6.219cm" style:rel-width="100%" svg:height="1.478cm" style:rel-height="scale-min" draw:z-index="65"><draw:text-box><text:p text:style-name="magnetismi_5f_võrrand"><draw:frame draw:style-name="fr13" draw:name="Objekt34" text:anchor-type="paragraph" svg:width="6.219cm" svg:height="1.478cm" style:rel-height="scale" draw:z-index="66"><draw:object xlink:href="./Object 20" xlink:type="simple" xlink:show="embed" xlink:actuate="onLoad"/><draw:image xlink:href="./ObjectReplacements/Object 20" xlink:type="simple" xlink:show="embed" xlink:actuate="onLoad"/><svg:desc>formula</svg:desc></draw:frame>magnetismi_võrrand <text:sequence text:ref-name="refmagnetismi_võrrand0" text:name="magnetismi_võrrand" text:formula="ooow:magnetismi_võrrand+1" style:num-format="1">1</text:sequence></text:p></draw:text-box></draw:frame></text:p></draw:text-box></draw:frame></text:span><text:span text:style-name="T1"><text:line-break/></text:span><text:span text:style-name="T111">Kus:</text:span></text:p>
      <text:p text:style-name="P89"><text:span text:style-name="T182">B</text:span><text:span text:style-name="T347">l</text:span><text:span text:style-name="T183">(x) </text:span><text:span text:style-name="T182">on magnetvälja </text:span><text:span text:style-name="T183">l-suunaline komponent punktis x;</text:span><text:span text:style-name="T143"><text:line-break/></text:span><text:span text:style-name="T148">N(x) on hulga x suurus;<text:line-break/></text:span><text:span text:style-name="T152">|</text:span><text:span text:style-name="T151">B(N</text:span><text:span text:style-name="T305">0</text:span><text:span text:style-name="T151">;X;T)</text:span><text:span text:style-name="T152">|</text:span><text:span text:style-name="T151"> on punktmasslaengu N</text:span><text:span text:style-name="T305">0</text:span><text:span text:style-name="T373"> põhju</text:span><text:span text:style-name="T374">s</text:span><text:span text:style-name="T373">tatud</text:span><text:span text:style-name="T151"> magnetvälja suurus punktis X ajahetkel T.</text:span></text:p>
      <text:p text:style-name="P135"><text:span text:style-name="T158"><text:line-break/></text:span><text:span text:style-name="T159">(D-2)-mõõtmelise</text:span><text:span text:style-name="T160">ks</text:span><text:span text:style-name="T159"> </text:span><text:span text:style-name="T194">sfäär</text:span><text:span text:style-name="T196">iks</text:span><text:span text:style-name="T194">, millel olev punktmass-</text:span><text:span text:style-name="T200">laengu</text:span><text:span text:style-name="T194"> N</text:span><text:span text:style-name="T331">0</text:span><text:span text:style-name="T194"> põhjustatud sfääri suunaline magnetväli on homogeene </text:span><text:span text:style-name="T195">sobib punktide, </text:span><text:span text:style-name="T196">mis asuvad punktmass-laengust N</text:span><text:span text:style-name="T332">0</text:span><text:span text:style-name="T196"> sama kaugel, kui punktmass-laeng N</text:span><text:span text:style-name="T332">1</text:span><text:span text:style-name="T196"> ja </text:span><text:span text:style-name="T197">mille kaugus </text:span><text:span text:style-name="T198">punktmass-laengu N</text:span><text:span text:style-name="T333">0</text:span><text:span text:style-name="T376"> kiirusvektori pikendamisel saadud kiirest on minimaalne</text:span><text:span text:style-name="T195">, hulk </text:span><text:span text:style-name="T199">ehk</text:span><text:span text:style-name="T195"><draw:frame draw:style-name="fr14" draw:name="Objekt77" text:anchor-type="as-char" svg:y="-0.377cm" svg:width="2.519cm" svg:height="0.531cm" draw:z-index="6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95">.</text:span></text:p>
      <text:p text:style-name="P10"><text:span text:style-name="T48">joonisest </text:span><text:span text:style-name="T138">→</text:span><text:span text:style-name="T1"><draw:frame draw:style-name="fr3" draw:name="Paneel6" text:anchor-type="as-char" svg:width="8.424cm" draw:z-index="68"><draw:text-box fo:min-height="0.58cm"><text:p text:style-name="magnetismi_5f_võrrand"><draw:frame draw:style-name="fr4" draw:name="Frame7" text:anchor-type="paragraph" svg:width="8.44cm" style:rel-width="100%" svg:height="0.58cm" style:rel-height="scale-min" draw:z-index="69"><draw:text-box><text:p text:style-name="magnetismi_5f_võrrand"><draw:frame draw:style-name="fr13" draw:name="Objekt35" text:anchor-type="paragraph" svg:width="8.44cm" svg:height="0.58cm" style:rel-height="scale" draw:z-index="70"><draw:object xlink:href="./Object 28" xlink:type="simple" xlink:show="embed" xlink:actuate="onLoad"/><draw:image xlink:href="./ObjectReplacements/Object 28" xlink:type="simple" xlink:show="embed" xlink:actuate="onLoad"/><svg:desc>formula</svg:desc></draw:frame>magnetismi_võrrand <text:sequence text:ref-name="refmagnetismi_võrrand1" text:name="magnetismi_võrrand" text:formula="ooow:magnetismi_võrrand+1" style:num-format="1">2</text:sequence></text:p></draw:text-box></draw:frame></text:p></draw:text-box></draw:frame></text:span><text:span text:style-name="T1"><text:line-break/></text:span><text:span text:style-name="T39">k</text:span><text:span text:style-name="T40">us</text:span></text:p>
      <text:p text:style-name="P96"><text:span text:style-name="T394">α on </text:span><text:span text:style-name="T392">2 korda suurem, kui</text:span><text:span text:style-name="T394"> </text:span><text:span text:style-name="T392">punktmass-laengute N</text:span><text:span text:style-name="T345">0</text:span><text:span text:style-name="T392"> ja N</text:span><text:span text:style-name="T345">1</text:span><text:span text:style-name="T392"> asukohavektorite vahe, ja punktmass-laengu N</text:span><text:span text:style-name="T345">0</text:span><text:span text:style-name="T392"> kiirusvektori vaheline nurk. </text:span><text:span text:style-name="T393">Ehk</text:span><text:span text:style-name="T392"><draw:frame draw:style-name="fr14" draw:name="Objekt42" text:anchor-type="as-char" svg:y="-0.427cm" svg:width="6.309cm" svg:height="0.58cm" draw:z-index="7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92">.</text:span><text:span text:style-name="T394"><text:line-break/></text:span><text:span text:style-name="T387">X(N</text:span><text:span text:style-name="T336">0</text:span><text:span text:style-name="T387">;D</text:span><text:span text:style-name="T336">0</text:span><text:span text:style-name="T387">;T) on</text:span><text:span text:style-name="T388"> punktmass-laengu N D-</text:span><text:span text:style-name="T387">koordinaat</text:span><text:span text:style-name="T388"> </text:span><text:span text:style-name="T387">ajahetkel T</text:span><text:span text:style-name="T388">.<text:line-break/></text:span><text:span text:style-name="T389">S</text:span><text:span text:style-name="T337">sfäär</text:span><text:span text:style-name="T389">(r, D</text:span><text:span text:style-name="T337">0</text:span><text:span text:style-name="T389">) on D</text:span><text:span text:style-name="T337">0</text:span><text:span text:style-name="T389"> mõõtmelise sfääri, mille raadius on r suurus.</text:span><text:span text:style-name="T352"><text:line-break/></text:span></text:p>
      <text:p text:style-name="P136"><text:span text:style-name="T38"><text:line-break/></text:span><text:soft-page-break/><text:span text:style-name="T38"><draw:frame draw:style-name="fr14" draw:name="Objekt39" text:anchor-type="as-char" svg:y="-0.612cm" svg:width="3.542cm" svg:height="0.954cm" draw:z-index="7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8">→</text:span><text:span text:style-name="T41"><draw:frame draw:style-name="fr6" draw:name="Paneel1" text:anchor-type="as-char" svg:width="7.618cm" draw:z-index="73"><draw:text-box fo:min-height="1.993cm"><text:p text:style-name="magnetismi_5f_valem"><draw:frame draw:style-name="fr4" draw:name="Frame8" text:anchor-type="paragraph" svg:width="7.618cm" style:rel-width="100%" svg:height="1.499cm" style:rel-height="scale-min" draw:z-index="74"><draw:text-box><text:p text:style-name="magnetismi_5f_võrrand"><draw:frame draw:style-name="fr13" draw:name="Objekt20" text:anchor-type="paragraph" svg:width="7.618cm" svg:height="1.499cm" style:rel-height="scale" draw:z-index="75"><draw:object xlink:href="./Object 31" xlink:type="simple" xlink:show="embed" xlink:actuate="onLoad"/><draw:image xlink:href="./ObjectReplacements/Object 31" xlink:type="simple" xlink:show="embed" xlink:actuate="onLoad"/><svg:desc>formula</svg:desc></draw:frame>magnetismi_võrrand <text:sequence text:ref-name="refmagnetismi_võrrand2" text:name="magnetismi_võrrand" text:formula="ooow:magnetismi_võrrand+1" style:num-format="1">3</text:sequence></text:p></draw:text-box></draw:frame></text:p></draw:text-box></draw:frame></text:span><text:span text:style-name="T41"><text:line-break/></text:span><text:span text:style-name="T42">kus:</text:span></text:p>
      <text:p text:style-name="P89"><text:span text:style-name="T180">B(N</text:span><text:span text:style-name="T346">0</text:span><text:span text:style-name="T180">;X;T)</text:span><text:span text:style-name="T181">|</text:span><text:span text:style-name="T180"> on punktmass-laengu N</text:span><text:span text:style-name="T346">0</text:span><text:span text:style-name="T450"> põhju</text:span><text:span text:style-name="T451">s</text:span><text:span text:style-name="T450">tatud</text:span><text:span text:style-name="T180"> magnetvälja suurus punktis X ajahetkel T.<text:line-break/></text:span><text:span text:style-name="T430">X(N</text:span><text:span text:style-name="T280">0</text:span><text:span text:style-name="T430">;D</text:span><text:span text:style-name="T280">0</text:span><text:span text:style-name="T430">;T) on</text:span><text:span text:style-name="T431"> punktmass-laengu N D-</text:span><text:span text:style-name="T430">koordinaat</text:span><text:span text:style-name="T431"> </text:span><text:span text:style-name="T430">ajahetkel T</text:span><text:span text:style-name="T431">.<text:line-break/></text:span><text:span text:style-name="T432">S</text:span><text:span text:style-name="T281">sfäär</text:span><text:span text:style-name="T432">(r, D</text:span><text:span text:style-name="T281">0</text:span><text:span text:style-name="T432">) on D</text:span><text:span text:style-name="T281">0</text:span><text:span text:style-name="T432"> mõõtmelise sfääri, mille raadius on r suurus.<text:line-break/></text:span><text:span text:style-name="T433">α on </text:span><text:span text:style-name="T436">2 korda suurem, kui</text:span><text:span text:style-name="T433"> </text:span><text:span text:style-name="T436">punktmass-laengute N</text:span><text:span text:style-name="T282">0</text:span><text:span text:style-name="T436"> ja N</text:span><text:span text:style-name="T282">1</text:span><text:span text:style-name="T436"> asukohavektorite vahe, ja punktmass-laengu N</text:span><text:span text:style-name="T282">0</text:span><text:span text:style-name="T436"> kiirusvektori vaheline nurk. </text:span><text:span text:style-name="T437">Ehk</text:span><text:span text:style-name="T436"><draw:frame draw:style-name="fr14" draw:name="Objekt81" text:anchor-type="as-char" svg:y="-0.427cm" svg:width="6.309cm" svg:height="0.58cm" draw:z-index="7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36">.</text:span></text:p>
      <text:p text:style-name="P81"><text:span text:style-name="T41">s</text:span><text:span text:style-name="T38">eega</text:span></text:p>
      <text:p text:style-name="P12"><text:span text:style-name="T38"><draw:frame draw:style-name="fr14" draw:name="Objekt8" text:anchor-type="as-char" svg:y="-0.61cm" svg:width="4.336cm" svg:height="1.083cm" draw:z-index="7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38">→</text:span><text:span text:style-name="T38"><draw:frame draw:style-name="fr7" draw:name="Paneel2" text:anchor-type="as-char" svg:width="9.151cm" draw:z-index="78"><draw:text-box fo:min-height="1.184cm"><text:p text:style-name="magnetismi_5f_valem"><draw:frame draw:style-name="fr4" draw:name="Frame9" text:anchor-type="paragraph" svg:width="8.805cm" style:rel-width="100%" svg:height="0.914cm" style:rel-height="scale-min" draw:z-index="79"><draw:text-box><text:p text:style-name="magnetismi_5f_võrrand"><draw:frame draw:style-name="fr13" draw:name="Objekt28" text:anchor-type="paragraph" svg:width="8.805cm" svg:height="0.914cm" style:rel-height="scale" draw:z-index="80"><draw:object xlink:href="./Object 34" xlink:type="simple" xlink:show="embed" xlink:actuate="onLoad"/><draw:image xlink:href="./ObjectReplacements/Object 34" xlink:type="simple" xlink:show="embed" xlink:actuate="onLoad"/><svg:desc>formula</svg:desc></draw:frame>magnetismi_võrrand <text:sequence text:ref-name="refmagnetismi_võrrand3" text:name="magnetismi_võrrand" text:formula="ooow:magnetismi_võrrand+1" style:num-format="1">4</text:sequence></text:p></draw:text-box></draw:frame></text:p></draw:text-box></draw:frame></text:span><text:span text:style-name="T41"><text:line-break/></text:span><text:span text:style-name="T42">kus:</text:span></text:p>
      <text:p text:style-name="P91"><text:span text:style-name="T180">B(N</text:span><text:span text:style-name="T346">0</text:span><text:span text:style-name="T180">;X;T)</text:span><text:span text:style-name="T181">|</text:span><text:span text:style-name="T180"> on punktmass-laengu N</text:span><text:span text:style-name="T346">0</text:span><text:span text:style-name="T450"> põhju</text:span><text:span text:style-name="T451">s</text:span><text:span text:style-name="T450">tatud</text:span><text:span text:style-name="T180"> magnetvälja suurus punktis X ajahetkel T.<text:line-break/></text:span><text:span text:style-name="T430">X(N</text:span><text:span text:style-name="T280">0</text:span><text:span text:style-name="T430">;D</text:span><text:span text:style-name="T280">0</text:span><text:span text:style-name="T430">;T) on</text:span><text:span text:style-name="T431"> punktmass-laengu N</text:span><text:span text:style-name="T280">0</text:span><text:span text:style-name="T431"> D</text:span><text:span text:style-name="T280">0</text:span><text:span text:style-name="T431">-</text:span><text:span text:style-name="T430">koordinaat</text:span><text:span text:style-name="T431"> </text:span><text:span text:style-name="T430">ajahetkel T</text:span><text:span text:style-name="T431">.<text:line-break/></text:span><text:span text:style-name="T432">S</text:span><text:span text:style-name="T281">sfäär</text:span><text:span text:style-name="T432">(r, D</text:span><text:span text:style-name="T281">0</text:span><text:span text:style-name="T432">) on D</text:span><text:span text:style-name="T281">0</text:span><text:span text:style-name="T432"> mõõtmelise sfääri, mille raadius on r suurus. <text:line-break/></text:span><text:span text:style-name="T424">c on valguskiirus.</text:span></text:p>
      <text:p text:style-name="P21"><draw:frame draw:style-name="fr8" draw:name="Paneel3" text:anchor-type="as-char" svg:y="-0.392cm" svg:width="15.106cm" draw:z-index="82"><draw:text-box fo:min-height="1.73cm"><text:p text:style-name="magnetismi_5f_võrrand"><draw:frame draw:style-name="fr2" draw:name="Frame10" text:anchor-type="as-char" svg:y="-0.714cm" svg:width="14.905cm" draw:z-index="83"><draw:text-box fo:min-height="1.536cm"><text:p text:style-name="magnetismi_5f_võrrand"><draw:frame draw:style-name="fr13" draw:name="Objekt27" text:anchor-type="paragraph" svg:width="14.905cm" svg:height="1.536cm" style:rel-height="scale" draw:z-index="84"><draw:object xlink:href="./Object 35" xlink:type="simple" xlink:show="embed" xlink:actuate="onLoad"/><draw:image xlink:href="./ObjectReplacements/Object 35" xlink:type="simple" xlink:show="embed" xlink:actuate="onLoad"/><svg:desc>formula</svg:desc></draw:frame>magnetismi_võrrand <text:sequence text:ref-name="refmagnetismi_võrrand4" text:name="magnetismi_võrrand" text:formula="ooow:magnetismi_võrrand+1" style:num-format="1">5</text:sequence></text:p></draw:text-box></draw:frame></text:p></draw:text-box></draw:frame><text:span text:style-name="T461"><text:line-break/></text:span></text:p>
      <text:p text:style-name="P91"><text:span text:style-name="T432">S</text:span><text:span text:style-name="T281">sfäär</text:span><text:span text:style-name="T432">(r, D</text:span><text:span text:style-name="T281">0</text:span><text:span text:style-name="T432">) on D</text:span><text:span text:style-name="T281">0</text:span><text:span text:style-name="T432"> mõõtmelise sfääri, mille raadius on r suurus. </text:span><text:span text:style-name="T430"><text:line-break/>X(N</text:span><text:span text:style-name="T280">0</text:span><text:span text:style-name="T430">;D</text:span><text:span text:style-name="T280">0</text:span><text:span text:style-name="T430">;T) on</text:span><text:span text:style-name="T431"> punktmass-laengu N</text:span><text:span text:style-name="T280">0</text:span><text:span text:style-name="T431"> D</text:span><text:span text:style-name="T280">0</text:span><text:span text:style-name="T431">-</text:span><text:span text:style-name="T430">koordinaat</text:span><text:span text:style-name="T431"> </text:span><text:span text:style-name="T430">ajahetkel T</text:span><text:span text:style-name="T431">.</text:span></text:p>
      <text:p text:style-name="P12"><text:span text:style-name="T38"><draw:frame draw:style-name="fr2" draw:name="Paneel8" text:anchor-type="as-char" svg:y="-0.377cm" svg:width="12.134cm" draw:z-index="85"><draw:text-box fo:min-height="0.531cm"><text:p text:style-name="magnetismi_5f_võrrand"><draw:frame draw:style-name="fr4" draw:name="Frame11" text:anchor-type="paragraph" svg:width="12.148cm" style:rel-width="100%" svg:height="0.533cm" style:rel-height="scale-min" draw:z-index="86"><draw:text-box><text:p text:style-name="magnetismi_5f_võrrand"><draw:frame draw:style-name="fr13" draw:name="Objekt36" text:anchor-type="paragraph" svg:width="12.148cm" svg:height="0.533cm" style:rel-height="scale" draw:z-index="87"><draw:object xlink:href="./Object 36" xlink:type="simple" xlink:show="embed" xlink:actuate="onLoad"/><draw:image xlink:href="./ObjectReplacements/Object 36" xlink:type="simple" xlink:show="embed" xlink:actuate="onLoad"/><svg:desc>formula</svg:desc></draw:frame>magnetismi_võrrand <text:sequence text:ref-name="refmagnetismi_võrrand5" text:name="magnetismi_võrrand" text:formula="ooow:magnetismi_võrrand+1" style:num-format="1">6</text:sequence></text:p></draw:text-box></draw:frame></text:p></draw:text-box></draw:frame></text:span><text:span text:style-name="T38">;</text:span></text:p>
      <text:p text:style-name="P12"><text:span text:style-name="T38"><draw:frame draw:style-name="fr14" draw:name="Objekt31" text:anchor-type="as-char" svg:y="-0.887cm" svg:width="3.791cm" svg:height="1.439cm" draw:z-index="8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38">→<text:line-break/></text:span><text:span text:style-name="T49"><draw:frame draw:style-name="fr7" draw:name="Paneel4" text:anchor-type="as-char" svg:width="15.476cm" draw:z-index="89"><draw:text-box fo:min-height="2.394cm"><text:p text:style-name="magnetismi_5f_valem"><draw:frame draw:style-name="fr9" draw:name="Frame12" text:anchor-type="as-char" svg:y="-0.736cm" svg:width="35.26cm" style:rel-width="100%" svg:height="3.646cm" style:rel-height="scale-min" draw:z-index="90"><draw:text-box><text:p text:style-name="magnetismi_5f_võrrand"><draw:frame draw:style-name="fr13" draw:name="Objekt32" text:anchor-type="paragraph" svg:width="21.001cm" svg:height="1.236cm" style:rel-height="scale" draw:z-index="92"><draw:object xlink:href="./Object 38" xlink:type="simple" xlink:show="embed" xlink:actuate="onLoad"/><draw:image xlink:href="./ObjectReplacements/Object 38" xlink:type="simple" xlink:show="embed" xlink:actuate="onLoad"/><svg:desc>formula</svg:desc></draw:frame>magnetismi_võrrand <text:sequence text:ref-name="refmagnetismi_võrrand6" text:name="magnetismi_võrrand" text:formula="ooow:magnetismi_võrrand+1" style:num-format="1">7</text:sequence></text:p></draw:text-box></draw:frame></text:p></draw:text-box></draw:frame></text:span><text:span text:style-name="T49"><text:line-break/></text:span><text:span text:style-name="T50">k</text:span><text:span text:style-name="T51">us:</text:span></text:p>
      <text:p text:style-name="P91"><text:soft-page-break/><text:span text:style-name="T421">|</text:span><text:span text:style-name="T420">B(N</text:span><text:span text:style-name="T292">0</text:span><text:span text:style-name="T420">;X;T)</text:span><text:span text:style-name="T421">|</text:span><text:span text:style-name="T420"> on punktmass-laengu N</text:span><text:span text:style-name="T292">0</text:span><text:span text:style-name="T420"> põhju</text:span><text:span text:style-name="T422">s</text:span><text:span text:style-name="T420">tatud magnetvälja suurus punktis X ajahetkel T.</text:span><text:span text:style-name="T423"><text:line-break/>h</text:span><text:span text:style-name="T424"> on _.._<text:line-break/>S</text:span><text:span text:style-name="T293">sfäär</text:span><text:span text:style-name="T424">(r, D</text:span><text:span text:style-name="T293">0</text:span><text:span text:style-name="T424">) on D</text:span><text:span text:style-name="T293">0</text:span><text:span text:style-name="T424"> mõõtmelise sfääri, mille raadius on r, suurus.</text:span><text:span text:style-name="T415"><text:line-break/>X(N</text:span><text:span text:style-name="T290">0</text:span><text:span text:style-name="T415">;D</text:span><text:span text:style-name="T290">0</text:span><text:span text:style-name="T415">;T) on</text:span><text:span text:style-name="T416"> punktmass-laengu N</text:span><text:span text:style-name="T290">0</text:span><text:span text:style-name="T416"> D</text:span><text:span text:style-name="T290">0</text:span><text:span text:style-name="T416">-</text:span><text:span text:style-name="T415">koordinaat</text:span><text:span text:style-name="T416"> </text:span><text:span text:style-name="T415">ajahetkel T</text:span><text:span text:style-name="T416">.<text:line-break/></text:span><text:span text:style-name="T424">c on valguskiirus.<text:line-break/></text:span><text:span text:style-name="T425">α on </text:span><text:span text:style-name="T426">2 korda suurem, kui</text:span><text:span text:style-name="T425"> </text:span><text:span text:style-name="T426">punktmass-laengute N</text:span><text:span text:style-name="T294">0</text:span><text:span text:style-name="T426"> ja N</text:span><text:span text:style-name="T294">1</text:span><text:span text:style-name="T426"> asukohavektorite vahe, ja punktmass-laengu N</text:span><text:span text:style-name="T294">0</text:span><text:span text:style-name="T426"> kiirusvektori vaheline nurk. </text:span><text:span text:style-name="T427">Ehk</text:span><text:span text:style-name="T426"><draw:frame draw:style-name="fr14" draw:name="Objekt82" text:anchor-type="as-char" svg:y="-0.427cm" svg:width="9.915cm" svg:height="0.58cm" draw:z-index="9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26">.</text:span></text:p>
      <text:p text:style-name="P109"/>
      <text:p text:style-name="P81"><text:span text:style-name="T43"><draw:frame draw:style-name="fr14" draw:name="Objekt91" text:anchor-type="as-char" svg:y="-0.612cm" svg:width="3.325cm" svg:height="1.087cm" draw:z-index="9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38">→</text:span><text:span text:style-name="T375"><draw:frame draw:style-name="fr2" draw:name="Paneel11" text:anchor-type="as-char" svg:y="-0.736cm" svg:width="15.662cm" draw:z-index="95"><draw:text-box fo:min-height="1.681cm"><text:p text:style-name="magnetismi_5f_võrrand"><draw:frame draw:style-name="fr4" draw:name="Frame13" text:anchor-type="paragraph" svg:width="15.662cm" style:rel-width="100%" svg:height="1.681cm" style:rel-height="scale-min" draw:z-index="96"><draw:text-box><text:p text:style-name="magnetismi_5f_võrrand"><draw:frame draw:style-name="fr13" draw:name="Objekt90" text:anchor-type="paragraph" svg:width="15.662cm" svg:height="1.681cm" style:rel-height="scale" draw:z-index="97"><draw:object xlink:href="./Object 42" xlink:type="simple" xlink:show="embed" xlink:actuate="onLoad"/><draw:image xlink:href="./ObjectReplacements/Object 42" xlink:type="simple" xlink:show="embed" xlink:actuate="onLoad"/><svg:desc>formula</svg:desc></draw:frame>magnetismi_võrrand <text:sequence text:ref-name="refmagnetismi_võrrand7" text:name="magnetismi_võrrand" text:formula="ooow:magnetismi_võrrand+1" style:num-format="1">8</text:sequence></text:p></draw:text-box></draw:frame></text:p></draw:text-box></draw:frame></text:span></text:p>
      <text:p text:style-name="P77"><text:span text:style-name="T498">k</text:span>us:</text:p>
      <text:p text:style-name="P91"><text:span text:style-name="T362">|</text:span><text:span text:style-name="T363">B(N</text:span><text:span text:style-name="T312">0</text:span><text:span text:style-name="T363">;X;T)</text:span><text:span text:style-name="T362">|</text:span><text:span text:style-name="T363"> on punktmass-laengu N</text:span><text:span text:style-name="T312">0</text:span><text:span text:style-name="T363"> põhju</text:span><text:span text:style-name="T364">s</text:span><text:span text:style-name="T363">tatud magnetvälja suurus punktis X ajahetkel T;</text:span><text:span text:style-name="T365"><text:line-break/>h</text:span><text:span text:style-name="T366"> on </text:span><text:span text:style-name="T372">_.._</text:span><text:span text:style-name="T366"><text:line-break/>S</text:span><text:span text:style-name="T313">sfäär</text:span><text:span text:style-name="T366">(r, D</text:span><text:span text:style-name="T313">0</text:span><text:span text:style-name="T366">) on D</text:span><text:span text:style-name="T313">0</text:span><text:span text:style-name="T366"> mõõtmelise sfääri, mille raadius on r, suurus;</text:span><text:span text:style-name="T367"><text:line-break/>X(N</text:span><text:span text:style-name="T314">0</text:span><text:span text:style-name="T367">;D</text:span><text:span text:style-name="T314">0</text:span><text:span text:style-name="T367">;T) on</text:span><text:span text:style-name="T368"> punktmass-laengu N</text:span><text:span text:style-name="T314">0</text:span><text:span text:style-name="T368"> D</text:span><text:span text:style-name="T314">0</text:span><text:span text:style-name="T368">-</text:span><text:span text:style-name="T367">koordinaat</text:span><text:span text:style-name="T368"> </text:span><text:span text:style-name="T367">ajahetkel T;</text:span><text:span text:style-name="T368"><text:line-break/></text:span><text:span text:style-name="T366">c on valguskiirus;<text:line-break/></text:span><text:span text:style-name="T369">α on </text:span><text:span text:style-name="T370">2 korda suurem, kui</text:span><text:span text:style-name="T369"> </text:span><text:span text:style-name="T370">punktmass-laengute N</text:span><text:span text:style-name="T315">0</text:span><text:span text:style-name="T370"> ja N</text:span><text:span text:style-name="T315">1</text:span><text:span text:style-name="T370"> asukohavektorite vahe, ja punktmass-laengu N</text:span><text:span text:style-name="T315">0</text:span><text:span text:style-name="T370"> kiirusvektori vaheline nurk </text:span><text:span text:style-name="T371">hk</text:span><text:span text:style-name="T371"><draw:frame draw:style-name="fr14" draw:name="Objekt92" text:anchor-type="as-char" svg:y="-0.427cm" svg:width="6.309cm" svg:height="0.58cm" draw:z-index="9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71">;</text:span><text:span text:style-name="T370"><text:line-break/></text:span><text:span text:style-name="T419">q</text:span><text:span text:style-name="T418">(N</text:span><text:span text:style-name="T295">0</text:span><text:span text:style-name="T418">) on punktmass-laengu N</text:span><text:span text:style-name="T295">0</text:span><text:span text:style-name="T429"> elektrilaeng</text:span><text:span text:style-name="T418">.</text:span></text:p>
      <text:p text:style-name="P109"/>
      <text:p text:style-name="P12"><text:span text:style-name="T41"><draw:frame draw:style-name="fr10" draw:name="Paneel10" text:anchor-type="as-char" svg:y="0.446cm" svg:width="6.851cm" draw:z-index="99"><draw:text-box fo:min-height="2.193cm"><text:p text:style-name="magnetismi_5f_võrrand"><draw:frame draw:style-name="fr11" draw:name="Frame14" text:anchor-type="as-char" svg:y="-0.744cm" svg:width="5.999cm" style:rel-width="100%" svg:height="1.432cm" style:rel-height="scale-min" draw:z-index="100"><draw:text-box><text:p text:style-name="magnetismi_5f_võrrand"><draw:frame draw:style-name="fr13" draw:name="Objekt37" text:anchor-type="paragraph" svg:width="5.999cm" svg:height="1.432cm" style:rel-height="scale" draw:z-index="101"><draw:object xlink:href="./Object 44" xlink:type="simple" xlink:show="embed" xlink:actuate="onLoad"/><draw:image xlink:href="./ObjectReplacements/Object 44" xlink:type="simple" xlink:show="embed" xlink:actuate="onLoad"/><svg:desc>formula</svg:desc></draw:frame>magnetismi_võrrand <text:sequence text:ref-name="refmagnetismi_võrrand8" text:name="magnetismi_võrrand" text:formula="ooow:magnetismi_võrrand+1" style:num-format="1">9</text:sequence></text:p></draw:text-box></draw:frame></text:p></draw:text-box></draw:frame></text:span><text:span text:style-name="T49"><text:line-break/></text:span><text:span text:style-name="T50">k</text:span><text:span text:style-name="T51">us:</text:span></text:p>
      <text:p text:style-name="P97"><text:span text:style-name="T377">X(N</text:span><text:span text:style-name="T339">0</text:span><text:span text:style-name="T377">;D</text:span><text:span text:style-name="T339">0</text:span><text:span text:style-name="T377">;T) on</text:span><text:span text:style-name="T378"> punktmass-laengu N</text:span><text:span text:style-name="T339">0</text:span><text:span text:style-name="T378"> D</text:span><text:span text:style-name="T339">0</text:span><text:span text:style-name="T378">-</text:span><text:span text:style-name="T377">koordinaat</text:span><text:span text:style-name="T378"> </text:span><text:span text:style-name="T377">ajahetkel T;</text:span><text:span text:style-name="T378"><text:line-break/></text:span><text:span text:style-name="T380">B</text:span><text:span text:style-name="T340">b</text:span><text:span text:style-name="T341">eta</text:span><text:span text:style-name="T381">(a;b;c) on mitte-täielik beeta funktsioon ehk avaldis (x</text:span><text:span text:style-name="T463">b-1</text:span><text:span text:style-name="T381">*(1-x)</text:span><text:span text:style-name="T463">c-1</text:span><text:span text:style-name="T381">) integreeritud, üle x´i, 0´ist a´ni. Ehk </text:span><text:span text:style-name="T177"><draw:frame draw:style-name="fr14" draw:name="Objekt65" text:anchor-type="as-char" svg:y="-0.743cm" svg:width="4.048cm" svg:height="0.975cm" draw:z-index="10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77">.</text:span><text:span text:style-name="T177"><text:bibliography-mark text:identifier="mittetäielik beetafunktsioon" text:bibliography-type="www" text:title="Beta function" text:url="https://en.wikipedia.org/wiki/Beta_function#Incomplete_beta_function">[mittetäielik beetafunktsioon]</text:bibliography-mark></text:span><text:span text:style-name="T177">;<text:line-break/></text:span><text:span text:style-name="T178">Γ(</text:span><text:span text:style-name="T179">a</text:span><text:span text:style-name="T178">) on gamma funktsioon argumendiga x ehk avaldis </text:span><text:span text:style-name="T381">(x</text:span><text:span text:style-name="T463">b-1</text:span><text:span text:style-name="T381">*(1-x)</text:span><text:span text:style-name="T463">c-1</text:span><text:span text:style-name="T381">) integreeritud, üle x´i, 0´ist a´ni. Ehk </text:span><text:span text:style-name="T177"><draw:frame draw:style-name="fr14" draw:name="Objekt87" text:anchor-type="as-char" svg:y="-0.743cm" svg:width="2.646cm" svg:height="1.046cm" draw:z-index="10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77">.</text:span></text:p>
      <text:p text:style-name="P98"><text:s/></text:p>
      <text:p text:style-name="P22"><text:soft-page-break/><text:span text:style-name="T462"><draw:frame draw:style-name="fr14" draw:name="Objekt78" text:anchor-type="as-char" svg:y="-0.377cm" svg:width="3.184cm" svg:height="0.423cm" draw:z-index="10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61">→</text:span><draw:frame draw:style-name="fr2" draw:name="Frame15" text:anchor-type="as-char" svg:y="-1.393cm" svg:width="10.204cm" draw:z-index="105"><draw:text-box fo:min-height="1.787cm"><text:p text:style-name="magnetismi_5f_võrrand"><draw:frame draw:style-name="fr13" draw:name="Objekt67" text:anchor-type="paragraph" svg:width="10.204cm" svg:height="1.787cm" style:rel-height="scale" draw:z-index="106"><draw:object xlink:href="./Object 48" xlink:type="simple" xlink:show="embed" xlink:actuate="onLoad"/><draw:image xlink:href="./ObjectReplacements/Object 48" xlink:type="simple" xlink:show="embed" xlink:actuate="onLoad"/><svg:desc>formula</svg:desc></draw:frame>magnetismi_võrrand <text:sequence text:ref-name="refmagnetismi_võrrand9" text:name="magnetismi_võrrand" text:formula="ooow:magnetismi_võrrand+1" style:num-format="1">10</text:sequence></text:p></draw:text-box></draw:frame><text:span text:style-name="T206"><text:line-break/></text:span><text:span text:style-name="T209">k</text:span><text:span text:style-name="T205">us</text:span></text:p>
      <text:p text:style-name="P97"><text:span text:style-name="T382">r</text:span><text:span text:style-name="T379"> on </text:span><text:span text:style-name="T383">sfääri raadius;</text:span><text:span text:style-name="T379"><text:line-break/></text:span><text:span text:style-name="T382">h</text:span><text:span text:style-name="T379"> on </text:span><text:span text:style-name="T390">_._</text:span><text:span text:style-name="T379"><text:line-break/></text:span><text:span text:style-name="T385">D</text:span><text:span text:style-name="T384"> on</text:span><text:span text:style-name="T391"> <text:s text:c="2"/></text:span><text:span text:style-name="T384"><text:line-break/>Γ(x) on gamma funktsiooni ehk naturaallogaritmi absoluutväärtus astmes x integreeritud </text:span><text:span text:style-name="T386">null</text:span><text:span text:style-name="T384">ist 1-ni.</text:span></text:p>
      <text:p text:style-name="P12"><text:span text:style-name="T38"><draw:frame draw:style-name="fr14" draw:name="Objekt38" text:anchor-type="as-char" svg:y="-0.612cm" svg:width="3.332cm" svg:height="0.954cm" draw:z-index="10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38">→</text:span><text:span text:style-name="T52"><draw:frame draw:style-name="fr7" draw:name="Paneel9" text:anchor-type="as-char" svg:width="10.366cm" draw:z-index="108"><draw:text-box fo:min-height="3.463cm"><draw:frame draw:style-name="fr15" draw:name="Objekt40" text:anchor-type="frame" svg:y="0.212cm" svg:width="11.361cm" style:rel-width="100%" svg:height="2.974cm" style:rel-height="scale" draw:z-index="109"><draw:object xlink:href="./Object 50" xlink:type="simple" xlink:show="embed" xlink:actuate="onLoad"/><draw:image xlink:href="./ObjectReplacements/Object 50" xlink:type="simple" xlink:show="embed" xlink:actuate="onLoad"/><svg:desc>formula</svg:desc></draw:frame><text:p text:style-name="magnetismi_5f_valem"/></draw:text-box></draw:frame></text:span><text:span text:style-name="T53">=</text:span><text:span text:style-name="T112"><draw:frame draw:style-name="fr2" draw:name="Frame16" text:anchor-type="as-char" svg:y="-0.811cm" svg:width="14.903cm" draw:z-index="110"><draw:text-box fo:min-height="1.461cm"><text:p text:style-name="magnetismi_5f_võrrand"><draw:frame draw:style-name="fr13" draw:name="Objekt80" text:anchor-type="paragraph" svg:width="14.903cm" svg:height="1.461cm" style:rel-height="scale" draw:z-index="111"><draw:object xlink:href="./Object 51" xlink:type="simple" xlink:show="embed" xlink:actuate="onLoad"/><draw:image xlink:href="./ObjectReplacements/Object 51" xlink:type="simple" xlink:show="embed" xlink:actuate="onLoad"/><svg:desc>formula</svg:desc></draw:frame>magnetismi_võrrand <text:sequence text:ref-name="refmagnetismi_võrrand10" text:name="magnetismi_võrrand" text:formula="ooow:magnetismi_võrrand+1" style:num-format="1">11</text:sequence></text:p></draw:text-box></draw:frame></text:span><text:span text:style-name="T112"><text:line-break/></text:span><text:span text:style-name="T113">k</text:span><text:span text:style-name="T114">us:</text:span></text:p>
      <text:p text:style-name="P101"><text:span text:style-name="T395">|</text:span><text:span text:style-name="T396">B(N</text:span><text:span text:style-name="T322">0</text:span><text:span text:style-name="T396">;X;T)</text:span><text:span text:style-name="T395">|</text:span><text:span text:style-name="T396"> on punktmass-laengu N</text:span><text:span text:style-name="T322">0</text:span><text:span text:style-name="T396"> põhju</text:span><text:span text:style-name="T397">s</text:span><text:span text:style-name="T396">tatud magnetvälja suurus punktis X ajahetkel T;<text:line-break/></text:span><text:span text:style-name="T398">r</text:span><text:span text:style-name="T399"> on </text:span><text:span text:style-name="T400">vähim</text:span><text:span text:style-name="T399"> </text:span><text:span text:style-name="T400">kaugus punktmass-</text:span><text:span text:style-name="T401">laengu</text:span><text:span text:style-name="T400"> N</text:span><text:span text:style-name="T323">0</text:span><text:span text:style-name="T400"> kiirusvektori pikendamisel saadud sirgest </text:span><text:span text:style-name="T398">punktmass-</text:span><text:span text:style-name="T401">laengu</text:span><text:span text:style-name="T398"> N</text:span><text:span text:style-name="T323">1 </text:span><text:span text:style-name="T398">asukohani, </text:span><text:span text:style-name="T402">ajahetkel T</text:span><text:span text:style-name="T398">.</text:span><text:span text:style-name="T399"><text:line-break/></text:span><text:span text:style-name="T398">h</text:span><text:span text:style-name="T399"> on</text:span><text:span text:style-name="T411"> _.._</text:span><text:span text:style-name="T403"><text:line-break/>X(N</text:span><text:span text:style-name="T324">0</text:span><text:span text:style-name="T403">;D</text:span><text:span text:style-name="T324">0</text:span><text:span text:style-name="T403">;T) on</text:span><text:span text:style-name="T404"> punktmass-laengu N</text:span><text:span text:style-name="T324">0</text:span><text:span text:style-name="T404"> D</text:span><text:span text:style-name="T324">0</text:span><text:span text:style-name="T404">-</text:span><text:span text:style-name="T403">koordinaat</text:span><text:span text:style-name="T404"> </text:span><text:span text:style-name="T403">ajahetkel T;</text:span><text:span text:style-name="T404"><text:line-break/></text:span><text:span text:style-name="T405">α on </text:span><text:span text:style-name="T406">2 korda suurem, kui</text:span><text:span text:style-name="T405"> </text:span><text:span text:style-name="T406">punktmass-laengute N</text:span><text:span text:style-name="T325">0</text:span><text:span text:style-name="T406"> ja N</text:span><text:span text:style-name="T325">1</text:span><text:span text:style-name="T406"> asukohavektorite vahe, ja punktmass-laengu N</text:span><text:span text:style-name="T325">0</text:span><text:span text:style-name="T406"> kiirusvektori vaheline nurk. </text:span><text:span text:style-name="T407">Ehk</text:span><text:span text:style-name="T406"><draw:frame draw:style-name="fr14" draw:name="Objekt83" text:anchor-type="as-char" svg:y="-0.427cm" svg:width="6.309cm" svg:height="0.58cm" draw:z-index="11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06">;<text:line-break/></text:span><text:span text:style-name="T408">q</text:span><text:span text:style-name="T409">(N</text:span><text:span text:style-name="T326">0</text:span><text:span text:style-name="T409">) on punktmass-laengu N</text:span><text:span text:style-name="T326">0</text:span><text:span text:style-name="T410"> elektrilaeng</text:span><text:span text:style-name="T409">.</text:span></text:p>
      <text:p text:style-name="P160"/>
      <text:p text:style-name="P11"><text:span text:style-name="T63">;</text:span><text:span text:style-name="T48"> joonisest </text:span><text:span text:style-name="T138">→ </text:span><text:span text:style-name="T138"><draw:frame draw:style-name="fr11" draw:name="Paneel7" text:anchor-type="as-char" svg:y="-0.429cm" svg:width="8.195cm" svg:height="0.774cm" style:rel-height="scale-min" draw:z-index="113"><draw:text-box><text:p text:style-name="magnetismi_5f_võrrand"><draw:frame draw:style-name="fr13" draw:name="Objekt33" text:anchor-type="paragraph" svg:width="8.195cm" style:rel-width="100%" svg:height="0.774cm" style:rel-height="scale" draw:z-index="114"><draw:object xlink:href="./Object 64" xlink:type="simple" xlink:show="embed" xlink:actuate="onLoad"/><draw:image xlink:href="./ObjectReplacements/Object 64" xlink:type="simple" xlink:show="embed" xlink:actuate="onLoad"/><svg:desc>valem</svg:desc></draw:frame>magnetismi_võrrand <text:sequence text:ref-name="refmagnetismi_võrrand11" text:name="magnetismi_võrrand" text:formula="ooow:magnetismi_võrrand+1" style:num-format="1">12</text:sequence></text:p></draw:text-box></draw:frame></text:span></text:p>
      <text:p text:style-name="P161"/>
      <text:p text:style-name="P12"><text:span text:style-name="T54"><draw:frame draw:style-name="fr14" draw:name="Objekt44" text:anchor-type="as-char" svg:y="-0.612cm" svg:width="3.715cm" svg:height="1.087cm" draw:z-index="115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38">→</text:span><text:soft-page-break/><text:span text:style-name="T138"><draw:frame draw:style-name="fr2" draw:name="Frame18" text:anchor-type="as-char" svg:y="-0.744cm" svg:width="14.268cm" draw:z-index="116"><draw:text-box fo:min-height="1.418cm"><text:p text:style-name="magnetismi_5f_võrrand"><draw:frame draw:style-name="fr13" draw:name="Objekt43" text:anchor-type="paragraph" svg:width="14.268cm" svg:height="1.418cm" style:rel-height="scale" draw:z-index="117"><draw:object xlink:href="./Object 66" xlink:type="simple" xlink:show="embed" xlink:actuate="onLoad"/><draw:image xlink:href="./ObjectReplacements/Object 66" xlink:type="simple" xlink:show="embed" xlink:actuate="onLoad"/><svg:desc>formula</svg:desc></draw:frame>magnetismi_võrrand <text:sequence text:ref-name="refmagnetismi_võrrand12" text:name="magnetismi_võrrand" text:formula="ooow:magnetismi_võrrand+1" style:num-format="1">13</text:sequence></text:p></draw:text-box></draw:frame></text:span><text:span text:style-name="T49"><text:line-break/></text:span><text:span text:style-name="T55">k</text:span><text:span text:style-name="T51">us:</text:span></text:p>
      <text:p text:style-name="P90"><text:span text:style-name="T421">|</text:span><text:span text:style-name="T420">B(N</text:span><text:span text:style-name="T292">0</text:span><text:span text:style-name="T420">;X;T)</text:span><text:span text:style-name="T421">|</text:span><text:span text:style-name="T420"> on punktmasslaengu N</text:span><text:span text:style-name="T292">0</text:span><text:span text:style-name="T420"> põhju</text:span><text:span text:style-name="T422">s</text:span><text:span text:style-name="T420">tatud magnetvälja suurus punktis X ajahetkel T;</text:span><text:span text:style-name="T415"><text:line-break/>X(N</text:span><text:span text:style-name="T290">0</text:span><text:span text:style-name="T415">;D</text:span><text:span text:style-name="T290">0</text:span><text:span text:style-name="T415">;T) on</text:span><text:span text:style-name="T416"> punktmass-laengu N</text:span><text:span text:style-name="T290">0</text:span><text:span text:style-name="T416"> D</text:span><text:span text:style-name="T290">0</text:span><text:span text:style-name="T416">-</text:span><text:span text:style-name="T415">koordinaat</text:span><text:span text:style-name="T416"> </text:span><text:span text:style-name="T415">ajahetkel T;</text:span><text:span text:style-name="T416"><text:line-break/></text:span><text:span text:style-name="T417">ε</text:span><text:span text:style-name="T291">0</text:span><text:span text:style-name="T418"> on </text:span><text:span text:style-name="T419">elektriline</text:span><text:span text:style-name="T418"> konstant;<text:line-break/></text:span><text:span text:style-name="T425">α on </text:span><text:span text:style-name="T426">2 korda suurem, kui</text:span><text:span text:style-name="T425"> </text:span><text:span text:style-name="T426">punktmass-laengute N</text:span><text:span text:style-name="T294">0</text:span><text:span text:style-name="T426"> ja N</text:span><text:span text:style-name="T294">1</text:span><text:span text:style-name="T426"> asukohavektorite vahe, ja punktmass-laengu N</text:span><text:span text:style-name="T294">0</text:span><text:span text:style-name="T426"> kiirusvektori vaheline nurk. </text:span><text:span text:style-name="T427">Ehk</text:span><text:span text:style-name="T426"><draw:frame draw:style-name="fr14" draw:name="Objekt86" text:anchor-type="as-char" svg:y="-0.427cm" svg:width="6.309cm" svg:height="0.58cm" draw:z-index="11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26">;<text:line-break/></text:span><text:span text:style-name="T419">q</text:span><text:span text:style-name="T418">(N</text:span><text:span text:style-name="T295">0</text:span><text:span text:style-name="T418">) on punktmass-laengu N</text:span><text:span text:style-name="T295">0</text:span><text:span text:style-name="T429"> elektrilaeng</text:span><text:span text:style-name="T418">.</text:span></text:p>
      <text:p text:style-name="P32"><draw:frame draw:style-name="fr2" draw:name="Paneel13" text:anchor-type="as-char" svg:y="-0.732cm" svg:width="8.094cm" draw:z-index="119"><draw:text-box fo:min-height="1.438cm"><text:p text:style-name="magnetismi_5f_võrrand"><draw:frame draw:style-name="fr4" draw:name="Frame19" text:anchor-type="paragraph" svg:width="8.468cm" style:rel-width="100%" svg:height="1.226cm" style:rel-height="scale-min" draw:z-index="120"><draw:text-box><text:p text:style-name="magnetismi_5f_võrrand"><draw:frame draw:style-name="fr13" draw:name="Objekt45" text:anchor-type="paragraph" svg:width="8.468cm" svg:height="1.226cm" style:rel-height="scale" draw:z-index="121"><draw:object xlink:href="./Object 68" xlink:type="simple" xlink:show="embed" xlink:actuate="onLoad"/><draw:image xlink:href="./ObjectReplacements/Object 68" xlink:type="simple" xlink:show="embed" xlink:actuate="onLoad"/><svg:desc>formula</svg:desc></draw:frame>magnetismi_võrrand <text:sequence text:ref-name="refmagnetismi_võrrand13" text:name="magnetismi_võrrand" text:formula="ooow:magnetismi_võrrand+1" style:num-format="1">14</text:sequence></text:p></draw:text-box></draw:frame></text:p></draw:text-box></draw:frame><text:span text:style-name="T101"><text:line-break/></text:span><text:span text:style-name="T106">k</text:span><text:span text:style-name="T102">us:</text:span></text:p>
      <text:p text:style-name="P92"><text:span text:style-name="T430">X(N</text:span><text:span text:style-name="T280">0</text:span><text:span text:style-name="T430">;D</text:span><text:span text:style-name="T280">0</text:span><text:span text:style-name="T430">;T) on</text:span><text:span text:style-name="T431"> punktmass-laengu N</text:span><text:span text:style-name="T280">0</text:span><text:span text:style-name="T431"> D</text:span><text:span text:style-name="T280">0</text:span><text:span text:style-name="T431">-</text:span><text:span text:style-name="T430">koordinaat</text:span><text:span text:style-name="T431"> </text:span><text:span text:style-name="T430">ajahetkel T;</text:span><text:span text:style-name="T431"><text:line-break/></text:span><text:span text:style-name="T433">α on </text:span><text:span text:style-name="T436">2 korda suurem, kui</text:span><text:span text:style-name="T433"> </text:span><text:span text:style-name="T436">punktmass-laengute N</text:span><text:span text:style-name="T282">0</text:span><text:span text:style-name="T436"> ja N</text:span><text:span text:style-name="T282">1</text:span><text:span text:style-name="T436"> asukohavektorite vahe, ja punktmass-laengu N</text:span><text:span text:style-name="T282">0</text:span><text:span text:style-name="T436"> kiirusvektori vaheline nurk. </text:span><text:span text:style-name="T437">Ehk</text:span><text:span text:style-name="T436"><draw:frame draw:style-name="fr14" draw:name="Objekt85" text:anchor-type="as-char" svg:y="-0.427cm" svg:width="6.309cm" svg:height="0.58cm" draw:z-index="122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36">.</text:span></text:p>
      <text:p text:style-name="P34"/>
      <text:p text:style-name="P33"><text:span text:style-name="T66"><draw:frame draw:style-name="fr14" draw:name="Objekt46" text:anchor-type="as-char" svg:y="-0.612cm" svg:width="3.888cm" svg:height="1.087cm" draw:z-index="123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205">→<text:line-break/></text:span><text:span text:style-name="T205"><draw:frame draw:style-name="fr2" draw:name="Frame20" text:anchor-type="as-char" svg:y="-0.811cm" svg:width="16.152cm" draw:z-index="124"><draw:text-box fo:min-height="1.944cm"><text:p text:style-name="magnetismi_5f_võrrand"><draw:frame draw:style-name="fr13" draw:name="Objekt47" text:anchor-type="paragraph" svg:width="16.152cm" svg:height="1.944cm" style:rel-height="scale" draw:z-index="125"><draw:object xlink:href="./Object 78" xlink:type="simple" xlink:show="embed" xlink:actuate="onLoad"/><draw:image xlink:href="./ObjectReplacements/Object 78" xlink:type="simple" xlink:show="embed" xlink:actuate="onLoad"/><svg:desc>formula</svg:desc></draw:frame>magnetismi_võrrand <text:sequence text:ref-name="refmagnetismi_võrrand14" text:name="magnetismi_võrrand" text:formula="ooow:magnetismi_võrrand+1" style:num-format="1">15</text:sequence></text:p></draw:text-box></draw:frame></text:span><text:span text:style-name="T67"><text:line-break/></text:span><text:span text:style-name="T69">k</text:span><text:span text:style-name="T68">us:</text:span></text:p>
      <text:p text:style-name="P90"><text:span text:style-name="T421">|</text:span><text:span text:style-name="T420">B(N</text:span><text:span text:style-name="T292">0</text:span><text:span text:style-name="T420">;X;T)</text:span><text:span text:style-name="T421">|</text:span><text:span text:style-name="T420"> on punktmasslaengu N</text:span><text:span text:style-name="T292">0</text:span><text:span text:style-name="T420"> põhju</text:span><text:span text:style-name="T422">s</text:span><text:span text:style-name="T420">tatud magnetvälja suurus punktis X ajahetkel T.</text:span><text:span text:style-name="T415"><text:line-break/>X(N</text:span><text:span text:style-name="T290">0</text:span><text:span text:style-name="T415">;D</text:span><text:span text:style-name="T290">0</text:span><text:span text:style-name="T415">;T) on</text:span><text:span text:style-name="T416"> punktmass-laengu N</text:span><text:span text:style-name="T290">0</text:span><text:span text:style-name="T416"> D</text:span><text:span text:style-name="T290">0</text:span><text:span text:style-name="T416">-</text:span><text:span text:style-name="T415">koordinaat</text:span><text:span text:style-name="T416"> </text:span><text:span text:style-name="T415">ajahetkel T</text:span><text:span text:style-name="T416">.<text:line-break/></text:span><text:span text:style-name="T417">ε</text:span><text:span text:style-name="T291">0</text:span><text:span text:style-name="T418"> on </text:span><text:span text:style-name="T419">elektriline</text:span><text:span text:style-name="T418"> konstant.<text:line-break/></text:span><text:span text:style-name="T428">c on valguskiirus.<text:line-break/></text:span><text:span text:style-name="T419">q</text:span><text:span text:style-name="T418">(N</text:span><text:span text:style-name="T295">0</text:span><text:span text:style-name="T418">) on punktmass-laengu N</text:span><text:span text:style-name="T295">0</text:span><text:span text:style-name="T429"> elektrilaeng</text:span><text:span text:style-name="T418">.</text:span></text:p>
      <text:p text:style-name="P34"/>
      <text:p text:style-name="P24"><draw:frame draw:style-name="fr12" draw:name="Paneel14" text:anchor-type="as-char" svg:width="4.32cm" style:rel-width="26%" svg:height="1.926cm" style:rel-height="scale-min" draw:z-index="126"><draw:text-box><text:p text:style-name="magnetismi_5f_võrrand"><draw:frame draw:style-name="fr9" draw:name="Frame21" text:anchor-type="as-char" svg:y="-0.681cm" svg:width="5.068cm" style:rel-width="100%" svg:height="1.076cm" style:rel-height="scale-min" draw:z-index="127"><draw:text-box><text:p text:style-name="magnetismi_5f_võrrand"><draw:frame draw:style-name="fr13" draw:name="Objekt48" text:anchor-type="paragraph" svg:width="5.068cm" svg:height="1.076cm" style:rel-height="scale" draw:z-index="128"><draw:object xlink:href="./Object 79" xlink:type="simple" xlink:show="embed" xlink:actuate="onLoad"/><draw:image xlink:href="./ObjectReplacements/Object 79" xlink:type="simple" xlink:show="embed" xlink:actuate="onLoad"/><svg:desc>formula</svg:desc></draw:frame>magnetismi_võrrand <text:sequence text:ref-name="refmagnetismi_võrrand15" text:name="magnetismi_võrrand" text:formula="ooow:magnetismi_võrrand+1" style:num-format="1">16</text:sequence></text:p></draw:text-box></draw:frame></text:p></draw:text-box></draw:frame><text:line-break/><text:span text:style-name="T499">Kus:</text:span></text:p>
      <text:p text:style-name="P92"><text:span text:style-name="T435">R</text:span><text:span text:style-name="T434"> on </text:span><text:span text:style-name="T435">sfääri raadius;</text:span><text:span text:style-name="T430"><text:line-break/></text:span><text:span text:style-name="T435">D on </text:span><text:span text:style-name="T440"><text:s text:c="15"/></text:span></text:p>
      <text:p text:style-name="P23"><text:span text:style-name="T207"><draw:frame draw:style-name="fr14" draw:name="Objekt52" text:anchor-type="as-char" svg:y="-0.612cm" svg:width="3.888cm" svg:height="1.087cm" draw:z-index="12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205">→</text:span><text:soft-page-break/><text:span text:style-name="T205"><draw:frame draw:style-name="fr2" draw:name="Frame22" text:anchor-type="as-char" svg:y="-0.811cm" svg:width="16.032cm" draw:z-index="130"><draw:text-box fo:min-height="1.341cm"><text:p text:style-name="magnetismi_5f_võrrand"><draw:frame draw:style-name="fr13" draw:name="Objekt51" text:anchor-type="paragraph" svg:width="16.032cm" svg:height="1.341cm" style:rel-height="scale" draw:z-index="131"><draw:object xlink:href="./Object 81" xlink:type="simple" xlink:show="embed" xlink:actuate="onLoad"/><draw:image xlink:href="./ObjectReplacements/Object 81" xlink:type="simple" xlink:show="embed" xlink:actuate="onLoad"/><svg:desc>formula</svg:desc></draw:frame>magnetismi_võrrand <text:sequence text:ref-name="refmagnetismi_võrrand16" text:name="magnetismi_võrrand" text:formula="ooow:magnetismi_võrrand+1" style:num-format="1">17</text:sequence></text:p></draw:text-box></draw:frame></text:span><text:span text:style-name="T206"><text:line-break/></text:span><text:span text:style-name="T210">k</text:span><text:span text:style-name="T208">us:</text:span></text:p>
      <text:p text:style-name="P93"><text:span text:style-name="T446">|</text:span><text:span text:style-name="T447">B(N</text:span><text:span text:style-name="T299">0</text:span><text:span text:style-name="T447">;X;T)</text:span><text:span text:style-name="T446">|</text:span><text:span text:style-name="T447"> on punktmass-laengu N</text:span><text:span text:style-name="T299">0</text:span><text:span text:style-name="T447"> põhju</text:span><text:span text:style-name="T448">s</text:span><text:span text:style-name="T447">tatud magnetvälja suurus punktis X ajahetkel T;</text:span><text:span text:style-name="T441"><text:line-break/>X(N</text:span><text:span text:style-name="T297">0</text:span><text:span text:style-name="T441">;D</text:span><text:span text:style-name="T297">0</text:span><text:span text:style-name="T441">;T) on</text:span><text:span text:style-name="T442"> punktmass-laengu N</text:span><text:span text:style-name="T297">0</text:span><text:span text:style-name="T442"> D</text:span><text:span text:style-name="T297">0</text:span><text:span text:style-name="T442">-</text:span><text:span text:style-name="T441">koordinaat</text:span><text:span text:style-name="T442"> </text:span><text:span text:style-name="T441">ajahetkel T;</text:span><text:span text:style-name="T442"><text:line-break/></text:span><text:span text:style-name="T443">ε</text:span><text:span text:style-name="T298">0</text:span><text:span text:style-name="T444"> on </text:span><text:span text:style-name="T445">elektriline</text:span><text:span text:style-name="T444"> konstant;<text:line-break/></text:span><text:span text:style-name="T445">q</text:span><text:span text:style-name="T444">(N</text:span><text:span text:style-name="T300">0</text:span><text:span text:style-name="T444">) on punktmass-laengu N</text:span><text:span text:style-name="T300">0</text:span><text:span text:style-name="T449"> elektrilaeng</text:span><text:span text:style-name="T444">.</text:span></text:p>
      <text:p text:style-name="P32"/>
      <text:p text:style-name="P82"><text:span text:style-name="T54"><draw:frame draw:style-name="fr14" draw:name="Objekt49" text:anchor-type="as-char" svg:y="-0.612cm" svg:width="4.667cm" svg:height="0.907cm" draw:z-index="13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38">→<text:tab/></text:span><text:span text:style-name="T54"><draw:frame draw:style-name="fr2" draw:name="Frame23" text:anchor-type="as-char" svg:y="-0.684cm" svg:width="15.926cm" draw:z-index="133"><draw:text-box fo:min-height="0.82cm"><text:p text:style-name="magnetismi_5f_võrrand"><draw:frame draw:style-name="fr13" draw:name="Objekt29" text:anchor-type="paragraph" svg:width="15.926cm" svg:height="0.82cm" style:rel-height="scale" draw:z-index="134"><draw:object xlink:href="./Object 83" xlink:type="simple" xlink:show="embed" xlink:actuate="onLoad"/><draw:image xlink:href="./ObjectReplacements/Object 83" xlink:type="simple" xlink:show="embed" xlink:actuate="onLoad"/><svg:desc>formula</svg:desc></draw:frame>magnetismi_võrrand <text:sequence text:ref-name="refmagnetismi_võrrand17" text:name="magnetismi_võrrand" text:formula="ooow:magnetismi_võrrand+1" style:num-format="1">18</text:sequence></text:p></draw:text-box></draw:frame></text:span><text:span text:style-name="T49"><text:line-break/></text:span><text:span text:style-name="T56">k</text:span><text:span text:style-name="T51">us:</text:span></text:p>
      <text:p text:style-name="P128"><text:span text:style-name="T421">|</text:span><text:span text:style-name="T420">B(N</text:span><text:span text:style-name="T292">0</text:span><text:span text:style-name="T420">;X;T)</text:span><text:span text:style-name="T421">|</text:span><text:span text:style-name="T420"> on punktmass-laengu N</text:span><text:span text:style-name="T292">0</text:span><text:span text:style-name="T420"> põhju</text:span><text:span text:style-name="T422">s</text:span><text:span text:style-name="T420">tatud magnetvälja suurus punktis X ajahetkel T;</text:span><text:span text:style-name="T415"><text:line-break/>X(N</text:span><text:span text:style-name="T290">0</text:span><text:span text:style-name="T415">;D</text:span><text:span text:style-name="T290">0</text:span><text:span text:style-name="T415">;T) on</text:span><text:span text:style-name="T416"> punktmass-laengu N</text:span><text:span text:style-name="T290">0</text:span><text:span text:style-name="T416"> D</text:span><text:span text:style-name="T290">0</text:span><text:span text:style-name="T416">-</text:span><text:span text:style-name="T415">koordinaat</text:span><text:span text:style-name="T416"> </text:span><text:span text:style-name="T415">ajahetkel T;</text:span><text:span text:style-name="T416"><text:line-break/></text:span><text:span text:style-name="T417">ε</text:span><text:span text:style-name="T291">0</text:span><text:span text:style-name="T418"> on </text:span><text:span text:style-name="T419">elektriline</text:span><text:span text:style-name="T418"> konstant;<text:line-break/></text:span><text:span text:style-name="T419">q</text:span><text:span text:style-name="T418">(N</text:span><text:span text:style-name="T295">0</text:span><text:span text:style-name="T418">) on punktmass-laengu N</text:span><text:span text:style-name="T295">0</text:span><text:span text:style-name="T429"> elektrilaeng</text:span><text:span text:style-name="T418">.</text:span></text:p>
      <text:p text:style-name="P80"/>
      <text:p text:style-name="P78"/>
      <text:p text:style-name="P78"><draw:frame draw:style-name="fr14" draw:name="Objekt30" text:anchor-type="as-char" svg:y="-0.713cm" svg:width="3.558cm" svg:height="0.773cm" draw:z-index="135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78"><draw:frame draw:style-name="fr14" draw:name="Objekt50" text:anchor-type="as-char" svg:y="-0.713cm" svg:width="5.923cm" svg:height="0.827cm" draw:z-index="136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78"/>
      <text:p text:style-name="P78"/>
      <text:p text:style-name="P78"><draw:frame draw:style-name="fr14" draw:name="Objekt66" text:anchor-type="as-char" svg:y="-2.494cm" svg:width="17.076cm" svg:height="4.311cm" draw:z-index="137"><draw:object xlink:href="./Object 86" xlink:type="simple" xlink:show="embed" xlink:actuate="onLoad"/><draw:image xlink:href="./ObjectReplacements/Object 86" xlink:type="simple" xlink:show="embed" xlink:actuate="onLoad"/><svg:desc>formula</svg:desc></draw:frame><text:span text:style-name="T466">murru all vale!</text:span></text:p>
      <text:p text:style-name="P78"/>
      <text:p text:style-name="P78"><draw:frame draw:style-name="fr14" draw:name="Objekt88" text:anchor-type="as-char" svg:y="-1.326cm" svg:width="14.439cm" svg:height="2.309cm" draw:z-index="138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78"><text:s/></text:p>
      <text:p text:style-name="P78"><draw:frame draw:style-name="fr14" draw:name="Objekt68" text:anchor-type="as-char" svg:y="-1.485cm" svg:width="15.787cm" svg:height="2.731cm" draw:z-index="139"><draw:object xlink:href="./Object 88" xlink:type="simple" xlink:show="embed" xlink:actuate="onLoad"/><draw:image xlink:href="./ObjectReplacements/Object 88" xlink:type="simple" xlink:show="embed" xlink:actuate="onLoad"/><svg:desc>formula</svg:desc></draw:frame><text:soft-page-break/><draw:frame draw:style-name="fr14" draw:name="Objekt89" text:anchor-type="as-char" svg:y="-0.377cm" svg:width="2.812cm" svg:height="0.483cm" draw:z-index="140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79"><text:a xlink:type="simple" xlink:href="#__RefHeading__1316_1183541134" text:style-name="Index_20_Link" text:visited-style-name="Index_20_Link"><text:span text:style-name="T21"/></text:a></text:p>
      <text:p text:style-name="P14">see arutluskäik vajab veel lõpetamist</text:p>
      <text:p text:style-name="P2">Sellega <text:span text:style-name="T499">on leitud jõufunktsioon F(N;D;T) ehk jõud kahe punktamss-laengu vahel.</text:span></text:p>
      <text:h text:style-name="P149" text:outline-level="2"><text:bookmark-start text:name="__RefHeading__1311_1610310015"/><text:span text:style-name="T19">K</text:span><text:span text:style-name="T8">lassikali</text:span><text:span text:style-name="T19">ne </text:span><text:span text:style-name="T8">füüsika</text:span><text:span text:style-name="T19">mudel kui lähendus</text:span><text:bookmark-end text:name="__RefHeading__1311_1610310015"/></text:h>
      <text:p text:style-name="P13"><text:bookmark-start text:name="__RefHeading___Toc6396_2084444628"/><text:span text:style-name="T172">S</text:span><text:span text:style-name="T171">iia tuletatakse valem üldistatud Maxwelli võrranditest ja GEM võrranditest ja väidan, et teatud tingimustel on klassikaline füüsika hea lähendus</text:span><text:bookmark-end text:name="__RefHeading___Toc6396_2084444628"/></text:p>
      <text:p text:style-name="P20">Selles mudelis arvestatakse jõudude mõju kohesena.</text:p>
      <text:p text:style-name="P7"><text:span text:style-name="T20"><draw:frame draw:style-name="fr14" draw:name="Objekt5" text:anchor-type="as-char" svg:y="-0.566cm" svg:width="6.733cm" svg:height="0.801cm" draw:z-index="81"><draw:object xlink:href="./Object 5" xlink:type="simple" xlink:show="embed" xlink:actuate="onLoad"/><draw:image xlink:href="./ObjectReplacements/Object 5" xlink:type="simple" xlink:show="embed" xlink:actuate="onLoad"/></draw:frame></text:span><text:span text:style-name="T10">resultantjõud on jõudude summa.</text:span><text:span text:style-name="T20"><text:line-break/>Kus</text:span></text:p>
      <text:p text:style-name="P102"><text:span text:style-name="T25">F(N;D;T) on punktmass-laengule N mõjuva </text:span><text:span text:style-name="T26">resultant</text:span><text:span text:style-name="T25"> jõu D-suunaline komponent </text:span><text:span text:style-name="T26">ajahetkel T</text:span><text:span text:style-name="T25">.</text:span></text:p>
      <text:p text:style-name="P137"><text:span text:style-name="T8"><draw:frame draw:style-name="fr14" draw:name="Objekt4" text:anchor-type="as-char" svg:y="-0.683cm" svg:width="11.001cm" svg:height="1.124cm" draw:z-index="91"><draw:object xlink:href="./Object 4" xlink:type="simple" xlink:show="embed" xlink:actuate="onLoad"/><draw:image xlink:href="./ObjectReplacements/Object 4" xlink:type="simple" xlink:show="embed" xlink:actuate="onLoad"/></draw:frame></text:span><text:span text:style-name="T8"><text:line-break/></text:span><text:span text:style-name="T17">Kus</text:span></text:p>
      <text:p text:style-name="P85"><text:span text:style-name="T133">|</text:span><text:span text:style-name="T234">F(N_0;N_1;T)| </text:span><text:span text:style-name="T245">on punktmass-laengu</text:span><text:span text:style-name="T252">t</text:span><text:span text:style-name="T245">e N_0 ja N_1 vaheline </text:span><text:span text:style-name="T234">resultant</text:span><text:span text:style-name="T245"> jõud ajahetkel T.</text:span><text:span text:style-name="T234"><text:line-break/>X(N;D;T) on</text:span><text:span text:style-name="T232"> punktmass-laengu N D-</text:span><text:span text:style-name="T234">koordinaat</text:span><text:span text:style-name="T232"> komponent </text:span><text:span text:style-name="T234">ajahetkel T</text:span><text:span text:style-name="T232">.<text:line-break/>r(N</text:span><text:span text:style-name="T288">0</text:span><text:span text:style-name="T232">;N_1;T)</text:span><text:span text:style-name="T234"> on </text:span><text:span text:style-name="T232">punktmass-laengute N_</text:span><text:span text:style-name="T234">0</text:span><text:span text:style-name="T232"> </text:span><text:span text:style-name="T234">ja N_1 vaheline kaugus</text:span><text:span text:style-name="T232"> </text:span><text:span text:style-name="T234">ajahetkel T</text:span><text:span text:style-name="T232">.</text:span></text:p>
      <text:p text:style-name="P25"/>
      <text:p text:style-name="P19"/>
      <text:p text:style-name="P2"><text:span text:style-name="T8"><draw:frame draw:style-name="fr14" draw:name="Objekt1" text:anchor-type="as-char" svg:y="-0.684cm" svg:width="8.043cm" svg:height="1.185cm" draw:z-index="25"><draw:object xlink:href="./Object 1" xlink:type="simple" xlink:show="embed" xlink:actuate="onLoad"/><draw:image xlink:href="./ObjectReplacements/Object 1" xlink:type="simple" xlink:show="embed" xlink:actuate="onLoad"/></draw:frame></text:span><text:span text:style-name="T10">Gravitatsiooni seadusest.</text:span><text:span text:style-name="T8"><text:line-break/></text:span><text:span text:style-name="T9">kus</text:span></text:p>
      <text:p text:style-name="P100"><text:span text:style-name="T27"><draw:frame draw:style-name="fr14" draw:name="Objekt2" text:anchor-type="as-char" svg:y="-0.379cm" svg:width="4.581cm" svg:height="0.534cm" draw:z-index="26"><draw:object xlink:href="./Object 2" xlink:type="simple" xlink:show="embed" xlink:actuate="onLoad"/><draw:image xlink:href="./ObjectReplacements/Object 2" xlink:type="simple" xlink:show="embed" xlink:actuate="onLoad"/><svg:desc>valem</svg:desc></draw:frame></text:span><text:span text:style-name="T28">on punktmass-laengute N</text:span><text:span text:style-name="T321">0</text:span><text:span text:style-name="T28"> ja N</text:span><text:span text:style-name="T321">1</text:span><text:span text:style-name="T28"> vaheline gravitatsiooniline tõmbejõud ajahetkel T.<text:line-break/>m(N) on punktmass-laengu N mass.<text:line-break/>G on gravitatsiooni konstant.<text:line-break/></text:span><text:span text:style-name="T28"><draw:frame draw:style-name="fr14" draw:name="Objekt3" text:anchor-type="as-char" svg:y="-0.377cm" svg:width="2.429cm" svg:height="0.533cm" draw:z-index="27"><draw:object xlink:href="./Object 3" xlink:type="simple" xlink:show="embed" xlink:actuate="onLoad"/><draw:image xlink:href="./ObjectReplacements/Object 3" xlink:type="simple" xlink:show="embed" xlink:actuate="onLoad"/><svg:desc>valem</svg:desc></draw:frame></text:span><text:span text:style-name="T28">On punktmass-laengute N_0 ja N_1 vaheline kaugus ajahetkel T.</text:span><text:span text:style-name="T137"><text:line-break/><text:line-break/></text:span></text:p>
      <text:h text:style-name="P151" text:outline-level="1"><text:bookmark-start text:name="__RefHeading__1323_1610310015"/>Süsteemi resultant<text:span text:style-name="T175">omaduste</text:span> arvutamine<text:bookmark-end text:name="__RefHeading__1323_1610310015"/></text:h>
      <text:p text:style-name="P2"><text:span text:style-name="T500">(</text:span><text:span text:style-name="T478">siin kirjeldatakse kuidas programm vastavat resultantväärtust arvutab</text:span><text:span text:style-name="T500">)</text:span></text:p>
      <text:h text:style-name="P142" text:outline-level="3"><text:bookmark-start text:name="__RefHeading__3662_1464131473"/><text:soft-page-break/><text:span text:style-name="T500">Resultantm</text:span>ass<text:bookmark-end text:name="__RefHeading__3662_1464131473"/></text:h>
      <text:h text:style-name="P144" text:outline-level="3"><text:bookmark-start text:name="__RefHeading__3664_1464131473"/><text:span text:style-name="T500">Resultant</text:span>laeng<text:bookmark-end text:name="__RefHeading__3664_1464131473"/></text:h>
      <text:h text:style-name="P144" text:outline-level="3"><text:bookmark-start text:name="__RefHeading__3666_1464131473"/><text:span text:style-name="T500">Resultanti</text:span>mpulsid<text:bookmark-end text:name="__RefHeading__3666_1464131473"/></text:h>
      <text:h text:style-name="P144" text:outline-level="3"><text:bookmark-start text:name="__RefHeading__3668_1464131473"/><text:span text:style-name="T500">Resultant-i</text:span>mpuls<text:span text:style-name="T500">s</text:span>momendid<text:bookmark-end text:name="__RefHeading__3668_1464131473"/></text:h>
      <text:h text:style-name="P145" text:outline-level="3"><text:bookmark-start text:name="__RefHeading__3670_1464131473"/><text:span text:style-name="T115">Resultant</text:span><text:span text:style-name="T116">e</text:span><text:span text:style-name="T1">nergia</text:span><text:bookmark-end text:name="__RefHeading__3670_1464131473"/></text:h>
      <text:h text:style-name="P152" text:outline-level="1"><text:bookmark-start text:name="__RefHeading___Toc6398_2084444628"/>Kokkuvõte<text:bookmark-end text:name="__RefHeading___Toc6398_2084444628"/></text:h>
      <text:p text:style-name="P16"><text:span text:style-name="T117">K</text:span><text:span text:style-name="T1">äesoleva töö käsitleb füüsika valdkonnas tuntud <text:s/></text:span><text:span text:style-name="T118">klassikali</text:span><text:span text:style-name="T1">st</text:span><text:span text:style-name="T118"> N-keha probleem</text:span><text:span text:style-name="T1">i, mille sisuks on <text:s/>kõikide punktmasside asukohtade leidmine mistahes ajahetkel, teades vaid nende punktmasside asukohti ja kiiruseid mingil kindlal ajahetkel. Siin esitatud praktilise tööna </text:span><text:span text:style-name="T119">kirjutati </text:span><text:span text:style-name="T1">Python programmeerimiskeel</text:span><text:span text:style-name="T119">e</text:span><text:span text:style-name="T1"> abil </text:span><text:span text:style-name="T119">programm N-keha simulaator, mi</text:span><text:span text:style-name="T120">llega saab leida ligikaudseid lahendeid.</text:span><text:span text:style-name="T121"> .......</text:span><text:span text:style-name="T483"> </text:span></text:p>
      <text:p text:style-name="P27"/>
      <text:h text:style-name="P152" text:outline-level="1"><text:bookmark-start text:name="__RefHeading___Toc6400_2084444628"/>Summary<text:bookmark-end text:name="__RefHeading___Toc6400_2084444628"/></text:h>
      <text:h text:style-name="P153" text:outline-level="1"><text:bookmark-start text:name="__RefHeading___Toc6402_2084444628"/>Kasutatud kirjandus ja allikad<text:bookmark-end text:name="__RefHeading___Toc6402_2084444628"/></text:h>
      <text:h text:style-name="P153" text:outline-level="1"><text:bookmark-start text:name="__RefHeading___Toc6404_2084444628"/>Lisad<text:bookmark-end text:name="__RefHeading___Toc6404_2084444628"/></text:h>
      <text:h text:style-name="P149" text:outline-level="2"><text:bookmark-start text:name="__RefHeading___Toc6406_2084444628"/><text:span text:style-name="T468">Lisa 1: </text:span>Funktsioonide dok<text:span text:style-name="T501">u</text:span>menta<text:span text:style-name="T275">t</text:span>sioon<text:bookmark-end text:name="__RefHeading___Toc6406_2084444628"/></text:h>
      <text:p text:style-name="P15">Programmis määratletud funktsioonide seletused</text:p>
      <text:h text:style-name="P149" text:outline-level="2"><text:bookmark-start text:name="__RefHeading___Toc6408_2084444628"/>Lisa 2: <text:span text:style-name="T486">Füüsikas</text:span>eadus<text:span text:style-name="T486">t</text:span>e üldistus<text:span text:style-name="T486">ed</text:span><text:bookmark-end text:name="__RefHeading___Toc6408_2084444628"/></text:h>
      <text:h text:style-name="P146" text:outline-level="3"><text:bookmark-start text:name="__RefHeading___Toc6410_2084444628"/><text:span text:style-name="T60">E</text:span><text:span text:style-name="T59">lekt</text:span><text:span text:style-name="T61">r</text:span><text:span text:style-name="T59">ivoog:</text:span><text:bookmark-end text:name="__RefHeading___Toc6410_2084444628"/></text:h>
      <text:p text:style-name="P17"><text:span text:style-name="T99">3-mõõtmelises ruumis</text:span><text:span text:style-name="T100">:<text:line-break/></text:span><text:span text:style-name="T71"><draw:frame draw:style-name="fr2" draw:name="Paneel23" text:anchor-type="as-char" svg:y="-0.432cm" svg:width="4.098cm" draw:z-index="48"><draw:text-box fo:min-height="0.861cm"><text:p text:style-name="definitsioon"><draw:frame draw:style-name="fr16" draw:name="Objekt21" text:anchor-type="as-char" svg:y="-0.462cm" svg:width="4.096cm" style:rel-width="100%" svg:height="0.917cm" style:rel-height="scale" draw:z-index="49"><draw:object xlink:href="./Object 21" xlink:type="simple" xlink:show="embed" xlink:actuate="onLoad"/><draw:image xlink:href="./ObjectReplacements/Object 21" xlink:type="simple" xlink:show="embed" xlink:actuate="onLoad"/><svg:desc>formula</svg:desc></draw:frame>definitsioon <text:sequence text:ref-name="refdefinitsioon0" text:name="definitsioon" text:formula="ooow:definitsioon+1" style:num-format="1">1</text:sequence>: elektrivoog <text:span text:style-name="T453">algne</text:span></text:p></draw:text-box></draw:frame></text:span><text:span text:style-name="T71"><text:line-break/></text:span><text:span text:style-name="T72">kus:</text:span></text:p>
      <text:p text:style-name="P108"><text:span text:style-name="T154">S on </text:span><text:span text:style-name="T155">2-mõõtmeline ala (pindala).</text:span><text:span text:style-name="T156"><text:line-break/>Φ</text:span><text:span text:style-name="T306">E</text:span><text:span text:style-name="T156"> on </text:span><text:span text:style-name="T155">S´i</text:span><text:span text:style-name="T157"> läbiv elektrivoog</text:span><text:span text:style-name="T156">.<text:line-break/></text:span><text:span text:style-name="T157">E</text:span><text:span text:style-name="T308">pinnaga risti</text:span><text:span text:style-name="T353">(x) on pin</text:span><text:span text:style-name="T360">d</text:span><text:span text:style-name="T353">a</text:span><text:span text:style-name="T360">l</text:span><text:span text:style-name="T353">a</text:span><text:span text:style-name="T361">ga</text:span><text:span text:style-name="T353"> S ristiolev elektrivälja komponent punktis x.</text:span></text:p>
      <text:p text:style-name="P4"><text:span text:style-name="T80">Meelevaldne ü</text:span><text:span text:style-name="T79">ldistus </text:span><text:span text:style-name="T80">N-mõõtmelise ruumi jaoks</text:span><text:span text:style-name="T79">:</text:span><text:span text:style-name="T85"><text:line-break/></text:span><text:soft-page-break/><text:span text:style-name="T71"><draw:frame draw:style-name="fr2" draw:name="Paneel24" text:anchor-type="as-char" svg:y="-0.432cm" svg:width="4.098cm" draw:z-index="141"><draw:text-box fo:min-height="0.861cm"><text:p text:style-name="definitsioon"><draw:frame draw:style-name="fr17" draw:name="Objekt22" text:anchor-type="paragraph" svg:x="0.088cm" svg:y="0.123cm" svg:width="4.094cm" style:rel-width="100%" svg:height="0.982cm" style:rel-height="scale" draw:z-index="142"><draw:object xlink:href="./Object 22" xlink:type="simple" xlink:show="embed" xlink:actuate="onLoad"/><draw:image xlink:href="./ObjectReplacements/Object 22" xlink:type="simple" xlink:show="embed" xlink:actuate="onLoad"/></draw:frame>definitsioon <text:sequence text:ref-name="refdefinitsioon1" text:name="definitsioon" text:formula="ooow:definitsioon+1" style:num-format="1">2</text:sequence>: elektrivoog üldistus</text:p></draw:text-box></draw:frame></text:span><text:span text:style-name="T71"><text:line-break/></text:span><text:span text:style-name="T72">kus</text:span><text:span text:style-name="T24">:</text:span></text:p>
      <text:p text:style-name="P103"><text:span text:style-name="T154">S on </text:span><text:span text:style-name="T155">(D-1)-mõõtmeline ala (pindala).</text:span><text:span text:style-name="T156"><text:line-break/>Φ</text:span><text:span text:style-name="T306">E</text:span><text:span text:style-name="T156"> on </text:span><text:span text:style-name="T155">S´i</text:span><text:span text:style-name="T157"> läbiv elektrivoog</text:span><text:span text:style-name="T156">.<text:line-break/></text:span><text:span text:style-name="T157">E</text:span><text:span text:style-name="T307">alaga</text:span><text:span text:style-name="T308"> risti</text:span><text:span text:style-name="T353">(x) on alaga S ristiolev elektrivälja komponent punktis x.</text:span></text:p>
      <text:p text:style-name="P110"/>
      <text:h text:style-name="P147" text:outline-level="3"><text:bookmark-start text:name="__RefHeading___Toc6412_2084444628"/><text:span text:style-name="T170">C</text:span><text:span text:style-name="T169">oulumbi </text:span><text:span text:style-name="T168">seadus </text:span><text:span text:style-name="T170">3-mõõtmelises ruumis</text:span><text:span text:style-name="T171">:</text:span><text:bookmark-end text:name="__RefHeading___Toc6412_2084444628"/></text:h>
      <text:p text:style-name="P18"><text:span text:style-name="T36"><draw:frame draw:style-name="fr14" draw:name="Objekt69" text:anchor-type="as-char" svg:y="-0.377cm" svg:width="3.985cm" svg:height="0.411cm" draw:z-index="5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8">→</text:span><text:span text:style-name="T184"><draw:frame draw:style-name="fr14" draw:name="Objekt70" text:anchor-type="as-char" svg:y="-0.379cm" svg:width="8.714cm" svg:height="0.534cm" draw:z-index="5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84"><text:line-break/></text:span><text:span text:style-name="T185">kus</text:span></text:p>
      <text:p text:style-name="P94"><text:span text:style-name="T124">F on <text:line-break/>N</text:span><text:span text:style-name="T350">0</text:span><text:span text:style-name="T452"> on<text:line-break/>N</text:span><text:span text:style-name="T350">1</text:span><text:span text:style-name="T452"> on</text:span></text:p>
      <text:p text:style-name="P5"/>
      <text:p text:style-name="P5"/>
      <text:p text:style-name="P5"><draw:frame draw:style-name="fr2" draw:name="Paneel32" text:anchor-type="as-char" svg:y="-1.069cm" svg:width="12.196cm" draw:z-index="54"><draw:text-box fo:min-height="1.697cm"><text:p text:style-name="definitsioon"><draw:frame draw:style-name="fr13" draw:name="Objekt73" text:anchor-type="paragraph" svg:width="10.264cm" style:rel-width="100%" svg:height="1.004cm" style:rel-height="scale" draw:z-index="55"><draw:object xlink:href="./Object 15" xlink:type="simple" xlink:show="embed" xlink:actuate="onLoad"/><draw:image xlink:href="./ObjectReplacements/Object 15" xlink:type="simple" xlink:show="embed" xlink:actuate="onLoad"/><svg:desc>formula</svg:desc></draw:frame>definitsioon <text:sequence text:ref-name="refdefinitsioon2" text:name="definitsioon" text:formula="ooow:definitsioon+1" style:num-format="1">3</text:sequence></text:p></draw:text-box></draw:frame></text:p>
      <text:p text:style-name="P5"><text:span text:style-name="T38"><draw:frame draw:style-name="fr14" draw:name="Objekt74" text:anchor-type="as-char" svg:y="-0.612cm" svg:width="2.26cm" svg:height="0.953cm" draw:z-index="5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38">→</text:span><text:span text:style-name="T138"><draw:frame draw:style-name="fr14" draw:name="Objekt75" text:anchor-type="as-char" svg:y="-0.683cm" svg:width="12.977cm" svg:height="1.127cm" draw:z-index="5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5"/>
      <text:p text:style-name="P18"><text:span text:style-name="T173"><text:line-break/></text:span><text:span text:style-name="T37">Kaks punkt</text:span><text:span text:style-name="T31">laengut</text:span><text:span text:style-name="T37"> tõmbuvad üksteise poole jõuga, mis on võrdeline nende massidega ning pöördvõrdeline nendevahelise kauguse ruuduga</text:span></text:p>
      <text:p text:style-name="P6"><text:span text:style-name="T8"><draw:frame draw:style-name="fr14" draw:name="Objekt76" text:anchor-type="as-char" svg:y="-0.684cm" svg:width="8.408cm" svg:height="1.185cm" draw:z-index="5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8"><text:line-break/></text:span><text:span text:style-name="T9">kus:</text:span></text:p>
      <text:p text:style-name="P86"><text:span text:style-name="T134"><draw:frame draw:style-name="fr14" draw:name="Objekt9" text:anchor-type="as-char" svg:y="-0.379cm" svg:width="3.798cm" svg:height="0.534cm" draw:z-index="5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35">on punktmass-laengute N</text:span><text:span text:style-name="T351">0</text:span><text:span text:style-name="T135"> ja N</text:span><text:span text:style-name="T351">1</text:span><text:span text:style-name="T135"> vaheline </text:span><text:span text:style-name="T245">elektriline </text:span><text:span text:style-name="T135">tõmbejõud ajahetkel T;<text:line-break/></text:span><text:span text:style-name="T136">q</text:span><text:span text:style-name="T135">(N) on punktmass-laengu N mass;<text:line-break/></text:span><text:span text:style-name="T186">ε</text:span><text:span text:style-name="T348">0</text:span><text:span text:style-name="T135"> on </text:span><text:span text:style-name="T136">elektriline</text:span><text:span text:style-name="T135"> konstant;<text:line-break/></text:span><text:span text:style-name="T135"><draw:frame draw:style-name="fr14" draw:name="Objekt19" text:anchor-type="as-char" svg:y="-0.377cm" svg:width="2.429cm" svg:height="0.533cm" draw:z-index="6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35">On punktamass-laengute N</text:span><text:span text:style-name="T351">0</text:span><text:span text:style-name="T135"> ja N</text:span><text:span text:style-name="T351">1</text:span><text:span text:style-name="T135"> vaheline kaugus ajahetkel T.</text:span></text:p>
      <text:p text:style-name="P18"><text:soft-page-break/></text:p>
      <text:p text:style-name="P18"><text:span text:style-name="T174">Meelevaldne üldistus N-mõõtmelise ruumi jaoks:</text:span><text:span text:style-name="T173"><text:line-break/></text:span><text:span text:style-name="T36"><draw:frame draw:style-name="fr14" draw:name="Objekt12" text:anchor-type="as-char" svg:y="-0.377cm" svg:width="3.985cm" svg:height="0.411cm" draw:z-index="22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138">→</text:span><text:span text:style-name="T184"><draw:frame draw:style-name="fr14" draw:name="Objekt10" text:anchor-type="as-char" svg:y="-0.379cm" svg:width="4.881cm" svg:height="0.534cm" draw:z-index="20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84"><text:line-break/></text:span><text:span text:style-name="T185">kus</text:span></text:p>
      <text:p text:style-name="P94"><text:span text:style-name="T124">F on <text:line-break/>N</text:span><text:span text:style-name="T350">0</text:span><text:span text:style-name="T452"> on<text:line-break/>N</text:span><text:span text:style-name="T350">1</text:span><text:span text:style-name="T452"> on</text:span></text:p>
      <text:p text:style-name="P5"/>
      <text:p text:style-name="P5"/>
      <text:p text:style-name="P5"><draw:frame draw:style-name="fr2" draw:name="Paneel31" text:anchor-type="as-char" svg:y="-1.069cm" svg:width="12.196cm" draw:z-index="15"><draw:text-box fo:min-height="1.697cm"><text:p text:style-name="definitsioon"><draw:frame draw:style-name="fr13" draw:name="Objekt11" text:anchor-type="paragraph" svg:width="10.264cm" style:rel-width="100%" svg:height="1.004cm" style:rel-height="scale" draw:z-index="16"><draw:object xlink:href="./Object 71" xlink:type="simple" xlink:show="embed" xlink:actuate="onLoad"/><draw:image xlink:href="./ObjectReplacements/Object 71" xlink:type="simple" xlink:show="embed" xlink:actuate="onLoad"/><svg:desc>formula</svg:desc></draw:frame>definitsioon <text:sequence text:ref-name="refdefinitsioon3" text:name="definitsioon" text:formula="ooow:definitsioon+1" style:num-format="1">4</text:sequence></text:p></draw:text-box></draw:frame></text:p>
      <text:p text:style-name="P5"><text:span text:style-name="T38"><draw:frame draw:style-name="fr14" draw:name="Objekt13" text:anchor-type="as-char" svg:y="-0.612cm" svg:width="2.26cm" svg:height="0.953cm" draw:z-index="1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38">→</text:span><text:span text:style-name="T138"><draw:frame draw:style-name="fr14" draw:name="Objekt25" text:anchor-type="as-char" svg:y="-0.683cm" svg:width="12.977cm" svg:height="1.127cm" draw:z-index="9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5"/>
      <text:p text:style-name="P18"><text:span text:style-name="T173"><text:line-break/></text:span><text:span text:style-name="T184">Kaks punkt</text:span><text:span text:style-name="T182">laengut</text:span><text:span text:style-name="T184"> tõmbuvad üksteise poole jõuga, mis on võrdeline nende massidega ning pöördvõrdeline nendevahelise kauguse ruuduga</text:span></text:p>
      <text:p text:style-name="P6"><text:span text:style-name="T8"><draw:frame draw:style-name="fr14" draw:name="Objekt16" text:anchor-type="as-char" svg:y="-0.684cm" svg:width="8.408cm" svg:height="1.185cm" draw:z-index="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"><text:line-break/></text:span><text:span text:style-name="T9">kus</text:span></text:p>
      <text:p text:style-name="P88"><text:span text:style-name="T354"><draw:frame draw:style-name="fr14" draw:name="Objekt17" text:anchor-type="as-char" svg:y="-0.379cm" svg:width="3.798cm" svg:height="0.534cm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55">on punktmass-laengute N</text:span><text:span text:style-name="T309">0</text:span><text:span text:style-name="T355"> ja N</text:span><text:span text:style-name="T309">1</text:span><text:span text:style-name="T355"> vaheline elektriline tõmbejõud ajahetkel T.<text:line-break/></text:span><text:span text:style-name="T356">q</text:span><text:span text:style-name="T355">(N</text:span><text:span text:style-name="T310">0</text:span><text:span text:style-name="T355">) on punktmass-laengu N</text:span><text:span text:style-name="T310">0</text:span><text:span text:style-name="T357"> elektrilaeng</text:span><text:span text:style-name="T355">.<text:line-break/></text:span><text:span text:style-name="T358">ε</text:span><text:span text:style-name="T311">0</text:span><text:span text:style-name="T355"> on </text:span><text:span text:style-name="T356">elektriline</text:span><text:span text:style-name="T355"> konstant.<text:line-break/></text:span><text:span text:style-name="T355"><draw:frame draw:style-name="fr14" draw:name="Objekt18" text:anchor-type="as-char" svg:y="-0.377cm" svg:width="2.429cm" svg:height="0.533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55">On punktamass-laengute N</text:span><text:span text:style-name="T309">0</text:span><text:span text:style-name="T355"> ja N</text:span><text:span text:style-name="T309">1</text:span><text:span text:style-name="T355"> vaheline kaugus ajahetkel T.</text:span></text:p>
      <text:h text:style-name="P149" text:outline-level="2"><text:bookmark-start text:name="__RefHeading___Toc6414_2084444628"/>Lisa <text:span text:style-name="T485">3</text:span>: <text:span text:style-name="T468">Programmi lähtekood</text:span><text:bookmark-end text:name="__RefHeading___Toc6414_2084444628"/></text:h>
      <text:p text:style-name="P75">__author__ = 'Olger'</text:p>
      <text:p text:style-name="P75">from tkinter import *</text:p>
      <text:p text:style-name="P75">from tkinter import ttk</text:p>
      <text:p text:style-name="P75"/>
      <text:p text:style-name="P75">class PMLL_susteem:</text:p>
      <text:p text:style-name="P75"><text:s text:c="4"/>def __init__(self,eraldi_mõõtmeid,l=[],t=0):</text:p>
      <text:p text:style-name="P75"><text:s text:c="8"/>self.eraldi_mõõtmeid=eraldi_mõõtmeid</text:p>
      <text:p text:style-name="P75"><text:s text:c="8"/>self.l=l#self.l=[1.989e+30, 0.0, 0.0, 0.0, 0, 0.0, 0.0, 0, 5.9736e+24, 0.0, 152097701000.0, 0.0, 0, 0.0,29291,0]#t=31558118.4#Päike ja Maa</text:p>
      <text:p text:style-name="P75"><text:s text:c="8"/>self.a=3#a näitab ,et kui palju arve on punktmasslaengu kirjutamiseks kasutatud enne asukohti ja kiiruseid.</text:p>
      <text:p text:style-name="P75"><text:s text:c="8"/>self.dt=1</text:p>
      <text:p text:style-name="P75"><text:s text:c="8"/>self.dt_e=1</text:p>
      <text:p text:style-name="P75"><text:s text:c="8"/>self.t=t</text:p>
      <text:p text:style-name="P75"><text:soft-page-break/><text:s text:c="8"/>self.vaja_defineerida_kiirenduse_valem=True</text:p>
      <text:p text:style-name="P75"><text:s text:c="4"/>def samm(self):</text:p>
      <text:p text:style-name="P75"><text:s text:c="8"/>return (self.eraldi_mõõtmeid*2+self.a)</text:p>
      <text:p text:style-name="P75"><text:s text:c="4"/>def lisa(self,lisatav):</text:p>
      <text:p text:style-name="P75"><text:s text:c="8"/>if int(eraldi_mootmete_sisend.get())*2+self.a==len(lisatav):</text:p>
      <text:p text:style-name="P75"><text:s text:c="12"/>self.l+=lisatav</text:p>
      <text:p text:style-name="P75"><text:s text:c="8"/>else:</text:p>
      <text:p text:style-name="P75"><text:s text:c="12"/>quit("Lisatava pikkus ei klapi eraldia arvestavate mõõtmete arvuga")</text:p>
      <text:p text:style-name="P75"><text:s text:c="4"/>def kuva_susteemi(self):#pole valmis</text:p>
      <text:p text:style-name="P75"><text:s text:c="8"/>print("m="+str(self.l[p])+"; q="+str(self.l[1+p]),end=" ; <text:s/>")#jäävad tühikud lõppu</text:p>
      <text:p text:style-name="P75"><text:s text:c="8"/>for mõõde in range(self.a,self.samm(),2):</text:p>
      <text:p text:style-name="P75"><text:s text:c="12"/>print(str(mõõde//2)+".s="+str(self.l[p+mõõde])+";",str(mõõde//2)+".v="+str(self.l[p+mõõde+1]/self.dt),end="; ")</text:p>
      <text:p text:style-name="P75"><text:s text:c="8"/>print()#järgmise punkti asukoht kirjutatakse uuel reale#pole veel valmis</text:p>
      <text:p text:style-name="P75"><text:s text:c="4"/>def resunalt_mass(self,punktid=False):</text:p>
      <text:p text:style-name="P75"><text:s text:c="8"/>mass=0</text:p>
      <text:p text:style-name="P75"><text:s text:c="8"/>if punktid:</text:p>
      <text:p text:style-name="P75"><text:s text:c="12"/>for massi_indeks in punktid:</text:p>
      <text:p text:style-name="P75"><text:s text:c="16"/>mass+=self.l[massi_indeks*self.samm()]</text:p>
      <text:p text:style-name="P75"><text:s text:c="8"/>else:</text:p>
      <text:p text:style-name="P75"><text:s text:c="12"/>for massi_indeks in range(0,len(self.l),self.eraldi_mõõtmeid*2+self.a):</text:p>
      <text:p text:style-name="P75"><text:s text:c="16"/>mass+=self.l[massi_indeks]</text:p>
      <text:p text:style-name="P75"><text:s text:c="8"/>return (mass)</text:p>
      <text:p text:style-name="P75"><text:s text:c="4"/>def resunalt_laeng(self,punktid=False):</text:p>
      <text:p text:style-name="P75"><text:s text:c="8"/>laeng=0</text:p>
      <text:p text:style-name="P75"><text:s text:c="8"/>if punktid:</text:p>
      <text:p text:style-name="P75"><text:s text:c="12"/>for laengu_indeks in punktid:</text:p>
      <text:p text:style-name="P75"><text:s text:c="16"/>laeng+=self.l[laengu_indeks*self.samm()]</text:p>
      <text:p text:style-name="P75"><text:s text:c="8"/>else:</text:p>
      <text:p text:style-name="P75"><text:s text:c="12"/>for laengu_indeks in range(1,len(self.l)+1,self.eraldi_mõõtmeid*2+self.a):</text:p>
      <text:p text:style-name="P75"><text:s text:c="16"/>laeng+=self.l[laengu_indeks]</text:p>
      <text:p text:style-name="P75"><text:s text:c="8"/>return (laeng)</text:p>
      <text:p text:style-name="P75"><text:s text:c="4"/>def arvuta_massikese(self,res_mass=False):</text:p>
      <text:p text:style-name="P75"><text:s text:c="8"/>if res_mass is False:</text:p>
      <text:p text:style-name="P75"><text:s text:c="12"/>res_mass=self.resunalt_mass()</text:p>
      <text:p text:style-name="P75"><text:s text:c="8"/>if res_mass!=0:</text:p>
      <text:p text:style-name="P75"><text:s text:c="12"/>massikeskme_järjend=[]</text:p>
      <text:p text:style-name="P75"><text:s text:c="12"/>for mõõde in range(self.a,self.eraldi_mõõtmeid*2+self.a,2):#Selle saab panna ehk kokku impulsi leidmise tsükliga$</text:p>
      <text:p text:style-name="P75"><text:s text:c="16"/>mr=0</text:p>
      <text:p text:style-name="P75"><text:s text:c="16"/>for p1 in range(0,len(self.l),self.eraldi_mõõtmeid*2+self.a):</text:p>
      <text:p text:style-name="P75"><text:s text:c="20"/>mr+=self.l[p1+mõõde]*self.l[p1]</text:p>
      <text:p text:style-name="P75"><text:s text:c="16"/>mr=mr/float(res_mass)</text:p>
      <text:p text:style-name="P75"><text:s text:c="16"/>massikeskme_järjend.append(mr)#järjendisse liit pannakse massikeskme asukoht kõigis dimensioonides</text:p>
      <text:p text:style-name="P75"><text:s text:c="12"/>return(massikeskme_järjend)</text:p>
      <text:p text:style-name="P75"><text:s text:c="8"/>else:</text:p>
      <text:p text:style-name="P75"><text:s text:c="12"/>massikeskme_järjend=["määramatus"]*int(self.eraldi_mõõtmeid())</text:p>
      <text:p text:style-name="P75"><text:s text:c="12"/>return(massikeskme_järjend)</text:p>
      <text:p text:style-name="P75"><text:s text:c="4"/>def arvuta_res_impulsid(self,punktid=False):</text:p>
      <text:p text:style-name="P75"><text:s text:c="8"/>res_impulsid=[]</text:p>
      <text:p text:style-name="P75"><text:s text:c="8"/>for mõõde in range(self.a,self.eraldi_mõõtmeid*2+self.a,2):</text:p>
      <text:p text:style-name="P75"><text:s text:c="12"/>impulss=0</text:p>
      <text:p text:style-name="P75"><text:s text:c="12"/>if punktid:</text:p>
      <text:p text:style-name="P75"><text:s text:c="16"/>for p1 in punktid:</text:p>
      <text:p text:style-name="P75"><text:s text:c="20"/>impulss+=self.l[p1*self.samm()+mõõde+1]*self.l[p1*self.samm()]</text:p>
      <text:p text:style-name="P75"><text:s text:c="12"/>else:</text:p>
      <text:p text:style-name="P75"><text:s text:c="16"/>for p1 in range(0,len(self.l),self.samm()):</text:p>
      <text:p text:style-name="P75"><text:s text:c="20"/>impulss+=self.l[p1+mõõde+1]*self.l[p1]</text:p>
      <text:p text:style-name="P75"><text:s text:c="12"/>res_impulsid.append(str(impulss/self.dt))</text:p>
      <text:p text:style-name="P75"><text:s text:c="8"/>return (res_impulsid)</text:p>
      <text:p text:style-name="P75"><text:s text:c="4"/>def arvuta_impulsimomedid(self,massikeskme_järjend=False,punktid=False):</text:p>
      <text:p text:style-name="P75"><text:s text:c="8"/>res_momendid=[]</text:p>
      <text:p text:style-name="P75"><text:s text:c="8"/>if massikeskme_järjend is False:</text:p>
      <text:p text:style-name="P75"><text:s text:c="12"/>massikeskme_järjend=self.arvuta_massikese()</text:p>
      <text:p text:style-name="P75"><text:s text:c="8"/>if massikeskme_järjend:</text:p>
      <text:p text:style-name="P75"><text:s text:c="12"/>for mõõde1 in range(self.a,self.samm(),2):</text:p>
      <text:p text:style-name="P75"><text:s text:c="16"/>for mõõde2 in range(mõõde1+2,self.samm(),2):</text:p>
      <text:p text:style-name="P75"><text:s text:c="20"/>impulsimoment=0</text:p>
      <text:p text:style-name="P75"><text:s text:c="20"/>if punktid is False:</text:p>
      <text:p text:style-name="P75"><text:s text:c="24"/>for punktmass in range(0,len(self.l),self.samm()):</text:p>
      <text:p text:style-name="P75"><text:s text:c="28"/>impulsimoment+=((massikeskme_järjend[mõõde2//2-1]-self.l[punktmass+mõõde2])*self.l[punktmass+mõõde1+1]-(massikeskme_järjend[mõõde1//2-1]-self.l[punktmass+mõõde1])*self.l[punktmass+mõõde2+1])*self.l[punktmass]</text:p>
      <text:p text:style-name="P75"><text:s text:c="20"/>else:</text:p>
      <text:p text:style-name="P75"><text:s text:c="24"/>for massi_indeks in range(0,len(self.l),self.eraldi_mõõtmeid*2+self.a):</text:p>
      <text:p text:style-name="P75"><text:soft-page-break/><text:s text:c="28"/>impulsimoment+=((massikeskme_järjend[mõõde2//2-1]-self.l[punktmass+mõõde2])*self.l[punktmass+mõõde1+1]-(massikeskme_järjend[mõõde1//2-1]-self.l[punktmass+mõõde1])*self.l[punktmass+mõõde2+1])*self.l[punktmass]</text:p>
      <text:p text:style-name="P75"><text:s text:c="20"/>res_momendid.append(impulsimoment/self.dt)</text:p>
      <text:p text:style-name="P75"><text:s text:c="8"/>else:</text:p>
      <text:p text:style-name="P75"><text:s text:c="12"/>res_momendid=["määramatus"]*int((self.eraldi_mõõtmeid**2-self.eraldi_mõõtmeid)/2)</text:p>
      <text:p text:style-name="P75"><text:s text:c="8"/>return (res_momendid)</text:p>
      <text:p text:style-name="P75"><text:s text:c="4"/>def arvuta_energia(self,dim):</text:p>
      <text:p text:style-name="P75"><text:s text:c="8"/>if dim==2:</text:p>
      <text:p text:style-name="P75"><text:s text:c="12"/>from math import log</text:p>
      <text:p text:style-name="P75"><text:s text:c="8"/>E=0</text:p>
      <text:p text:style-name="P75"><text:s text:c="8"/>for punktmass1 in range(0,len(l),self.samm):</text:p>
      <text:p text:style-name="P75"><text:s text:c="12"/>for mõõde in range(self.a,self.samm,2):</text:p>
      <text:p text:style-name="P75"><text:s text:c="16"/>E+=self.l[punktmass1]*self.l[punktmass1+mõõde+1]**2/2</text:p>
      <text:p text:style-name="P75"><text:s text:c="12"/>for punktmass2 in range(0,punktmass1,self.samm):</text:p>
      <text:p text:style-name="P75"><text:s text:c="16"/>r=0</text:p>
      <text:p text:style-name="P75"><text:s text:c="16"/>for mõõde in range(self.a,self.samm,2):</text:p>
      <text:p text:style-name="P75"><text:s text:c="20"/>r+=(self.l[punktmass1+mõõde]-self.l[punktmass2+mõõde])**2</text:p>
      <text:p text:style-name="P75"><text:s text:c="16"/>if dim==2:</text:p>
      <text:p text:style-name="P75"><text:s text:c="20"/>E+=(self.G*self.l[punktmass1]*self.l[punktmass2]-self.k*l[punktmass1+1]*self.l[punktmass2+1])*math.log(r)/2</text:p>
      <text:p text:style-name="P75"><text:s text:c="16"/>else:</text:p>
      <text:p text:style-name="P75"><text:s text:c="20"/>E+=(1-r**(2-dim*2))*(self.G*l[punktmass1]*self.l[punktmass2]-self.k*l[punktmass1+1]*self.l[punktmass2+1])/(dim-2)</text:p>
      <text:p text:style-name="P75"><text:s text:c="8"/>return(E)</text:p>
      <text:p text:style-name="P75"><text:s text:c="4"/>def korruta_aja_difertentsaaliga_ajakudsed_tuletised(self):</text:p>
      <text:p text:style-name="P75"><text:s text:c="8"/>for p1 in range(0,len(self.l),self.samm()):</text:p>
      <text:p text:style-name="P75"><text:s text:c="12"/>for p2 in range(self.a+1,self.samm(),2):#korrutab kõik kiirused ja kiirendused aja diferentsiaaliga läbi.</text:p>
      <text:p text:style-name="P75"><text:s text:c="16"/>self.l[p1+p2]=self.dt*self.l[p1+p2]/self.dt_e</text:p>
      <text:p text:style-name="P75"><text:s text:c="8"/>self.dt_e=self.dt</text:p>
      <text:p text:style-name="P75"><text:s text:c="4"/>def N_ajasammu(self,kordusi,dt,Gravitatsiooniline=True,elektriline=True,GEM=True,tagsta_kiirused_tegurita=True):</text:p>
      <text:p text:style-name="P75"><text:s text:c="8"/>if dt==0:</text:p>
      <text:p text:style-name="P75"><text:s text:c="12"/>quit("dt ei saa võrduda nulliga. Mida väiksem on dt ,seda täpsem on tulemus.")</text:p>
      <text:p text:style-name="P75"><text:s text:c="8"/>self.dt=dt</text:p>
      <text:p text:style-name="P75"><text:s text:c="8"/>if self.vaja_defineerida_kiirenduse_valem:</text:p>
      <text:p text:style-name="P75"><text:s text:c="12"/>self.korruta_aja_difertentsaaliga_ajakudsed_tuletised()</text:p>
      <text:p text:style-name="P75"><text:s text:c="12"/>self.defineeri_kiirenduse_valem(Gravitatsiooniline,elektriline,GEM)</text:p>
      <text:p text:style-name="P75"><text:s text:c="8"/>i=0</text:p>
      <text:p text:style-name="P75"><text:s text:c="8"/>liit=[]</text:p>
      <text:p text:style-name="P75"><text:s text:c="8"/>while i&lt;kordusi:</text:p>
      <text:p text:style-name="P75"><text:s text:c="12"/>i+=1</text:p>
      <text:p text:style-name="P75"><text:s text:c="12"/>ep1=-1#on et sama indeksiga 1. punkt liitmiseks kirja on juba pandud ,ei paneks script seda uuesti kirja.</text:p>
      <text:p text:style-name="P75"><text:s text:c="12"/>for p1 in range(0,len(self.l),self.samm()):#võtab järjest punktmassi alguse indekseid</text:p>
      <text:p text:style-name="P75"><text:s text:c="16"/>for mõõde in range(self.a+p1,self.samm()+p1,2):#muudab asukohti#Õige on muuta enne asukohti juhul ,kui tõmbejõud on ülekaalus.</text:p>
      <text:p text:style-name="P75"><text:s text:c="20"/>self.l[mõõde]+=self.l[1+mõõde]#s_l=s_l0+v_l*dt+a*dt**2/2#vaja ainult p1´ga.</text:p>
      <text:p text:style-name="P75"><text:s text:c="16"/>for p2 in range(0,p1,self.samm()):#p2 on alati väiksem kui p1#muuta range argumente nii ,et indexite saamiseks peaks vähem tehteid tegema.</text:p>
      <text:p text:style-name="P75"><text:s text:c="20"/>siht=0</text:p>
      <text:p text:style-name="P75"><text:s text:c="20"/>for mõõde in range(self.a,self.samm(),2):#kehade vahelise kauguse ruut = r**2</text:p>
      <text:p text:style-name="P75"><text:s text:c="24"/>siht+=(self.l[p1+mõõde]-self.l[p2+mõõde])**2#esimese punkti selle dimensiooni kordinaadi ja teise punkti selle dimensiooni kordinaadi vahe ruut</text:p>
      <text:p text:style-name="P75"><text:s text:c="20"/>if siht:#leiab punktide kiirenduste ja aja diferentsiaali ruudu korrutised.</text:p>
      <text:p text:style-name="P75"><text:s text:c="24"/>l=self.muuda_v(self.l,p1,p2,siht)</text:p>
      <text:p text:style-name="P75"><text:s text:c="20"/>else:#kui asuvad samas kohas#peaks olema ,et kui kaugus on väiksem ,kui põrkeks vajalike kauguste summa.</text:p>
      <text:p text:style-name="P75"><text:s text:c="24"/>print("Punktid kattuvad")</text:p>
      <text:p text:style-name="P75"><text:s text:c="24"/>if ep1!=p1:#ei ole sama p1 mis eelmisel.</text:p>
      <text:p text:style-name="P75"><text:s text:c="28"/>ep1=p1#eelmine p1 tuleb määrata,nagu ongi,peale võrdlust,</text:p>
      <text:p text:style-name="P75"><text:s text:c="28"/>liit+=[p1,p2]#pole vajalik ega võimalik omavahelist mõju määrata#loendi liit lisatakse õigeid asju</text:p>
      <text:p text:style-name="P75"><text:s text:c="12"/>#siia võib teha punktide liitmise</text:p>
      <text:p text:style-name="P75"><text:s text:c="12"/>liit=[]</text:p>
      <text:p text:style-name="P75"><text:s text:c="8"/>self.t+=dt*kordusi</text:p>
      <text:p text:style-name="P75"><text:s text:c="8"/>if tagsta_kiirused_tegurita:</text:p>
      <text:p text:style-name="P75"><text:s text:c="12"/>self.dt=1</text:p>
      <text:p text:style-name="P75"><text:s text:c="12"/>self.korruta_aja_difertentsaaliga_ajakudsed_tuletised()</text:p>
      <text:p text:style-name="P75"><text:s text:c="12"/>self.vaja_defineerida_kiirenduse_valem=True</text:p>
      <text:p text:style-name="P75"><text:soft-page-break/><text:s text:c="4"/>def ajasamm_koos_kuvamisega(self,dt,Gravitatsiooniline=True,elektriline=True,GEM=True,tagsta_kiirused_tegurita=True):</text:p>
      <text:p text:style-name="P75"><text:s text:c="8"/>self.dt=dt</text:p>
      <text:p text:style-name="P75"><text:s text:c="8"/>if self.vaja_defineerida_kiirenduse_valem:</text:p>
      <text:p text:style-name="P75"><text:s text:c="12"/>self.korruta_aja_difertentsaaliga_ajakudsed_tuletised()</text:p>
      <text:p text:style-name="P75"><text:s text:c="12"/>self.defineeri_kiirenduse_valem(Gravitatsiooniline,elektriline,GEM)</text:p>
      <text:p text:style-name="P75"><text:s text:c="8"/>ep1=-1#on et sama indeksiga 1. punkt liitmiseks kirja on juba pandud ,ei paneks script seda uuesti kirja.</text:p>
      <text:p text:style-name="P75"><text:s text:c="8"/>liit=[]</text:p>
      <text:p text:style-name="P75"><text:s text:c="8"/>txt=""</text:p>
      <text:p text:style-name="P75"><text:s text:c="8"/>for p1 in range(0,len(self.l),self.samm()):#võtab järjest punktmassi alguse indekseid</text:p>
      <text:p text:style-name="P75"><text:s text:c="12"/>for mõõde in range(self.a+p1,self.samm()+p1,2):#muudab asukohti#Õige on muuta enne asukohti juhul ,kui tõmbejõud on ülekaalus.</text:p>
      <text:p text:style-name="P75"><text:s text:c="16"/>self.l[mõõde]+=self.l[1+mõõde]#s_l=s_l0+v_l*dt+a*dt**2/2#vaja ainult p1´ga.</text:p>
      <text:p text:style-name="P75"><text:s text:c="16"/>txt+=(str(self.l[mõõde])+";")</text:p>
      <text:p text:style-name="P75"><text:s text:c="12"/>for p2 in range(0,p1,self.samm()):#p2 on alati väiksem kui p1#muuta range argumente nii ,et indexite saamiseks peaks vähem tehteid tegema.</text:p>
      <text:p text:style-name="P75"><text:s text:c="16"/>siht=0</text:p>
      <text:p text:style-name="P75"><text:s text:c="16"/>for mõõde in range(self.a,self.samm(),2):#kehade vahelise kauguse ruut = r**2</text:p>
      <text:p text:style-name="P75"><text:s text:c="20"/>siht+=(self.l[p1+mõõde]-self.l[p2+mõõde])**2#esimese punkti selle dimensiooni kordinaadi ja teise punkti selle dimensiooni kordinaadi vahe ruut</text:p>
      <text:p text:style-name="P75"><text:s text:c="16"/>if siht:#leiab punktide kiirenduste ja aja diferentsiaali ruudu korrutised.</text:p>
      <text:p text:style-name="P75"><text:s text:c="20"/>self.l=self.muuda_v(self.l,p1,p2,siht)</text:p>
      <text:p text:style-name="P75"><text:s text:c="16"/>else:#kui asuvad samas kohas#peaks olema ,et kui kaugus on väiksem ,kui põrkeks vajalike kauguste summa.</text:p>
      <text:p text:style-name="P75"><text:s text:c="20"/>print("Punktid kattuvad")</text:p>
      <text:p text:style-name="P75"><text:s text:c="20"/>if ep1!=p1:#ei ole sama p1 mis eelmisel.</text:p>
      <text:p text:style-name="P75"><text:s text:c="24"/>ep1=p1#eelmine p1 tuleb määrata,nagu ongi,peale võrdlust,</text:p>
      <text:p text:style-name="P75"><text:s text:c="24"/>liit+=[p1,p2]#pole vajalik ega võimalik omavahelist mõju määrata#loendi liit lisatakse õigeid asju</text:p>
      <text:p text:style-name="P75"><text:s text:c="8"/>txt+="\n"</text:p>
      <text:p text:style-name="P75"><text:s text:c="8"/>#siia võib teha punktide liitmise</text:p>
      <text:p text:style-name="P75"><text:s text:c="8"/>if tagsta_kiirused_tegurita:</text:p>
      <text:p text:style-name="P75"><text:s text:c="12"/>self.dt=1</text:p>
      <text:p text:style-name="P75"><text:s text:c="12"/>self.korruta_aja_difertentsaaliga_ajakudsed_tuletised()</text:p>
      <text:p text:style-name="P75"><text:s text:c="12"/>self.vaja_defineerida_kiirenduse_valem=True</text:p>
      <text:p text:style-name="P75"><text:s text:c="8"/>self.t+=dt</text:p>
      <text:p text:style-name="P75"><text:s text:c="8"/>return(txt)</text:p>
      <text:p text:style-name="P75"><text:s text:c="4"/>def defineeri_kiirenduse_valem(self,Gravitatsiooniline,elektriline,GEM):</text:p>
      <text:p text:style-name="P75"><text:s text:c="8"/>dim=float(jou_mootmete_sisend.get())/2</text:p>
      <text:p text:style-name="P75"><text:s text:c="8"/>G,k=leia_jou_tegurid(dim*2,GEM)</text:p>
      <text:p text:style-name="P75"><text:s text:c="8"/>dif=float(simuleerimisvahemiku_sisend.get())/int(kordusi_sisend.get())</text:p>
      <text:p text:style-name="P75"><text:s text:c="8"/>if GEM:</text:p>
      <text:p text:style-name="P75"><text:s text:c="12"/>c_valguskiirus=299792458#valguskiirus "SI" süsteemis</text:p>
      <text:p text:style-name="P75"><text:s text:c="8"/>Gt2=G*dif**2</text:p>
      <text:p text:style-name="P75"><text:s text:c="8"/>kt2=k*dif**2</text:p>
      <text:p text:style-name="P75"><text:s text:c="8"/>if Gravitatsiooniline:</text:p>
      <text:p text:style-name="P75"><text:s text:c="12"/>if elektriline:</text:p>
      <text:p text:style-name="P75"><text:s text:c="16"/>if GEM:</text:p>
      <text:p text:style-name="P75"><text:s text:c="20"/>def muuda_v(l,p1,p2,siht):</text:p>
      <text:p text:style-name="P75"><text:s text:c="24"/>c2_miinus_v2=c_valguskiirus**2</text:p>
      <text:p text:style-name="P75"><text:s text:c="24"/>vXx=0</text:p>
      <text:p text:style-name="P75"><text:s text:c="24"/>for mõõde in range(self.a,self.samm(),2):</text:p>
      <text:p text:style-name="P75"><text:s text:c="28"/>delta_v=l[1+p2+mõõde]-l[1+p1+mõõde]#kiiruste vahe</text:p>
      <text:p text:style-name="P75"><text:s text:c="28"/>c2_miinus_v2+=delta_v**2#vektor v pikkuse ruut</text:p>
      <text:p text:style-name="P75"><text:s text:c="28"/>vXx+=delta_v*(l[p2+mõõde]-l[p1+mõõde])#v ja x skalaar korrutis</text:p>
      <text:p text:style-name="P75"><text:s text:c="24"/>tegur_jagatud_kaugus_astmes=(l[1+p1]*l[1+p2]*kt2-l[p1]*l[p2]*Gt2)/siht**dim</text:p>
      <text:p text:style-name="P75"><text:s text:c="24"/>c2_miinus_v2=c2_miinus_v2*tegur_jagatud_kaugus_astmes</text:p>
      <text:p text:style-name="P75"><text:s text:c="24"/>vXx=vXx*tegur_jagatud_kaugus_astmes</text:p>
      <text:p text:style-name="P75"><text:s text:c="24"/>for mõõde in range(self.a,self.samm(),2):</text:p>
      <text:p text:style-name="P75"><text:s text:c="28"/>a_p1=vXx*(l[1+p2+mõõde]-l[1+p1+mõõde])-c2_miinus_v2*(l[p2+mõõde]-l[p1+mõõde])#(l[p2+mõõde]-l[p1+mõõde]) on deltaX_D ehk punktide vahelise vektori projektsioon kindlal mõõtmel</text:p>
      <text:p text:style-name="P75"><text:s text:c="28"/>a_p2=-a_p1/l[p2]</text:p>
      <text:p text:style-name="P75"><text:s text:c="28"/>a_p1=a_p1/l[p1]</text:p>
      <text:p text:style-name="P75"><text:s text:c="28"/>l[1+p1+mõõde]+=a_p1#v1=v_10+a*dt**2=(m2*G-q1*q2*k/m1)*dt**2*l/r**3=a1*dt**2*l/(r**2)</text:p>
      <text:p text:style-name="P75"><text:s text:c="28"/>l[1+p2+mõõde]+=a_p2#v2=v_20+a*dt**2</text:p>
      <text:p text:style-name="P75"><text:s text:c="24"/>return(l)</text:p>
      <text:p text:style-name="P75"><text:s text:c="16"/>else:</text:p>
      <text:p text:style-name="P75"><text:s text:c="20"/>def muuda_v(l,p1,p2,siht):</text:p>
      <text:p text:style-name="P75"><text:s text:c="24"/>a_p1=(l[p1]*l[p2]*Gt2-l[1+p1]*l[1+p2]*kt2)/siht**(dim)#(m1*m2*G-q1*q2*k)*dt**2/(r**3)</text:p>
      <text:p text:style-name="P75"><text:s text:c="24"/>a_p2=a_p1/l[p1]#(m2*G-q1*q2*k/m1)*dt**2/r**3=a1*dt**2/(r**2)</text:p>
      <text:p text:style-name="P75"><text:s text:c="24"/>a_p1=a_p1/l[p2]#(m1*G-q1*q2*k/m2)*dt**2/r**3=a2*dt**2/(r**2)</text:p>
      <text:p text:style-name="P75"><text:soft-page-break/><text:s text:c="24"/>for mõõde in range(self.a,self.samm(),2):#muudab kiirusi</text:p>
      <text:p text:style-name="P75"><text:s text:c="28"/>l[1+p1+mõõde]+=a_p2*(l[p2+mõõde]-l[p1+mõõde])#v1=v_10+a*dt**2=(m2*G-q1*q2*k/m1)*dt**2*l/r**3=a1*dt**2*l/(r**2)</text:p>
      <text:p text:style-name="P75"><text:s text:c="28"/>l[1+p2+mõõde]+=a_p1*(l[p1+mõõde]-l[p2+mõõde])#v2=v_20+a*dt**2</text:p>
      <text:p text:style-name="P75"><text:s text:c="24"/>return (l)</text:p>
      <text:p text:style-name="P75"><text:s text:c="12"/>else:</text:p>
      <text:p text:style-name="P75"><text:s text:c="16"/>if GEM:</text:p>
      <text:p text:style-name="P75"><text:s text:c="20"/>def muuda_v(l,p1,p2,siht):</text:p>
      <text:p text:style-name="P75"><text:s text:c="24"/>c2_miinus_v2=c_valguskiirus**2</text:p>
      <text:p text:style-name="P75"><text:s text:c="24"/>vXx=0</text:p>
      <text:p text:style-name="P75"><text:s text:c="24"/>for mõõde in range(self.a,self.samm(),2):</text:p>
      <text:p text:style-name="P75"><text:s text:c="28"/>delta_v=l[1+p2+mõõde]-l[1+p1+mõõde]#kiiruste vahe</text:p>
      <text:p text:style-name="P75"><text:s text:c="28"/>c2_miinus_v2+=delta_v**2#vektor v pikkuse ruut</text:p>
      <text:p text:style-name="P75"><text:s text:c="28"/>vXx+=delta_v*(l[p2+mõõde]-l[p1+mõõde])#v ja x skalaar korrutis</text:p>
      <text:p text:style-name="P75"><text:s text:c="24"/>tegur_jagatud_kaugus_astmes=(l[p1]*l[p2]*Gt2)/siht**dim</text:p>
      <text:p text:style-name="P75"><text:s text:c="24"/>c2_miinus_v2=c2_miinus_v2*tegur_jagatud_kaugus_astmes</text:p>
      <text:p text:style-name="P75"><text:s text:c="24"/>vXx=vXx*tegur_jagatud_kaugus_astmes</text:p>
      <text:p text:style-name="P75"><text:s text:c="24"/>for mõõde in range(self.a,self.samm(),2):</text:p>
      <text:p text:style-name="P75"><text:s text:c="28"/>a_p1=vXx*(l[1+p2+mõõde]-l[1+p1+mõõde])-c2_miinus_v2*(l[p2+mõõde]-l[p1+mõõde])#(l[p2+mõõde]-l[p1+mõõde]) on deltaX_D ehk punktide vahelise vektori projektsioon kindlal mõõtmel</text:p>
      <text:p text:style-name="P75"><text:s text:c="28"/>a_p2=-a_p1/l[p2]</text:p>
      <text:p text:style-name="P75"><text:s text:c="28"/>a_p1=a_p1/l[p1]</text:p>
      <text:p text:style-name="P75"><text:s text:c="28"/>l[1+p1+mõõde]+=a_p1#v1=v_10+a*dt**2=(m2*G-q1*q2*k/m1)*dt**2*l/r**3=a1*dt**2*l/(r**2)</text:p>
      <text:p text:style-name="P75"><text:s text:c="28"/>l[1+p2+mõõde]+=a_p2#v2=v_20+a*dt**2</text:p>
      <text:p text:style-name="P75"><text:s text:c="24"/>return(l)</text:p>
      <text:p text:style-name="P75"><text:s text:c="16"/>else:</text:p>
      <text:p text:style-name="P75"><text:s text:c="20"/>def muuda_v(l,p1,p2,siht):</text:p>
      <text:p text:style-name="P75"><text:s text:c="24"/>a_p1=Gt2/siht**dim#ainult gravitatsiooni seadus</text:p>
      <text:p text:style-name="P75"><text:s text:c="24"/>a_p2=-l[p1]*a_p1</text:p>
      <text:p text:style-name="P75"><text:s text:c="24"/>a_p1=l[p2]*a_p1</text:p>
      <text:p text:style-name="P75"><text:s text:c="24"/>for mõõde in range(self.a,self.samm(),2):</text:p>
      <text:p text:style-name="P75"><text:s text:c="28"/>siht=(l[p2+mõõde]-l[p1+mõõde])#l ehk punktide vahleine kaugus kindla dimensioooni projektsioonis</text:p>
      <text:p text:style-name="P75"><text:s text:c="28"/>l[1+p1+mõõde]+=a_p1*siht#v1=v_10+a*dt**2=m2*G*dt**2*l/r**3=a1*dt**2*l/(r**2)</text:p>
      <text:p text:style-name="P75"><text:s text:c="28"/>l[1+p2+mõõde]+=a_p2*siht#v2=v_20+a*dt**2</text:p>
      <text:p text:style-name="P75"><text:s text:c="24"/>return(l)</text:p>
      <text:p text:style-name="P75"><text:s text:c="8"/>elif elektriline:</text:p>
      <text:p text:style-name="P75"><text:s text:c="12"/>if GEM:</text:p>
      <text:p text:style-name="P75"><text:s text:c="16"/>def muuda_v(l,p1,p2,siht):</text:p>
      <text:p text:style-name="P75"><text:s text:c="20"/>c2_miinus_v2=c_valguskiirus**2</text:p>
      <text:p text:style-name="P75"><text:s text:c="20"/>vXx=0</text:p>
      <text:p text:style-name="P75"><text:s text:c="20"/>for mõõde in range(self.a,self.samm(),2):</text:p>
      <text:p text:style-name="P75"><text:s text:c="24"/>delta_v=l[1+p2+mõõde]-l[1+p1+mõõde]#kiiruste vahe</text:p>
      <text:p text:style-name="P75"><text:s text:c="24"/>c2_miinus_v2+=delta_v**2#vektor v pikkuse ruut</text:p>
      <text:p text:style-name="P75"><text:s text:c="24"/>vXx+=delta_v*(l[p2+mõõde]-l[p1+mõõde])#v ja x skalaar korrutis</text:p>
      <text:p text:style-name="P75"><text:s text:c="20"/>tegur_jagatud_kaugus_astmes=(l[1+p1]*l[1+p2]*kt2-l[p1]*l[p2]*Gt2)/siht**dim</text:p>
      <text:p text:style-name="P75"><text:s text:c="20"/>c2_miinus_v2=c2_miinus_v2*tegur_jagatud_kaugus_astmes</text:p>
      <text:p text:style-name="P75"><text:s text:c="20"/>vXx=vXx*tegur_jagatud_kaugus_astmes</text:p>
      <text:p text:style-name="P75"><text:s text:c="20"/>for mõõde in range(self.a(),self.samm(),2):</text:p>
      <text:p text:style-name="P75"><text:s text:c="24"/>a_p1=vXx*(l[1+p2+mõõde]-l[1+p1+mõõde])-c2_miinus_v2*(l[p2+mõõde]-l[p1+mõõde])#(l[p2+mõõde]-l[p1+mõõde]) on deltaX_D ehk punktide vahelise vektori projektsioon kindlal mõõtmel</text:p>
      <text:p text:style-name="P75"><text:s text:c="24"/>a_p2=-a_p1/l[p2]</text:p>
      <text:p text:style-name="P75"><text:s text:c="24"/>a_p1=a_p1/l[p1]</text:p>
      <text:p text:style-name="P75"><text:s text:c="24"/>l[1+p1+mõõde]+=a_p1#v1=v_10+a*dt**2=(m2*G-q1*q2*k/m1)*dt**2*l/r**3=a1*dt**2*l/(r**2)</text:p>
      <text:p text:style-name="P75"><text:s text:c="24"/>l[1+p2+mõõde]+=a_p2#v2=v_20+a*dt**2</text:p>
      <text:p text:style-name="P75"><text:s text:c="20"/>return(l)</text:p>
      <text:p text:style-name="P75"><text:s text:c="12"/>else:</text:p>
      <text:p text:style-name="P75"><text:s text:c="16"/>def muuda_v(l,p1,p2,siht):</text:p>
      <text:p text:style-name="P75"><text:s text:c="20"/>a_p1=(l[1+p1]*l[1+p2]*kt2)/siht**(dim)#(m1*m2*G-q1*q2*k)*dt**2/(r**3)</text:p>
      <text:p text:style-name="P75"><text:s text:c="20"/>a_p2=a_p1/l[p1]#(m2*G-q1*q2*k/m1)*dt**2/r**3=a1*dt**2/(r**2)</text:p>
      <text:p text:style-name="P75"><text:s text:c="20"/>a_p1=a_p1/l[p2]#(m1*G-q1*q2*k/m2)*dt**2/r**3=a2*dt**2/(r**2)</text:p>
      <text:p text:style-name="P75"><text:s text:c="20"/>for mõõde in range(self.a,self.samm(),2):#muudab kiirusi</text:p>
      <text:p text:style-name="P75"><text:s text:c="24"/>l[1+p1+mõõde]+=a_p2*(l[p2+mõõde]-l[p1+mõõde])#v1=v_10+a*dt**2=(m2*G-q1*q2*k/m1)*dt**2*l/r**3=a1*dt**2*l/(r**2)</text:p>
      <text:p text:style-name="P75"><text:s text:c="24"/>l[1+p2+mõõde]+=a_p1*(l[p1+mõõde]-l[p2+mõõde])#v2=v_20+a*dt**2</text:p>
      <text:p text:style-name="P75"><text:s text:c="20"/>return (l)</text:p>
      <text:p text:style-name="P75"><text:s text:c="8"/>else:</text:p>
      <text:p text:style-name="P75"><text:s text:c="12"/>def muuda_v(l,p1,p2,siht):</text:p>
      <text:p text:style-name="P75"><text:s text:c="16"/>return(l)</text:p>
      <text:p text:style-name="P75"><text:s text:c="8"/>self.muuda_v=muuda_v</text:p>
      <text:p text:style-name="P75"><text:s text:c="8"/>self.vaja_defineerida_kiirenduse_valem=False</text:p>
      <text:p text:style-name="P75"><text:soft-page-break/>def uuenda_ja_lisa(mass,laeng,nimi,sisendid,susteem,samm,punkte,res_mass,res_laeng,res_massikese,res_impulsid,res_energia,res_momendid,tree):</text:p>
      <text:p text:style-name="P75"><text:s text:c="4"/>lisatav=[mass,laeng,nimi]</text:p>
      <text:p text:style-name="P75"><text:s text:c="4"/>for sisend in range(0,int(eraldi_mootmete_sisend.get())*2,2):</text:p>
      <text:p text:style-name="P75"><text:s text:c="8"/>lisatav+=[float(sisendid[sisend].get()),float(sisendid[sisend+1].get())]</text:p>
      <text:p text:style-name="P75"><text:s text:c="4"/>susteem.lisa(lisatav)</text:p>
      <text:p text:style-name="P75"><text:s text:c="4"/>print(susteem.l)</text:p>
      <text:p text:style-name="P75"><text:s text:c="4"/>uuenda_loend(susteem.l,susteem.a,samm,1,tree)</text:p>
      <text:p text:style-name="P75"><text:s text:c="4"/>uuenda_omadused(susteem,punkte,res_mass,res_laeng,res_massikese,res_impulsid,res_energia,res_momendid)</text:p>
      <text:p text:style-name="P75">def leia_jou_tegurid(dim,GEM,G=(6.67384*10**-11),epsilon_0=(8.85418781762*10**-12),c_valguskiirus=299792458):</text:p>
      <text:p text:style-name="P75"><text:s text:c="4"/>from math import gamma,pi</text:p>
      <text:p text:style-name="P75"><text:s text:c="4"/>A_sfäär=2*pi**(dim/2)/gamma(dim/2)#dim-1 mõõtmelise sfääri suurus ilma raadiust arvestmata</text:p>
      <text:p text:style-name="P75"><text:s text:c="4"/>del gamma</text:p>
      <text:p text:style-name="P75"><text:s text:c="4"/>G=G*4*pi/A_sfäär</text:p>
      <text:p text:style-name="P75"><text:s text:c="4"/>k=1/(A_sfäär*epsilon_0)#Sfääri suuruse ja elektrilise konstandi korrutise pöördväärtus#Kolme mõõtme puhul 8,9875517873681764*10**9 #8.854187817620*10**-12=vaakumi dielektriline läbistatavus</text:p>
      <text:p text:style-name="P75"><text:s text:c="4"/>if GEM:</text:p>
      <text:p text:style-name="P75"><text:s text:c="8"/>G=G/c_valguskiirus**2</text:p>
      <text:p text:style-name="P75"><text:s text:c="8"/>k=k/c_valguskiirus**2</text:p>
      <text:p text:style-name="P75"><text:s text:c="4"/>return (G,k)</text:p>
      <text:p text:style-name="P75">def uuenda_omadused(susteem,punkte,res_mass,res_laeng,res_massikese,res_impulsid,res_energia,res_momendid):</text:p>
      <text:p text:style-name="P75"><text:s text:c="4"/>punkte.set(str(len(susteem.l)//susteem.samm()))</text:p>
      <text:p text:style-name="P75"><text:s text:c="4"/>res_mass.set(str(susteem.resunalt_mass())+"*kg")</text:p>
      <text:p text:style-name="P75"><text:s text:c="4"/>res_laeng.set(str(susteem.resunalt_laeng())+"*C")</text:p>
      <text:p text:style-name="P75"><text:s text:c="4"/>#res_energia.set(susteem.arvuta_energia(susteem.l,susteem.samm(),dif,float(jou_mootmete_sisend.get())))</text:p>
      <text:p text:style-name="P75"><text:s text:c="4"/>res=susteem.arvuta_res_impulsid()</text:p>
      <text:p text:style-name="P75"><text:s text:c="4"/>for mõõde in range(0,susteem.eraldi_mõõtmeid,1):</text:p>
      <text:p text:style-name="P75"><text:s text:c="8"/>res_impulsid[mõõde].set(str(res[mõõde]))</text:p>
      <text:p text:style-name="P75"><text:s text:c="4"/>res=susteem.arvuta_massikese(float(res_mass.get()[:-3]))</text:p>
      <text:p text:style-name="P75"><text:s text:c="4"/>for mõõde in range(0,susteem.eraldi_mõõtmeid,1):</text:p>
      <text:p text:style-name="P75"><text:s text:c="8"/>res_massikese[mõõde].set(str(res[mõõde]))</text:p>
      <text:p text:style-name="P75"><text:s text:c="4"/>res=susteem.arvuta_impulsimomedid(res)</text:p>
      <text:p text:style-name="P75"><text:s text:c="4"/>for mõõde in range(0,int((susteem.eraldi_mõõtmeid**2-susteem.eraldi_mõõtmeid)/2),1):</text:p>
      <text:p text:style-name="P75"><text:s text:c="8"/>res_momendid[mõõde].set(str(res[mõõde]))</text:p>
      <text:p text:style-name="P75">def uuenda_loend(l,a,samm,dif,tree):</text:p>
      <text:p text:style-name="P75"><text:s text:c="4"/>tree.delete(*tree.get_children())</text:p>
      <text:p text:style-name="P75"><text:s text:c="4"/>for punktmasslaeng in range(0,len(l),samm):</text:p>
      <text:p text:style-name="P75"><text:s text:c="8"/>rida_loendis=l[punktmasslaeng:][:(a-1)]</text:p>
      <text:p text:style-name="P75"><text:s text:c="8"/>for v in range(a+punktmasslaeng,samm+punktmasslaeng,2):</text:p>
      <text:p text:style-name="P75"><text:s text:c="12"/>rida_loendis.append(l[v])</text:p>
      <text:p text:style-name="P75"><text:s text:c="12"/>rida_loendis.append(l[v+1]/dif)</text:p>
      <text:p text:style-name="P75"><text:s text:c="8"/>tree.insert("" , 0,text=l[punktmasslaeng+a-1], values=rida_loendis)</text:p>
      <text:p text:style-name="P75">def loo_sisestamis_GUI(susteem,lisamise_nupp):</text:p>
      <text:p text:style-name="P75"><text:s text:c="4"/>sisendid=[]</text:p>
      <text:p text:style-name="P75"><text:s text:c="4"/>eraldi_mootmete_sisend.configure(state="readonly")</text:p>
      <text:p text:style-name="P75"><text:s text:c="4"/>Button(raam,command=lambda:simuleeri_ja_kuva(susteem,susteem.t+float(simuleerimisvahemiku_sisend.get()),float(kordusi_sisend.get()),Gravitatsiooniline_sisend.get(),elektriline_sisend.get(),GEM_sisend.get(),c_sisend.get(),tree),text="käivita simulatsioon").grid(row=16+susteem.eraldi_mõõtmeid*2,sticky=(W))</text:p>
      <text:p text:style-name="P75"><text:s text:c="4"/>pb = ttk.Progressbar(raam, orient="horizontal", length=200, mode="determinate")</text:p>
      <text:p text:style-name="P75"><text:s text:c="4"/>pb.grid(column=0,row=16+susteem.eraldi_mõõtmeid*2,sticky=(N,E),columnspan=2)</text:p>
      <text:p text:style-name="P75"><text:s text:c="4"/>ttk.Label(raam, text="nimi:").grid(column=0, row=12,sticky=(N, W))</text:p>
      <text:p text:style-name="P75"><text:s text:c="4"/>nime_sisend=ttk.Entry(raam)</text:p>
      <text:p text:style-name="P75"><text:s text:c="4"/>nime_sisend.grid(row=12,column=1,sticky=(W, E))</text:p>
      <text:p text:style-name="P75"><text:s text:c="4"/>ttk.Label(raam, text="mass:").grid(column=0, row=13,sticky=(N, W))</text:p>
      <text:p text:style-name="P75"><text:s text:c="4"/>massi_sisend=ttk.Entry(raam)</text:p>
      <text:p text:style-name="P75"><text:s text:c="4"/>massi_sisend.grid(row=13,column=1,sticky=(W, E))</text:p>
      <text:p text:style-name="P75"><text:s text:c="4"/>ttk.Label(raam, text="laeng:").grid(column=0, row=14,sticky=(N, W))</text:p>
      <text:p text:style-name="P75"><text:s text:c="4"/>laengu_sisend=ttk.Entry(raam,text="")</text:p>
      <text:p text:style-name="P75"><text:s text:c="4"/>laengu_sisend.grid(row=14,column=1,sticky=(W, E))</text:p>
      <text:p text:style-name="P75"><text:s text:c="4"/>laengu_sisend.insert(0,"0")</text:p>
      <text:p text:style-name="P75"><text:s text:c="4"/>tree = ttk.Treeview(raam,columns=["mass","laeng"]+list(range(0,susteem.eraldi_mõõtmeid*2)))</text:p>
      <text:p text:style-name="P75"><text:s text:c="4"/>ysb=ttk.Scrollbar(raam,orient='vertical', command=tree.yview)</text:p>
      <text:p text:style-name="P75"><text:s text:c="4"/>tree.configure(yscroll=ysb.set)</text:p>
      <text:p text:style-name="P75"><text:s text:c="4"/>ysb.grid(row=0,rowspan=11, column=2, sticky='ns')</text:p>
      <text:p text:style-name="P75"/>
      <text:p text:style-name="P75"><text:soft-page-break/><text:s text:c="4"/>if True:#samm 7:</text:p>
      <text:p text:style-name="P75"><text:s text:c="8"/>xsb=ttk.Scrollbar(raam,orient='horizontal', command=tree.xview)</text:p>
      <text:p text:style-name="P75"><text:s text:c="8"/>tree.configure(xscroll=xsb.set)</text:p>
      <text:p text:style-name="P75"><text:s text:c="8"/>xsb.grid(row=10,columnspan=4, column=3, sticky='ew')</text:p>
      <text:p text:style-name="P75"/>
      <text:p text:style-name="P75"><text:s text:c="4"/>tree.column("#0",width=50)</text:p>
      <text:p text:style-name="P75"><text:s text:c="4"/>tree.column("mass", width=50 )</text:p>
      <text:p text:style-name="P75"><text:s text:c="4"/>tree.column("laeng", width=50)</text:p>
      <text:p text:style-name="P75"><text:s text:c="4"/>tree.heading("#0",text="nimi")</text:p>
      <text:p text:style-name="P75"><text:s text:c="4"/>tree.heading("mass", text="mass")</text:p>
      <text:p text:style-name="P75"><text:s text:c="4"/>tree.heading("laeng", text="laeng")</text:p>
      <text:p text:style-name="P75"><text:s text:c="4"/>res_massikese=[]</text:p>
      <text:p text:style-name="P75"><text:s text:c="4"/>res_impulsid=[]</text:p>
      <text:p text:style-name="P75"><text:s text:c="4"/>res_momendid=[]</text:p>
      <text:p text:style-name="P75"><text:s text:c="4"/>for mõõde in range(0,susteem.eraldi_mõõtmeid*2,2):</text:p>
      <text:p text:style-name="P75"><text:s text:c="8"/>sisendid.append(ttk.Entry(raam))</text:p>
      <text:p text:style-name="P75"><text:s text:c="8"/>sisendid[mõõde].grid(row=15+mõõde,column=1)</text:p>
      <text:p text:style-name="P75"><text:s text:c="8"/>sisendid[mõõde].insert(0,"0")</text:p>
      <text:p text:style-name="P75"><text:s text:c="8"/>ttk.Label(raam, text=(str(1+mõõde//2)+". s:")).grid(column=0, row=15+mõõde,sticky=(N, W))</text:p>
      <text:p text:style-name="P75"><text:s text:c="8"/>sisendid.append(ttk.Entry(raam))</text:p>
      <text:p text:style-name="P75"><text:s text:c="8"/>sisendid[mõõde+1].grid(row=16+mõõde,column=1)</text:p>
      <text:p text:style-name="P75"><text:s text:c="8"/>sisendid[mõõde+1].insert(0,"0")</text:p>
      <text:p text:style-name="P75"><text:s text:c="8"/>ttk.Label(raam, text=(str(1+mõõde//2)+". v:")).grid(column=0, row=16+mõõde,sticky=(N, W))</text:p>
      <text:p text:style-name="P75"><text:s text:c="8"/>tree.heading(str(mõõde),text=str(1+mõõde//2)+".s")</text:p>
      <text:p text:style-name="P75"><text:s text:c="8"/>tree.heading(str(mõõde+1),text=str(1+mõõde//2)+".v")</text:p>
      <text:p text:style-name="P75"><text:s text:c="8"/>tree.column(str(mõõde), width=50)</text:p>
      <text:p text:style-name="P75"><text:s text:c="8"/>tree.column(str(mõõde+1), width=50)</text:p>
      <text:p text:style-name="P75"><text:s text:c="8"/>ttk.Label(raam, text=("massikeskme "+str(1+mõõde//2)+". kordinaat=")).grid(column=3, row=15+mõõde,sticky=(N, W))</text:p>
      <text:p text:style-name="P75"><text:s text:c="8"/>res_massikese.append(StringVar())</text:p>
      <text:p text:style-name="P75"><text:s text:c="8"/>Label( raam, textvariable=res_massikese[mõõde//2], relief=SUNKEN ).grid(row=15+mõõde,column=4, sticky=(N, W))</text:p>
      <text:p text:style-name="P75"><text:s text:c="8"/>res_massikese[mõõde//2].set("määramatu")</text:p>
      <text:p text:style-name="P75"><text:s text:c="8"/>ttk.Label(raam, text=(str(1+mõõde//2)+". mõõtme impulss=")).grid(column=3, row=16+mõõde,sticky=(N, W))</text:p>
      <text:p text:style-name="P75"><text:s text:c="8"/>res_impulsid.append(StringVar())</text:p>
      <text:p text:style-name="P75"><text:s text:c="8"/>Label( raam, textvariable=res_impulsid[mõõde//2], relief=SUNKEN ).grid(row=16+mõõde,column=4, sticky=(N, W))</text:p>
      <text:p text:style-name="P75"><text:s text:c="8"/>res_impulsid[mõõde//2].set("0")</text:p>
      <text:p text:style-name="P75"><text:s text:c="8"/>for mõõde2 in range(mõõde//2+1,susteem.eraldi_mõõtmeid,1):</text:p>
      <text:p text:style-name="P75"><text:s text:c="12"/>ttk.Label(raam, text=(str(mõõde//2+1)+"&amp;"+str(mõõde2+1)+"mõõtme impulsimoment=")).grid(row=12+len(res_momendid),column=5,sticky=(N, E))</text:p>
      <text:p text:style-name="P75"><text:s text:c="12"/>res_momendid.append(StringVar())</text:p>
      <text:p text:style-name="P75"><text:s text:c="12"/>Label( raam, textvariable=res_momendid[len(res_momendid)-1], relief=SUNKEN ).grid(row=(11+len(res_momendid)),column=6,sticky=(N, E))</text:p>
      <text:p text:style-name="P75"><text:s text:c="12"/>res_momendid[len(res_momendid)-1].set("määramatu")</text:p>
      <text:p text:style-name="P75"><text:s text:c="4"/>Button(raam,text="kustuta punktmass").grid(row=11,column=1,padx=0,sticky=(N,E))</text:p>
      <text:p text:style-name="P75"><text:s text:c="4"/>lisamise_nupp.config(command=lambda:uuenda_ja_lisa(float(massi_sisend.get()),float(laengu_sisend.get()),nime_sisend.get(),sisendid,susteem,susteem.eraldi_mõõtmeid*2+susteem.a,punkte,res_mass,res_laeng,res_massikese,res_impulsid,res_energia,res_momendid,tree))</text:p>
      <text:p text:style-name="P75"><text:s text:c="4"/>if susteem.eraldi_mõõtmeid&gt;1:</text:p>
      <text:p text:style-name="P75"><text:s text:c="8"/>Button (raam, text="uuenda(muutused ajas arvutusveast)", command=lambda:uuenda_omadused(susteem,punkte,res_mass,res_laeng,res_massikese,res_impulsid,res_energia,res_momendid)).grid(row=11,column=5,padx=0,columnspan=2,sticky=(N,E))</text:p>
      <text:p text:style-name="P75"><text:s text:c="4"/>else:</text:p>
      <text:p text:style-name="P75"><text:s text:c="8"/>Button(raam,text="uuenda\n(muutused ajas\narvutusveast)",command=lambda:uuenda_omadused(susteem,punkte,res_mass,res_laeng,res_massikese,res_impulsid,res_energia,res_momendid)).grid(row=11,column=5,padx=0,columnspan=2,rowspan=2,sticky=(N,E))</text:p>
      <text:p text:style-name="P75"><text:s text:c="4"/>tree.grid(columnspan=4,column=3,rowspan=11, row=0, sticky=(N, W))</text:p>
      <text:p text:style-name="P75"><text:s text:c="4"/>ttk.Label(raam, text="Süsteemi konstantsed suurused:").grid(column=3, row=11, padx=5, pady=0,columnspan=2)</text:p>
      <text:p text:style-name="P75"><text:s text:c="4"/>ttk.Label(raam, text="punktmasslaengute arv=").grid(column=3, row=12, pady=0, sticky=(N, W))</text:p>
      <text:p text:style-name="P75"><text:s text:c="4"/>punkte = StringVar()</text:p>
      <text:p text:style-name="P75"><text:s text:c="4"/>Label( raam, textvariable=punkte, relief=SUNKEN ).grid(row=12,column=4, sticky=(N, W))</text:p>
      <text:p text:style-name="P75"><text:s text:c="4"/>punkte.set("0")</text:p>
      <text:p text:style-name="P75"><text:s text:c="4"/>ttk.Label(raam, text="resunalt mass=Σ(m_i)=").grid(column=3, row=13, pady=0, sticky=(N, W))</text:p>
      <text:p text:style-name="P75"><text:s text:c="4"/>res_mass = StringVar()</text:p>
      <text:p text:style-name="P75"><text:s text:c="4"/>Label( raam, textvariable=res_mass, relief=SUNKEN ).grid(row=13,column=4, sticky=(N, W))</text:p>
      <text:p text:style-name="P75"><text:s text:c="4"/>res_mass.set("0")</text:p>
      <text:p text:style-name="P75"><text:s text:c="4"/>ttk.Label(raam, text="resunalt laeng=Σ(q_i)=").grid(column=3, row=14, sticky=(N, W))</text:p>
      <text:p text:style-name="P75"><text:s text:c="4"/>res_laeng = StringVar()</text:p>
      <text:p text:style-name="P75"><text:soft-page-break/><text:s text:c="4"/>Label( raam, textvariable=res_laeng, relief=SUNKEN ).grid(row=14,column=4, sticky=(N, W))</text:p>
      <text:p text:style-name="P75"><text:s text:c="4"/>res_laeng.set("0")</text:p>
      <text:p text:style-name="P75"><text:s text:c="4"/>ttk.Label(raam, text="energia=Σ(E_i)=").grid(column=3, row=16+susteem.eraldi_mõõtmeid*2, pady=0, sticky=(N, W))</text:p>
      <text:p text:style-name="P75"><text:s text:c="4"/>res_energia=StringVar()</text:p>
      <text:p text:style-name="P75"><text:s text:c="4"/>Label( raam, textvariable=res_energia, relief=SUNKEN ).grid(row=16+susteem.eraldi_mõõtmeid*2,column=4, sticky=(N, W))</text:p>
      <text:p text:style-name="P75"><text:s text:c="4"/>res_energia.set("0")</text:p>
      <text:p text:style-name="P75"><text:s text:c="4"/>nullnivoo=StringVar()</text:p>
      <text:p text:style-name="P75"><text:s text:c="4"/>Epot1="punktmasslaengud üksteisest lõpmatult kaugel"</text:p>
      <text:p text:style-name="P75"><text:s text:c="4"/>Epot2="punktmasslaengud üksteisest kaugusel 0"</text:p>
      <text:p text:style-name="P75"><text:s text:c="4"/>Epot3="maksimaalne kineetiline ,mis süsteemil võib energia jäävuse seaduse poolest olla"</text:p>
      <text:p text:style-name="P75"><text:s text:c="4"/>Epot4="punktmasslaengud üksteisest kaugusel:"</text:p>
      <text:p text:style-name="P75"><text:s text:c="4"/>if susteem.eraldi_mõõtmeid&gt;2:</text:p>
      <text:p text:style-name="P75"><text:s text:c="8"/>nullnivoo_menuu=ttk.OptionMenu(raam,nullnivoo,Epot1,Epot1,Epot2,Epot3,Epot4)</text:p>
      <text:p text:style-name="P75"><text:s text:c="8"/>nullnivoo_menuu.grid(column=5,columnspan=2, row=16+susteem.eraldi_mõõtmeid*2, sticky=(N))</text:p>
      <text:p text:style-name="P75"><text:s text:c="8"/>nullnivoo_menuu.config(width=22)</text:p>
      <text:p text:style-name="P75"><text:s text:c="8"/>ttk.Label(raam, text="pot. energia 0-nivooga").grid(column=5, row=16+susteem.eraldi_mõõtmeid*2, sticky=(N, W))</text:p>
      <text:p text:style-name="P75"><text:s text:c="4"/>else:</text:p>
      <text:p text:style-name="P75"><text:s text:c="8"/>nullnivoo_menuu=ttk.OptionMenu(raam,nullnivoo,"Potensiaalse energia nullnivooga "+Epot1,"Potensiaalse energia nullnivooga "+Epot1,"Potensiaalse energia nullnivooga "+Epot2,"Potensiaalse energia nullnivooga "+Epot3,"Potensiaalse energia nullnivooga "+Epot4)</text:p>
      <text:p text:style-name="P75"><text:s text:c="8"/>nullnivoo_menuu.grid(column=5,columnspan=2 ,row=16+susteem.eraldi_mõõtmeid*2,sticky=(W,N))</text:p>
      <text:p text:style-name="P75"><text:s text:c="8"/>if susteem.eraldi_mõõtmeid==2:</text:p>
      <text:p text:style-name="P75"><text:s text:c="12"/>nullnivoo_menuu.config(width=28)</text:p>
      <text:p text:style-name="P75"><text:s text:c="8"/>elif susteem.eraldi_mõõtmeid&lt;2:</text:p>
      <text:p text:style-name="P75"><text:s text:c="12"/>nullnivoo_menuu.config(width=4)</text:p>
      <text:p text:style-name="P75"><text:s text:c="4"/>nullnivoo_sisend=ttk.Entry()</text:p>
      <text:p text:style-name="P75"><text:s text:c="4"/>nullnivoo_sisend.config(width=5)</text:p>
      <text:p text:style-name="P75"><text:s text:c="4"/>nullnivoo_sisend.grid(column=6, row=16+susteem.eraldi_mõõtmeid*2, sticky=(N, E))</text:p>
      <text:p text:style-name="P75">def simuleeri_ja_kuva(susteem,t_lõpp,kordusi,Gravitatsiooniline,elektriline,GEM,iga_mitmes_kuvada,tree):</text:p>
      <text:p text:style-name="P75"><text:s text:c="4"/>global f_nr</text:p>
      <text:p text:style-name="P75"><text:s text:c="4"/>if susteem.dt!=(t_lõpp-susteem.t)/kordusi:</text:p>
      <text:p text:style-name="P75"><text:s text:c="8"/>susteem.vaja_defineerida_kiirenduse_valem=True</text:p>
      <text:p text:style-name="P75"><text:s text:c="4"/>if iga_mitmes_kuvada!="":</text:p>
      <text:p text:style-name="P75"><text:s text:c="8"/>iga_mitmes_kuvada=int(iga_mitmes_kuvada)</text:p>
      <text:p text:style-name="P75"/>
      <text:p text:style-name="P75"><text:s text:c="8"/>dt=(t_lõpp-susteem.t)/kordusi</text:p>
      <text:p text:style-name="P75"><text:s text:c="8"/>txt=susteem.ajasamm_koos_kuvamisega(dt,Gravitatsiooniline,elektriline,GEM,tagsta_kiirused_tegurita=True)</text:p>
      <text:p text:style-name="P75"><text:s text:c="8"/>for i in range(0,int(kordusi//iga_mitmes_kuvada)):</text:p>
      <text:p text:style-name="P75"><text:s text:c="12"/>susteem.N_ajasammu(iga_mitmes_kuvada-1,dt,Gravitatsiooniline,elektriline,GEM,tagsta_kiirused_tegurita=True)</text:p>
      <text:p text:style-name="P75"><text:s text:c="12"/>txt+=susteem.ajasamm_koos_kuvamisega(dt,Gravitatsiooniline,elektriline,GEM,tagsta_kiirused_tegurita=True)</text:p>
      <text:p text:style-name="P75"/>
      <text:p text:style-name="P75"><text:s text:c="8"/>fail=open("PML_väljund_"+str(f_nr)+".txt","w")</text:p>
      <text:p text:style-name="P75"><text:s text:c="8"/>fail.write(txt.replace(";\n","\n"))</text:p>
      <text:p text:style-name="P75"><text:s text:c="8"/>fail.close()</text:p>
      <text:p text:style-name="P75"><text:s text:c="8"/>susteem.N_ajasammu((t_lõpp-susteem.t)/dt,dt,Gravitatsiooniline,elektriline,GEM,tagsta_kiirused_tegurita=True)</text:p>
      <text:p text:style-name="P75"><text:s text:c="4"/>else:</text:p>
      <text:p text:style-name="P75"><text:s text:c="8"/>susteem.N_ajasammu(t_lõpp,(t_lõpp-susteem.t)/kordusi,Gravitatsiooniline,elektriline,GEM,tagsta_kiirused_tegurita=True)</text:p>
      <text:p text:style-name="P75"><text:s text:c="8"/>f_nr+=1</text:p>
      <text:p text:style-name="P75"><text:s text:c="4"/>uuenda_loend(susteem.l,susteem.a,susteem.samm(),susteem.dt,tree)</text:p>
      <text:p text:style-name="P75"/>
      <text:p text:style-name="P75">raam = Tk()</text:p>
      <text:p text:style-name="P75">raam.title("N-keha simulaator ,M-mõõtmelises maailmas")</text:p>
      <text:p text:style-name="P75"/>
      <text:p text:style-name="P75">f_nr=0</text:p>
      <text:p text:style-name="P75"/>
      <text:p text:style-name="P75">ttk.Label(raam, text="eradi arvestatavaid mõõtmeid:").grid(column=0, row=0,sticky=(N, W))</text:p>
      <text:p text:style-name="P75">eraldi_mootmete_sisend=ttk.Entry(raam)</text:p>
      <text:p text:style-name="P75">eraldi_mootmete_sisend.grid(row=0,column=1,sticky=(W, E))</text:p>
      <text:p text:style-name="P75">ttk.Label(raam, text="jõu sõltuvuse kaugusest mõõtmeid:").grid(column=0, row=1,sticky=(N, W))</text:p>
      <text:p text:style-name="P75">jou_mootmete_sisend=ttk.Entry(raam)</text:p>
      <text:p text:style-name="P75">jou_mootmete_sisend.grid(row=1,column=1,sticky=(W, E))</text:p>
      <text:p text:style-name="P75">jou_mootmete_sisend.insert(0,"3")</text:p>
      <text:p text:style-name="P75">ttk.Label(raam, text="algne ajahetk:").grid(column=0, row=2,sticky=(N, W))</text:p>
      <text:p text:style-name="P75"><text:soft-page-break/>t_0_sisend=ttk.Entry(raam)</text:p>
      <text:p text:style-name="P75">t_0_sisend.insert(0,"0")</text:p>
      <text:p text:style-name="P75">t_0_sisend.grid(row=2,column=1,sticky=(W, E))</text:p>
      <text:p text:style-name="P75"/>
      <text:p text:style-name="P75">ttk.Label(raam, text="stimuleeritava ajavahemiku pikkus:").grid(column=0, row=3,sticky=(N, W))</text:p>
      <text:p text:style-name="P75">simuleerimisvahemiku_sisend=ttk.Entry(raam)</text:p>
      <text:p text:style-name="P75">simuleerimisvahemiku_sisend.grid(row=3,column=1,sticky=(W, E))</text:p>
      <text:p text:style-name="P75">ttk.Label(raam, text="Mitu korda diferentseerida:").grid(column=0, row=4,sticky=(N, W))</text:p>
      <text:p text:style-name="P75">kordusi_sisend=ttk.Entry(raam)</text:p>
      <text:p text:style-name="P75">kordusi_sisend.grid(row=4,column=1,sticky=(W, E))</text:p>
      <text:p text:style-name="P75">ttk.Label(raam, text="Iga mitmes asukoht faili kirjutada:").grid(column=0, row=5,sticky=(N, W))</text:p>
      <text:p text:style-name="P75">c_sisend=ttk.Entry(raam)</text:p>
      <text:p text:style-name="P75">c_sisend.grid(row=5,column=1,sticky=(W, E))</text:p>
      <text:p text:style-name="P75">GEM_sisend = IntVar()</text:p>
      <text:p text:style-name="P75">Checkbutton(raam, text="arvestada magnetismi", variable=GEM_sisend).grid(row=7, sticky=W)</text:p>
      <text:p text:style-name="P75">ttk.Label(raam, text="Jõud:").grid(column=0, row=8, padx=5, pady=5, sticky=(N, W))</text:p>
      <text:p text:style-name="P75">Gravitatsiooniline_sisend = IntVar()</text:p>
      <text:p text:style-name="P75">Checkbutton(raam, text="Gravitatsiooniline", variable=Gravitatsiooniline_sisend).grid(row=9, sticky=W)</text:p>
      <text:p text:style-name="P75">elektriline_sisend = IntVar()</text:p>
      <text:p text:style-name="P75">Checkbutton(raam, text="elektriline", variable=elektriline_sisend).grid(row=10, sticky=W)</text:p>
      <text:p text:style-name="P75">ttk.Label(raam, text="Lisa osake:").grid(column=0, row=11, padx=5, pady=5, sticky=(N, W))</text:p>
      <text:p text:style-name="P75">lisamis_nupp=Button(raam,text="lisa punktmass",command=lambda:loo_sisestamis_GUI(PMLL_susteem(int(eraldi_mootmete_sisend.get())),lisamis_nupp))</text:p>
      <text:p text:style-name="P75">lisamis_nupp.grid(row=11,column=0,columnspan=2)</text:p>
      <text:p text:style-name="P75"/>
      <text:p text:style-name="P75">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" fo:font-family="'Times New Roman'" style:font-style-name="Regular" style:font-family-generic="roman" style:font-pitch="variabl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size-complex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color="#000000" style:font-name="Times New Roman1" fo:font-family="'Times New Roman'" style:font-style-name="Bold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valem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magnetismi_5f_valem" style:display-name="magnetismi_valem" style:family="paragraph" style:parent-style-name="Caption"/>
    <style:style style:name="Text" style:family="paragraph" style:parent-style-name="Caption" style:class="extra"/>
    <style:style style:name="magnetismi_5f_võrrand" style:display-name="magnetismi_võrrand" style:family="paragraph" style:parent-style-name="Caption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_5f_keha_5f_probleemi_5f_võrrand" style:display-name="N_keha_probleemi_võrrand" style:family="paragraph" style:parent-style-name="Caption"/>
    <style:style style:name="definitsioon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õhivalem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Pealkiri_20_1" style:display-name="Pealkiri 1" style:family="graphic" style:parent-style-name="Formula">
      <style:graphic-properties svg:width="4.667cm" svg:height="1.369cm" text:anchor-type="as-char" svg:x="0cm" svg:y="-0.887cm" fo:margin-left="0.201cm" fo:margin-right="0.201cm" style:vertical-pos="from-top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3:26.764000000</meta:creation-date>
    <dc:date>2016-01-28T23:50:59.276000000</dc:date>
    <meta:editing-duration>P3DT4H33M38S</meta:editing-duration>
    <meta:editing-cycles>134</meta:editing-cycles>
    <meta:generator>LibreOffice/4.2.3.3$Windows_x86 LibreOffice_project/882f8a0a489bc99a9e60c7905a60226254cb6ff0</meta:generator>
    <meta:document-statistic meta:table-count="0" meta:image-count="0" meta:object-count="90" meta:page-count="26" meta:paragraph-count="715" meta:word-count="3784" meta:character-count="47842" meta:non-whitespace-character-count="39592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gravitatsioon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i>m</mi>
          <mrow>
            <mrow>
              <mo fence="true" stretchy="false">(</mo>
              <mrow>
                <msub>
                  <mi>N</mi>
                  <mn>0</mn>
                </msub>
              </mrow>
              <mo fence="true" stretchy="false">)</mo>
            </mrow>
            <mo stretchy="false">∗</mo>
            <mi>m</mi>
          </mrow>
          <mrow>
            <mrow>
              <mo fence="true" stretchy="false">(</mo>
              <mrow>
                <msub>
                  <mi>N</mi>
                  <mn>1</mn>
                </msub>
              </mrow>
              <mo fence="true" stretchy="false">)</mo>
            </mrow>
            <mo stretchy="false">∗</mo>
            <mi>G</mi>
          </mrow>
        </mrow>
        <mrow>
          <msup>
            <mi>r</mi>
            <mn>2</mn>
          </msup>
          <mrow>
            <mo fence="true" stretchy="false">(</mo>
            <mrow>
              <mrow>
                <msub>
                  <mi>N</mi>
                  <mn>0</mn>
                </msub>
                <mi>;</mi>
                <msub>
                  <mi>N</mi>
                  <mn>1</mn>
                </msub>
                <mi>;</mi>
                <mi>T</mi>
              </mrow>
            </mrow>
            <mo fence="true" stretchy="false">)</mo>
          </mrow>
        </mrow>
      </mfrac>
    </mrow>
    <annotation encoding="StarMath 5.0">abs{F_gravitatsiooniline(N_0;N_1;T)}= {m(N_0)*m(N_1)*G} over {r^2(N_0;N_1;T)} </annotation>
  </semantics>
</math>
</file>

<file path=Object 10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N</mi>
              <mn>0</mn>
            </msub>
            <mi>;</mi>
            <msub>
              <mi>N</mi>
              <mn>1</mn>
            </msub>
            <mi>;</mi>
            <mi>T</mi>
          </mrow>
        </mrow>
        <mo fence="true" stretchy="false">)</mo>
      </mrow>
    </mrow>
    <annotation encoding="StarMath 5.0">r(N_0;N_1;T)</annotation>
  </semantics>
</math>
</file>

<file path=Object 11/content.xml><?xml version="1.0" encoding="utf-8"?>
<math xmlns="http://www.w3.org/1998/Math/MathML" display="block">
  <semantics>
    <mrow>
      <mi mathvariant="italic">elektrivälja</mi>
      <mi mathvariant="italic">definitsioonist</mi>
    </mrow>
    <annotation encoding="StarMath 5.0">elektrivälja definitsioonist</annotation>
  </semantics>
</math>
</file>

<file path=Object 12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F</mi>
                <mi mathvariant="italic">elektriline</mi>
              </msub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sub>
                      <mi>N</mi>
                      <mn>1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o stretchy="false">=</mo>
        <mi>E</mi>
      </mrow>
      <mrow>
        <mrow>
          <mo fence="true" stretchy="false">(</mo>
          <mrow>
            <mrow>
              <mi>X</mi>
              <mrow>
                <mo fence="true" stretchy="false">(</mo>
                <mrow>
                  <msub>
                    <mi>N</mi>
                    <mn>0</mn>
                  </msub>
                </mrow>
                <mo fence="true" stretchy="false">)</mo>
              </mrow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∗</mo>
        <mi>q</mi>
      </mrow>
    </mrow>
    <annotation encoding="StarMath 5.0">abs{F_elektriline(N_0;N_1;D;T)}= E(X(N_0);N_1;D;T)*q</annotation>
  </semantics>
</math>
</file>

<file path=Object 13/content.xml><?xml version="1.0" encoding="utf-8"?>
<math xmlns="http://www.w3.org/1998/Math/MathML" display="block">
  <semantics>
    <mrow>
      <mrow>
        <mrow>
          <mo stretchy="false">∮</mo>
          <msub>
            <mi>E</mi>
            <mi>l</mi>
          </msub>
        </mrow>
        <mo stretchy="false">∗</mo>
        <mi mathvariant="italic">dl</mi>
      </mrow>
      <mo stretchy="false">=</mo>
      <mrow>
        <munder>
          <mi>lim</mi>
          <mrow>
            <mi mathvariant="italic">dt</mi>
            <mo stretchy="false">→</mo>
            <mn>0</mn>
          </mrow>
        </munder>
        <mfrac>
          <mrow>
            <msub>
              <mi mathvariant="normal">Φ</mi>
              <mi>B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sub>
                <mi mathvariant="normal">Φ</mi>
                <mi>B</mi>
              </msub>
            </mrow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</mrow>
          <mi mathvariant="italic">dt</mi>
        </mfrac>
      </mrow>
    </mrow>
    <annotation encoding="StarMath 5.0">lint E_l*dl= lim csub {dt rightarrow 0}  {{%PHI_B(T)-%PHI_B(T+dt)} over {dt}}</annotation>
  </semantics>
</math>
</file>

<file path=Object 14/content.xml><?xml version="1.0" encoding="utf-8"?>
<math xmlns="http://www.w3.org/1998/Math/MathML" display="block">
  <semantics>
    <mrow>
      <mo stretchy="false">∮</mo>
      <mi mathvariant="italic">dl</mi>
    </mrow>
    <annotation encoding="StarMath 5.0">lint dl </annotation>
  </semantics>
</math>
</file>

<file path=Object 1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frac>
            <mrow>
              <munder>
                <mo stretchy="false">∫</mo>
                <mrow>
                  <mover accent="true">
                    <mi>x</mi>
                    <mo stretchy="false">⃗</mo>
                  </mover>
                  <mo stretchy="false">∈</mo>
                  <mi>S</mi>
                </mrow>
              </munder>
              <mrow>
                <mo fence="true" stretchy="false">(</mo>
                <mrow>
                  <mrow>
                    <msub>
                      <mi>E</mi>
                      <mrow>
                        <mi mathvariant="italic">alaga</mi>
                        <mi mathvariant="italic">risti</mi>
                      </mrow>
                    </msub>
                    <mrow>
                      <mo fence="true" stretchy="false">(</mo>
                      <mrow>
                        <mover accent="true">
                          <mi>x</mi>
                          <mo stretchy="false">⃗</mo>
                        </mover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row>
                <msub>
                  <mi mathvariant="normal">ϵ</mi>
                  <mn>0</mn>
                </msub>
                <mo stretchy="false">∗</mo>
                <msub>
                  <mi>S</mi>
                  <mi mathvariant="italic">sfäär</mi>
                </msub>
              </mrow>
              <mrow>
                <mo fence="true" stretchy="false">(</mo>
                <mrow>
                  <mrow>
                    <mi>X</mi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1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  <mo stretchy="false">−</mo>
                      <mi>X</mi>
                    </mrow>
                    <mrow>
                      <mo fence="true" stretchy="false">(</mo>
                      <mrow>
                        <mrow>
                          <msub>
                            <mi>N</mi>
                            <mn>0</mn>
                          </msub>
                          <mi>;</mi>
                          <mi>d</mi>
                          <mi>;</mi>
                          <mi>T</mi>
                        </mrow>
                      </mrow>
                      <mo fence="true" stretchy="false">)</mo>
                    </mrow>
                    <mi>;</mi>
                    <mrow>
                      <mi>D</mi>
                      <mo stretchy="false">−</mo>
                      <mn>1</mn>
                    </mrow>
                  </mrow>
                </mrow>
                <mo fence="true" stretchy="false">)</mo>
              </mrow>
            </mrow>
          </mfrac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i>X</mi>
                  <mrow>
                    <mrow>
                      <mo fence="true" stretchy="false">(</mo>
                      <mrow>
                        <mrow>
                          <msub>
                            <mi>N</mi>
                            <mn>1</mn>
                          </msub>
                          <mi>;</mi>
                          <mi>d</mi>
                          <mi>;</mi>
                          <mi>T</mi>
                        </mrow>
                      </mrow>
                      <mo fence="true" stretchy="false">)</mo>
                    </mrow>
                    <mo stretchy="false">−</mo>
                    <mi>X</mi>
                  </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d</mi>
                        <mi>;</mi>
                        <mi>T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</mrow>
      </mrow>
    </mrow>
    <annotation encoding="StarMath 5.0">E(N_0;D;T)=int csub {vec x in S} (E_{alaga risti}(vec x))over {%epsilon_0*S_sfäär(X(N_1;d;T)-X(N_0;d;T);D-1)}*{{X(N_1;D;T)-X(N_0;D;T)}over{abs{X(N_1;d;T)-X(N_0;d;T)}}}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definitsioon</mi>
                    <mn>9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definitsioon</mi>
                    <mn>3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definitsioon9]#
    [definitsioon3]
  }
right none</annotation>
  </semantics>
</math>
</file>

<file path=Object 17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frac>
            <mrow>
              <mi>q</mi>
              <mrow>
                <mrow>
                  <mo fence="true" stretchy="false">(</mo>
                  <mrow>
                    <msub>
                      <mi>N</mi>
                      <mn>0</mn>
                    </msub>
                  </mrow>
                  <mo fence="true" stretchy="false">)</mo>
                </mrow>
                <mo stretchy="false">∗</mo>
                <mi>q</mi>
              </mrow>
              <mrow>
                <mo fence="true" stretchy="false">(</mo>
                <mrow>
                  <msub>
                    <mi>N</mi>
                    <mn>1</mn>
                  </msub>
                </mrow>
                <mo fence="true" stretchy="false">)</mo>
              </mrow>
            </mrow>
            <mrow>
              <mrow>
                <msub>
                  <mi mathvariant="normal">ϵ</mi>
                  <mn>0</mn>
                </msub>
                <mo stretchy="false">∗</mo>
                <msub>
                  <mi>S</mi>
                  <mi mathvariant="italic">sfäär</mi>
                </msub>
              </mrow>
              <mrow>
                <mo fence="true" stretchy="false">(</mo>
                <mrow>
                  <mrow>
                    <mi>X</mi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1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  <mo stretchy="false">−</mo>
                      <mi>X</mi>
                    </mrow>
                    <mrow>
                      <mo fence="true" stretchy="false">(</mo>
                      <mrow>
                        <mrow>
                          <msub>
                            <mi>N</mi>
                            <mn>0</mn>
                          </msub>
                          <mi>;</mi>
                          <mi>d</mi>
                          <mi>;</mi>
                          <mi>T</mi>
                        </mrow>
                      </mrow>
                      <mo fence="true" stretchy="false">)</mo>
                    </mrow>
                    <mi>;</mi>
                    <mrow>
                      <mi>D</mi>
                      <mo stretchy="false">−</mo>
                      <mn>1</mn>
                    </mrow>
                  </mrow>
                </mrow>
                <mo fence="true" stretchy="false">)</mo>
              </mrow>
            </mrow>
          </mfrac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i>X</mi>
                  <mrow>
                    <mrow>
                      <mo fence="true" stretchy="false">(</mo>
                      <mrow>
                        <mrow>
                          <msub>
                            <mi>N</mi>
                            <mn>1</mn>
                          </msub>
                          <mi>;</mi>
                          <mi>d</mi>
                          <mi>;</mi>
                          <mi>T</mi>
                        </mrow>
                      </mrow>
                      <mo fence="true" stretchy="false">)</mo>
                    </mrow>
                    <mo stretchy="false">−</mo>
                    <mi>X</mi>
                  </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d</mi>
                        <mi>;</mi>
                        <mi>T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</mrow>
      </mrow>
    </mrow>
    <annotation encoding="StarMath 5.0">E(N_0;N_1;D;T)={q(N_0)*q(N_1)} over {%epsilon_0*S_sfäär(X(N_1;d;T)-X(N_0;d;T);D-1)}*{{X(N_1;D;T)-X(N_0;D;T)}over{abs{X(N_1;d;T)-X(N_0;d;T)}}}</annotation>
  </semantics>
</math>
</file>

<file path=Object 18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elektr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i>q</mi>
          <mrow>
            <mrow>
              <mo fence="true" stretchy="false">(</mo>
              <mrow>
                <msub>
                  <mi>N</mi>
                  <mn>0</mn>
                </msub>
              </mrow>
              <mo fence="true" stretchy="false">)</mo>
            </mrow>
            <mo stretchy="false">∗</mo>
            <mi>q</mi>
          </mrow>
          <mrow>
            <mo fence="true" stretchy="false">(</mo>
            <mrow>
              <msub>
                <mi>N</mi>
                <mn>1</mn>
              </msub>
            </mrow>
            <mo fence="true" stretchy="false">)</mo>
          </mrow>
        </mrow>
        <mrow>
          <mrow>
            <mrow>
              <mo fence="true" stretchy="false">(</mo>
              <mrow>
                <mrow>
                  <mn>4</mn>
                  <mo stretchy="false">∗</mo>
                  <mi mathvariant="normal">π</mi>
                  <mo stretchy="false">∗</mo>
                  <msub>
                    <mi mathvariant="normal">ϵ</mi>
                    <mn>0</mn>
                  </msub>
                </mrow>
              </mrow>
              <mo fence="true" stretchy="false">)</mo>
            </mrow>
            <mo stretchy="false">∗</mo>
            <msup>
              <mi>r</mi>
              <mn>2</mn>
            </msup>
          </mrow>
          <mrow>
            <mo fence="true" stretchy="false">(</mo>
            <mrow>
              <mrow>
                <msub>
                  <mi>N</mi>
                  <mn>0</mn>
                </msub>
                <mi>;</mi>
                <msub>
                  <mi>N</mi>
                  <mn>1</mn>
                </msub>
                <mi>;</mi>
                <mi>T</mi>
              </mrow>
            </mrow>
            <mo fence="true" stretchy="false">)</mo>
          </mrow>
        </mrow>
      </mfrac>
    </mrow>
    <annotation encoding="StarMath 5.0">abs{F_elektriline(N_0;N_1;T)}= {q(N_0)*q(N_1)} over {(4*%pi*%epsilon_0)*r^2(N_0;N_1;T)} </annotation>
  </semantics>
</math>
</file>

<file path=Object 19/content.xml><?xml version="1.0" encoding="utf-8"?>
<math xmlns="http://www.w3.org/1998/Math/MathML" display="block">
  <semantics>
    <mrow>
      <mo fence="true" stretchy="true">|</mo>
      <mrow>
        <mrow>
          <msub>
            <mi>F</mi>
            <mi mathvariant="italic">elektriline</mi>
          </msub>
          <mrow>
            <mo fence="true" stretchy="false">(</mo>
            <mrow>
              <mrow>
                <msub>
                  <mi>N</mi>
                  <mn>0</mn>
                </msub>
                <mi>;</mi>
                <msub>
                  <mi>N</mi>
                  <mn>1</mn>
                </msub>
                <mi>;</mi>
                <mi>T</mi>
              </mrow>
            </mrow>
            <mo fence="true" stretchy="false">)</mo>
          </mrow>
        </mrow>
      </mrow>
      <mo fence="true" stretchy="true">|</mo>
    </mrow>
    <annotation encoding="StarMath 5.0">abs{F_elektriline(N_0;N_1;T)}</annotation>
  </semantics>
</math>
</file>

<file path=Object 2/content.xml><?xml version="1.0" encoding="utf-8"?>
<math xmlns="http://www.w3.org/1998/Math/MathML" display="block">
  <semantics>
    <mrow>
      <mo fence="true" stretchy="true">|</mo>
      <mrow>
        <mrow>
          <msub>
            <mi>F</mi>
            <mi mathvariant="italic">gravitatsiooniline</mi>
          </msub>
          <mrow>
            <mo fence="true" stretchy="false">(</mo>
            <mrow>
              <mrow>
                <msub>
                  <mi>N</mi>
                  <mn>0</mn>
                </msub>
                <mi>;</mi>
                <msub>
                  <mi>N</mi>
                  <mn>1</mn>
                </msub>
                <mi>;</mi>
                <mi>T</mi>
              </mrow>
            </mrow>
            <mo fence="true" stretchy="false">)</mo>
          </mrow>
        </mrow>
      </mrow>
      <mo fence="true" stretchy="true">|</mo>
    </mrow>
    <annotation encoding="StarMath 5.0">abs{F_gravitatsiooniline(N_0;N_1;T)}</annotation>
  </semantics>
</math>
</file>

<file path=Object 20/content.xml><?xml version="1.0" encoding="utf-8"?>
<math xmlns="http://www.w3.org/1998/Math/MathML" display="block">
  <semantics>
    <mrow>
      <mrow>
        <mo fence="true" stretchy="true">|</mo>
        <mrow>
          <mrow>
            <mi>B</mi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over accent="true">
                    <mi>X</mi>
                    <mo stretchy="false">⃗</mo>
                  </mover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under>
            <mo stretchy="false">∑</mo>
            <mrow>
              <mi>x</mi>
              <mo stretchy="false">∈</mo>
              <mi>l</mi>
            </mrow>
          </munder>
          <mrow>
            <mo fence="true" stretchy="false">(</mo>
            <mrow>
              <mrow>
                <msub>
                  <mi>B</mi>
                  <mi>l</mi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/</mo>
                  <mi>N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sub>
          <mi>S</mi>
          <mrow>
            <mi mathvariant="italic">väiksem</mi>
            <mi mathvariant="italic">sfäär</mi>
          </mrow>
        </msub>
      </mfrac>
    </mrow>
    <annotation encoding="StarMath 5.0">abs{B(N_0;vec X;T)}={sum csub {x in l} (B_l(x)/N(x))}over{S_{väiksem sfäär}}</annotation>
  </semantics>
</math>
</file>

<file path=Object 21/content.xml><?xml version="1.0" encoding="utf-8"?>
<math xmlns="http://www.w3.org/1998/Math/MathML" display="block">
  <semantics>
    <mrow>
      <msub>
        <mi mathvariant="normal">Φ</mi>
        <mi>E</mi>
      </msub>
      <mo stretchy="false">=</mo>
      <mrow>
        <munder>
          <mo stretchy="false">∫</mo>
          <mrow>
            <mover accent="true">
              <mi>x</mi>
              <mo stretchy="false">⃗</mo>
            </mover>
            <mo stretchy="false">∈</mo>
            <mi>S</mi>
          </mrow>
        </munder>
        <mrow>
          <mo fence="true" stretchy="false">(</mo>
          <mrow>
            <mrow>
              <msub>
                <mi>E</mi>
                <mrow>
                  <mi mathvariant="italic">pinnaga</mi>
                  <mi mathvariant="italic">risti</mi>
                </mrow>
              </msub>
              <mrow>
                <mo fence="true" stretchy="false">(</mo>
                <mrow>
                  <mover accent="true">
                    <mi>x</mi>
                    <mo stretchy="false">⃗</mo>
                  </mover>
                </mrow>
                <mo fence="true" stretchy="false">)</mo>
              </mrow>
            </mrow>
          </mrow>
          <mo fence="true" stretchy="false">)</mo>
        </mrow>
      </mrow>
    </mrow>
    <annotation encoding="StarMath 5.0">%PHI_E=int csub {vec x in S} (E_{pinnaga risti}(vec x))</annotation>
  </semantics>
</math>
</file>

<file path=Object 22/content.xml><?xml version="1.0" encoding="utf-8"?>
<math xmlns="http://www.w3.org/1998/Math/MathML" display="block">
  <semantics>
    <mrow>
      <msub>
        <mi mathvariant="normal">Φ</mi>
        <mi>E</mi>
      </msub>
      <mo stretchy="false">=</mo>
      <mrow>
        <munder>
          <mo stretchy="false">∫</mo>
          <mrow>
            <mover accent="true">
              <mi>x</mi>
              <mo stretchy="false">⃗</mo>
            </mover>
            <mo stretchy="false">∈</mo>
            <mi>S</mi>
          </mrow>
        </munder>
        <mrow>
          <mo fence="true" stretchy="false">(</mo>
          <mrow>
            <mrow>
              <msub>
                <mi>E</mi>
                <mrow>
                  <mi mathvariant="italic">alaga</mi>
                  <mi mathvariant="italic">risti</mi>
                </mrow>
              </msub>
              <mrow>
                <mo fence="true" stretchy="false">(</mo>
                <mrow>
                  <mover accent="true">
                    <mi>x</mi>
                    <mo stretchy="false">⃗</mo>
                  </mover>
                </mrow>
                <mo fence="true" stretchy="false">)</mo>
              </mrow>
            </mrow>
          </mrow>
          <mo fence="true" stretchy="false">)</mo>
        </mrow>
      </mrow>
    </mrow>
    <annotation encoding="StarMath 5.0">%PHI_E=int csub {vec x in S} (E_{alaga risti}(vec x))</annotation>
  </semantics>
</math>
</file>

<file path=Object 23/content.xml><?xml version="1.0" encoding="utf-8"?>
<math xmlns="http://www.w3.org/1998/Math/MathML" display="block">
  <semantics>
    <mrow>
      <mrow>
        <munder>
          <mo stretchy="false">∑</mo>
          <mrow>
            <mi>x</mi>
            <mo stretchy="false">∈</mo>
            <mi>l</mi>
          </mrow>
        </munder>
        <mrow>
          <mo fence="true" stretchy="false">(</mo>
          <mrow>
            <mrow>
              <msub>
                <mi>E</mi>
                <mi>l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/</mo>
                <mi>N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  <mo stretchy="false">=</mo>
      <mrow>
        <munder>
          <mi>lim</mi>
          <mrow>
            <mi mathvariant="italic">dt</mi>
            <mo stretchy="false">→</mo>
            <mn>0</mn>
          </mrow>
        </munder>
        <mfrac>
          <mrow>
            <msub>
              <mi mathvariant="normal">Φ</mi>
              <mi>B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sub>
                <mi mathvariant="normal">Φ</mi>
                <mi>B</mi>
              </msub>
            </mrow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</mrow>
          <mi mathvariant="italic">dt</mi>
        </mfrac>
      </mrow>
    </mrow>
    <annotation encoding="StarMath 5.0">sum csub {x in l} (E_l(x)/N(x))= lim csub {dt rightarrow 0}  {{%PHI_B(T)-%PHI_B(T+dt)} over {dt}}</annotation>
  </semantics>
</math>
</file>

<file path=Object 24/content.xml><?xml version="1.0" encoding="utf-8"?>
<math xmlns="http://www.w3.org/1998/Math/MathML" display="block">
  <semantics>
    <mrow>
      <mrow>
        <mrow>
          <mo stretchy="false">∮</mo>
          <msub>
            <mi>B</mi>
            <mi>l</mi>
          </msub>
        </mrow>
        <mo stretchy="false">∗</mo>
        <mi mathvariant="italic">dl</mi>
      </mrow>
      <mo stretchy="false">=</mo>
      <mrow>
        <mrow>
          <munder>
            <mi>lim</mi>
            <mrow>
              <mi mathvariant="italic">dt</mi>
              <mo stretchy="false">→</mo>
              <mn>0</mn>
            </mrow>
          </munder>
          <mrow>
            <mfrac>
              <mrow>
                <msub>
                  <mi mathvariant="normal">Φ</mi>
                  <mi>E</mi>
                </msub>
                <mrow>
                  <mrow>
                    <mo fence="true" stretchy="false">(</mo>
                    <mrow>
                      <mrow>
                        <mi>T</mi>
                        <mo stretchy="false">+</mo>
                        <mi mathvariant="italic">dt</mi>
                      </mrow>
                    </mrow>
                    <mo fence="true" stretchy="false">)</mo>
                  </mrow>
                  <mo stretchy="false">−</mo>
                  <mi>d</mi>
                </mrow>
                <msub>
                  <mi mathvariant="normal">Φ</mi>
                  <mi>E</mi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i mathvariant="italic">dt</mi>
            </mfrac>
            <mo stretchy="false">∗</mo>
            <mfrac>
              <mn>1</mn>
              <msup>
                <mi>c</mi>
                <mn>2</mn>
              </msup>
            </mfrac>
          </mrow>
        </mrow>
        <mo stretchy="false">+</mo>
        <mrow>
          <mfrac>
            <mrow>
              <mi>q</mi>
              <mrow>
                <mrow>
                  <mo fence="true" stretchy="false">(</mo>
                  <mrow>
                    <mrow>
                      <mi>T</mi>
                      <mo stretchy="false">+</mo>
                      <mi mathvariant="italic">dt</mi>
                    </mrow>
                  </mrow>
                  <mo fence="true" stretchy="false">)</mo>
                </mrow>
                <mo stretchy="false">−</mo>
                <mi>q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  <mi mathvariant="italic">dt</mi>
          </mfrac>
          <mo stretchy="false">∗</mo>
          <mfrac>
            <mn>1</mn>
            <mrow>
              <msub>
                <mi mathvariant="normal">ϵ</mi>
                <mn>0</mn>
              </msub>
              <mo stretchy="false">∗</mo>
              <msup>
                <mi>c</mi>
                <mn>2</mn>
              </msup>
            </mrow>
          </mfrac>
        </mrow>
      </mrow>
    </mrow>
    <annotation encoding="StarMath 5.0">lint B_l*dl= lim csub {dt rightarrow 0}  {{%PHI_E(T+dt)-d%PHI_E(T)} over {dt} * {{1}over{c^2}}}+{q(T+dt)-q(T)}over{dt}*{{1}over{%epsilon_0*c^2}}</annotation>
  </semantics>
</math>
</file>

<file path=Object 25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N</mi>
              <mn>0</mn>
            </msub>
            <mi>;</mi>
            <msub>
              <mi>N</mi>
              <mn>1</mn>
            </msub>
            <mi>;</mi>
            <mi>T</mi>
          </mrow>
        </mrow>
        <mo fence="true" stretchy="false">)</mo>
      </mrow>
    </mrow>
    <annotation encoding="StarMath 5.0">r(N_0;N_1;T)</annotation>
  </semantics>
</math>
</file>

<file path=Object 26/content.xml><?xml version="1.0" encoding="utf-8"?>
<math xmlns="http://www.w3.org/1998/Math/MathML" display="block">
  <semantics>
    <mrow>
      <msub>
        <mi>S</mi>
        <mrow>
          <mi mathvariant="italic">väiksem</mi>
          <mi mathvariant="italic">sfäär</mi>
        </mrow>
      </msub>
      <mo stretchy="false">=</mo>
      <mrow>
        <mo fence="true" stretchy="false">{</mo>
        <mrow/>
        <mo fence="true" stretchy="false">}</mo>
      </mrow>
    </mrow>
    <annotation encoding="StarMath 5.0">S_{väiksem sfäär}=lbrace  rbrace</annotation>
  </semantics>
</math>
</file>

<file path=Object 27/content.xml><?xml version="1.0" encoding="utf-8"?>
<math xmlns="http://www.w3.org/1998/Math/MathML" display="block">
  <semantics>
    <mrow>
      <mo stretchy="false">∮</mo>
      <mi mathvariant="italic">dl</mi>
    </mrow>
    <annotation encoding="StarMath 5.0">lint dl </annotation>
  </semantics>
</math>
</file>

<file path=Object 28/content.xml><?xml version="1.0" encoding="utf-8"?>
<math xmlns="http://www.w3.org/1998/Math/MathML" display="block">
  <semantics>
    <mrow>
      <mrow>
        <msub>
          <mi>S</mi>
          <mrow>
            <mi mathvariant="italic">väiksem</mi>
            <mi mathvariant="italic">sfäär</mi>
          </mrow>
        </msub>
        <mo stretchy="false">=</mo>
        <msub>
          <mi>S</mi>
          <mi mathvariant="italic">sfäär</mi>
        </msub>
      </mrow>
      <mrow>
        <mo fence="true" stretchy="false">(</mo>
        <mrow>
          <mrow>
            <mi>sin</mi>
            <mrow>
              <mrow>
                <mo fence="true" stretchy="false">(</mo>
                <mrow>
                  <mrow>
                    <mi mathvariant="normal">α</mi>
                    <mo stretchy="false">/</mo>
                    <mn>2</mn>
                  </mrow>
                </mrow>
                <mo fence="true" stretchy="false">)</mo>
              </mrow>
              <mo stretchy="false">∗</mo>
              <mi>r</mi>
            </mrow>
            <mrow>
              <mo fence="true" stretchy="false">(</mo>
              <mrow>
                <mrow>
                  <mover accent="true">
                    <mi>X</mi>
                    <mo stretchy="false">⃗</mo>
                  </mover>
                  <mrow>
                    <mo fence="true" stretchy="false">(</mo>
                    <mrow>
                      <msub>
                        <mi>N</mi>
                        <mn>0</mn>
                      </msub>
                    </mrow>
                    <mo fence="true" stretchy="false">)</mo>
                  </mrow>
                  <mi>;</mi>
                  <mover accent="true">
                    <mi>X</mi>
                    <mo stretchy="false">⃗</mo>
                  </mover>
                </mrow>
              </mrow>
              <mo fence="true" stretchy="false">)</mo>
            </mrow>
            <mi>;</mi>
            <mrow>
              <mi>D</mi>
              <mo stretchy="false">−</mo>
              <mn>2</mn>
            </mrow>
          </mrow>
        </mrow>
        <mo fence="true" stretchy="false">)</mo>
      </mrow>
    </mrow>
    <annotation encoding="StarMath 5.0">S_{väiksem sfäär}=S_sfäär(sin(%alpha/2)*r(vec X(N_0);vec X);D-2)</annotation>
  </semantics>
</math>
</file>

<file path=Object 2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T</mi>
          </mrow>
          <mo fence="true" stretchy="false">)</mo>
        </mrow>
        <mo stretchy="false">=</mo>
        <mrow>
          <mn>2</mn>
          <mo stretchy="false">∗</mo>
          <mi>∠</mi>
        </mrow>
      </mrow>
      <mrow>
        <mo fence="true" stretchy="false">(</mo>
        <mrow>
          <mrow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%alpha(T)=2*∠(vec X(N_1;T);vec X(N_0;T);vec X(N_0;T)+vec v(N_0;T))</annotation>
  </semantics>
</math>
</file>

<file path=Object 3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N</mi>
              <mn>0</mn>
            </msub>
            <mi>;</mi>
            <msub>
              <mi>N</mi>
              <mn>1</mn>
            </msub>
            <mi>;</mi>
            <mi>T</mi>
          </mrow>
        </mrow>
        <mo fence="true" stretchy="false">)</mo>
      </mrow>
    </mrow>
    <annotation encoding="StarMath 5.0">r(N_0;N_1;T)</annotation>
  </semantics>
</math>
</file>

<file path=Object 3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row>
                      <mi mathvariant="italic">võrrand</mi>
                      <mo stretchy="false">−</mo>
                      <mn>1</mn>
                    </mrow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0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-1]#
    [magnetismi võrrand0]
  }
right none</annotation>
  </semantics>
</math>
</file>

<file path=Object 31/content.xml><?xml version="1.0" encoding="utf-8"?>
<math xmlns="http://www.w3.org/1998/Math/MathML" display="block">
  <semantics>
    <mrow>
      <mrow>
        <mo fence="true" stretchy="true">|</mo>
        <mrow>
          <mrow>
            <mi>B</mi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over accent="true">
                    <mi>X</mi>
                    <mo stretchy="false">⃗</mo>
                  </mover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under>
            <mo stretchy="false">∑</mo>
            <mrow>
              <mi>x</mi>
              <mo stretchy="false">∈</mo>
              <mi>l</mi>
            </mrow>
          </munder>
          <mrow>
            <mo fence="true" stretchy="false">(</mo>
            <mrow>
              <mrow>
                <msub>
                  <mi>B</mi>
                  <mi>l</mi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/</mo>
                  <mi>N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row>
          <msub>
            <mi>S</mi>
            <mi mathvariant="italic">sfäär</mi>
          </msub>
          <mrow>
            <mo fence="true" stretchy="false">(</mo>
            <mrow>
              <mrow>
                <mi>sin</mi>
                <mrow>
                  <mrow>
                    <mo fence="true" stretchy="false">(</mo>
                    <mrow>
                      <mrow>
                        <mi mathvariant="normal">α</mi>
                        <mo stretchy="false">/</mo>
                        <mn>2</mn>
                      </mrow>
                    </mrow>
                    <mo fence="true" stretchy="false">)</mo>
                  </mrow>
                  <mo stretchy="false">∗</mo>
                  <mi>r</mi>
                </mrow>
                <mrow>
                  <mo fence="true" stretchy="false">(</mo>
                  <mrow>
                    <mrow>
                      <mover accent="true">
                        <mi>X</mi>
                        <mo stretchy="false">⃗</mo>
                      </mover>
                      <mrow>
                        <mo fence="true" stretchy="false">(</mo>
                        <mrow>
                          <msub>
                            <mi>N</mi>
                            <mn>0</mn>
                          </msub>
                        </mrow>
                        <mo fence="true" stretchy="false">)</mo>
                      </mrow>
                      <mi>;</mi>
                      <mi>X</mi>
                    </mrow>
                  </mrow>
                  <mo fence="true" stretchy="false">)</mo>
                </mrow>
                <mi>;</mi>
                <mrow>
                  <mi>D</mi>
                  <mo stretchy="false">−</mo>
                  <mn>2</mn>
                </mrow>
              </mrow>
            </mrow>
            <mo fence="true" stretchy="false">)</mo>
          </mrow>
        </mrow>
      </mfrac>
    </mrow>
    <annotation encoding="StarMath 5.0">abs{B(N_0;vec X;T)}={sum csub {x in l} (B_l(x)/N(x))}over{S_sfäär(sin(%alpha/2)*r(vec X(N_0);X);D-2)}</annotation>
  </semantics>
</math>
</file>

<file path=Object 32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T</mi>
          </mrow>
          <mo fence="true" stretchy="false">)</mo>
        </mrow>
        <mo stretchy="false">=</mo>
        <mrow>
          <mn>2</mn>
          <mo stretchy="false">∗</mo>
          <mi>∠</mi>
        </mrow>
      </mrow>
      <mrow>
        <mo fence="true" stretchy="false">(</mo>
        <mrow>
          <mrow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%alpha(T)=2*∠(vec X(N_1;T);vec X(N_0;T);vec X(N_0;T)+vec v(N_0;T))</annotation>
  </semantics>
</math>
</file>

<file path=Object 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1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xwell</mi>
                    <mn>4.</mn>
                    <mi mathvariant="italic">üldistus</mi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1] #
    [Maxwell 4. üldistus]
  }
right none</annotation>
  </semantics>
</math>
</file>

<file path=Object 34/content.xml><?xml version="1.0" encoding="utf-8"?>
<math xmlns="http://www.w3.org/1998/Math/MathML" display="block">
  <semantics>
    <mrow>
      <mrow>
        <mo fence="true" stretchy="true">|</mo>
        <mrow>
          <mrow>
            <mi>B</mi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over accent="true">
                    <mi>X</mi>
                    <mo stretchy="false">⃗</mo>
                  </mover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under>
          <mi>lim</mi>
          <mrow>
            <mi mathvariant="italic">dt</mi>
            <mo stretchy="false">→</mo>
            <mn>0</mn>
          </mrow>
        </munder>
        <mfrac>
          <mrow>
            <msub>
              <mi>Φ</mi>
              <mi>E</mi>
            </msub>
            <mrow>
              <mrow>
                <mo fence="true" stretchy="false">(</mo>
                <mrow>
                  <mrow>
                    <mi>T</mi>
                    <mo stretchy="false">+</mo>
                    <mi mathvariant="italic">dt</mi>
                  </mrow>
                </mrow>
                <mo fence="true" stretchy="false">)</mo>
              </mrow>
              <mo stretchy="false">−</mo>
              <msub>
                <mi>Φ</mi>
                <mi>E</mi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  <mrow>
            <msub>
              <mi>S</mi>
              <mi mathvariant="italic">sfäär</mi>
            </msub>
            <mrow>
              <mrow>
                <mo fence="true" stretchy="false">(</mo>
                <mrow>
                  <mrow>
                    <mi>sin</mi>
                    <mrow>
                      <mrow>
                        <mo fence="true" stretchy="false">(</mo>
                        <mrow>
                          <mrow>
                            <mi mathvariant="normal">α</mi>
                            <mo stretchy="false">/</mo>
                            <mn>2</mn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</mrow>
                    <mi>;</mi>
                    <mrow>
                      <mi>D</mi>
                      <mo stretchy="false">−</mo>
                      <mn>2</mn>
                    </mrow>
                  </mrow>
                </mrow>
                <mo fence="true" stretchy="false">)</mo>
              </mrow>
              <mo stretchy="false">∗</mo>
              <mi mathvariant="italic">dt</mi>
              <mo stretchy="false">∗</mo>
              <msup>
                <mi>c</mi>
                <mn>2</mn>
              </msup>
            </mrow>
          </mrow>
        </mfrac>
      </mrow>
    </mrow>
    <annotation encoding="StarMath 5.0">abs{B(N_0;vec X;T)}=lim csub {dt rightarrow 0}{{Φ_E(T+dt)-Φ_E(T)}over{S_sfäär(sin(%alpha/2)*abs{vec X(N_0;T)- vec X};D-2)*dt*c^2}}</annotation>
  </semantics>
</math>
</file>

<file path=Object 35/content.xml><?xml version="1.0" encoding="utf-8"?>
<math xmlns="http://www.w3.org/1998/Math/MathML" display="block">
  <semantics>
    <mrow>
      <msub>
        <mi>Φ</mi>
        <mi>E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Φ</mi>
            <mrow>
              <mi>E</mi>
              <mi mathvariant="italic">suletud</mi>
              <mi mathvariant="italic">ala</mi>
            </mrow>
          </msub>
          <mo stretchy="false">∗</mo>
          <mfrac>
            <mrow>
              <msub>
                <mi>S</mi>
                <mrow>
                  <mi mathvariant="italic">sfääri</mi>
                  <mn>1</mn>
                  <mi mathvariant="italic">osa</mi>
                  <mi>,</mi>
                  <mi mathvariant="italic">millest</mi>
                  <mi mathvariant="italic">läbi</mi>
                  <mi mathvariant="italic">minev</mi>
                  <mi mathvariant="italic">elektrivoog</mi>
                  <mi mathvariant="italic">läbib</mi>
                  <mi mathvariant="italic">ka</mi>
                  <mi mathvariant="italic">sfääri</mi>
                  <mn>2</mn>
                </mrow>
              </msub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over accent="true">
                            <mi>X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X</mi>
                              <mo stretchy="false">⃗</mo>
                            </mover>
                          </mrow>
                        </mrow>
                      </mrow>
                      <mo fence="true" stretchy="true">|</mo>
                    </mrow>
                    <mi>;</mi>
                    <mi>h</mi>
                    <mi>;</mi>
                    <mrow>
                      <mi>D</mi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sub>
                <mi>S</mi>
                <mi mathvariant="italic">sfäär</mi>
              </msub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over accent="true">
                            <mi>X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X</mi>
                              <mo stretchy="false">⃗</mo>
                            </mover>
                          </mrow>
                        </mrow>
                      </mrow>
                      <mo fence="true" stretchy="true">|</mo>
                    </mrow>
                    <mi>;</mi>
                    <mrow>
                      <mi>D</mi>
                      <mo stretchy="false">−</mo>
                      <mn>1</mn>
                    </mrow>
                  </mrow>
                </mrow>
                <mo fence="true" stretchy="false">)</mo>
              </mrow>
            </mrow>
          </mfrac>
        </mrow>
      </mrow>
    </mrow>
    <annotation encoding="StarMath 5.0">Φ_E(T)=Φ_{E suletud ala}*{{S_{sfääri 1 osa ,millest läbi minev elektrivoog läbib ka sfääri 2}(abs{vec X(N_0;T)- vec X};h;D-1)}over{S_sfäär(abs{vec X(N_0;T)- vec X};D-1)}}</annotation>
  </semantics>
</math>
</file>

<file path=Object 36/content.xml><?xml version="1.0" encoding="utf-8"?>
<math xmlns="http://www.w3.org/1998/Math/MathML" display="block">
  <semantics>
    <mrow>
      <msub>
        <mi>S</mi>
        <mrow>
          <mi mathvariant="italic">sfääri</mi>
          <mn>1</mn>
          <mi mathvariant="italic">osa</mi>
          <mi>,</mi>
          <mi mathvariant="italic">millest</mi>
          <mi mathvariant="italic">läbi</mi>
          <mi mathvariant="italic">minev</mi>
          <mi mathvariant="italic">elektrivoog</mi>
          <mi mathvariant="italic">läbib</mi>
          <mi mathvariant="italic">ka</mi>
          <mi mathvariant="italic">sfääri</mi>
          <mn>2</mn>
        </mrow>
      </msub>
      <mrow>
        <mrow>
          <mo fence="true" stretchy="false">(</mo>
          <mrow>
            <mrow>
              <mi>r</mi>
              <mi>;</mi>
              <mi>h</mi>
              <mi>;</mi>
              <mrow>
                <mi>D</mi>
                <mo stretchy="false">−</mo>
                <mn>1</mn>
              </mrow>
            </mrow>
          </mrow>
          <mo fence="true" stretchy="false">)</mo>
        </mrow>
        <mo stretchy="false">=</mo>
        <msub>
          <mi>S</mi>
          <mrow>
            <mi mathvariant="italic">sfäär</mi>
            <mn>1</mn>
            <mi mathvariant="italic">lagi</mi>
          </mrow>
        </msub>
      </mrow>
      <mrow>
        <mo fence="true" stretchy="false">(</mo>
        <mrow>
          <mrow>
            <mi>r</mi>
            <mi>;</mi>
            <mi>h</mi>
            <mi>;</mi>
            <mrow>
              <mi>D</mi>
              <mo stretchy="false">−</mo>
              <mn>1</mn>
            </mrow>
          </mrow>
        </mrow>
        <mo fence="true" stretchy="false">)</mo>
      </mrow>
    </mrow>
    <annotation encoding="StarMath 5.0">S_{sfääri 1 osa ,millest läbi minev elektrivoog läbib ka sfääri 2}(r;h;D-1)=S_{sfäär1 lagi}(r;h;D-1)</annotation>
  </semantics>
</math>
</file>

<file path=Object 3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2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3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4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2]#
    [magnetismi võrrand3]#
    [magnetismi võrrand4]
  }
right none</annotation>
  </semantics>
</math>
</file>

<file path=Object 38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sub>
                <mi>N</mi>
                <mn>0</mn>
              </msub>
              <mi>;</mi>
              <mover accent="true">
                <mi>X</mi>
                <mo stretchy="false">⃗</mo>
              </mover>
              <mi>;</mi>
              <mi>T</mi>
            </mrow>
          </mrow>
          <mo fence="true" stretchy="false">)</mo>
        </mrow>
        <mo stretchy="false">=</mo>
        <mrow>
          <munder>
            <mi>lim</mi>
            <mrow>
              <mi mathvariant="italic">dt</mi>
              <mo stretchy="false">→</mo>
              <mn>0</mn>
            </mrow>
          </munder>
          <mfrac>
            <msub>
              <mi>Φ</mi>
              <mrow>
                <mi>E</mi>
                <mi mathvariant="italic">suletud</mi>
                <mi mathvariant="italic">ala</mi>
              </mrow>
            </msub>
            <mrow>
              <msub>
                <mi>S</mi>
                <mi mathvariant="italic">sfäär</mi>
              </msub>
              <mrow>
                <mrow>
                  <mo fence="true" stretchy="false">(</mo>
                  <mrow>
                    <mrow>
                      <mi>sin</mi>
                      <mrow>
                        <mrow>
                          <mo fence="true" stretchy="false">(</mo>
                          <mrow>
                            <mrow>
                              <mi mathvariant="normal">α</mi>
                              <mo stretchy="false">/</mo>
                              <mn>2</mn>
                            </mrow>
                          </mrow>
                          <mo fence="true" stretchy="false">)</mo>
                        </mrow>
                        <mo stretchy="false">∗</mo>
                        <mrow>
                          <mo fence="true" stretchy="true">|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</mrow>
                          </mrow>
                          <mo fence="true" stretchy="true">|</mo>
                        </mrow>
                      </mrow>
                      <mi>;</mi>
                      <mrow>
                        <mi>D</mi>
                        <mo stretchy="false">−</mo>
                        <mn>2</mn>
                      </mrow>
                    </mrow>
                  </mrow>
                  <mo fence="true" stretchy="false">)</mo>
                </mrow>
                <mo stretchy="false">∗</mo>
                <mi mathvariant="italic">dt</mi>
                <mo stretchy="false">∗</mo>
                <msup>
                  <mi>c</mi>
                  <mn>2</mn>
                </msup>
              </mrow>
            </mrow>
          </mfrac>
        </mrow>
      </mrow>
      <mrow>
        <mo fence="true" stretchy="false">(</mo>
        <mrow>
          <mrow>
            <mfrac>
              <mrow>
                <msub>
                  <mi>S</mi>
                  <mrow>
                    <mi mathvariant="italic">sfäär</mi>
                    <mn>1</mn>
                    <mi mathvariant="italic">lagi</mi>
                  </mrow>
                </msub>
                <mrow>
                  <mo fence="true" stretchy="false">(</mo>
                  <mrow>
                    <mrow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row>
                                      <mi>T</mi>
                                      <mo stretchy="false">+</mo>
                                      <mi mathvariant="italic">dt</mi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  <mi>;</mi>
                      <mi>h</mi>
                      <mrow>
                        <mo fence="true" stretchy="false">(</mo>
                        <mrow>
                          <mrow>
                            <mi>T</mi>
                            <mo stretchy="false">+</mo>
                            <mi mathvariant="italic">dt</mi>
                          </mrow>
                        </mrow>
                        <mo fence="true" stretchy="false">)</mo>
                      </mrow>
                      <mi>;</mi>
                      <mrow>
                        <mi>D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  <mrow>
                <msub>
                  <mi>S</mi>
                  <mi mathvariant="italic">sfäär</mi>
                </msub>
                <mrow>
                  <mo fence="true" stretchy="false">(</mo>
                  <mrow>
                    <mrow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row>
                                      <mi>T</mi>
                                      <mo stretchy="false">+</mo>
                                      <mi mathvariant="italic">dt</mi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  <mi>;</mi>
                      <mrow>
                        <mi>D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−</mo>
            <mfrac>
              <mrow>
                <msub>
                  <mi>S</mi>
                  <mrow>
                    <mi mathvariant="italic">sfäär</mi>
                    <mn>1</mn>
                    <mi mathvariant="italic">lagi</mi>
                  </mrow>
                </msub>
                <mrow>
                  <mo fence="true" stretchy="false">(</mo>
                  <mrow>
                    <mrow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  <mi>;</mi>
                      <mi>h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;</mi>
                      <mrow>
                        <mi>D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  <mrow>
                <msub>
                  <mi>S</mi>
                  <mi mathvariant="italic">sfäär</mi>
                </msub>
                <mrow>
                  <mo fence="true" stretchy="false">(</mo>
                  <mrow>
                    <mrow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  <mi>;</mi>
                      <mrow>
                        <mi>D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</mrow>
        </mrow>
        <mo fence="true" stretchy="false">)</mo>
      </mrow>
    </mrow>
    <annotation encoding="StarMath 5.0">B(N_0;vec X;T)=lim csub {dt rightarrow 0}{{Φ_{E suletud ala}}over{S_sfäär(sin(%alpha/2)*abs{vec X(N_0;T)- vec X};D-2)*dt*c^2}}({{S_{sfäär1 lagi}(abs{vec X(N_0;T+dt)- vec X};h(T+dt);D-1)}over{S_sfäär(abs{vec X(N_0;T+dt)- vec X};D-1)}}-{{S_{sfäär1 lagi}(abs{vec X(N_0;T)- vec X};h(T);D-1)}over{S_sfäär(abs{vec X(N_0;T)- vec X};D-1)}})</annotation>
  </semantics>
</math>
</file>

<file path=Object 3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T</mi>
          </mrow>
          <mo fence="true" stretchy="false">)</mo>
        </mrow>
        <mo stretchy="false">=</mo>
        <mrow>
          <mn>2</mn>
          <mo stretchy="false">∗</mo>
          <mi>∠</mi>
        </mrow>
      </mrow>
      <mrow>
        <mo fence="true" stretchy="false">(</mo>
        <mrow>
          <mrow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%alpha(T)=2*∠(vec X(N_1;T);vec X(N_0;T);vec X(N_0;T)+vec v(N_0;T)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i>F</mi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sub>
                        <mi>N</mi>
                        <mn>1</mn>
                      </msub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true">|</mo>
          </mrow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1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row>
              <mi>r</mi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sub>
                      <mi>N</mi>
                      <mn>1</mn>
                    </msub>
                    <mi>;</mi>
                    <mi>T</mi>
                  </mrow>
                </mrow>
                <mo fence="true" stretchy="false">)</mo>
              </mrow>
            </mrow>
          </mfrac>
        </mrow>
      </mrow>
    </mrow>
    <annotation encoding="StarMath 5.0">F(N_0;N_1;D;T)=abs{F(N_0;N_1;T)}*{{X(N_0;D;T)-X(N_1;D;T)}over{r(N_0;N_1;T)}}</annotation>
  </semantics>
</math>
</file>

<file path=Object 4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5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xwelli</mi>
                    <mn>1.</mn>
                    <mi mathvariant="italic">üldistus</mi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5] #
    [Maxwelli 1. üldistus]
  }
right none</annotation>
  </semantics>
</math>
</file>

<file path=Object 41/content.xml><?xml version="1.0" encoding="utf-8"?>
<math xmlns="http://www.w3.org/1998/Math/MathML" display="block">
  <semantics>
    <mrow>
      <mrow>
        <munder>
          <mo stretchy="false">∑</mo>
          <mrow>
            <mi>x</mi>
            <mo stretchy="false">∈</mo>
            <mi>l</mi>
          </mrow>
        </munder>
        <mrow>
          <mo fence="true" stretchy="false">(</mo>
          <mrow>
            <mrow>
              <msub>
                <mi>B</mi>
                <mi>l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/</mo>
                <mi>N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</mrow>
      <mo stretchy="false">=</mo>
      <mrow>
        <mrow>
          <munder>
            <mi>lim</mi>
            <mrow>
              <mi mathvariant="italic">dt</mi>
              <mo stretchy="false">→</mo>
              <mn>0</mn>
            </mrow>
          </munder>
          <mrow>
            <mfrac>
              <mrow>
                <msub>
                  <mi mathvariant="normal">Φ</mi>
                  <mi>E</mi>
                </msub>
                <mrow>
                  <mrow>
                    <mo fence="true" stretchy="false">(</mo>
                    <mrow>
                      <mrow>
                        <mi>T</mi>
                        <mo stretchy="false">+</mo>
                        <mi mathvariant="italic">dt</mi>
                      </mrow>
                    </mrow>
                    <mo fence="true" stretchy="false">)</mo>
                  </mrow>
                  <mo stretchy="false">−</mo>
                  <msub>
                    <mi mathvariant="normal">Φ</mi>
                    <mi>E</mi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i mathvariant="italic">dt</mi>
            </mfrac>
            <mo stretchy="false">∗</mo>
            <mfrac>
              <mn>1</mn>
              <msup>
                <mi>c</mi>
                <mn>2</mn>
              </msup>
            </mfrac>
          </mrow>
        </mrow>
        <mo stretchy="false">+</mo>
        <mrow>
          <mfrac>
            <mrow>
              <mi>q</mi>
              <mrow>
                <mrow>
                  <mo fence="true" stretchy="false">(</mo>
                  <mrow>
                    <mrow>
                      <mi>T</mi>
                      <mo stretchy="false">+</mo>
                      <mi mathvariant="italic">dt</mi>
                    </mrow>
                  </mrow>
                  <mo fence="true" stretchy="false">)</mo>
                </mrow>
                <mo stretchy="false">−</mo>
                <mi>q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  <mi mathvariant="italic">dt</mi>
          </mfrac>
          <mo stretchy="false">∗</mo>
          <mfrac>
            <mn>1</mn>
            <mrow>
              <msub>
                <mi mathvariant="normal">ϵ</mi>
                <mn>0</mn>
              </msub>
              <mo stretchy="false">∗</mo>
              <msup>
                <mi>c</mi>
                <mn>2</mn>
              </msup>
            </mrow>
          </mfrac>
        </mrow>
      </mrow>
    </mrow>
    <annotation encoding="StarMath 5.0">sum csub {x in l} (B_l(x)/N(x))= lim csub {dt rightarrow 0}  {{%PHI_E(T+dt)-%PHI_E(T)} over {dt} * {{1}over{c^2}}}+{q(T+dt)-q(T)}over{dt}*{{1}over{%epsilon_0*c^2}}</annotation>
  </semantics>
</math>
</file>

<file path=Object 42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sub>
                <mi>N</mi>
                <mn>0</mn>
              </msub>
              <mi>;</mi>
              <mover accent="true">
                <mi>X</mi>
                <mo stretchy="false">⃗</mo>
              </mover>
              <mi>;</mi>
              <mi>T</mi>
            </mrow>
          </mrow>
          <mo fence="true" stretchy="false">)</mo>
        </mrow>
        <mo stretchy="false">=</mo>
        <mrow>
          <munder>
            <mi>lim</mi>
            <mrow>
              <mi mathvariant="italic">dt</mi>
              <mo stretchy="false">→</mo>
              <mn>0</mn>
            </mrow>
          </munder>
          <mfrac>
            <mrow>
              <mi>q</mi>
              <mrow>
                <mo fence="true" stretchy="false">(</mo>
                <mrow>
                  <msub>
                    <mi>N</mi>
                    <mn>0</mn>
                  </msub>
                </mrow>
                <mo fence="true" stretchy="false">)</mo>
              </mrow>
            </mrow>
            <mrow>
              <msub>
                <mi>S</mi>
                <mi mathvariant="italic">sfäär</mi>
              </msub>
              <mrow>
                <mrow>
                  <mo fence="true" stretchy="false">(</mo>
                  <mrow>
                    <mrow>
                      <mi>sin</mi>
                      <mrow>
                        <mrow>
                          <mo fence="true" stretchy="false">(</mo>
                          <mrow>
                            <mrow>
                              <mi mathvariant="normal">α</mi>
                              <mo stretchy="false">/</mo>
                              <mn>2</mn>
                            </mrow>
                          </mrow>
                          <mo fence="true" stretchy="false">)</mo>
                        </mrow>
                        <mo stretchy="false">∗</mo>
                        <mrow>
                          <mo fence="true" stretchy="true">|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</mrow>
                          </mrow>
                          <mo fence="true" stretchy="true">|</mo>
                        </mrow>
                      </mrow>
                      <mi>;</mi>
                      <mrow>
                        <mi>D</mi>
                        <mo stretchy="false">−</mo>
                        <mn>2</mn>
                      </mrow>
                    </mrow>
                  </mrow>
                  <mo fence="true" stretchy="false">)</mo>
                </mrow>
                <mo stretchy="false">∗</mo>
                <mi mathvariant="italic">dt</mi>
                <mo stretchy="false">∗</mo>
                <msup>
                  <mi>c</mi>
                  <mn>2</mn>
                </msup>
                <mo stretchy="false">∗</mo>
                <msub>
                  <mi mathvariant="normal">ϵ</mi>
                  <mn>0</mn>
                </msub>
              </mrow>
            </mrow>
          </mfrac>
        </mrow>
      </mrow>
      <mrow>
        <mo fence="true" stretchy="false">(</mo>
        <mrow>
          <mrow>
            <mfrac>
              <mrow>
                <msub>
                  <mi>S</mi>
                  <mrow>
                    <mi mathvariant="italic">sfäär</mi>
                    <mn>1</mn>
                    <mi mathvariant="italic">lagi</mi>
                  </mrow>
                </msub>
                <mrow>
                  <mo fence="true" stretchy="false">(</mo>
                  <mrow>
                    <mrow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row>
                                      <mi>T</mi>
                                      <mo stretchy="false">+</mo>
                                      <mi mathvariant="italic">dt</mi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  <mi>;</mi>
                      <mi>h</mi>
                      <mrow>
                        <mo fence="true" stretchy="false">(</mo>
                        <mrow>
                          <mrow>
                            <mi>T</mi>
                            <mo stretchy="false">+</mo>
                            <mi mathvariant="italic">dt</mi>
                          </mrow>
                        </mrow>
                        <mo fence="true" stretchy="false">)</mo>
                      </mrow>
                      <mi>;</mi>
                      <mrow>
                        <mi>D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  <mrow>
                <msub>
                  <mi>S</mi>
                  <mi mathvariant="italic">sfäär</mi>
                </msub>
                <mrow>
                  <mo fence="true" stretchy="false">(</mo>
                  <mrow>
                    <mrow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row>
                                      <mi>T</mi>
                                      <mo stretchy="false">+</mo>
                                      <mi mathvariant="italic">dt</mi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  <mi>;</mi>
                      <mrow>
                        <mi>D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−</mo>
            <mfrac>
              <mrow>
                <msub>
                  <mi>S</mi>
                  <mrow>
                    <mi mathvariant="italic">sfäär</mi>
                    <mn>1</mn>
                    <mi mathvariant="italic">lagi</mi>
                  </mrow>
                </msub>
                <mrow>
                  <mo fence="true" stretchy="false">(</mo>
                  <mrow>
                    <mrow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  <mi>;</mi>
                      <mi>h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;</mi>
                      <mrow>
                        <mi>D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  <mrow>
                <msub>
                  <mi>S</mi>
                  <mi mathvariant="italic">sfäär</mi>
                </msub>
                <mrow>
                  <mo fence="true" stretchy="false">(</mo>
                  <mrow>
                    <mrow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  <mi>;</mi>
                      <mrow>
                        <mi>D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</mrow>
        </mrow>
        <mo fence="true" stretchy="false">)</mo>
      </mrow>
    </mrow>
    <annotation encoding="StarMath 5.0">B(N_0;vec X;T)=lim csub {dt rightarrow 0}{{q(N_0)}over{S_sfäär(sin(%alpha/2)*abs{vec X(N_0;T)- vec X};D-2)*dt*c^2*%epsilon_0}}({{S_{sfäär1 lagi}(abs{vec X(N_0;T+dt)- vec X};h(T+dt);D-1)}over{S_sfäär(abs{vec X(N_0;T+dt)- vec X};D-1)}}-{{S_{sfäär1 lagi}(abs{vec X(N_0;T)- vec X};h(T);D-1)}over{S_sfäär(abs{vec X(N_0;T)- vec X};D-1)}})</annotation>
  </semantics>
</math>
</file>

<file path=Object 43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T</mi>
          </mrow>
          <mo fence="true" stretchy="false">)</mo>
        </mrow>
        <mo stretchy="false">=</mo>
        <mrow>
          <mn>2</mn>
          <mo stretchy="false">∗</mo>
          <mi>∠</mi>
        </mrow>
      </mrow>
      <mrow>
        <mo fence="true" stretchy="false">(</mo>
        <mrow>
          <mrow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%alpha(T)=2*∠(vec X(N_1;T);vec X(N_0;T);vec X(N_0;T)+vec v(N_0;T))</annotation>
  </semantics>
</math>
</file>

<file path=Object 44/content.xml><?xml version="1.0" encoding="utf-8"?>
<math xmlns="http://www.w3.org/1998/Math/MathML" display="block">
  <semantics>
    <mrow>
      <msub>
        <mi>S</mi>
        <mrow>
          <mi mathvariant="italic">sfäär</mi>
          <mn>1</mn>
          <mi mathvariant="italic">lagi</mi>
        </mrow>
      </msub>
      <mrow>
        <mrow>
          <mo fence="true" stretchy="false">(</mo>
          <mrow>
            <mrow>
              <mi>r</mi>
              <mi>;</mi>
              <mi>h</mi>
              <mi>;</mi>
              <mi>D</mi>
            </mrow>
          </mrow>
          <mo fence="true" stretchy="false">)</mo>
        </mrow>
        <mo stretchy="false">=</mo>
        <msub>
          <mi>S</mi>
          <mi mathvariant="italic">sfäär</mi>
        </msub>
      </mrow>
      <mrow>
        <mrow>
          <mo fence="true" stretchy="false">(</mo>
          <mrow>
            <mrow>
              <mi>r</mi>
              <mi>;</mi>
              <mi>D</mi>
            </mrow>
          </mrow>
          <mo fence="true" stretchy="false">)</mo>
        </mrow>
        <mo stretchy="false">∗</mo>
        <mfrac>
          <mrow>
            <msub>
              <mi>B</mi>
              <mi mathvariant="italic">beeta</mi>
            </msub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n>2</mn>
                              <mo stretchy="false">∗</mo>
                              <mi>r</mi>
                            </mrow>
                            <mo stretchy="false">−</mo>
                            <mi>h</mi>
                          </mrow>
                        </mrow>
                        <mo fence="true" stretchy="false">)</mo>
                      </mrow>
                      <mo stretchy="false">∗</mo>
                      <mi>h</mi>
                      <mo stretchy="false">/</mo>
                      <msup>
                        <mi>r</mi>
                        <mn>2</mn>
                      </msup>
                    </mrow>
                    <mi>;</mi>
                    <mrow>
                      <mi>D</mi>
                      <mo stretchy="false">/</mo>
                      <mn>2</mn>
                    </mrow>
                    <mi>;</mi>
                    <mrow>
                      <mn>1</mn>
                      <mo stretchy="false">/</mo>
                      <mn>2</mn>
                    </mrow>
                  </mrow>
                </mrow>
                <mo fence="true" stretchy="false">)</mo>
              </mrow>
              <mo stretchy="false">∗</mo>
              <mi mathvariant="normal">Γ</mi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D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)</mo>
            </mrow>
          </mrow>
          <mrow>
            <mrow>
              <mn>2</mn>
              <mo stretchy="false">∗</mo>
              <mi mathvariant="normal">Γ</mi>
            </mrow>
            <mrow>
              <mrow>
                <mo fence="true" stretchy="false">(</mo>
                <mrow>
                  <mrow>
                    <mi>D</mi>
                    <mo stretchy="false">/</mo>
                    <mn>2</mn>
                  </mrow>
                </mrow>
                <mo fence="true" stretchy="false">)</mo>
              </mrow>
              <mo stretchy="false">∗</mo>
              <mi mathvariant="normal">Γ</mi>
            </mrow>
            <mrow>
              <mo fence="true" stretchy="false">(</mo>
              <mrow>
                <mrow>
                  <mn>1</mn>
                  <mo stretchy="false">/</mo>
                  <mn>2</mn>
                </mrow>
              </mrow>
              <mo fence="true" stretchy="false">)</mo>
            </mrow>
          </mrow>
        </mfrac>
      </mrow>
    </mrow>
    <annotation encoding="StarMath 5.0">S_{sfäär1 lagi}(r;h;D)=S_sfäär(r;D)*{{B_{beeta}((2*r-h)*h/r^2;D/2;1/2)*%GAMMA((D+1)/2)}over{2*%GAMMA(D/2)*%GAMMA(1/2)}}</annotation>
  </semantics>
</math>
</file>

<file path=Object 45/content.xml><?xml version="1.0" encoding="utf-8"?>
<math xmlns="http://www.w3.org/1998/Math/MathML" display="block">
  <semantics>
    <mrow>
      <munderover>
        <mo stretchy="false">∫</mo>
        <mn>0</mn>
        <mi>a</mi>
      </munderover>
      <mrow>
        <mo fence="true" stretchy="false">(</mo>
        <mrow>
          <mrow>
            <mi mathvariant="italic">dx</mi>
            <mo stretchy="false">∗</mo>
            <msup>
              <mi>x</mi>
              <mrow>
                <mi>b</mi>
                <mo stretchy="false">−</mo>
                <mn>1</mn>
              </mrow>
            </msup>
            <mo stretchy="false">∗</mo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i>c</mi>
                <mo stretchy="false">−</mo>
                <mn>1</mn>
              </mrow>
            </msup>
          </mrow>
        </mrow>
        <mo fence="true" stretchy="false">)</mo>
      </mrow>
    </mrow>
    <annotation encoding="StarMath 5.0">int csub 0 csup a (dx*x^{b-1} *(1-x)^{c-1} )</annotation>
  </semantics>
</math>
</file>

<file path=Object 46/content.xml><?xml version="1.0" encoding="utf-8"?>
<math xmlns="http://www.w3.org/1998/Math/MathML" display="block">
  <semantics>
    <mrow>
      <munderover>
        <mo stretchy="false">∫</mo>
        <mn>0</mn>
        <mn>1</mn>
      </munderover>
      <mrow>
        <mo fence="true" stretchy="false">(</mo>
        <mrow>
          <mrow>
            <mrow>
              <mi mathvariant="italic">dx</mi>
              <mo stretchy="false">∗</mo>
              <msup>
                <mi>ln</mi>
                <mi>a</mi>
              </msup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int csub 0 csup 1 (dx*ln^a(x) )</annotation>
  </semantics>
</math>
</file>

<file path=Object 47/content.xml><?xml version="1.0" encoding="utf-8"?>
<math xmlns="http://www.w3.org/1998/Math/MathML" display="block">
  <semantics>
    <mrow>
      <mo fence="true" stretchy="false">[</mo>
      <mrow>
        <mrow>
          <mi mathvariant="italic">magnetismi</mi>
          <mi mathvariant="italic">võrrand</mi>
          <mn>7</mn>
        </mrow>
      </mrow>
      <mo fence="true" stretchy="false">]</mo>
    </mrow>
    <annotation encoding="StarMath 5.0">
    [magnetismi võrrand7]
</annotation>
  </semantics>
</math>
</file>

<file path=Object 48/content.xml><?xml version="1.0" encoding="utf-8"?>
<math xmlns="http://www.w3.org/1998/Math/MathML" display="block">
  <semantics>
    <mrow>
      <msub>
        <mi>S</mi>
        <mrow>
          <mi mathvariant="italic">sfäär</mi>
          <mn>1</mn>
          <mi mathvariant="italic">lagi</mi>
        </mrow>
      </msub>
      <mrow>
        <mrow>
          <mo fence="true" stretchy="false">(</mo>
          <mrow>
            <mrow>
              <mi>r</mi>
              <mi>;</mi>
              <mi>h</mi>
              <mi>;</mi>
              <mi>D</mi>
            </mrow>
          </mrow>
          <mo fence="true" stretchy="false">)</mo>
        </mrow>
        <mo stretchy="false">=</mo>
        <msub>
          <mi>S</mi>
          <mi mathvariant="italic">sfäär</mi>
        </msub>
      </mrow>
      <mrow>
        <mrow>
          <mo fence="true" stretchy="false">(</mo>
          <mrow>
            <mrow>
              <mi>r</mi>
              <mi>;</mi>
              <mi>D</mi>
            </mrow>
          </mrow>
          <mo fence="true" stretchy="false">)</mo>
        </mrow>
        <mo stretchy="false">∗</mo>
        <mfrac>
          <mrow>
            <mrow>
              <mrow>
                <munderover>
                  <mo stretchy="false">∫</mo>
                  <mn>0</mn>
                  <mrow>
                    <mrow>
                      <mrow>
                        <mo fence="true" stretchy="false">(</mo>
                        <mrow>
                          <mrow>
                            <mrow>
                              <mn>2</mn>
                              <mo stretchy="false">∗</mo>
                              <mi>r</mi>
                            </mrow>
                            <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  <mo stretchy="false">−</mo>
                              <mi>h</mi>
                            </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∗</mo>
                      <mi>h</mi>
                    </mrow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/</mo>
                      <msup>
                        <mi>r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underover>
                <mrow>
                  <mo fence="true" stretchy="false">(</mo>
                  <mrow>
                    <mrow>
                      <mi mathvariant="italic">dp</mi>
                      <mo stretchy="false">∗</mo>
                      <msup>
                        <mi>p</mi>
                        <mrow>
                          <mrow>
                            <mo fence="true" stretchy="false">(</mo>
                            <mrow>
                              <mrow>
                                <mi>D</mi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/</mo>
                          <mn>2</mn>
                        </mrow>
                      </msup>
                      <mo stretchy="false">∗</mo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stretchy="false">)</mo>
                        </mrow>
                        <mrow>
                          <mrow>
                            <mo stretchy="false">−</mo>
                            <mn>1</mn>
                          </mrow>
                          <mo stretchy="false">/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∗</mo>
              <mi mathvariant="normal">Γ</mi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D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)</mo>
            </mrow>
          </mrow>
          <mrow>
            <mrow>
              <mn>2</mn>
              <mo stretchy="false">∗</mo>
              <mi mathvariant="normal">Γ</mi>
            </mrow>
            <mrow>
              <mrow>
                <mo fence="true" stretchy="false">(</mo>
                <mrow>
                  <mrow>
                    <mi>D</mi>
                    <mo stretchy="false">/</mo>
                    <mn>2</mn>
                  </mrow>
                </mrow>
                <mo fence="true" stretchy="false">)</mo>
              </mrow>
              <mo stretchy="false">∗</mo>
              <mi mathvariant="normal">Γ</mi>
            </mrow>
            <mrow>
              <mo fence="true" stretchy="false">(</mo>
              <mrow>
                <mrow>
                  <mn>1</mn>
                  <mo stretchy="false">/</mo>
                  <mn>2</mn>
                </mrow>
              </mrow>
              <mo fence="true" stretchy="false">)</mo>
            </mrow>
          </mrow>
        </mfrac>
      </mrow>
    </mrow>
    <annotation encoding="StarMath 5.0">S_{sfäär1 lagi}(r;h;D)=S_sfäär(r;D)*{{int csub 0 csup {(2*r(T)-h(T))*h(T)/r^2(T)} (dp*p^{(D-2)/2}*(1-p)^{-1/2})*%GAMMA((D+1)/2)}over{2*%GAMMA(D/2)*%GAMMA(1/2)}}</annotation>
  </semantics>
</math>
</file>

<file path=Object 4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5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6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5]#
    [magnetismi võrrand6]
  }
right none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subsup>
            <mo stretchy="false">∑</mo>
            <mrow>
              <mi>n</mi>
              <mo stretchy="false">=</mo>
              <mn>0</mn>
            </mrow>
            <mi>N</mi>
          </msubsup>
          <mrow>
            <mo fence="true" stretchy="false">(</mo>
            <mrow>
              <mrow>
                <mi>F</mi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n</mi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(N_0;D;T)=sum_{n=0}^N(F(N_0;n;D;T))</annotation>
  </semantics>
</math>
</file>

<file path=Object 50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sub>
                <mi>N</mi>
                <mn>0</mn>
              </msub>
              <mi>;</mi>
              <mover accent="true">
                <mi>X</mi>
                <mo stretchy="false">⃗</mo>
              </mover>
              <mi>;</mi>
              <mi>T</mi>
            </mrow>
          </mrow>
          <mo fence="true" stretchy="false">)</mo>
        </mrow>
        <mo stretchy="false">=</mo>
        <mrow>
          <munder>
            <mi>lim</mi>
            <mrow>
              <mi mathvariant="italic">dt</mi>
              <mo stretchy="false">→</mo>
              <mn>0</mn>
            </mrow>
          </munder>
          <mfrac>
            <mrow>
              <mi>q</mi>
              <mrow>
                <mrow>
                  <mo fence="true" stretchy="false">(</mo>
                  <mrow>
                    <msub>
                      <mi>N</mi>
                      <mn>0</mn>
                    </msub>
                  </mrow>
                  <mo fence="true" stretchy="false">)</mo>
                </mrow>
                <mo stretchy="false">∗</mo>
                <mi mathvariant="normal">Γ</mi>
              </mrow>
              <mrow>
                <mrow>
                  <mo fence="true" stretchy="false">(</mo>
                  <mrow>
                    <mrow>
                      <mi>D</mi>
                      <mo stretchy="false">/</mo>
                      <mn>2</mn>
                    </mrow>
                  </mrow>
                  <mo fence="true" stretchy="false">)</mo>
                </mrow>
                <mo stretchy="false">∗</mo>
                <mrow>
                  <munderover>
                    <mo stretchy="false">∫</mo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row>
                                  <mn>2</mn>
                                  <mo stretchy="false">∗</mo>
                                  <mrow>
                                    <mo fence="true" stretchy="true">|</mo>
                                    <mrow>
                                      <mrow>
                                        <mover accent="true">
                                          <mi>X</mi>
                                          <mo stretchy="false">⃗</mo>
                                        </mover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N</mi>
                                                  <mn>0</mn>
                                                </msub>
                                                <mi>;</mi>
                                                <mrow>
                                                  <mi>T</mi>
                                                  <mo stretchy="false">+</mo>
                                                  <mi mathvariant="italic">dt</mi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−</mo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i>T</mi>
                                              <mo stretchy="false">+</mo>
                                              <mi mathvariant="italic">dt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  <mo stretchy="false">−</mo>
                                <mi>h</mi>
                              </mrow>
                              <mrow>
                                <mo fence="true" stretchy="false">(</mo>
                                <mrow>
                                  <mrow>
                                    <mi>T</mi>
                                    <mo stretchy="false">+</mo>
                                    <mi mathvariant="italic">dt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∗</mo>
                        <mi>h</mi>
                      </mrow>
                      <mrow>
                        <mrow>
                          <mo fence="true" stretchy="false">(</mo>
                          <mrow>
                            <mrow>
                              <mi>T</mi>
                              <mo stretchy="false">+</mo>
                              <mi mathvariant="italic">dt</mi>
                            </mrow>
                          </mrow>
                          <mo fence="true" stretchy="false">)</mo>
                        </mrow>
                        <mo stretchy="false">/</mo>
                        <msup>
                          <mrow>
                            <mo fence="true" stretchy="true">|</mo>
                            <mrow>
                              <mrow>
                                <mover accent="true">
                                  <mi>X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row>
                                          <mi>T</mi>
                                          <mo stretchy="false">+</mo>
                                          <mi mathvariant="italic">dt</mi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over accent="true">
                                    <mi>X</mi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n>2</mn>
                        </msup>
                      </mrow>
                    </mrow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row>
                                  <mn>2</mn>
                                  <mo stretchy="false">∗</mo>
                                  <mrow>
                                    <mo fence="true" stretchy="true">|</mo>
                                    <mrow>
                                      <mrow>
                                        <mover accent="true">
                                          <mi>X</mi>
                                          <mo stretchy="false">⃗</mo>
                                        </mover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N</mi>
                                                  <mn>0</mn>
                                                </msub>
                                                <mi>;</mi>
                                                <mi>T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−</mo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</mrow>
                                        <mrow>
                                          <mo fence="true" stretchy="false">(</mo>
                                          <mrow>
                                            <mi>T</mi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  <mo stretchy="false">−</mo>
                                <mi>h</mi>
                              </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∗</mo>
                        <mi>h</mi>
                      </mrow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/</mo>
                        <msup>
                          <mrow>
                            <mo fence="true" stretchy="true">|</mo>
                            <mrow>
                              <mrow>
                                <mover accent="true">
                                  <mi>X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over accent="true">
                                    <mi>X</mi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n>2</mn>
                        </msup>
                      </mrow>
                    </mrow>
                  </munderover>
                  <mrow>
                    <mo fence="true" stretchy="false">(</mo>
                    <mrow>
                      <mrow>
                        <mi mathvariant="italic">dp</mi>
                        <mo stretchy="false">∗</mo>
                        <msup>
                          <mi>p</mi>
                          <mrow>
                            <mrow>
                              <mo fence="true" stretchy="false">(</mo>
                              <mrow>
                                <mrow>
                                  <mi>D</mi>
                                  <mo stretchy="false">−</mo>
                                  <mn>2</mn>
                                </mrow>
                              </mrow>
                              <mo fence="true" stretchy="false">)</mo>
                            </mrow>
                            <mo stretchy="false">/</mo>
                            <mn>2</mn>
                          </mrow>
                        </msup>
                        <mo stretchy="false">∗</mo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2</mn>
                          </mrow>
                        </msup>
                      </mrow>
                    </mrow>
                    <mo fence="true" stretchy="false">)</mo>
                  </mrow>
                </mrow>
              </mrow>
            </mrow>
            <mrow>
              <mrow>
                <mn>2</mn>
                <mo stretchy="false">∗</mo>
                <mi mathvariant="normal">Γ</mi>
              </mrow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D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row>
                  <mo fence="true" stretchy="false">)</mo>
                </mrow>
                <mo stretchy="false">∗</mo>
                <mi mathvariant="normal">Γ</mi>
              </mrow>
              <mrow>
                <mrow>
                  <mo fence="true" stretchy="false">(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)</mo>
                </mrow>
                <mo stretchy="false">∗</mo>
                <msub>
                  <mi>S</mi>
                  <mi mathvariant="italic">sfäär</mi>
                </msub>
              </mrow>
              <mrow>
                <mrow>
                  <mo fence="true" stretchy="false">(</mo>
                  <mrow>
                    <mrow>
                      <mi>sin</mi>
                      <mrow>
                        <mrow>
                          <mo fence="true" stretchy="false">(</mo>
                          <mrow>
                            <mrow>
                              <mi mathvariant="normal">α</mi>
                              <mo stretchy="false">/</mo>
                              <mn>2</mn>
                            </mrow>
                          </mrow>
                          <mo fence="true" stretchy="false">)</mo>
                        </mrow>
                        <mo stretchy="false">∗</mo>
                        <mrow>
                          <mo fence="true" stretchy="true">|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</mrow>
                          </mrow>
                          <mo fence="true" stretchy="true">|</mo>
                        </mrow>
                      </mrow>
                      <mi>;</mi>
                      <mrow>
                        <mi>D</mi>
                        <mo stretchy="false">−</mo>
                        <mn>2</mn>
                      </mrow>
                    </mrow>
                  </mrow>
                  <mo fence="true" stretchy="false">)</mo>
                </mrow>
                <mo stretchy="false">∗</mo>
                <mi mathvariant="italic">dt</mi>
                <mo stretchy="false">∗</mo>
                <msup>
                  <mi>c</mi>
                  <mn>2</mn>
                </msup>
                <mo stretchy="false">∗</mo>
                <msub>
                  <mi mathvariant="normal">ϵ</mi>
                  <mn>0</mn>
                </msub>
              </mrow>
            </mrow>
          </mfrac>
        </mrow>
      </mrow>
    </mrow>
    <annotation encoding="StarMath 5.0">B(N_0;vec X;T)=lim csub {dt rightarrow 0}{{q(N_0)*%GAMMA(D/2)*int csup{(2*abs{vec X(N_0;T)- vec X(T)}-h(T))*h(T)/{abs{vec X(N_0;T)- vec X(T)}}^2} csub{(2*abs{vec X(N_0;T+dt)- vec X(T+dt)}-h(T+dt))*h(T+dt)/{abs{vec X(N_0;T+dt)- vec X(T)}}^2} (dp*p^{(D-2)/2}*(1-p)^{-1/2})}over{2*%GAMMA((D-1)/2)*%GAMMA(1/2)*S_sfäär(sin(%alpha/2)*abs{vec X(N_0;T)- vec X};D-2)*dt*c^2*%epsilon_0}}</annotation>
  </semantics>
</math>
</file>

<file path=Object 51/content.xml><?xml version="1.0" encoding="utf-8"?>
<math xmlns="http://www.w3.org/1998/Math/MathML" display="block">
  <semantics>
    <mrow>
      <mrow>
        <munder>
          <mi>lim</mi>
          <mrow>
            <mi mathvariant="italic">dt</mi>
            <mo stretchy="false">→</mo>
            <mn>0</mn>
          </mrow>
        </munder>
        <mfrac>
          <mrow>
            <mi>q</mi>
            <mrow>
              <mrow>
                <mo fence="true" stretchy="false">(</mo>
                <mrow>
                  <msub>
                    <mi>N</mi>
                    <mn>0</mn>
                  </msub>
                </mrow>
                <mo fence="true" stretchy="false">)</mo>
              </mrow>
              <mo stretchy="false">∗</mo>
              <mi mathvariant="normal">Γ</mi>
            </mrow>
            <mrow>
              <mo fence="true" stretchy="false">(</mo>
              <mrow>
                <mrow>
                  <mi>D</mi>
                  <mo stretchy="false">/</mo>
                  <mn>2</mn>
                </mrow>
              </mrow>
              <mo fence="true" stretchy="false">)</mo>
            </mrow>
          </mrow>
          <mrow>
            <mrow>
              <mn>2</mn>
              <mo stretchy="false">∗</mo>
              <mi mathvariant="normal">Γ</mi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D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row>
                <mo fence="true" stretchy="false">)</mo>
              </mrow>
              <mo stretchy="false">∗</mo>
              <mi mathvariant="normal">Γ</mi>
            </mrow>
            <mrow>
              <mrow>
                <mo fence="true" stretchy="false">(</mo>
                <mrow>
                  <mrow>
                    <mn>1</mn>
                    <mo stretchy="false">/</mo>
                    <mn>2</mn>
                  </mrow>
                </mrow>
                <mo fence="true" stretchy="false">)</mo>
              </mrow>
              <mo stretchy="false">∗</mo>
              <msub>
                <mi>S</mi>
                <mi mathvariant="italic">sfäär</mi>
              </msub>
            </mrow>
            <mrow>
              <mrow>
                <mo fence="true" stretchy="false">(</mo>
                <mrow>
                  <mrow>
                    <mi>sin</mi>
                    <mrow>
                      <mrow>
                        <mo fence="true" stretchy="false">(</mo>
                        <mrow>
                          <mrow>
                            <mi mathvariant="normal">α</mi>
                            <mo stretchy="false">/</mo>
                            <mn>2</mn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</mrow>
                        </mrow>
                        <mo fence="true" stretchy="true">|</mo>
                      </mrow>
                    </mrow>
                    <mi>;</mi>
                    <mrow>
                      <mi>D</mi>
                      <mo stretchy="false">−</mo>
                      <mn>2</mn>
                    </mrow>
                  </mrow>
                </mrow>
                <mo fence="true" stretchy="false">)</mo>
              </mrow>
              <mo stretchy="false">∗</mo>
              <msup>
                <mi>c</mi>
                <mn>2</mn>
              </msup>
              <mo stretchy="false">∗</mo>
              <msub>
                <mi mathvariant="normal">ϵ</mi>
                <mn>0</mn>
              </msub>
            </mrow>
          </mrow>
        </mfrac>
      </mrow>
      <mo stretchy="false">∗</mo>
      <mfrac>
        <mrow>
          <mrow>
            <mrow>
              <mo fence="true" stretchy="false">(</mo>
              <mrow>
                <mrow>
                  <mrow>
                    <mrow>
                      <mn>2</mn>
                      <mo stretchy="false">∗</mo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stretchy="false">−</mo>
                    <mi>h</mi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o stretchy="false">∗</mo>
            <mi>h</mi>
          </mrow>
          <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/</mo>
              <msup>
                <mrow>
                  <mo fence="true" stretchy="true">|</mo>
                  <mrow>
                    <mrow>
                      <mover accent="true">
                        <mi>X</mi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over accent="true">
                          <mi>X</mi>
                          <mo stretchy="false">⃗</mo>
                        </mover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n>2</mn>
              </msup>
            </mrow>
            <mo stretchy="false">−</mo>
            <mrow>
              <mrow>
                <mo fence="true" stretchy="false">(</mo>
                <mrow>
                  <mrow>
                    <mrow>
                      <mrow>
                        <mn>2</mn>
                        <mo stretchy="false">∗</mo>
                        <mrow>
                          <mo fence="true" stretchy="true">|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row>
                                        <mi>T</mi>
                                        <mo stretchy="false">+</mo>
                                        <mi mathvariant="italic">dt</mi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row>
                                    <mi>T</mi>
                                    <mo stretchy="false">+</mo>
                                    <mi mathvariant="italic">dt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i>T</mi>
                          <mo stretchy="false">+</mo>
                          <mi mathvariant="italic">d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∗</mo>
              <mi>h</mi>
            </mrow>
          </mrow>
          <mrow>
            <mrow>
              <mo fence="true" stretchy="false">(</mo>
              <mrow>
                <mrow>
                  <mi>T</mi>
                  <mo stretchy="false">+</mo>
                  <mi mathvariant="italic">dt</mi>
                </mrow>
              </mrow>
              <mo fence="true" stretchy="false">)</mo>
            </mrow>
            <mo stretchy="false">/</mo>
            <msup>
              <mrow>
                <mo fence="true" stretchy="true">|</mo>
                <mrow>
                  <mrow>
                    <mover accent="true">
                      <mi>X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row>
                              <mi>T</mi>
                              <mo stretchy="false">+</mo>
                              <mi mathvariant="italic">dt</mi>
                            </mrow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>X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o stretchy="false">+</mo>
                          <mi mathvariant="italic">dt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</mrow>
        </mrow>
        <mrow>
          <mi>d</mi>
          <mi>t</mi>
        </mrow>
      </mfrac>
      <mo stretchy="false">∗</mo>
      <mfrac>
        <msup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row>
                          <mn>2</mn>
                          <mo stretchy="false">∗</mo>
                          <mi>r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i>h</mi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∗</mo>
                  <mi>h</mi>
                </mrow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/</mo>
                  <msup>
                    <mi>r</mi>
                    <mn>2</mn>
                  </msup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row>
              <mo fence="true" stretchy="false">(</mo>
              <mrow>
                <mrow>
                  <mi>D</mi>
                  <mo stretchy="false">−</mo>
                  <mn>2</mn>
                </mrow>
              </mrow>
              <mo fence="true" stretchy="false">)</mo>
            </mrow>
            <mo stretchy="false">/</mo>
            <mn>2</mn>
          </mrow>
        </msup>
        <msup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i>r</mi>
                        <mrow>
                          <msup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n>2</mn>
                          </msup>
                          <mo stretchy="false">/</mo>
                          <mi>h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−</mo>
                          <mrow>
                            <mn>2</mn>
                            <mo stretchy="false">∗</mo>
                            <mi>r</mi>
                          </mrow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i>h</mi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∗</mo>
                  <mi>h</mi>
                </mrow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/</mo>
                  <msup>
                    <mi>r</mi>
                    <mn>2</mn>
                  </msup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  <mrow>
            <mn>1</mn>
            <mo stretchy="false">/</mo>
            <mn>2</mn>
          </mrow>
        </msup>
      </mfrac>
    </mrow>
    <annotation encoding="StarMath 5.0">lim csub {dt rightarrow 0}{{q(N_0)*%GAMMA(D/2)}over{2*%GAMMA((D-1)/2)*%GAMMA(1/2)*S_sfäär(sin(%alpha/2)*abs{vec X(N_0;T)- vec X};D-2)*c^2*%epsilon_0}}*{{(2*abs{vec X(N_0;T)- vec X(T)}-h(T))*h(T)/{abs{vec X(N_0;T)- vec X(T)}}^2-(2*abs{vec X(N_0;T+dt)- vec X(T+dt)}-h(T+dt))*h(T+dt)/{abs{vec X(N_0;T+dt)- vec X(T+dt)}}^2}over{d t}}*{((2*r(T)-h(T))*h(T)/r^2(T))^{(D-2)/2} over ((r(T)^2/h(T)-2*r(T)+h(T))*h(T)/r^2(T))^{1/2}}</annotation>
  </semantics>
</math>
</file>

<file path=Object 52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T</mi>
          </mrow>
          <mo fence="true" stretchy="false">)</mo>
        </mrow>
        <mo stretchy="false">=</mo>
        <mrow>
          <mn>2</mn>
          <mo stretchy="false">∗</mo>
          <mi>∠</mi>
        </mrow>
      </mrow>
      <mrow>
        <mo fence="true" stretchy="false">(</mo>
        <mrow>
          <mrow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%alpha(T)=2*∠(vec X(N_1;T);vec X(N_0;T);vec X(N_0;T)+vec v(N_0;T))</annotation>
  </semantics>
</math>
</file>

<file path=Object 5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frac>
                      <mrow>
                        <mi>X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sub>
                                  <mi>D</mi>
                                  <mn>0</mn>
                                </msub>
                                <mi>;</mi>
                                <mrow>
                                  <mi>t</mi>
                                  <mo stretchy="false">+</mo>
                                  <mi mathvariant="italic">dt</mi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sub>
                                <mi>D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  <mi mathvariant="italic">dt</mi>
                    </mfrac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;D_0;T)=X(N;D_0;T_0)+int csub {T_0} csup{T}(dt*({X(N_0;D_0;t+dt)-X(N_0;D_0;t)}over{dt}))</annotation>
  </semantics>
</math>
</file>

<file path=Object 54/content.xml><?xml version="1.0" encoding="utf-8"?>
<math xmlns="http://www.w3.org/1998/Math/MathML" display="block">
  <semantics>
    <mrow>
      <mrow>
        <mrow>
          <munder>
            <mi>lim</mi>
            <mrow>
              <mi mathvariant="italic">dt</mi>
              <mo stretchy="false">→</mo>
              <mn>0</mn>
            </mrow>
          </munder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row>
                        <mi>t</mi>
                        <mo stretchy="false">+</mo>
                        <mi mathvariant="italic">dt</mi>
                      </mrow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i>V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under>
                    <mi>lim</mi>
                    <mrow>
                      <mi mathvariant="italic">dt</mi>
                      <mo stretchy="false">→</mo>
                      <mn>0</mn>
                    </mrow>
                  </munder>
                  <mfrac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row>
                                  <mn>2</mn>
                                  <mo stretchy="false">∗</mo>
                                  <mi mathvariant="italic">dt</mi>
                                </mrow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n>2</mn>
                          <mo stretchy="false">∗</mo>
                          <mi>X</mi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i mathvariant="italic">dt</mi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  <msup>
                      <mi mathvariant="italic">dt</mi>
                      <mn>2</mn>
                    </msup>
                  </mfrac>
                </mrow>
              </mrow>
            </mrow>
            <mo fence="true" stretchy="false">)</mo>
          </mrow>
        </mrow>
      </mrow>
    </mrow>
    <annotation encoding="StarMath 5.0">lim csub {dt toward 0} {{X(N_0;D;t+dt)-X(N_0;D;t)}over{dt}}=V(N_0;D;T_0)+int csub {T_0} csup{T}(dt*lim csub {dt toward 0}{{X(N_0;D;t+2*dt)-2*X(N_0;D;t+dt)+X(N_0;D;t)}over{dt^2}})</annotation>
  </semantics>
</math>
</file>

<file path=Object 55/content.xml><?xml version="1.0" encoding="utf-8"?>
<math xmlns="http://www.w3.org/1998/Math/MathML" display="block">
  <semantics>
    <mrow>
      <mrow>
        <munder>
          <mi>lim</mi>
          <mrow>
            <mi mathvariant="italic">dt</mi>
            <mo stretchy="false">→</mo>
            <mn>0</mn>
          </mrow>
        </munder>
        <mfrac>
          <mrow>
            <mi>X</mi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row>
                        <mn>2</mn>
                        <mo stretchy="false">∗</mo>
                        <mi mathvariant="italic">dt</mi>
                      </mrow>
                    </mrow>
                  </mrow>
                </mrow>
                <mo fence="true" stretchy="false">)</mo>
              </mrow>
              <mo stretchy="false">−</mo>
              <mrow>
                <mn>2</mn>
                <mo stretchy="false">∗</mo>
                <mi>X</mi>
              </mrow>
            </mrow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i mathvariant="italic">dt</mi>
                    </mrow>
                  </mrow>
                </mrow>
                <mo fence="true" stretchy="false">)</mo>
              </mrow>
              <mo stretchy="false">+</mo>
              <mi>X</mi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D</mi>
                  <mi>;</mi>
                  <mi>t</mi>
                </mrow>
              </mrow>
              <mo fence="true" stretchy="false">)</mo>
            </mrow>
          </mrow>
          <msup>
            <mi mathvariant="italic">dt</mi>
            <mn>2</mn>
          </msup>
        </mfrac>
      </mrow>
      <mo stretchy="false">=</mo>
      <mfrac>
        <mrow>
          <mi>F</mi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i>t</mi>
              </mrow>
            </mrow>
            <mo fence="true" stretchy="false">)</mo>
          </mrow>
        </mrow>
        <mrow>
          <mi>m</mi>
          <mrow>
            <mo fence="true" stretchy="false">(</mo>
            <mrow>
              <msub>
                <mi>N</mi>
                <mn>0</mn>
              </msub>
            </mrow>
            <mo fence="true" stretchy="false">)</mo>
          </mrow>
        </mrow>
      </mfrac>
    </mrow>
    <annotation encoding="StarMath 5.0">lim csub {dt toward 0} {{X(N_0;D;t+2*dt)-2*X(N_0;D;t+dt)+X(N_0;D;t)}over{dt^2}}={F(N_0;D;t)} over {m(N_0)}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>N</mi>
          </munderover>
          <mrow>
            <mo fence="true" stretchy="false">(</mo>
            <mrow>
              <mrow>
                <mi>F</mi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n</mi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(N_0;D;T)=sum csub {n=0} csup N (F(N_0;n;D;T))</annotation>
  </semantics>
</math>
</file>

<file path=Object 57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row>
                      <munderover>
                        <mo stretchy="false">∫</mo>
                        <msub>
                          <mi>T</mi>
                          <mn>0</mn>
                        </msub>
                        <mi>t</mi>
                      </munderover>
                      <mrow>
                        <mo fence="true" stretchy="false">(</mo>
                        <mrow>
                          <mrow>
                            <mi mathvariant="italic">dt</mi>
                            <mo stretchy="false">∗</mo>
                            <mfrac>
                              <mrow>
                                <mrow>
                                  <munderover>
                                    <mo stretchy="false">∑</mo>
                                    <mrow>
                                      <mi>n</mi>
                                      <mo stretchy="false">=</mo>
                                      <mn>0</mn>
                                    </mrow>
                                    <mi>N</mi>
                                  </munderover>
                                  <mi>F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n</mi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i>m</mi>
                                <mrow>
                                  <mo fence="true" stretchy="false">(</mo>
                                  <mrow>
                                    <msub>
                                      <mi>N</mi>
                                      <mn>0</mn>
                                    </msub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_0;D;T)=X(N_0;D;T_0)+V(N_0;D;T_0)*(T-T_0)+int csub {T_0} csup{T}(dt*(int csub {T_0} csup{t}(dt*{{sum csub {n=0} csup N F(N_0;n;D;T)} over {m(N_0)}})))</annotation>
  </semantics>
</math>
</file>

<file path=Object 5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1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2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3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4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1]#
    [N-keha probleemi võrrand 2]#
    [N-keha probleemi võrrand 3]#
    [N-keha probleemi võrrand 4]
  }
right none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o fence="true" stretchy="false">(</mo>
        <mrow>
          <mrow>
            <msub>
              <mi>N</mi>
              <mn>0</mn>
            </msub>
            <mi>;</mi>
            <msub>
              <mi>N</mi>
              <mn>1</mn>
            </msub>
            <mi>;</mi>
            <mi>D</mi>
            <mi>;</mi>
            <mi>T</mi>
          </mrow>
        </mrow>
        <mo fence="true" stretchy="false">)</mo>
      </mrow>
    </mrow>
    <annotation encoding="StarMath 5.0">F(N_0;N_1;D;T)=F_gravitatsiooniline(N_0;N_1;D;T)</annotation>
  </semantics>
</math>
</file>

<file path=Object 6/content.xml><?xml version="1.0" encoding="utf-8"?>
<math xmlns="http://www.w3.org/1998/Math/MathML" display="block">
  <semantics>
    <mrow>
      <mrow>
        <munder>
          <mo stretchy="false">∫</mo>
          <mrow>
            <mover accent="true">
              <mi>x</mi>
              <mo stretchy="false">⃗</mo>
            </mover>
            <mo stretchy="false">∈</mo>
            <mi>S</mi>
          </mrow>
        </munder>
        <mrow>
          <mo fence="true" stretchy="false">(</mo>
          <mrow>
            <mrow>
              <msub>
                <mi>E</mi>
                <mrow>
                  <mi mathvariant="italic">pinnaga</mi>
                  <mi mathvariant="italic">risti</mi>
                </mrow>
              </msub>
              <mrow>
                <mo fence="true" stretchy="false">(</mo>
                <mrow>
                  <mover accent="true">
                    <mi>x</mi>
                    <mo stretchy="false">⃗</mo>
                  </mover>
                </mrow>
                <mo fence="true" stretchy="false">)</mo>
              </mrow>
            </mrow>
          </mrow>
          <mo fence="true" stretchy="false">)</mo>
        </mrow>
      </mrow>
      <mo stretchy="false">=</mo>
      <mrow>
        <mrow>
          <munder>
            <mo stretchy="false">∑</mo>
            <mrow>
              <mover accent="true">
                <mi>x</mi>
                <mo stretchy="false">⃗</mo>
              </mover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∈</mo>
                <mi>V</mi>
              </mrow>
            </mrow>
          </munder>
          <mrow>
            <mo fence="true" stretchy="false">(</mo>
            <mrow>
              <mrow>
                <mi>q</mi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</mrow>
            <mo fence="true" stretchy="false">)</mo>
          </mrow>
        </mrow>
        <mo stretchy="false">/</mo>
        <msub>
          <mi mathvariant="normal">ϵ</mi>
          <mn>0</mn>
        </msub>
      </mrow>
    </mrow>
    <annotation encoding="StarMath 5.0">int csub {vec x in S} (E_{pinnaga risti}(vec x))={sum csub {vec x(n) in V} (q(n))}/%epsilon_0</annotation>
  </semantics>
</math>
</file>

<file path=Object 60/content.xml><?xml version="1.0" encoding="utf-8"?>
<math xmlns="http://www.w3.org/1998/Math/MathML" display="block">
  <semantics>
    <mrow>
      <msub>
        <mi>F</mi>
        <mi mathvariant="italic">gravitatsiooniline</mi>
      </msub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sub>
                  <mi>F</mi>
                  <mi mathvariant="italic">gravitatsiooniline</mi>
                </msub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true">|</mo>
          </mrow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1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i>D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d</mi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n>1</mn>
                <mo stretchy="false">/</mo>
                <mn>2</mn>
              </mrow>
            </msup>
          </mfrac>
        </mrow>
      </mrow>
    </mrow>
    <annotation encoding="StarMath 5.0">F_gravitatsiooniline(N_0;N_1;D;T)=abs{F_gravitatsiooniline(N_0;N_1;D;T)}*{{X(N_0;D;T)-X(N_1;D;T)}over{(sum csub {d=0} csup D ((X(N_1;d;T)-X(N_0;d;T))^2))^{1/2}}}</annotation>
  </semantics>
</math>
</file>

<file path=Object 61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gravitatsioon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i>m</mi>
          <mrow>
            <mrow>
              <mo fence="true" stretchy="false">(</mo>
              <mrow>
                <msub>
                  <mi>N</mi>
                  <mn>0</mn>
                </msub>
              </mrow>
              <mo fence="true" stretchy="false">)</mo>
            </mrow>
            <mo stretchy="false">∗</mo>
            <mi>m</mi>
          </mrow>
          <mrow>
            <mrow>
              <mo fence="true" stretchy="false">(</mo>
              <mrow>
                <msub>
                  <mi>N</mi>
                  <mn>1</mn>
                </msub>
              </mrow>
              <mo fence="true" stretchy="false">)</mo>
            </mrow>
            <mo stretchy="false">∗</mo>
            <mi>G</mi>
          </mrow>
        </mrow>
        <mrow>
          <munderover>
            <mo stretchy="false">∑</mo>
            <mrow>
              <mi>d</mi>
              <mo stretchy="false">=</mo>
              <mn>0</mn>
            </mrow>
            <mi>D</mi>
          </munderover>
          <mrow>
            <mo fence="true" stretchy="false">(</mo>
            <mrow>
              <msup>
                <mrow>
                  <mo fence="true" stretchy="false">(</mo>
                  <mrow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)</mo>
          </mrow>
        </mrow>
      </mfrac>
    </mrow>
    <annotation encoding="StarMath 5.0">abs{F_gravitatsiooniline(N_0;N_1;T)}= {m(N_0)*m(N_1)*G} over {sum csub {d=0} csup D ((X(N_1;d;T)-X(N_0;d;T))^2)} </annotation>
  </semantics>
</math>
</file>

<file path=Object 6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5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6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7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8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5]#
    [N-keha probleemi võrrand 6]#
    [N-keha probleemi võrrand 7]#
    [N-keha probleemi võrrand 8]
  }
right none</annotation>
  </semantics>
</math>
</file>

<file path=Object 6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row>
                      <munderover>
                        <mo stretchy="false">∫</mo>
                        <msub>
                          <mi>T</mi>
                          <mn>0</mn>
                        </msub>
                        <mi>t</mi>
                      </munderover>
                      <mrow>
                        <mo fence="true" stretchy="false">(</mo>
                        <mrow>
                          <mrow>
                            <mi mathvariant="italic">dt</mi>
                            <mo stretchy="false">∗</mo>
                            <mfrac>
                              <mrow>
                                <mi>G</mi>
                                <mo stretchy="false">∗</mo>
                                <mrow>
                                  <munderover>
                                    <mo stretchy="false">∑</mo>
                                    <mrow>
                                      <mi>n</mi>
                                      <mo stretchy="false">=</mo>
                                      <mn>0</mn>
                                    </mrow>
                                    <mi>N</mi>
                                  </munderover>
                                  <mrow>
                                    <mo fence="true" stretchy="false">(</mo>
                                    <mrow>
                                      <mrow>
                                        <mi>m</mi>
                                        <mrow>
                                          <mo fence="true" stretchy="false">(</mo>
                                          <mrow>
                                            <msub>
                                              <mi>N</mi>
                                              <mn>1</mn>
                                            </msub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sup>
                                <mrow>
                                  <mo fence="true" stretchy="false">(</mo>
                                  <mrow>
                                    <mrow>
                                      <munderover>
                                        <mo stretchy="false">∑</mo>
                                        <mrow>
                                          <mi>d</mi>
                                          <mo stretchy="false">=</mo>
                                          <mn>0</mn>
                                        </mrow>
                                        <mi>D</mi>
                                      </munderover>
                                      <mrow>
                                        <mo fence="true" stretchy="false">(</mo>
                                        <mrow>
                                          <msup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i>X</mi>
                                                  <mrow>
                                                    <mrow>
                                                      <mo fence="true" stretchy="false">(</mo>
                                                      <mrow>
                                                        <mrow>
                                                          <msub>
                                                            <mi>N</mi>
                                                            <mn>1</mn>
                                                          </msub>
                                                          <mi>;</mi>
                                                          <mi>d</mi>
                                                          <mi>;</mi>
                                                          <mi>T</mi>
                                                        </mrow>
                                                      </mrow>
                                                      <mo fence="true" stretchy="false">)</mo>
                                                    </mrow>
                                                    <mo stretchy="false">−</mo>
                                                    <mi>X</mi>
                                                  </mrow>
                                                  <mrow>
                                                    <mo fence="true" stretchy="false">(</mo>
                                                    <mrow>
                                                      <mrow>
                                                        <msub>
                                                          <mi>N</mi>
                                                          <mn>0</mn>
                                                        </msub>
                                                        <mi>;</mi>
                                                        <mi>d</mi>
                                                        <mi>;</mi>
                                                        <mi>T</mi>
                                                      </mrow>
                                                    </mrow>
                                                    <mo fence="true" stretchy="false">)</mo>
                                                  </mrow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n>2</mn>
                                          </msup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row>
                                  <mn>3</mn>
                                  <mo stretchy="false">/</mo>
                                  <mn>2</mn>
                                </mrow>
                              </msup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_0;D;T)=X(N_0;D;T_0)+V(N_0;D;T_0)*(T-T_0)+int csub {T_0} csup{T}(dt*(int csub {T_0} csup{t}(dt*{{G*sum csub {n=0} csup N (m(N_1))} over {(sum csub {d=0} csup D ((X(N_1;d;T)-X(N_0;d;T))^2))^{3/2}}})))</annotation>
  </semantics>
</math>
</file>

<file path=Object 64/content.xml><?xml version="1.0" encoding="utf-8"?>
<math xmlns="http://www.w3.org/1998/Math/MathML" display="block">
  <semantics>
    <mrow>
      <mi>h</mi>
      <mo stretchy="false">=</mo>
      <mrow>
        <mrow>
          <mo fence="true" stretchy="true">|</mo>
          <mrow>
            <mrow>
              <mover accent="true">
                <mi>X</mi>
                <mo stretchy="false">⃗</mo>
              </mover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T</mi>
                    </mrow>
                  </mrow>
                  <mo fence="true" stretchy="false">)</mo>
                </mrow>
                <mo stretchy="false">−</mo>
                <mover accent="true">
                  <mi>X</mi>
                  <mo stretchy="false">⃗</mo>
                </mover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true">|</mo>
        </mrow>
        <mo stretchy="false">∗</mo>
        <mrow>
          <mo fence="true" stretchy="false">(</mo>
          <mrow>
            <mrow>
              <mrow>
                <mn>1</mn>
                <mo stretchy="false">−</mo>
                <mi>cos</mi>
              </mrow>
              <mrow>
                <mo fence="true" stretchy="false">(</mo>
                <mrow>
                  <mrow>
                    <mi mathvariant="normal">α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/</mo>
                      <mn>2</mn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h=abs{vec X(N_0;T)- vec X(T)}*(1-cos(%alpha(T)/2))</annotation>
  </semantics>
</math>
</file>

<file path=Object 6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8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9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8] #
    [magnetismi võrrand9]
  }
right none</annotation>
  </semantics>
</math>
</file>

<file path=Object 66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sub>
                <mi>N</mi>
                <mn>0</mn>
              </msub>
              <mi>;</mi>
              <mover accent="true">
                <mi>X</mi>
                <mo stretchy="false">⃗</mo>
              </mover>
              <mi>;</mi>
              <mrow>
                <mi>T</mi>
                <mo stretchy="false">+</mo>
                <mrow>
                  <mrow>
                    <mo fence="true" stretchy="false">(</mo>
                    <mrow>
                      <mrow>
                        <mrow>
                          <mover accent="true">
                            <mi>X</mi>
                            <mo stretchy="false">⃗</mo>
                          </mover>
                          <mo stretchy="false">−</mo>
                          <mover accent="true">
                            <mi>X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sub>
                              <mi>N</mi>
                              <mn>0</mn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/</mo>
                  <mi>c</mi>
                </mrow>
              </mrow>
            </mrow>
          </mrow>
          <mo fence="true" stretchy="false">)</mo>
        </mrow>
        <mo stretchy="false">=</mo>
        <mrow>
          <munder>
            <mi>lim</mi>
            <mrow>
              <mi mathvariant="italic">dt</mi>
              <mo stretchy="false">→</mo>
              <mn>0</mn>
            </mrow>
          </munder>
          <mfrac>
            <mrow>
              <mi>q</mi>
              <mrow>
                <mrow>
                  <mo fence="true" stretchy="false">(</mo>
                  <mrow>
                    <msub>
                      <mi>N</mi>
                      <mn>0</mn>
                    </msub>
                  </mrow>
                  <mo fence="true" stretchy="false">)</mo>
                </mrow>
                <mo stretchy="false">∗</mo>
                <mi mathvariant="normal">Γ</mi>
              </mrow>
              <mrow>
                <mrow>
                  <mo fence="true" stretchy="false">(</mo>
                  <mrow>
                    <mrow>
                      <mi>D</mi>
                      <mo stretchy="false">/</mo>
                      <mn>2</mn>
                    </mrow>
                  </mrow>
                  <mo fence="true" stretchy="false">)</mo>
                </mrow>
                <mo stretchy="false">∗</mo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sup>
                            <mi>cos</mi>
                            <mn>2</mn>
                          </msup>
                        </mrow>
                        <msup>
                          <mrow>
                            <mo fence="true" stretchy="false">(</mo>
                            <mrow>
                              <mrow>
                                <mi mathvariant="normal">α</mi>
                                <mrow>
                                  <mrow>
                                    <mo fence="true" stretchy="false">(</mo>
                                    <mrow>
                                      <mi>T</mi>
                                    </mrow>
                                    <mo fence="true" stretchy="false">)</mo>
                                  </mrow>
                                  <mo stretchy="false">/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D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up>
                <mo stretchy="false">∗</mo>
                <mrow>
                  <mo fence="true" stretchy="false">(</mo>
                  <mrow>
                    <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i mathvariant="normal">α</mi>
                              <mrow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  <mo stretchy="false">/</mo>
                                <mn>2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 mathvariant="normal">α</mi>
                            <mrow>
                              <mrow>
                                <mo fence="true" stretchy="false">(</mo>
                                <mrow>
                                  <mrow>
                                    <mi>T</mi>
                                    <mo stretchy="false">+</mo>
                                    <mi mathvariant="italic">dt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row>
              <mi>cos</mi>
              <mrow>
                <mrow>
                  <mo fence="true" stretchy="false">(</mo>
                  <mrow>
                    <mrow>
                      <mi mathvariant="normal">α</mi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/</mo>
                        <mn>2</mn>
                      </mrow>
                    </mrow>
                  </mrow>
                  <mo fence="true" stretchy="false">)</mo>
                </mrow>
                <mo stretchy="false">∗</mo>
                <mn>2</mn>
                <mo stretchy="false">∗</mo>
                <mi mathvariant="normal">Γ</mi>
              </mrow>
              <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i>D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row>
                  <mo fence="true" stretchy="false">)</mo>
                </mrow>
                <mo stretchy="false">∗</mo>
                <mi mathvariant="normal">Γ</mi>
              </mrow>
              <mrow>
                <mrow>
                  <mo fence="true" stretchy="false">(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)</mo>
                </mrow>
                <mo stretchy="false">∗</mo>
                <msub>
                  <mi>S</mi>
                  <mi mathvariant="italic">sfäär</mi>
                </msub>
              </mrow>
              <mrow>
                <mrow>
                  <mo fence="true" stretchy="false">(</mo>
                  <mrow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sup>
                                  <mi>cos</mi>
                                  <mn>2</mn>
                                </msup>
                              </mrow>
                              <msup>
                                <mrow>
                                  <mo fence="true" stretchy="false">(</mo>
                                  <mrow>
                                    <mrow>
                                      <mi mathvariant="normal">α</mi>
                                      <mrow>
                                        <mrow>
                                          <mo fence="true" stretchy="false">(</mo>
                                          <mrow>
                                            <mi>T</mi>
                                          </mrow>
                                          <mo fence="true" stretchy="false">)</mo>
                                        </mrow>
                                        <mo stretchy="false">/</mo>
                                        <mn>2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row>
                                  <mn>1</mn>
                                  <mo stretchy="false">/</mo>
                                  <mn>2</mn>
                                </mrow>
                              </msup>
                            </mrow>
                          </mrow>
                          <mo fence="true" stretchy="false">)</mo>
                        </mrow>
                        <mo stretchy="false">∗</mo>
                        <mrow>
                          <mo fence="true" stretchy="true">|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</mrow>
                          </mrow>
                          <mo fence="true" stretchy="true">|</mo>
                        </mrow>
                      </mrow>
                      <mi>;</mi>
                      <mrow>
                        <mi>D</mi>
                        <mo stretchy="false">−</mo>
                        <mn>2</mn>
                      </mrow>
                    </mrow>
                  </mrow>
                  <mo fence="true" stretchy="false">)</mo>
                </mrow>
                <mo stretchy="false">∗</mo>
                <msup>
                  <mi>c</mi>
                  <mn>2</mn>
                </msup>
                <mo stretchy="false">∗</mo>
                <msub>
                  <mi mathvariant="normal">ϵ</mi>
                  <mn>0</mn>
                </msub>
                <mo stretchy="false">∗</mo>
                <mi mathvariant="italic">dt</mi>
              </mrow>
            </mrow>
          </mfrac>
        </mrow>
      </mrow>
    </mrow>
    <annotation encoding="StarMath 5.0">B(N_0;vec X;T+(vec X - vec X(N_0))/c)=lim csub {dt rightarrow 0}{{q(N_0)*%GAMMA(D/2)*(1-Cos^2(%alpha(T)/2)^2)^{(D-2)/2}*(cos^2(%alpha(T)/2)-cos^2(%alpha(T+dt)/2))}over{cos(%alpha(T)/2)*2*%GAMMA((D-1)/2)*%GAMMA(1/2)*S_sfäär((1-cos^2(%alpha(T)/2)^{1/2})*abs{vec X(N_0;T)- vec X};D-2)*c^2*%epsilon_0*dt}}</annotation>
  </semantics>
</math>
</file>

<file path=Object 67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T</mi>
          </mrow>
          <mo fence="true" stretchy="false">)</mo>
        </mrow>
        <mo stretchy="false">=</mo>
        <mrow>
          <mn>2</mn>
          <mo stretchy="false">∗</mo>
          <mi>∠</mi>
        </mrow>
      </mrow>
      <mrow>
        <mo fence="true" stretchy="false">(</mo>
        <mrow>
          <mrow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%alpha(T)=2*∠(vec X(N_1;T);vec X(N_0;T);vec X(N_0;T)+vec v(N_0;T))</annotation>
  </semantics>
</math>
</file>

<file path=Object 68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T</mi>
          </mrow>
          <mo fence="true" stretchy="false">)</mo>
        </mrow>
        <mo stretchy="false">=</mo>
        <mrow>
          <mn>2</mn>
          <mo stretchy="false">∗</mo>
          <mi>arccos</mi>
        </mrow>
      </mrow>
      <mrow>
        <mo fence="true" stretchy="false">(</mo>
        <mrow>
          <mfrac>
            <mrow>
              <mover accent="true">
                <mi>v</mi>
                <mo stretchy="false">⃗</mo>
              </mover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T</mi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over accent="true">
                        <mi>X</mi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over accent="true">
                          <mi>X</mi>
                          <mo stretchy="false">⃗</mo>
                        </mover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row>
              <mrow>
                <mo fence="true" stretchy="true">|</mo>
                <mrow>
                  <mrow>
                    <mover accent="true">
                      <mi>X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T</mi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>X</mi>
                        <mo stretchy="false">⃗</mo>
                      </mover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∗</mo>
              <mrow>
                <mo fence="true" stretchy="true">|</mo>
                <mrow>
                  <mrow>
                    <mi>v</mi>
                    <mrow>
                      <mo fence="true" stretchy="false">(</mo>
                      <mrow>
                        <mrow>
                          <msub>
                            <mi>N</mi>
                            <mn>0</mn>
                          </msub>
                          <mi>;</mi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</mfrac>
        </mrow>
        <mo fence="true" stretchy="false">)</mo>
      </mrow>
    </mrow>
    <annotation encoding="StarMath 5.0">%alpha(T)=2*arccos({vec v(N_0;T)*(vec X(N_0;T)- vec X(T))}over{abs{vec X(N_0;T)- vec X(T)}*abs{v(N_0;T)}})</annotation>
  </semantics>
</math>
</file>

<file path=Object 69/content.xml><?xml version="1.0" encoding="utf-8"?>
<math xmlns="http://www.w3.org/1998/Math/MathML" display="block">
  <semantics>
    <mrow>
      <mi mathvariant="italic">elektrivälja</mi>
      <mi mathvariant="italic">definitsioonist</mi>
    </mrow>
    <annotation encoding="StarMath 5.0">elektrivälja definitsioonist</annotation>
  </semantics>
</math>
</file>

<file path=Object 70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elektr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i>E</mi>
        <mo stretchy="false">∗</mo>
        <mi>q</mi>
      </mrow>
    </mrow>
    <annotation encoding="StarMath 5.0">abs{F_elektriline(N_0;N_1;T)}= E*q</annotation>
  </semantics>
</math>
</file>

<file path=Object 7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frac>
            <mrow>
              <munder>
                <mo stretchy="false">∫</mo>
                <mrow>
                  <mover accent="true">
                    <mi>x</mi>
                    <mo stretchy="false">⃗</mo>
                  </mover>
                  <mo stretchy="false">∈</mo>
                  <mi>S</mi>
                </mrow>
              </munder>
              <mrow>
                <mo fence="true" stretchy="false">(</mo>
                <mrow>
                  <mrow>
                    <msub>
                      <mi>E</mi>
                      <mrow>
                        <mi mathvariant="italic">alaga</mi>
                        <mi mathvariant="italic">risti</mi>
                      </mrow>
                    </msub>
                    <mrow>
                      <mo fence="true" stretchy="false">(</mo>
                      <mrow>
                        <mover accent="true">
                          <mi>x</mi>
                          <mo stretchy="false">⃗</mo>
                        </mover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row>
                <msub>
                  <mi mathvariant="normal">ϵ</mi>
                  <mn>0</mn>
                </msub>
                <mo stretchy="false">∗</mo>
                <msub>
                  <mi>S</mi>
                  <mi mathvariant="italic">sfäär</mi>
                </msub>
              </mrow>
              <mrow>
                <mo fence="true" stretchy="false">(</mo>
                <mrow>
                  <mrow>
                    <mi>X</mi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1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  <mo stretchy="false">−</mo>
                      <mi>X</mi>
                    </mrow>
                    <mrow>
                      <mo fence="true" stretchy="false">(</mo>
                      <mrow>
                        <mrow>
                          <msub>
                            <mi>N</mi>
                            <mn>0</mn>
                          </msub>
                          <mi>;</mi>
                          <mi>d</mi>
                          <mi>;</mi>
                          <mi>T</mi>
                        </mrow>
                      </mrow>
                      <mo fence="true" stretchy="false">)</mo>
                    </mrow>
                    <mi>;</mi>
                    <mrow>
                      <mi>D</mi>
                      <mo stretchy="false">−</mo>
                      <mn>1</mn>
                    </mrow>
                  </mrow>
                </mrow>
                <mo fence="true" stretchy="false">)</mo>
              </mrow>
            </mrow>
          </mfrac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i>X</mi>
                  <mrow>
                    <mrow>
                      <mo fence="true" stretchy="false">(</mo>
                      <mrow>
                        <mrow>
                          <msub>
                            <mi>N</mi>
                            <mn>1</mn>
                          </msub>
                          <mi>;</mi>
                          <mi>d</mi>
                          <mi>;</mi>
                          <mi>T</mi>
                        </mrow>
                      </mrow>
                      <mo fence="true" stretchy="false">)</mo>
                    </mrow>
                    <mo stretchy="false">−</mo>
                    <mi>X</mi>
                  </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d</mi>
                        <mi>;</mi>
                        <mi>T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</mrow>
      </mrow>
    </mrow>
    <annotation encoding="StarMath 5.0">E(N_0;D;T)=int csub {vec x in S} (E_{alaga risti}(vec x))over {%epsilon_0*S_sfäär(X(N_1;d;T)-X(N_0;d;T);D-1)}*{{X(N_1;D;T)-X(N_0;D;T)}over{abs{X(N_1;d;T)-X(N_0;d;T)}}}</annotation>
  </semantics>
</math>
</file>

<file path=Object 72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F</mi>
              <mo stretchy="false">⃗</mo>
            </mover>
          </mrow>
          <mo fence="true" stretchy="true">|</mo>
        </mrow>
        <mo stretchy="false">=</mo>
        <mi>q</mi>
      </mrow>
      <mrow>
        <mrow>
          <mo fence="true" stretchy="false">(</mo>
          <mrow>
            <msub>
              <mi>N</mi>
              <mn>0</mn>
            </msub>
          </mrow>
          <mo fence="true" stretchy="false">)</mo>
        </mrow>
        <mo stretchy="false">∗</mo>
        <mrow>
          <mo fence="true" stretchy="true">|</mo>
          <mrow>
            <mrow>
              <mi>B</mi>
              <mrow>
                <mo fence="true" stretchy="false">(</mo>
                <mrow>
                  <mrow>
                    <mover accent="true">
                      <mi>X</mi>
                      <mo stretchy="false">⃗</mo>
                    </mover>
                    <mrow>
                      <mo fence="true" stretchy="false">(</mo>
                      <mrow>
                        <msub>
                          <mi>N</mi>
                          <mn>0</mn>
                        </msub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true">|</mo>
        </mrow>
        <mo stretchy="false">∗</mo>
        <mrow>
          <mo fence="true" stretchy="true">|</mo>
          <mrow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</mrow>
          </mrow>
          <mo fence="true" stretchy="true">|</mo>
        </mrow>
        <mo stretchy="false">∗</mo>
        <mi>sin</mi>
      </mrow>
      <mrow>
        <mo fence="true" stretchy="false">(</mo>
        <mrow>
          <mi mathvariant="normal">α</mi>
        </mrow>
        <mo fence="true" stretchy="false">)</mo>
      </mrow>
    </mrow>
    <annotation encoding="StarMath 5.0">abs{vec F}=q(N_0)*abs{B(vec X(N_0))}*abs{vec v(N_0;T)}*sin(%alpha)</annotation>
  </semantics>
</math>
</file>

<file path=Object 7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definitsioon</mi>
                    <mn>9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definitsioon</mi>
                    <mn>3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definitsioon9]#
    [definitsioon3]
  }
right none</annotation>
  </semantics>
</math>
</file>

<file path=Object 7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frac>
            <mrow>
              <mi>q</mi>
              <mrow>
                <mrow>
                  <mo fence="true" stretchy="false">(</mo>
                  <mrow>
                    <msub>
                      <mi>N</mi>
                      <mn>0</mn>
                    </msub>
                  </mrow>
                  <mo fence="true" stretchy="false">)</mo>
                </mrow>
                <mo stretchy="false">∗</mo>
                <mi>q</mi>
              </mrow>
              <mrow>
                <mo fence="true" stretchy="false">(</mo>
                <mrow>
                  <msub>
                    <mi>N</mi>
                    <mn>1</mn>
                  </msub>
                </mrow>
                <mo fence="true" stretchy="false">)</mo>
              </mrow>
            </mrow>
            <mrow>
              <mrow>
                <msub>
                  <mi mathvariant="normal">ϵ</mi>
                  <mn>0</mn>
                </msub>
                <mo stretchy="false">∗</mo>
                <msub>
                  <mi>S</mi>
                  <mi mathvariant="italic">sfäär</mi>
                </msub>
              </mrow>
              <mrow>
                <mo fence="true" stretchy="false">(</mo>
                <mrow>
                  <mrow>
                    <mi>X</mi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1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  <mo stretchy="false">−</mo>
                      <mi>X</mi>
                    </mrow>
                    <mrow>
                      <mo fence="true" stretchy="false">(</mo>
                      <mrow>
                        <mrow>
                          <msub>
                            <mi>N</mi>
                            <mn>0</mn>
                          </msub>
                          <mi>;</mi>
                          <mi>d</mi>
                          <mi>;</mi>
                          <mi>T</mi>
                        </mrow>
                      </mrow>
                      <mo fence="true" stretchy="false">)</mo>
                    </mrow>
                    <mi>;</mi>
                    <mrow>
                      <mi>D</mi>
                      <mo stretchy="false">−</mo>
                      <mn>1</mn>
                    </mrow>
                  </mrow>
                </mrow>
                <mo fence="true" stretchy="false">)</mo>
              </mrow>
            </mrow>
          </mfrac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i>X</mi>
                  <mrow>
                    <mrow>
                      <mo fence="true" stretchy="false">(</mo>
                      <mrow>
                        <mrow>
                          <msub>
                            <mi>N</mi>
                            <mn>1</mn>
                          </msub>
                          <mi>;</mi>
                          <mi>d</mi>
                          <mi>;</mi>
                          <mi>T</mi>
                        </mrow>
                      </mrow>
                      <mo fence="true" stretchy="false">)</mo>
                    </mrow>
                    <mo stretchy="false">−</mo>
                    <mi>X</mi>
                  </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d</mi>
                        <mi>;</mi>
                        <mi>T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</mrow>
      </mrow>
    </mrow>
    <annotation encoding="StarMath 5.0">E(N_0;N_1;D;T)={q(N_0)*q(N_1)} over {%epsilon_0*S_sfäär(X(N_1;d;T)-X(N_0;d;T);D-1)}*{{X(N_1;D;T)-X(N_0;D;T)}over{abs{X(N_1;d;T)-X(N_0;d;T)}}}</annotation>
  </semantics>
</math>
</file>

<file path=Object 75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elektr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i>q</mi>
          <mrow>
            <mrow>
              <mo fence="true" stretchy="false">(</mo>
              <mrow>
                <msub>
                  <mi>N</mi>
                  <mn>0</mn>
                </msub>
              </mrow>
              <mo fence="true" stretchy="false">)</mo>
            </mrow>
            <mo stretchy="false">∗</mo>
            <mi>q</mi>
          </mrow>
          <mrow>
            <mo fence="true" stretchy="false">(</mo>
            <mrow>
              <msub>
                <mi>N</mi>
                <mn>1</mn>
              </msub>
            </mrow>
            <mo fence="true" stretchy="false">)</mo>
          </mrow>
        </mrow>
        <mrow>
          <mrow>
            <mrow>
              <mo fence="true" stretchy="false">(</mo>
              <mrow>
                <mrow>
                  <mn>4</mn>
                  <mo stretchy="false">∗</mo>
                  <mi mathvariant="normal">π</mi>
                  <mo stretchy="false">∗</mo>
                  <msub>
                    <mi mathvariant="normal">ϵ</mi>
                    <mn>0</mn>
                  </msub>
                </mrow>
              </mrow>
              <mo fence="true" stretchy="false">)</mo>
            </mrow>
            <mo stretchy="false">∗</mo>
            <msup>
              <mi>r</mi>
              <mn>2</mn>
            </msup>
          </mrow>
          <mrow>
            <mo fence="true" stretchy="false">(</mo>
            <mrow>
              <mrow>
                <msub>
                  <mi>N</mi>
                  <mn>0</mn>
                </msub>
                <mi>;</mi>
                <msub>
                  <mi>N</mi>
                  <mn>1</mn>
                </msub>
                <mi>;</mi>
                <mi>T</mi>
              </mrow>
            </mrow>
            <mo fence="true" stretchy="false">)</mo>
          </mrow>
        </mrow>
      </mfrac>
    </mrow>
    <annotation encoding="StarMath 5.0">abs{F_elektriline(N_0;N_1;T)}= {q(N_0)*q(N_1)} over {(4*%pi*%epsilon_0)*r^2(N_0;N_1;T)} </annotation>
  </semantics>
</math>
</file>

<file path=Object 76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T</mi>
          </mrow>
          <mo fence="true" stretchy="false">)</mo>
        </mrow>
        <mo stretchy="false">=</mo>
        <mrow>
          <mn>2</mn>
          <mo stretchy="false">∗</mo>
          <mi>∠</mi>
        </mrow>
      </mrow>
      <mrow>
        <mo fence="true" stretchy="false">(</mo>
        <mrow>
          <mrow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  <mi>;</mi>
            <mover accent="true">
              <mi>X</mi>
              <mo stretchy="false">⃗</mo>
            </mover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  <mo stretchy="false">+</mo>
              <mover accent="true">
                <mi>v</mi>
                <mo stretchy="false">⃗</mo>
              </mover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false">)</mo>
      </mrow>
    </mrow>
    <annotation encoding="StarMath 5.0">%alpha(T)=2*∠(vec X(N_1;T);vec X(N_0;T);vec X(N_0;T)+vec v(N_0;T))</annotation>
  </semantics>
</math>
</file>

<file path=Object 7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10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11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10] #
    [magnetismi võrrand11]
  }
right none</annotation>
  </semantics>
</math>
</file>

<file path=Object 78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sub>
                <mi>N</mi>
                <mn>0</mn>
              </msub>
              <mi>;</mi>
              <mover accent="true">
                <mi>X</mi>
                <mo stretchy="false">⃗</mo>
              </mover>
              <mi>;</mi>
              <mrow>
                <mi>T</mi>
                <mo stretchy="false">+</mo>
                <mrow>
                  <mrow>
                    <mo fence="true" stretchy="false">(</mo>
                    <mrow>
                      <mrow>
                        <mrow>
                          <mover accent="true">
                            <mi>X</mi>
                            <mo stretchy="false">⃗</mo>
                          </mover>
                          <mo stretchy="false">−</mo>
                          <mover accent="true">
                            <mi>X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sub>
                              <mi>N</mi>
                              <mn>0</mn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/</mo>
                  <mi>c</mi>
                </mrow>
              </mrow>
            </mrow>
          </mrow>
          <mo fence="true" stretchy="false">)</mo>
        </mrow>
        <mo stretchy="false">=</mo>
        <mrow>
          <mrow>
            <munder>
              <mi>lim</mi>
              <mrow>
                <mi mathvariant="italic">dt</mi>
                <mo stretchy="false">→</mo>
                <mn>0</mn>
              </mrow>
            </munder>
            <mfrac>
              <mrow>
                <mi>q</mi>
                <mrow>
                  <mrow>
                    <mo fence="true" stretchy="false">(</mo>
                    <mrow>
                      <msub>
                        <mi>N</mi>
                        <mn>0</mn>
                      </msub>
                    </mrow>
                    <mo fence="true" stretchy="false">)</mo>
                  </mrow>
                  <mo stretchy="false">∗</mo>
                  <mi mathvariant="normal">Γ</mi>
                </mrow>
                <mrow>
                  <mrow>
                    <mo fence="true" stretchy="false">(</mo>
                    <mrow>
                      <mrow>
                        <mi>D</mi>
                        <mo stretchy="false">/</mo>
                        <mn>2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o fence="true" stretchy="true">|</mo>
                                  <mrow>
                                    <mrow>
                                      <mover accent="true">
                                        <mi>X</mi>
                                        <mo stretchy="false">⃗</mo>
                                      </mover>
                                      <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N</mi>
                                                <mn>0</mn>
                                              </msub>
                                              <mi>;</mi>
                                              <mi>T</mi>
                                            </mrow>
                                          </mrow>
                                          <mo fence="true" stretchy="false">)</mo>
                                        </mrow>
                                        <mo stretchy="false">−</mo>
                                        <mover accent="true">
                                          <mi>X</mi>
                                          <mo stretchy="false">⃗</mo>
                                        </mover>
                                      </mrow>
                                    </mrow>
                                  </mrow>
                                  <mo fence="true" stretchy="true">|</mo>
                                </mrow>
                                <mo stretchy="false">∗</mo>
                                <mrow>
                                  <mo fence="true" stretchy="true">|</mo>
                                  <mrow>
                                    <mrow>
                                      <mi>v</mi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0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row>
                                <mover accent="true">
                                  <mi>v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row>
                                    <mo fence="true" stretchy="false">(</mo>
                                    <mrow>
                                      <mrow>
                                        <mover accent="true">
                                          <mi>X</mi>
                                          <mo stretchy="false">⃗</mo>
                                        </mover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N</mi>
                                                  <mn>0</mn>
                                                </msub>
                                                <mi>;</mi>
                                                <mi>T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−</mo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</mrow>
                                        <mrow>
                                          <mo fence="true" stretchy="false">(</mo>
                                          <mrow>
                                            <mi>T</mi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  <mo fence="true" stretchy="false">)</mo>
                  </mrow>
                </mrow>
              </mrow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over accent="true">
                                  <mi>X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over accent="true">
                                    <mi>X</mi>
                                    <mo stretchy="false">⃗</mo>
                                  </mover>
                                </mrow>
                              </mrow>
                            </mrow>
                            <mo fence="true" stretchy="true">|</mo>
                          </mrow>
                          <mo stretchy="false">∗</mo>
                          <mrow>
                            <mo fence="true" stretchy="true">|</mo>
                            <mrow>
                              <mrow>
                                <mi>v</mi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  <mrow>
                      <mi>D</mi>
                      <mo stretchy="false">−</mo>
                      <mn>3</mn>
                    </mrow>
                  </msup>
                  <mo stretchy="false">∗</mo>
                  <mover accent="true">
                    <mi>v</mi>
                    <mo stretchy="false">⃗</mo>
                  </mover>
                </mrow>
                <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T</mi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over accent="true">
                          <mi>X</mi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X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∗</mo>
                  <mn>2</mn>
                  <mo stretchy="false">∗</mo>
                  <mi mathvariant="normal">Γ</mi>
                </mrow>
                <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D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/</mo>
                        <mn>2</mn>
                      </mrow>
                    </mrow>
                    <mo fence="true" stretchy="false">)</mo>
                  </mrow>
                  <mo stretchy="false">∗</mo>
                  <mi mathvariant="normal">Γ</mi>
                </mrow>
                <mrow>
                  <mrow>
                    <mo fence="true" stretchy="false">(</mo>
                    <mrow>
                      <mrow>
                        <mn>1</mn>
                        <mo stretchy="false">/</mo>
                        <mn>2</mn>
                      </mrow>
                    </mrow>
                    <mo fence="true" stretchy="false">)</mo>
                  </mrow>
                  <mo stretchy="false">∗</mo>
                  <msub>
                    <mi>S</mi>
                    <mi mathvariant="italic">sfäär</mi>
                  </msub>
                </mrow>
                <mrow>
                  <mrow>
                    <mo fence="true" stretchy="false">(</mo>
                    <mrow>
                      <mrow>
                        <mfrac>
                          <msup>
                            <mrow>
                              <mo fence="true" stretchy="false">(</mo>
                              <mrow>
                                <mrow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row>
                                            <mo fence="true" stretchy="true">|</mo>
                                            <mrow>
                                              <mrow>
                                                <mover accent="true">
                                                  <mi>X</mi>
                                                  <mo stretchy="false">⃗</mo>
                                                </mover>
                                                <mrow>
                                                  <mrow>
                                                    <mo fence="true" stretchy="false">(</mo>
                                                    <mrow>
                                                      <mrow>
                                                        <msub>
                                                          <mi>N</mi>
                                                          <mn>0</mn>
                                                        </msub>
                                                        <mi>;</mi>
                                                        <mi>T</mi>
                                                      </mrow>
                                                    </mrow>
                                                    <mo fence="true" stretchy="false">)</mo>
                                                  </mrow>
                                                  <mo stretchy="false">−</mo>
                                                  <mover accent="true">
                                                    <mi>X</mi>
                                                    <mo stretchy="false">⃗</mo>
                                                  </mover>
                                                </mrow>
                                                <mrow>
                                                  <mo fence="true" stretchy="false">(</mo>
                                                  <mrow>
                                                    <mi>T</mi>
                                                  </mrow>
                                                  <mo fence="true" stretchy="false">)</mo>
                                                </mrow>
                                              </mrow>
                                            </mrow>
                                            <mo fence="true" stretchy="true">|</mo>
                                          </mrow>
                                          <mo stretchy="false">∗</mo>
                                          <mrow>
                                            <mo fence="true" stretchy="true">|</mo>
                                            <mrow>
                                              <mrow>
                                                <mi>v</mi>
                                                <mrow>
                                                  <mo fence="true" stretchy="false">(</mo>
                                                  <mrow>
                                                    <mrow>
                                                      <msub>
                                                        <mi>N</mi>
                                                        <mn>0</mn>
                                                      </msub>
                                                      <mi>;</mi>
                                                      <mi>T</mi>
                                                    </mrow>
                                                  </mrow>
                                                  <mo fence="true" stretchy="false">)</mo>
                                                </mrow>
                                              </mrow>
                                            </mrow>
                                            <mo fence="true" stretchy="true">|</mo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  <mn>2</mn>
                                  </msup>
                                  <mo stretchy="false">−</mo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over accent="true">
                                            <mi>v</mi>
                                            <mo stretchy="false">⃗</mo>
                                          </mover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sub>
                                                    <mi>N</mi>
                                                    <mn>0</mn>
                                                  </msub>
                                                  <mi>;</mi>
                                                  <mi>T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∗</mo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over accent="true">
                                                    <mi>X</mi>
                                                    <mo stretchy="false">⃗</mo>
                                                  </mover>
                                                  <mrow>
                                                    <mrow>
                                                      <mo fence="true" stretchy="false">(</mo>
                                                      <mrow>
                                                        <mrow>
                                                          <msub>
                                                            <mi>N</mi>
                                                            <mn>0</mn>
                                                          </msub>
                                                          <mi>;</mi>
                                                          <mi>T</mi>
                                                        </mrow>
                                                      </mrow>
                                                      <mo fence="true" stretchy="false">)</mo>
                                                    </mrow>
                                                    <mo stretchy="false">−</mo>
                                                    <mover accent="true">
                                                      <mi>X</mi>
                                                      <mo stretchy="false">⃗</mo>
                                                    </mover>
                                                  </mrow>
                                                  <mrow>
                                                    <mo fence="true" stretchy="false">(</mo>
                                                    <mrow>
                                                      <mi>T</mi>
                                                    </mrow>
                                                    <mo fence="true" stretchy="false">)</mo>
                                                  </mrow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  <mn>2</mn>
                                  </msup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/</mo>
                              <mn>2</mn>
                            </mrow>
                          </msup>
                          <mrow>
                            <mo fence="true" stretchy="true">|</mo>
                            <mrow>
                              <mrow>
                                <mi>v</mi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frac>
                        <mi>;</mi>
                        <mrow>
                          <mi>D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  <mo stretchy="false">∗</mo>
                  <msup>
                    <mi>c</mi>
                    <mn>2</mn>
                  </msup>
                  <mo stretchy="false">∗</mo>
                  <msub>
                    <mi mathvariant="normal">ϵ</mi>
                    <mn>0</mn>
                  </msub>
                  <mo stretchy="false">∗</mo>
                  <mi mathvariant="italic">dt</mi>
                </mrow>
              </mrow>
            </mfrac>
          </mrow>
          <mo stretchy="false">∗</mo>
          <mrow>
            <mo fence="true" stretchy="false">(</mo>
            <mrow>
              <mrow>
                <mfrac>
                  <msup>
                    <mrow>
                      <mover accent="true">
                        <mi>v</mi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∗</mo>
                        <mrow>
                          <mo fence="true" stretchy="false">(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n>2</mn>
                  </msup>
                  <msup>
                    <mrow>
                      <msup>
                        <mrow>
                          <mo fence="true" stretchy="true">|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n>2</mn>
                      </msup>
                      <mo stretchy="false">∗</mo>
                      <mrow>
                        <mo fence="true" stretchy="true">|</mo>
                        <mrow>
                          <mrow>
                            <mi>v</mi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sup>
                </mfrac>
                <mo stretchy="false">−</mo>
                <mfrac>
                  <msup>
                    <mrow>
                      <mo fence="true" stretchy="false">(</mo>
                      <mrow>
                        <mrow>
                          <mover accent="true">
                            <mi>v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row>
                                    <mi>T</mi>
                                    <mo stretchy="false">+</mo>
                                    <mi mathvariant="italic">dt</mi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∗</mo>
                            <mrow>
                              <mo fence="true" stretchy="false">(</mo>
                              <mrow>
                                <mrow>
                                  <mover accent="true">
                                    <mi>X</mi>
                                    <mo stretchy="false">⃗</mo>
                                  </mover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0</mn>
                                          </msub>
                                          <mi>;</mi>
                                          <mrow>
                                            <mi>T</mi>
                                            <mo stretchy="false">+</mo>
                                            <mi mathvariant="italic">dt</mi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  <mo stretchy="false">−</mo>
                                    <mover accent="true">
                                      <mi>X</mi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i>T</mi>
                                        <mo stretchy="false">+</mo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sup>
                        <mrow>
                          <mo fence="true" stretchy="true">|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row>
                                        <mi>T</mi>
                                        <mo stretchy="false">+</mo>
                                        <mi mathvariant="italic">dt</mi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row>
                                    <mi>T</mi>
                                    <mo stretchy="false">+</mo>
                                    <mi mathvariant="italic">dt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n>2</mn>
                      </msup>
                      <mo stretchy="false">∗</mo>
                      <mrow>
                        <mo fence="true" stretchy="true">|</mo>
                        <mrow>
                          <mrow>
                            <mi>v</mi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row>
                                    <mi>T</mi>
                                    <mo stretchy="false">+</mo>
                                    <mi mathvariant="italic">dt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sup>
                </mfrac>
              </mrow>
            </mrow>
            <mo fence="true" stretchy="false">)</mo>
          </mrow>
        </mrow>
      </mrow>
    </mrow>
    <annotation encoding="StarMath 5.0">B(N_0;vec X;T+(vec X - vec X(N_0))/c)=lim csub {dt rightarrow 0}{{{q(N_0)*%GAMMA(D/2)*((abs{vec X(N_0;T)- vec X}*abs{v(N_0;T)})^2-(vec v(N_0;T)*(vec X(N_0;T)- vec X(T)))^2)}}over{(abs{vec X(N_0;T)- vec X}*abs{v(N_0;T)})^{D-3}*vec v(N_0;T)*(vec X(N_0;T)- vec X(T))*2*%GAMMA((D-1)/2)*%GAMMA(1/2)*S_sfäär({((abs{vec X(N_0;T)- vec X(T)}*abs{v(N_0;T)})^2-(vec v(N_0;T)*(vec X(N_0;T)- vec X(T)))^2)^{1/2}}over{abs{v(N_0;T)}};D-2)*c^2*%epsilon_0*dt}}*({{vec v(N_0;T)*(vec X(N_0;T)- vec X(T))}^2}over{{abs{vec X(N_0;T)- vec X(T)}}^2*{abs{v(N_0;T)}}}^2-{(vec v(N_0;T+dt)*(vec X(N_0;T+dt)- vec X(T+dt)))^2}over{{abs{vec X(N_0;T+dt)- vec X(T+dt)}}^2*{abs{v(N_0;T+dt)}}}^2)</annotation>
  </semantics>
</math>
</file>

<file path=Object 79/content.xml><?xml version="1.0" encoding="utf-8"?>
<math xmlns="http://www.w3.org/1998/Math/MathML" display="block">
  <semantics>
    <mrow>
      <msub>
        <mi>S</mi>
        <mi mathvariant="italic">sfäär</mi>
      </msub>
      <mrow>
        <mrow>
          <mo fence="true" stretchy="false">(</mo>
          <mrow>
            <mrow>
              <mi>R</mi>
              <mi>;</mi>
              <mi>D</mi>
            </mrow>
          </mrow>
          <mo fence="true" stretchy="false">)</mo>
        </mrow>
        <mo stretchy="false">=</mo>
        <mfrac>
          <mrow>
            <mn>2</mn>
            <mo stretchy="false">∗</mo>
            <msup>
              <mi mathvariant="normal">π</mi>
              <mrow>
                <mrow>
                  <mo fence="true" stretchy="false">(</mo>
                  <mrow>
                    <mrow>
                      <mi>D</mi>
                      <mo stretchy="false">+</mo>
                      <mn>1</mn>
                    </mrow>
                  </mrow>
                  <mo fence="true" stretchy="false">)</mo>
                </mrow>
                <mo stretchy="false">/</mo>
                <mn>2</mn>
              </mrow>
            </msup>
            <mo stretchy="false">∗</mo>
            <msup>
              <mi>R</mi>
              <mi>D</mi>
            </msup>
          </mrow>
          <mrow>
            <mi mathvariant="normal">Γ</mi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D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)</mo>
            </mrow>
          </mrow>
        </mfrac>
      </mrow>
    </mrow>
    <annotation encoding="StarMath 5.0">S_sfäär(R;D)={2*%pi^{(D+1)/2}*R^{D}}over{%GAMMA((D+1)/2)}</annotation>
  </semantics>
</math>
</file>

<file path=Object 8/content.xml><?xml version="1.0" encoding="utf-8"?>
<math xmlns="http://www.w3.org/1998/Math/MathML" display="block">
  <semantics>
    <mrow>
      <msub>
        <mi mathvariant="normal">Φ</mi>
        <mi>E</mi>
      </msub>
      <mo stretchy="false">=</mo>
      <mrow>
        <mrow>
          <munderover>
            <mo stretchy="false">∑</mo>
            <mrow>
              <mover accent="true">
                <mi>x</mi>
                <mo stretchy="false">⃗</mo>
              </mover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∈</mo>
                <mi>V</mi>
              </mrow>
            </mrow>
            <msub>
              <mi>N</mi>
              <mi mathvariant="italic">alas</mi>
            </msub>
          </munderover>
          <mrow>
            <mo fence="true" stretchy="false">(</mo>
            <mrow>
              <mrow>
                <mi>q</mi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</mrow>
            <mo fence="true" stretchy="false">)</mo>
          </mrow>
        </mrow>
        <mo stretchy="false">/</mo>
        <msub>
          <mi mathvariant="normal">ϵ</mi>
          <mn>0</mn>
        </msub>
      </mrow>
    </mrow>
    <annotation encoding="StarMath 5.0">%PHI_E={sum csub {vec x(n) in V} csup {N_alas} (q(n))} / %epsilon_0</annotation>
  </semantics>
</math>
</file>

<file path=Object 8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12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13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12] #
    [magnetismi võrrand13]
  }
right none</annotation>
  </semantics>
</math>
</file>

<file path=Object 81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sub>
                <mi>N</mi>
                <mn>0</mn>
              </msub>
              <mi>;</mi>
              <mover accent="true">
                <mi>X</mi>
                <mo stretchy="false">⃗</mo>
              </mover>
              <mi>;</mi>
              <mrow>
                <mi>T</mi>
                <mo stretchy="false">+</mo>
                <mrow>
                  <mrow>
                    <mo fence="true" stretchy="false">(</mo>
                    <mrow>
                      <mrow>
                        <mrow>
                          <mover accent="true">
                            <mi>X</mi>
                            <mo stretchy="false">⃗</mo>
                          </mover>
                          <mo stretchy="false">−</mo>
                          <mover accent="true">
                            <mi>X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sub>
                              <mi>N</mi>
                              <mn>0</mn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/</mo>
                  <mi>c</mi>
                </mrow>
              </mrow>
            </mrow>
          </mrow>
          <mo fence="true" stretchy="false">)</mo>
        </mrow>
        <mo stretchy="false">=</mo>
        <mrow>
          <mrow>
            <munder>
              <mi>lim</mi>
              <mrow>
                <mi mathvariant="italic">dt</mi>
                <mo stretchy="false">→</mo>
                <mn>0</mn>
              </mrow>
            </munder>
            <mfrac>
              <msup>
                <mrow>
                  <mrow>
                    <mi>q</mi>
                    <mrow>
                      <mrow>
                        <mo fence="true" stretchy="false">(</mo>
                        <mrow>
                          <msub>
                            <mi>N</mi>
                            <mn>0</mn>
                          </msub>
                        </mrow>
                        <mo fence="true" stretchy="false">)</mo>
                      </mrow>
                      <mo stretchy="false">∗</mo>
                      <mi mathvariant="normal">Γ</mi>
                    </mrow>
                    <mrow>
                      <mrow>
                        <mo fence="true" stretchy="false">(</mo>
                        <mrow>
                          <mrow>
                            <mi>D</mi>
                            <mo stretchy="false">/</mo>
                            <mn>2</mn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o fence="true" stretchy="true">|</mo>
                                      <mrow>
                                        <mrow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sub>
                                                    <mi>N</mi>
                                                    <mn>0</mn>
                                                  </msub>
                                                  <mi>;</mi>
                                                  <mi>T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−</mo>
                                            <mover accent="true">
                                              <mi>X</mi>
                                              <mo stretchy="false">⃗</mo>
                                            </mover>
                                          </mrow>
                                        </mrow>
                                      </mrow>
                                      <mo fence="true" stretchy="true">|</mo>
                                    </mrow>
                                    <mo stretchy="false">∗</mo>
                                    <mrow>
                                      <mo fence="true" stretchy="true">|</mo>
                                      <mrow>
                                        <mrow>
                                          <mi>v</mi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N</mi>
                                                  <mn>0</mn>
                                                </msub>
                                                <mi>;</mi>
                                                <mi>T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o fence="true" stretchy="true">|</mo>
                                    </mrow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>v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0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∗</mo>
                                      <mrow>
                                        <mo fence="true" stretchy="false">(</mo>
                                        <mrow>
                                          <mrow>
                                            <mover accent="true">
                                              <mi>X</mi>
                                              <mo stretchy="false">⃗</mo>
                                            </mover>
                                            <mrow>
                                              <mrow>
                                                <mo fence="true" stretchy="false">(</mo>
                                                <mrow>
                                                  <mrow>
                                                    <msub>
                                                      <mi>N</mi>
                                                      <mn>0</mn>
                                                    </msub>
                                                    <mi>;</mi>
                                                    <mi>T</mi>
                                                  </mrow>
                                                </mrow>
                                                <mo fence="true" stretchy="false">)</mo>
                                              </mrow>
                                              <mo stretchy="false">−</mo>
                                              <mover accent="true">
                                                <mi>X</mi>
                                                <mo stretchy="false">⃗</mo>
                                              </mover>
                                            </mrow>
                                            <mrow>
                                              <mo fence="true" stretchy="false">(</mo>
                                              <mrow>
                                                <mi>T</mi>
                                              </mrow>
                                              <mo fence="true" stretchy="false">)</mo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</mrow>
                  <mo stretchy="false">∗</mo>
                  <mrow>
                    <mo fence="true" stretchy="true">|</mo>
                    <mrow>
                      <mrow>
                        <mi>v</mi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row>
                  <mi>D</mi>
                  <mo stretchy="false">−</mo>
                  <mn>2</mn>
                </mrow>
              </msup>
              <mrow>
                <mrow>
                  <mn>2</mn>
                  <mo stretchy="false">∗</mo>
                  <msup>
                    <mi mathvariant="normal">π</mi>
                    <mrow>
                      <mrow>
                        <mo fence="true" stretchy="false">(</mo>
                        <mrow>
                          <mrow>
                            <mi>D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p>
                  <mo stretchy="false">∗</mo>
                  <msup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over accent="true">
                                  <mi>X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over accent="true">
                                    <mi>X</mi>
                                    <mo stretchy="false">⃗</mo>
                                  </mover>
                                </mrow>
                              </mrow>
                            </mrow>
                            <mo fence="true" stretchy="true">|</mo>
                          </mrow>
                          <mo stretchy="false">∗</mo>
                          <mrow>
                            <mo fence="true" stretchy="true">|</mo>
                            <mrow>
                              <mrow>
                                <mi>v</mi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  <mrow>
                      <mi>D</mi>
                      <mo stretchy="false">−</mo>
                      <mn>3</mn>
                    </mrow>
                  </msup>
                  <mo stretchy="false">∗</mo>
                  <mover accent="true">
                    <mi>v</mi>
                    <mo stretchy="false">⃗</mo>
                  </mover>
                </mrow>
                <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T</mi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over accent="true">
                          <mi>X</mi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X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∗</mo>
                  <mn>2</mn>
                  <mo stretchy="false">∗</mo>
                  <mi mathvariant="normal">Γ</mi>
                </mrow>
                <mrow>
                  <mrow>
                    <mo fence="true" stretchy="false">(</mo>
                    <mrow>
                      <mrow>
                        <mn>1</mn>
                        <mo stretchy="false">/</mo>
                        <mn>2</mn>
                      </mrow>
                    </mrow>
                    <mo fence="true" stretchy="false">)</mo>
                  </mrow>
                  <mo stretchy="false">∗</mo>
                  <msup>
                    <mrow>
                      <mo fence="true" stretchy="false">(</mo>
                      <mrow>
                        <mrow>
                          <mrow>
                            <msup>
                              <mrow>
                                <mo fence="true" stretchy="true">|</mo>
                                <mrow>
                                  <mrow>
                                    <mover accent="true">
                                      <mi>X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0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over accent="true">
                                        <mi>X</mi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>T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n>2</mn>
                            </msup>
                            <mo stretchy="false">∗</mo>
                            <mrow>
                              <mo fence="true" stretchy="true">|</mo>
                              <mrow>
                                <msup>
                                  <mrow>
                                    <mi>v</mi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0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n>2</mn>
                                </msup>
                              </mrow>
                              <mo fence="true" stretchy="true">|</mo>
                            </mrow>
                          </mrow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over accent="true">
                                    <mi>v</mi>
                                    <mo stretchy="false">⃗</mo>
                                  </mover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0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∗</mo>
                                    <mrow>
                                      <mo fence="true" stretchy="false">(</mo>
                                      <mrow>
                                        <mrow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sub>
                                                    <mi>N</mi>
                                                    <mn>0</mn>
                                                  </msub>
                                                  <mi>;</mi>
                                                  <mi>T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−</mo>
                                            <mover accent="true">
                                              <mi>X</mi>
                                              <mo stretchy="false">⃗</mo>
                                            </mover>
                                          </mrow>
                                          <mrow>
                                            <mo fence="true" stretchy="false">(</mo>
                                            <mrow>
                                              <mi>T</mi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>D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p>
                  <mo stretchy="false">∗</mo>
                  <msup>
                    <mi>c</mi>
                    <mn>2</mn>
                  </msup>
                  <mo stretchy="false">∗</mo>
                  <msub>
                    <mi mathvariant="normal">ϵ</mi>
                    <mn>0</mn>
                  </msub>
                  <mo stretchy="false">∗</mo>
                  <mi mathvariant="italic">dt</mi>
                </mrow>
              </mrow>
            </mfrac>
          </mrow>
          <mo stretchy="false">∗</mo>
          <mrow>
            <mo fence="true" stretchy="false">(</mo>
            <mrow>
              <mrow>
                <mfrac>
                  <mrow>
                    <mover accent="true">
                      <mi>v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T</mi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row>
                    <mrow>
                      <mo fence="true" stretchy="true">|</mo>
                      <mrow>
                        <mrow>
                          <mover accent="true">
                            <mi>X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X</mi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∗</mo>
                    <mrow>
                      <mo fence="true" stretchy="true">|</mo>
                      <mrow>
                        <mrow>
                          <mi>v</mi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</mfrac>
                <mo stretchy="false">−</mo>
                <mfrac>
                  <mrow>
                    <mover accent="true">
                      <mi>v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row>
                              <mi>T</mi>
                              <mo stretchy="false">+</mo>
                              <mi mathvariant="italic">dt</mi>
                            </mrow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row>
                                      <mi>T</mi>
                                      <mo stretchy="false">+</mo>
                                      <mi mathvariant="italic">dt</mi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row>
                                  <mi>T</mi>
                                  <mo stretchy="false">+</mo>
                                  <mi mathvariant="italic">dt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row>
                    <mrow>
                      <mo fence="true" stretchy="true">|</mo>
                      <mrow>
                        <mrow>
                          <mover accent="true">
                            <mi>X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row>
                                    <mi>T</mi>
                                    <mo stretchy="false">+</mo>
                                    <mi mathvariant="italic">dt</mi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X</mi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row>
                                <mi>T</mi>
                                <mo stretchy="false">+</mo>
                                <mi mathvariant="italic">d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∗</mo>
                    <mrow>
                      <mo fence="true" stretchy="true">|</mo>
                      <mrow>
                        <mrow>
                          <mi>v</mi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row>
                                  <mi>T</mi>
                                  <mo stretchy="false">+</mo>
                                  <mi mathvariant="italic">dt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</mfrac>
              </mrow>
            </mrow>
            <mo fence="true" stretchy="false">)</mo>
          </mrow>
        </mrow>
      </mrow>
    </mrow>
    <annotation encoding="StarMath 5.0">B(N_0;vec X;T+(vec X - vec X(N_0))/c)=lim csub {dt rightarrow 0}{{{q(N_0)*%GAMMA(D/2)*((abs{vec X(N_0;T)- vec X}*abs{v(N_0;T)})^2-(vec v(N_0;T)*(vec X(N_0;T)- vec X(T)))^2)}*abs{v(N_0;T)}}^{D-2}over{2*%pi^{(D-1)/2}*(abs{vec X(N_0;T)- vec X}*abs{v(N_0;T)})^{D-3}*vec v(N_0;T)*(vec X(N_0;T)- vec X(T))*2*%GAMMA(1/2)*({abs{vec X(N_0;T)- vec X(T)}}^2*abs{v(N_0;T)}^2-(vec v(N_0;T)*(vec X(N_0;T)- vec X(T)))^2)^{(D-2)/2}*c^2*%epsilon_0*dt}}*({vec v(N_0;T)*(vec X(N_0;T)- vec X(T))}over{abs{vec X(N_0;T)- vec X(T)}*abs{v(N_0;T)}}-{vec v(N_0;T+dt)*(vec X(N_0;T+dt)- vec X(T+dt))}over{abs{vec X(N_0;T+dt)- vec X(T+dt)}*abs{v(N_0;T+dt)}})</annotation>
  </semantics>
</math>
</file>

<file path=Object 8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i mathvariant="italic">magnetismi</mi>
                    <mi mathvariant="italic">võrrand</mi>
                    <mn>13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i mathvariant="italic">Gamma</mi>
                    <mi mathvariant="italic">funktsiooni</mi>
                    <mi mathvariant="italic">definitsioon</mi>
                  </mrow>
                </mrow>
                <mo fence="true" stretchy="false">]</mo>
              </mrow>
            </mtd>
          </mtr>
        </mtable>
      </mrow>
    </mrow>
    <annotation encoding="StarMath 5.0">left lbrace
  stack {
    [magnetismi võrrand13] #
    [Gamma funktsiooni definitsioon]
  }
right none</annotation>
  </semantics>
</math>
</file>

<file path=Object 8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sub>
                <mi>N</mi>
                <mn>0</mn>
              </msub>
              <mi>;</mi>
              <mover accent="true">
                <mi>X</mi>
                <mo stretchy="false">⃗</mo>
              </mover>
              <mi>;</mi>
              <mi>T</mi>
            </mrow>
          </mrow>
          <mo fence="true" stretchy="false">)</mo>
        </mrow>
        <mo stretchy="false">=</mo>
        <mrow>
          <mfrac>
            <mrow>
              <mi>q</mi>
              <mrow>
                <mrow>
                  <mo fence="true" stretchy="false">(</mo>
                  <mrow>
                    <msub>
                      <mi>N</mi>
                      <mn>0</mn>
                    </msub>
                  </mrow>
                  <mo fence="true" stretchy="false">)</mo>
                </mrow>
                <mo stretchy="false">∗</mo>
                <mi mathvariant="normal">Γ</mi>
              </mrow>
              <mrow>
                <mo fence="true" stretchy="false">(</mo>
                <mrow>
                  <mrow>
                    <mi>D</mi>
                    <mo stretchy="false">/</mo>
                    <mn>2</mn>
                  </mrow>
                </mrow>
                <mo fence="true" stretchy="false">)</mo>
              </mrow>
            </mrow>
            <mrow>
              <msub>
                <mi mathvariant="normal">ϵ</mi>
                <mn>0</mn>
              </msub>
              <mo stretchy="false">∗</mo>
              <mn>2</mn>
              <mo stretchy="false">∗</mo>
              <msup>
                <mi mathvariant="normal">π</mi>
                <mrow>
                  <mi>D</mi>
                  <mo stretchy="false">/</mo>
                  <mn>2</mn>
                </mrow>
              </msup>
              <mo stretchy="false">∗</mo>
              <msup>
                <mi>c</mi>
                <mn>2</mn>
              </msup>
            </mrow>
          </mfrac>
          <mo stretchy="false">∗</mo>
          <msup>
            <mrow>
              <mo fence="true" stretchy="true">|</mo>
              <mrow>
                <mrow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T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o stretchy="false">−</mo>
              <mn>2</mn>
            </mrow>
          </msup>
          <mo stretchy="false">∗</mo>
          <msup>
            <mrow>
              <mo fence="true" stretchy="true">|</mo>
              <mrow>
                <mrow>
                  <mover accent="true">
                    <mi>X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sub>
                            <mi>N</mi>
                            <mn>0</mn>
                          </msub>
                          <mi>;</mi>
                          <mi>T</mi>
                        </mrow>
                      </mrow>
                      <mo fence="true" stretchy="false">)</mo>
                    </mrow>
                    <mo stretchy="false">−</mo>
                    <mover accent="true">
                      <mi>X</mi>
                      <mo stretchy="false">⃗</mo>
                    </mover>
                  </mrow>
                </mrow>
              </mrow>
              <mo fence="true" stretchy="true">|</mo>
            </mrow>
            <mrow>
              <mo stretchy="false">−</mo>
              <mi>D</mi>
            </mrow>
          </msup>
        </mrow>
      </mrow>
      <mrow>
        <msup>
          <mrow>
            <mo fence="true" stretchy="false">(</mo>
            <mrow>
              <mrow>
                <mrow>
                  <msup>
                    <mrow>
                      <mo fence="true" stretchy="true">|</mo>
                      <mrow>
                        <mrow>
                          <mover accent="true">
                            <mi>v</mi>
                            <mo stretchy="false">⃗</mo>
                          </mover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o stretchy="false">∗</mo>
                  <msup>
                    <mrow>
                      <mo fence="true" stretchy="true">|</mo>
                      <mrow>
                        <mrow>
                          <mover accent="true">
                            <mi>X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X</mi>
                              <mo stretchy="false">⃗</mo>
                            </mover>
                          </mrow>
                        </mrow>
                      </mrow>
                      <mo fence="true" stretchy="true">|</mo>
                    </mrow>
                    <mn>2</mn>
                  </msup>
                </mrow>
                <mo stretchy="false">−</mo>
                <msup>
                  <mrow>
                    <mo fence="true" stretchy="false">(</mo>
                    <mrow>
                      <mrow>
                        <mover accent="true">
                          <mi>v</mi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over accent="true">
                                  <mi>X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over accent="true">
                                    <mi>X</mi>
                                    <mo stretchy="false">⃗</mo>
                                  </mover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  <mrow>
            <mrow>
              <mo stretchy="false">−</mo>
              <mn>1</mn>
            </mrow>
            <mo stretchy="false">/</mo>
            <mn>2</mn>
          </mrow>
        </msup>
        <mo stretchy="false">∗</mo>
        <mrow>
          <mo fence="true" stretchy="false">(</mo>
          <mrow>
            <mrow>
              <mover accent="true">
                <mi>v</mi>
                <mo stretchy="false">⃗</mo>
              </mover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T</mi>
                    </mrow>
                  </mrow>
                  <mo fence="true" stretchy="false">)</mo>
                </mrow>
                <mo stretchy="false">∗</mo>
                <mover accent="true">
                  <mi>X</mi>
                  <mo stretchy="false">⃗</mo>
                </mover>
              </mrow>
              <mrow>
                <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T</mi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over accent="true">
                          <mi>a</mi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  <mo stretchy="false">∗</mo>
                          <mover accent="true">
                            <mi>v</mi>
                            <mo stretchy="false">⃗</mo>
                          </mover>
                        </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∗</mo>
                            <msup>
                              <mrow>
                                <mo fence="true" stretchy="true">|</mo>
                                <mrow>
                                  <mrow>
                                    <mover accent="true">
                                      <mi>X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0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over accent="true">
                                        <mi>X</mi>
                                        <mo stretchy="false">⃗</mo>
                                      </mover>
                                    </mrow>
                                  </mrow>
                                </mrow>
                                <mo fence="true" stretchy="true">|</mo>
                              </mrow>
                              <mn>2</mn>
                            </msup>
                          </mrow>
                          <mo stretchy="false">−</mo>
                          <mover accent="true">
                            <mi>v</mi>
                            <mo stretchy="false">⃗</mo>
                          </mover>
                        </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over accent="true">
                                  <mi>X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over accent="true">
                                    <mi>X</mi>
                                    <mo stretchy="false">⃗</mo>
                                  </mover>
                                </mrow>
                              </mrow>
                            </mrow>
                            <mo fence="true" stretchy="false">)</mo>
                          </mrow>
                          <mo stretchy="false">∗</mo>
                          <msup>
                            <mrow>
                              <mo fence="true" stretchy="true">|</mo>
                              <mrow>
                                <mrow>
                                  <mi>v</mi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n>2</mn>
                          </msup>
                        </mrow>
                      </mrow>
                    </mrow>
                    <mo fence="true" stretchy="false">)</mo>
                  </mrow>
                </mrow>
                <mo stretchy="false">−</mo>
                <mrow>
                  <msup>
                    <mrow>
                      <mo fence="true" stretchy="true">|</mo>
                      <mrow>
                        <mrow>
                          <mover accent="true">
                            <mi>X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X</mi>
                              <mo stretchy="false">⃗</mo>
                            </mover>
                          </mrow>
                        </mrow>
                      </mrow>
                      <mo fence="true" stretchy="true">|</mo>
                    </mrow>
                    <mn>2</mn>
                  </msup>
                  <mo stretchy="false">∗</mo>
                  <msup>
                    <mrow>
                      <mo fence="true" stretchy="true">|</mo>
                      <mrow>
                        <mrow>
                          <mover accent="true">
                            <mi>v</mi>
                            <mo stretchy="false">⃗</mo>
                          </mover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o stretchy="false">∗</mo>
                  <mrow>
                    <mo fence="true" stretchy="false">(</mo>
                    <mrow>
                      <mrow>
                        <mover accent="true">
                          <mi>a</mi>
                          <mo stretchy="false">⃗</mo>
                        </mover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∗</mo>
                            <mrow>
                              <mo fence="true" stretchy="false">(</mo>
                              <mrow>
                                <mrow>
                                  <mover accent="true">
                                    <mi>X</mi>
                                    <mo stretchy="false">⃗</mo>
                                  </mover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0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−</mo>
                                    <mover accent="true">
                                      <mi>X</mi>
                                      <mo stretchy="false">⃗</mo>
                                    </mover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row>
                              <mo fence="true" stretchy="true">|</mo>
                              <mrow>
                                <mrow>
                                  <mover accent="true">
                                    <mi>v</mi>
                                    <mo stretchy="false">⃗</mo>
                                  </mover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n>2</mn>
                          </msup>
                        </mrow>
                      </mrow>
                    </mrow>
                    <mo fence="true" stretchy="false">)</mo>
                  </mrow>
                </mrow>
              </mrow>
            </mrow>
          </mrow>
          <mo fence="true" stretchy="false">)</mo>
        </mrow>
      </mrow>
    </mrow>
    <annotation encoding="StarMath 5.0">B(N_0;vec X;T)={{q(N_0)*%GAMMA(D/2)}over{%epsilon_0*2*%pi^{D/2}*c^2}}*{abs{vec v(N_0;T)}}^{-2}*{abs{vec X(N_0;T)- vec X}}^{-D}({abs{vec v(N_0;T)}}^2*{abs{vec X(N_0;T)-vec X}}^2 -(vec v(N_0;T)*(vec X(N_0;T)-vec X))^2)^{-1/2}*  (vec v(N_0;T)*vec X(N_0;T)*(vec a(N_0;T)*vec v(N_0;T)*{abs{vec X(N_0;T)-vec X}}^2-vec v(N_0;T)*(vec X(N_0;T)-vec X)*{abs{v(N_0;T)}}^2)-{abs{vec X(N_0;T)-vec X}}^2*{abs{vec v(N_0;T)}}^2*(vec a(N_0;T)*(vec X(N_0;T)-vec X)-{abs{vec v(N_0;T)}}^2))</annotation>
  </semantics>
</math>
</file>

<file path=Object 84/content.xml><?xml version="1.0" encoding="utf-8"?>
<math xmlns="http://www.w3.org/1998/Math/MathML" display="block">
  <semantics>
    <mrow>
      <mrow>
        <mo fence="true" stretchy="true">|</mo>
        <mrow>
          <mrow>
            <mover accent="true">
              <mi>v</mi>
              <mo stretchy="false">⃗</mo>
            </mover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underover>
          <mo stretchy="false">∑</mo>
          <mrow>
            <mi>d</mi>
            <mo stretchy="false">=</mo>
            <mn>0</mn>
          </mrow>
          <mi>D</mi>
        </munderover>
        <mrow>
          <mo fence="true" stretchy="false">(</mo>
          <mrow>
            <mrow>
              <msup>
                <mi>v</mi>
                <mn>2</mn>
              </msup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abs{vec v(N_0;T)}=sum csub{d=0} csup{D} (v^2(N_0;d;T))</annotation>
  </semantics>
</math>
</file>

<file path=Object 85/content.xml><?xml version="1.0" encoding="utf-8"?>
<math xmlns="http://www.w3.org/1998/Math/MathML" display="block">
  <semantics>
    <mrow>
      <mover accent="true">
        <mi>v</mi>
        <mo stretchy="false">⃗</mo>
      </mover>
      <mrow>
        <mrow>
          <mo fence="true" stretchy="false">(</mo>
          <mrow>
            <mrow>
              <msub>
                <mi>N</mi>
                <mn>0</mn>
              </msub>
              <mi>;</mi>
              <mrow>
                <mi>T</mi>
                <mo stretchy="false">+</mo>
                <mi mathvariant="italic">dt</mi>
              </mrow>
            </mrow>
          </mrow>
          <mo fence="true" stretchy="false">)</mo>
        </mrow>
        <mo stretchy="false">∗</mo>
        <mover accent="true">
          <mi>X</mi>
          <mo stretchy="false">⃗</mo>
        </mover>
      </mrow>
      <mrow>
        <mrow>
          <mo fence="true" stretchy="false">(</mo>
          <mrow>
            <mrow>
              <msub>
                <mi>N</mi>
                <mn>0</mn>
              </msub>
              <mi>;</mi>
              <mrow>
                <mi>T</mi>
                <mo stretchy="false">+</mo>
                <mi mathvariant="italic">dt</mi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d</mi>
              <mo stretchy="false">=</mo>
              <mn>0</mn>
            </mrow>
            <mi>D</mi>
          </munderover>
          <mrow>
            <mo fence="true" stretchy="false">(</mo>
            <mrow>
              <mrow>
                <mi>v</mi>
                <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d</mi>
                        <mi>;</mi>
                        <mi>T</mi>
                      </mrow>
                    </mrow>
                    <mo fence="true" stretchy="false">)</mo>
                  </mrow>
                  <mo stretchy="false">∗</mo>
                  <mi>X</mi>
                </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vec v(N_0;T+dt)*vec X(N_0;T+dt)=sum csub{d=0} csup{D} (v(N_0;d;T)*X(N_0;d;T))</annotation>
  </semantics>
</math>
</file>

<file path=Object 86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i>T</mi>
              </mrow>
            </mrow>
            <mo fence="true" stretchy="false">)</mo>
          </mrow>
        </mrow>
        <mrow>
          <mo fence="true" stretchy="true">|</mo>
          <mrow>
            <mrow>
              <mi>F</mi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</mrow>
          </mrow>
          <mo fence="true" stretchy="true">|</mo>
        </mrow>
      </mfrac>
      <mo stretchy="false">=</mo>
      <mfrac>
        <mrow>
          <mi>v</mi>
          <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D</mi>
                  <mi>;</mi>
                  <mi>T</mi>
                </mrow>
              </mrow>
              <mo fence="true" stretchy="false">)</mo>
            </mrow>
            <mo stretchy="false">−</mo>
            <mfrac>
              <mrow>
                <mrow>
                  <mo fence="true" stretchy="false">(</mo>
                  <mrow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∗</mo>
                <mrow>
                  <munderover>
                    <mo stretchy="false">∑</mo>
                    <mrow>
                      <mi>d</mi>
                      <mo stretchy="false">=</mo>
                      <mn>0</mn>
                    </mrow>
                    <mi>D</mi>
                  </munderover>
                  <mrow>
                    <mo fence="true" stretchy="false">(</mo>
                    <mrow>
                      <mrow>
                        <mi>v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1</mn>
                                </msub>
                                <mi>;</mi>
                                <mi>d</mi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  <mo stretchy="false">∗</mo>
                          <mi>v</mi>
                        </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row>
                <munderover>
                  <mo stretchy="false">∑</mo>
                  <mrow>
                    <mi>d</mi>
                    <mo stretchy="false">=</mo>
                    <mn>0</mn>
                  </mrow>
                  <mi>D</mi>
                </munderover>
                <mrow>
                  <mo fence="true" stretchy="false">(</mo>
                  <mrow>
                    <mrow>
                      <mi>v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∗</mo>
                        <mrow>
                          <mo fence="true" stretchy="false">(</mo>
                          <mrow>
                            <mrow>
                              <mi>x</mi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1</mn>
                                      </msub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d</mi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</mfrac>
          </mrow>
        </mrow>
        <msup>
          <mrow>
            <mo fence="true" stretchy="false">(</mo>
            <mrow>
              <mrow>
                <mrow>
                  <munderover>
                    <mo stretchy="false">∑</mo>
                    <mrow>
                      <mi>d</mi>
                      <mo stretchy="false">=</mo>
                      <mn>0</mn>
                    </mrow>
                    <mi>D</mi>
                  </munderover>
                  <mrow>
                    <mo fence="true" stretchy="false">(</mo>
                    <mrow>
                      <mrow>
                        <msup>
                          <mi>v</mi>
                          <mn>2</mn>
                        </msup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−</mo>
                <mfrac>
                  <mrow>
                    <mn>2</mn>
                    <mo stretchy="false">∗</mo>
                    <mrow>
                      <munderover>
                        <mo stretchy="false">∑</mo>
                        <mrow>
                          <mi>d</mi>
                          <mo stretchy="false">=</mo>
                          <mn>0</mn>
                        </mrow>
                        <mi>D</mi>
                      </munderover>
                      <mrow>
                        <mo fence="true" stretchy="false">(</mo>
                        <mrow>
                          <mrow>
                            <mi>v</mi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d</mi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i>v</mi>
                            </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1</mn>
                                  </msub>
                                  <mi>;</mi>
                                  <mi>d</mi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i>D</mi>
                    </munderover>
                    <mrow>
                      <mo fence="true" stretchy="false">(</mo>
                      <mrow>
                        <mrow>
                          <mi>v</mi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1</mn>
                                  </msub>
                                  <mi>;</mi>
                                  <mi>d</mi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∗</mo>
                            <mrow>
                              <mo fence="true" stretchy="false">(</mo>
                              <mrow>
                                <mrow>
                                  <mi>X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1</mn>
                                          </msub>
                                          <mi>;</mi>
                                          <mi>d</mi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−</mo>
                                    <mi>X</mi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d</mi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</mrow>
                </mfrac>
                <mo stretchy="false">+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i>D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d</mi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  <mo stretchy="false">∗</mo>
                  <msup>
                    <mrow>
                      <mo fence="true" stretchy="false">(</mo>
                      <mrow>
                        <mfrac>
                          <mrow>
                            <munderover>
                              <mo stretchy="false">∑</mo>
                              <mrow>
                                <mi>d</mi>
                                <mo stretchy="false">=</mo>
                                <mn>0</mn>
                              </mrow>
                              <mi>D</mi>
                            </munderover>
                            <mrow>
                              <mo fence="true" stretchy="fals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0</mn>
                                          </msub>
                                          <mi>;</mi>
                                          <mi>d</mi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∗</mo>
                                    <mi>v</mi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d</mi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underover>
                              <mo stretchy="false">∑</mo>
                              <mrow>
                                <mi>d</mi>
                                <mo stretchy="false">=</mo>
                                <mn>0</mn>
                              </mrow>
                              <mi>D</mi>
                            </munderover>
                            <mrow>
                              <mo fence="true" stretchy="fals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1</mn>
                                          </msub>
                                          <mi>;</mi>
                                          <mi>d</mi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∗</mo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i>;</mi>
                                                  <mi>d</mi>
                                                  <mi>;</mi>
                                                  <mi>T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−</mo>
                                            <mi>X</mi>
                                          </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;</mi>
                                                <mi>d</mi>
                                                <mi>;</mi>
                                                <mi>T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false">)</mo>
          </mrow>
          <mrow>
            <mn>1</mn>
            <mo stretchy="false">/</mo>
            <mn>2</mn>
          </mrow>
        </msup>
      </mfrac>
    </mrow>
    <annotation encoding="StarMath 5.0">{F(N_0;D;T)}over{abs{F(N_0;T)}}={v(N_0;D;T)-{(X(N_1;D;T)-X(N_0;D;T))*sum csup D csub {d=0}(v(N_1;d;T)*v(N_0;d;T))}over{sum csup D csub {d=0} (v(N_1;d;T)*(x(N_1;d;T)-x(N_0;d;T)))}} over {(sum csup D csub {d=0}(v^2(N_0;d;T))-{2*sum csup D csub {d=0}(v(N_0;d;T)*v(N_1;d;T))}over{sum csup D csub {d=0} (v(N_1;d;T)*(X(N_1;d;T)-X(N_0;d;T)))}+sum csup D csub {d=0}((X(N_1;d;T)-X(N_0;d;T))^2)*({sum csup D csub {d=0}(v(N_0;d;T)*v(N_1;d;T))}over sum csup D csub {d=0} (v(N_1;d;T)*(X(;d;T)-X(;d;T))))^2)^{1/2}}</annotation>
  </semantics>
</math>
</file>

<file path=Object 87/content.xml><?xml version="1.0" encoding="utf-8"?>
<math xmlns="http://www.w3.org/1998/Math/MathML" display="block">
  <semantics>
    <mrow>
      <mfrac>
        <mrow>
          <mi>F</mi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i>T</mi>
              </mrow>
            </mrow>
            <mo fence="true" stretchy="false">)</mo>
          </mrow>
        </mrow>
        <mrow>
          <mo fence="true" stretchy="true">|</mo>
          <mrow>
            <mrow>
              <mi>F</mi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T</mi>
                  </mrow>
                </mrow>
                <mo fence="true" stretchy="false">)</mo>
              </mrow>
            </mrow>
          </mrow>
          <mo fence="true" stretchy="true">|</mo>
        </mrow>
      </mfrac>
      <mo stretchy="false">=</mo>
      <mfrac>
        <mrow>
          <mi>v</mi>
          <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D</mi>
                  <mi>;</mi>
                  <mi>T</mi>
                </mrow>
              </mrow>
              <mo fence="true" stretchy="false">)</mo>
            </mrow>
            <mo stretchy="false">−</mo>
            <mfrac>
              <mrow>
                <mrow>
                  <mo fence="true" stretchy="false">(</mo>
                  <mrow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over accent="true">
                        <mi>v</mi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∗</mo>
                        <mover accent="true">
                          <mi>v</mi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over accent="true">
                  <mi>v</mi>
                  <mo stretchy="false">⃗</mo>
                </mover>
                <mrow>
                  <mrow>
                    <mo fence="true" stretchy="false">(</mo>
                    <mrow>
                      <mrow>
                        <msub>
                          <mi>N</mi>
                          <mn>1</mn>
                        </msub>
                        <mi>;</mi>
                        <mi>T</mi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over accent="true">
                          <mi>X</mi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1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X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</mfrac>
          </mrow>
        </mrow>
        <msup>
          <mrow>
            <mo fence="true" stretchy="false">(</mo>
            <mrow>
              <mrow>
                <msup>
                  <mrow>
                    <mo fence="true" stretchy="true">|</mo>
                    <mrow>
                      <mrow>
                        <mover accent="true">
                          <mi>v</mi>
                          <mo stretchy="false">⃗</mo>
                        </mover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o stretchy="false">−</mo>
                <mfrac>
                  <mrow>
                    <mn>2</mn>
                    <mo stretchy="false">∗</mo>
                    <mover accent="true">
                      <mrow>
                        <mo fence="true" stretchy="false">(</mo>
                        <mrow>
                          <mrow>
                            <mi>v</mi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0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over accent="true">
                                <mi>v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1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⃗</mo>
                    </mover>
                    <mo stretchy="false">∗</mo>
                    <mrow>
                      <mo fence="true" stretchy="false">(</mo>
                      <mrow>
                        <mrow>
                          <mover accent="true">
                            <mi>v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∗</mo>
                            <mrow>
                              <mo fence="true" stretchy="false">(</mo>
                              <mrow>
                                <mrow>
                                  <mi>X</mi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1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−</mo>
                                    <mi>X</mi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</mrow>
                  <mrow>
                    <mover accent="true">
                      <mi>v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1</mn>
                            </msub>
                            <mi>;</mi>
                            <mi>T</mi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1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frac>
                <mo stretchy="false">+</mo>
                <mfrac>
                  <mrow>
                    <msup>
                      <mrow>
                        <mo fence="true" stretchy="false">(</mo>
                        <mrow>
                          <mrow>
                            <mover accent="true">
                              <mi>v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1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over accent="true">
                                <mi>v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o stretchy="false">∗</mo>
                    <msup>
                      <mrow>
                        <mo fence="true" stretchy="true">|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1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over accent="true">
                                <mi>X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n>2</mn>
                    </msup>
                  </mrow>
                  <msup>
                    <mrow>
                      <mo fence="true" stretchy="false">(</mo>
                      <mrow>
                        <mrow>
                          <mover accent="true">
                            <mi>v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1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∗</mo>
                            <mrow>
                              <mo fence="true" stretchy="false">(</mo>
                              <mrow>
                                <mrow>
                                  <mover accent="true">
                                    <mi>X</mi>
                                    <mo stretchy="false">⃗</mo>
                                  </mover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1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−</mo>
                                    <mover accent="true">
                                      <mi>X</mi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  <mo fence="true" stretchy="false">)</mo>
          </mrow>
          <mrow>
            <mn>1</mn>
            <mo stretchy="false">/</mo>
            <mn>2</mn>
          </mrow>
        </msup>
      </mfrac>
    </mrow>
    <annotation encoding="StarMath 5.0">{F(N_0;D;T)}over{abs{F(N_0;T)}}={v(N_0;D;T)-{(X(N_1;D;T)-X(N_0;D;T))*(vec v(N_1;T)*vec v(N_0;T))}over{vec v(N_1;T)*(vec X(N_1;T)-vec X(N_0;T))}} over {({abs{vec v(N_0;T)}}^2-{2*vec (v(N_0;T)*vec v(N_1;T))*(vec v(N_0;T)*(X(N_1;T)-X(N_0;T)))}over{vec v(N_1;T)*(vec X(N_1;T)-vec X(N_0;T))}+{(vec v(N_1;T)*vec v(N_0;T))^2*{abs{vec X(N_1;T)-vec X(N_0;T)}}^2}over{(vec v(N_1;T)*(vec X(N_1;T)-vec X(N_0;T)))^2})^{1/2}}</annotation>
  </semantics>
</math>
</file>

<file path=Object 88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row>
          <mo fence="true" stretchy="true">|</mo>
          <mrow>
            <mi>B</mi>
          </mrow>
          <mo fence="true" stretchy="true">|</mo>
        </mrow>
        <mo stretchy="false">∗</mo>
        <mi>q</mi>
        <mo stretchy="false">∗</mo>
        <mfrac>
          <mrow>
            <mover accent="true">
              <mi>v</mi>
              <mo stretchy="false">⃗</mo>
            </mover>
            <mrow>
              <mrow>
                <mo fence="true" stretchy="false">(</mo>
                <mrow>
                  <mrow>
                    <msub>
                      <mi>N</mi>
                      <mn>1</mn>
                    </msub>
                    <mi>;</mi>
                    <mi>T</mi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over accent="true">
                      <mi>v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T</mi>
                          </mrow>
                        </mrow>
                        <mo fence="true" stretchy="false">)</mo>
                      </mrow>
                      <mo stretchy="false">+</mo>
                      <mrow>
                        <mfrac>
                          <mrow>
                            <msup>
                              <mrow>
                                <mover accent="true">
                                  <mi>v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row>
                                    <mo fence="true" stretchy="false">(</mo>
                                    <mrow>
                                      <mrow>
                                        <mover accent="true">
                                          <mi>X</mi>
                                          <mo stretchy="false">⃗</mo>
                                        </mover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N</mi>
                                                  <mn>1</mn>
                                                </msub>
                                                <mi>;</mi>
                                                <mi>T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−</mo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N</mi>
                                                <mn>0</mn>
                                              </msub>
                                              <mi>;</mi>
                                              <mi>T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row>
                                    <mo fence="true" stretchy="true">|</mo>
                                    <mrow>
                                      <mrow>
                                        <mi>v</mi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N</mi>
                                                <mn>0</mn>
                                              </msub>
                                              <mi>;</mi>
                                              <mi>T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</mrow>
                              <mn>2</mn>
                            </msup>
                            <mo stretchy="false">−</mo>
                            <mrow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>v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0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∗</mo>
                                      <mover accent="true">
                                        <mi>v</mi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1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>v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0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∗</mo>
                                      <mrow>
                                        <mo fence="true" stretchy="false">(</mo>
                                        <mrow>
                                          <mrow>
                                            <mover accent="true">
                                              <mi>X</mi>
                                              <mo stretchy="false">⃗</mo>
                                            </mover>
                                            <mrow>
                                              <mrow>
                                                <mo fence="true" stretchy="false">(</mo>
                                                <mrow>
                                                  <mrow>
                                                    <msub>
                                                      <mi>N</mi>
                                                      <mn>1</mn>
                                                    </msub>
                                                    <mi>;</mi>
                                                    <mi>T</mi>
                                                  </mrow>
                                                </mrow>
                                                <mo fence="true" stretchy="false">)</mo>
                                              </mrow>
                                              <mo stretchy="false">−</mo>
                                              <mover accent="true">
                                                <mi>X</mi>
                                                <mo stretchy="false">⃗</mo>
                                              </mover>
                                            </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sub>
                                                    <mi>N</mi>
                                                    <mn>0</mn>
                                                  </msub>
                                                  <mi>;</mi>
                                                  <mi>T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>v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1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∗</mo>
                                      <mover accent="true">
                                        <mi>v</mi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0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sup>
                                <mrow>
                                  <mo fence="true" stretchy="true">|</mo>
                                  <mrow>
                                    <mrow>
                                      <mover accent="true">
                                        <mi>X</mi>
                                        <mo stretchy="false">⃗</mo>
                                      </mover>
                                      <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N</mi>
                                                <mn>1</mn>
                                              </msub>
                                              <mi>;</mi>
                                              <mi>T</mi>
                                            </mrow>
                                          </mrow>
                                          <mo fence="true" stretchy="false">)</mo>
                                        </mrow>
                                        <mo stretchy="false">−</mo>
                                        <mover accent="true">
                                          <mi>X</mi>
                                          <mo stretchy="false">⃗</mo>
                                        </mover>
                                      </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0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true">|</mo>
                                </mrow>
                                <mn>2</mn>
                              </msup>
                            </mrow>
                            <mo stretchy="false">−</mo>
                            <mrow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>v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1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∗</mo>
                                      <mrow>
                                        <mo fence="true" stretchy="false">(</mo>
                                        <mrow>
                                          <mrow>
                                            <mover accent="true">
                                              <mi>X</mi>
                                              <mo stretchy="false">⃗</mo>
                                            </mover>
                                            <mrow>
                                              <mrow>
                                                <mo fence="true" stretchy="false">(</mo>
                                                <mrow>
                                                  <mrow>
                                                    <msub>
                                                      <mi>N</mi>
                                                      <mn>1</mn>
                                                    </msub>
                                                    <mi>;</mi>
                                                    <mi>T</mi>
                                                  </mrow>
                                                </mrow>
                                                <mo fence="true" stretchy="false">)</mo>
                                              </mrow>
                                              <mo stretchy="false">−</mo>
                                              <mover accent="true">
                                                <mi>X</mi>
                                                <mo stretchy="false">⃗</mo>
                                              </mover>
                                            </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sub>
                                                    <mi>N</mi>
                                                    <mn>0</mn>
                                                  </msub>
                                                  <mi>;</mi>
                                                  <mi>T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>v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0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∗</mo>
                                      <mrow>
                                        <mo fence="true" stretchy="false">(</mo>
                                        <mrow>
                                          <mrow>
                                            <mover accent="true">
                                              <mi>X</mi>
                                              <mo stretchy="false">⃗</mo>
                                            </mover>
                                            <mrow>
                                              <mrow>
                                                <mo fence="true" stretchy="false">(</mo>
                                                <mrow>
                                                  <mrow>
                                                    <msub>
                                                      <mi>N</mi>
                                                      <mn>1</mn>
                                                    </msub>
                                                    <mi>;</mi>
                                                    <mi>T</mi>
                                                  </mrow>
                                                </mrow>
                                                <mo fence="true" stretchy="false">)</mo>
                                              </mrow>
                                              <mo stretchy="false">−</mo>
                                              <mover accent="true">
                                                <mi>X</mi>
                                                <mo stretchy="false">⃗</mo>
                                              </mover>
                                            </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sub>
                                                    <mi>N</mi>
                                                    <mn>0</mn>
                                                  </msub>
                                                  <mi>;</mi>
                                                  <mi>T</mi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frac>
                        <mo stretchy="false">∗</mo>
                        <mrow>
                          <mo fence="true" stretchy="false">(</mo>
                          <mrow>
                            <mrow>
                              <mover accent="true">
                                <mi>X</mi>
                                <mo stretchy="false">⃗</mo>
                              </mover>
                              <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  <mo stretchy="false">−</mo>
                                <mover accent="true">
                                  <mi>X</mi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1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  <mrow>
            <mo fence="true" stretchy="true">|</mo>
            <mrow>
              <mrow>
                <mover accent="true">
                  <mi>v</mi>
                  <mo stretchy="false">⃗</mo>
                </mover>
                <mrow>
                  <mrow>
                    <mo fence="true" stretchy="false">(</mo>
                    <mrow>
                      <mrow>
                        <msub>
                          <mi>N</mi>
                          <mn>0</mn>
                        </msub>
                        <mi>;</mi>
                        <mi>T</mi>
                      </mrow>
                    </mrow>
                    <mo fence="true" stretchy="false">)</mo>
                  </mrow>
                  <mo stretchy="false">+</mo>
                  <mrow>
                    <mfrac>
                      <mrow>
                        <msup>
                          <mrow>
                            <mover accent="true">
                              <mi>v</mi>
                              <mo stretchy="false">⃗</mo>
                            </mover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1</mn>
                                    </msub>
                                    <mi>;</mi>
                                    <mi>T</mi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>X</mi>
                                      <mo stretchy="false">⃗</mo>
                                    </mover>
                                    <mrow>
                                      <mrow>
                                        <mo fence="true" stretchy="false">(</mo>
                                        <mrow>
                                          <mrow>
                                            <msub>
                                              <mi>N</mi>
                                              <mn>1</mn>
                                            </msub>
                                            <mi>;</mi>
                                            <mi>T</mi>
                                          </mrow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over accent="true">
                                        <mi>X</mi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0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row>
                                <mo fence="true" stretchy="true">|</mo>
                                <mrow>
                                  <mrow>
                                    <mi>v</mi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0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</mrow>
                          <mn>2</mn>
                        </msup>
                        <mo stretchy="false">−</mo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i>v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over accent="true">
                                    <mi>v</mi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1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over accent="true">
                                  <mi>v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row>
                                    <mo fence="true" stretchy="false">(</mo>
                                    <mrow>
                                      <mrow>
                                        <mover accent="true">
                                          <mi>X</mi>
                                          <mo stretchy="false">⃗</mo>
                                        </mover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N</mi>
                                                  <mn>1</mn>
                                                </msub>
                                                <mi>;</mi>
                                                <mi>T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−</mo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N</mi>
                                                <mn>0</mn>
                                              </msub>
                                              <mi>;</mi>
                                              <mi>T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row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i>v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over accent="true">
                                    <mi>v</mi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∗</mo>
                          <msup>
                            <mrow>
                              <mo fence="true" stretchy="true">|</mo>
                              <mrow>
                                <mrow>
                                  <mover accent="true">
                                    <mi>X</mi>
                                    <mo stretchy="false">⃗</mo>
                                  </mover>
                                  <mrow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N</mi>
                                            <mn>1</mn>
                                          </msub>
                                          <mi>;</mi>
                                          <mi>T</mi>
                                        </mrow>
                                      </mrow>
                                      <mo fence="true" stretchy="false">)</mo>
                                    </mrow>
                                    <mo stretchy="false">−</mo>
                                    <mover accent="true">
                                      <mi>X</mi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n>2</mn>
                          </msup>
                        </mrow>
                        <mo stretchy="false">−</mo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i>v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row>
                                    <mo fence="true" stretchy="false">(</mo>
                                    <mrow>
                                      <mrow>
                                        <mover accent="true">
                                          <mi>X</mi>
                                          <mo stretchy="false">⃗</mo>
                                        </mover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N</mi>
                                                  <mn>1</mn>
                                                </msub>
                                                <mi>;</mi>
                                                <mi>T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−</mo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N</mi>
                                                <mn>0</mn>
                                              </msub>
                                              <mi>;</mi>
                                              <mi>T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over accent="true">
                                  <mi>v</mi>
                                  <mo stretchy="false">⃗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0</mn>
                                        </msub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∗</mo>
                                  <mrow>
                                    <mo fence="true" stretchy="false">(</mo>
                                    <mrow>
                                      <mrow>
                                        <mover accent="true">
                                          <mi>X</mi>
                                          <mo stretchy="false">⃗</mo>
                                        </mover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b>
                                                  <mi>N</mi>
                                                  <mn>1</mn>
                                                </msub>
                                                <mi>;</mi>
                                                <mi>T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−</mo>
                                          <mover accent="true">
                                            <mi>X</mi>
                                            <mo stretchy="false">⃗</mo>
                                          </mover>
                                        </mrow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b>
                                                <mi>N</mi>
                                                <mn>0</mn>
                                              </msub>
                                              <mi>;</mi>
                                              <mi>T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frac>
                    <mo stretchy="false">∗</mo>
                    <mrow>
                      <mo fence="true" stretchy="false">(</mo>
                      <mrow>
                        <mrow>
                          <mover accent="true">
                            <mi>X</mi>
                            <mo stretchy="false">⃗</mo>
                          </mover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n>0</mn>
                                  </msub>
                                  <mi>;</mi>
                                  <mi>T</mi>
                                </mrow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X</mi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1</mn>
                                </msub>
                                <mi>;</mi>
                                <mi>T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</mrow>
            <mo fence="true" stretchy="true">|</mo>
          </mrow>
        </mfrac>
      </mrow>
    </mrow>
    <annotation encoding="StarMath 5.0">{abs{F(N_0;T)}}=abs{B}*q*{{vec v(N_1;T)*(vec v(N_0;T)+  {{{vec v(N_1;T)*(vec X(N_1;T)-vec X(N_0;T))*abs{v(N_0;T)}}^2-(vec v(N_0;T)*vec v(N_1;T))*(vec v(N_0;T)*(vec X(N_1;T)-vec X(N_0;T)))}over{(vec v(N_1;T)*vec v(N_0;T))*{abs{vec X(N_1;T)-vec X(N_0;T)}}^2-(vec v(N_1;T)*(vec X(N_1;T)-vec X(N_0;T)))*(vec v(N_0;T)*(vec X(N_1;T)-vec X(N_0;T)))}}  *(vec X(N_0;T)-vec X(N_1;T)))}over{abs{vec v(N_0;T)+  {{{{vec v(N_1;T)*(vec X(N_1;T)-vec X(N_0;T))*abs{v(N_0;T)}}^2-(vec v(N_0;T)*vec v(N_1;T))*(vec v(N_0;T)*(vec X(N_1;T)-vec X(N_0;T)))}over{(vec v(N_1;T)*vec v(N_0;T))*{abs{vec X(N_1;T)-vec X(N_0;T)}}^2-(vec v(N_1;T)*(vec X(N_1;T)-vec X(N_0;T)))*(vec v(N_0;T)*(vec X(N_1;T)-vec X(N_0;T)))}}}  *(vec X(N_0;T)-vec X(N_1;T))}}}</annotation>
  </semantics>
</math>
</file>

<file path=Object 8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;</mi>
              <mi>D</mi>
              <mi>;</mi>
              <mi>T</mi>
            </mrow>
          </mrow>
          <mo fence="true" stretchy="false">)</mo>
        </mrow>
        <mo stretchy="false">=</mo>
        <mrow/>
      </mrow>
    </mrow>
    <annotation encoding="StarMath 5.0">F(N;D;T)=</annotation>
  </semantics>
</math>
</file>

<file path=Object 9/content.xml><?xml version="1.0" encoding="utf-8"?>
<math xmlns="http://www.w3.org/1998/Math/MathML" display="block">
  <semantics>
    <mrow>
      <mo fence="true" stretchy="true">|</mo>
      <mrow>
        <mrow>
          <msub>
            <mi>F</mi>
            <mi mathvariant="italic">elektriline</mi>
          </msub>
          <mrow>
            <mo fence="true" stretchy="false">(</mo>
            <mrow>
              <mrow>
                <msub>
                  <mi>N</mi>
                  <mn>0</mn>
                </msub>
                <mi>;</mi>
                <msub>
                  <mi>N</mi>
                  <mn>1</mn>
                </msub>
                <mi>;</mi>
                <mi>T</mi>
              </mrow>
            </mrow>
            <mo fence="true" stretchy="false">)</mo>
          </mrow>
        </mrow>
      </mrow>
      <mo fence="true" stretchy="true">|</mo>
    </mrow>
    <annotation encoding="StarMath 5.0">abs{F_elektriline(N_0;N_1;T)}</annotation>
  </semantics>
</math>
</file>

<file path=Object 90/content.xml><?xml version="1.0" encoding="utf-8"?>
<math xmlns="http://www.w3.org/1998/Math/MathML" display="block">
  <semantics>
    <mrow>
      <mrow>
        <munder>
          <mi>lim</mi>
          <mrow>
            <mi mathvariant="italic">dt</mi>
            <mo stretchy="false">→</mo>
            <mn>0</mn>
          </mrow>
        </munder>
        <mfrac>
          <mrow>
            <mi>X</mi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sub>
                      <mi>D</mi>
                      <mn>0</mn>
                    </msub>
                    <mi>;</mi>
                    <mrow>
                      <mi>t</mi>
                      <mo stretchy="false">+</mo>
                      <mrow>
                        <mn>2</mn>
                        <mo stretchy="false">∗</mo>
                        <mi mathvariant="italic">dt</mi>
                      </mrow>
                    </mrow>
                  </mrow>
                </mrow>
                <mo fence="true" stretchy="false">)</mo>
              </mrow>
              <mo stretchy="false">−</mo>
              <mrow>
                <mn>2</mn>
                <mo stretchy="false">∗</mo>
                <mi>X</mi>
              </mrow>
            </mrow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sub>
                      <mi>D</mi>
                      <mn>0</mn>
                    </msub>
                    <mi>;</mi>
                    <mrow>
                      <mi>t</mi>
                      <mo stretchy="false">+</mo>
                      <mi mathvariant="italic">dt</mi>
                    </mrow>
                  </mrow>
                </mrow>
                <mo fence="true" stretchy="false">)</mo>
              </mrow>
              <mo stretchy="false">+</mo>
              <mi>X</mi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D</mi>
                    <mn>0</mn>
                  </msub>
                  <mi>;</mi>
                  <mi>t</mi>
                </mrow>
              </mrow>
              <mo fence="true" stretchy="false">)</mo>
            </mrow>
          </mrow>
          <msup>
            <mi mathvariant="italic">dt</mi>
            <mn>2</mn>
          </msup>
        </mfrac>
      </mrow>
      <mo stretchy="false">=</mo>
      <mfrac>
        <mrow>
          <mi>F</mi>
          <mrow>
            <mo fence="true" stretchy="false">(</mo>
            <mrow>
              <mrow>
                <msub>
                  <mi>N</mi>
                  <mn>0</mn>
                </msub>
                <mi>;</mi>
                <msub>
                  <mi>D</mi>
                  <mn>0</mn>
                </msub>
                <mi>;</mi>
                <mi>t</mi>
              </mrow>
            </mrow>
            <mo fence="true" stretchy="false">)</mo>
          </mrow>
        </mrow>
        <mrow>
          <mi>m</mi>
          <mrow>
            <mo fence="true" stretchy="false">(</mo>
            <mrow>
              <msub>
                <mi>N</mi>
                <mn>0</mn>
              </msub>
            </mrow>
            <mo fence="true" stretchy="false">)</mo>
          </mrow>
        </mrow>
      </mfrac>
    </mrow>
    <annotation encoding="StarMath 5.0">lim csub {dt toward 0} {{X(N_0;D_0;t+2*dt)-2*X(N_0;D_0;t+dt)+X(N_0;D_0;t)}over{dt^2}}={F(N_0;D_0;t)} over {m(N_0)}</annotation>
  </semantics>
</math>
</file>

<file path=Object 91/content.xml><?xml version="1.0" encoding="utf-8"?>
<math xmlns="http://www.w3.org/1998/Math/MathML" display="block">
  <semantics>
    <mrow>
      <msub>
        <mi>F</mi>
        <mrow>
          <mi mathvariant="italic">elektro</mi>
          <mi mathvariant="italic">staatiline</mi>
        </mrow>
      </msub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sub>
                <mi>D</mi>
                <mn>0</mn>
              </msub>
              <mi>;</mi>
              <mi>T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sub>
              <mi>N</mi>
              <mn>0</mn>
            </msub>
          </mrow>
          <mo fence="true" stretchy="false">)</mo>
        </mrow>
        <mo stretchy="false">∗</mo>
        <mi>E</mi>
      </mrow>
      <mrow>
        <mo fence="true" stretchy="false">(</mo>
        <mrow>
          <mrow>
            <mi>X</mi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T</mi>
                </mrow>
              </mrow>
              <mo fence="true" stretchy="false">)</mo>
            </mrow>
            <mi>;</mi>
            <msub>
              <mi>D</mi>
              <mn>0</mn>
            </msub>
            <mi>;</mi>
            <mi>T</mi>
          </mrow>
        </mrow>
        <mo fence="true" stretchy="false">)</mo>
      </mrow>
    </mrow>
    <annotation encoding="StarMath 5.0">F_{elektro staatiline}(N_0;N_1;D_0;T)=q(N_0)*E(X(N_0;T);D_0;T)</annotation>
  </semantics>
</math>
</file>